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48235"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F75B5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7030A0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48235" fo:font-size="10pt" style:font-size-asian="10pt" style:font-size-complex="10pt"/>
    </style:style>
    <style:style style:name="ce9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00000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70C0" fo:font-size="10pt" style:font-size-asian="10pt" style:font-size-complex="10pt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B050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2060" fo:font-size="10pt" style:font-size-asian="10pt" style:font-size-complex="10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7030A0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305496" fo:font-size="10pt" style:font-size-asian="10pt" style:font-size-complex="10pt"/>
    </style:style>
    <style:style style:name="ce17" style:family="table-cell" style:parent-style-name="Default" style:data-style-name="N0">
      <style:text-properties fo:font-size="10pt" style:font-size-asian="10pt" style:font-size-complex="10pt"/>
    </style:style>
    <style:style style:name="ce18" style:family="table-cell" style:parent-style-name="Default" style:data-style-name="N14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1">
      <style:table-cell-properties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2F75B5" fo:font-size="10pt" style:font-size-asian="10pt" style:font-size-complex="10pt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2F75B5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3" style:family="text" style:parent-style-name="Default">
      <style:text-properties fo:color="#7030A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4" style:family="text" style:parent-style-name="Default">
      <style:text-properties fo:color="#70AD47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co1" style:family="table-column">
      <style:table-column-properties fo:break-before="auto" style:column-width="5.02708333333333cm" style:use-optimal-column-width="true"/>
    </style:style>
    <style:style style:name="co2" style:family="table-column">
      <style:table-column-properties fo:break-before="auto" style:column-width="1.95791666666667cm" style:use-optimal-column-width="true"/>
    </style:style>
    <style:style style:name="co3" style:family="table-column">
      <style:table-column-properties fo:break-before="auto" style:column-width="0.47625cm"/>
    </style:style>
    <style:style style:name="co4" style:family="table-column">
      <style:table-column-properties fo:break-before="auto" style:column-width="6.87916666666667cm" style:use-optimal-column-width="true"/>
    </style:style>
    <style:style style:name="co5" style:family="table-column">
      <style:table-column-properties fo:break-before="auto" style:column-width="0.873125cm" style:use-optimal-column-width="true"/>
    </style:style>
    <style:style style:name="co6" style:family="table-column">
      <style:table-column-properties fo:break-before="auto" style:column-width="1.69333333333333cm" style:use-optimal-column-width="true"/>
    </style:style>
    <style:style style:name="co7" style:family="table-column">
      <style:table-column-properties fo:break-before="auto" style:column-width="1.48166666666667cm" style:use-optimal-column-width="true"/>
    </style:style>
    <style:style style:name="co8" style:family="table-column">
      <style:table-column-properties fo:break-before="auto" style:column-width="1.5875cm" style:use-optimal-column-width="true"/>
    </style:style>
    <style:style style:name="co9" style:family="table-column">
      <style:table-column-properties fo:break-before="auto" style:column-width="1.45520833333333cm" style:use-optimal-column-width="true"/>
    </style:style>
    <style:style style:name="co10" style:family="table-column">
      <style:table-column-properties fo:break-before="auto" style:column-width="2.32833333333333cm" style:use-optimal-column-width="true"/>
    </style:style>
    <style:style style:name="co11" style:family="table-column">
      <style:table-column-properties fo:break-before="auto" style:column-width="1.61395833333333cm" style:use-optimal-column-width="true"/>
    </style:style>
    <style:style style:name="co12" style:family="table-column">
      <style:table-column-properties fo:break-before="auto" style:column-width="2.06375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1.508125cm" style:use-optimal-column-width="true"/>
    </style:style>
    <style:style style:name="co15" style:family="table-column">
      <style:table-column-properties fo:break-before="auto" style:column-width="2.27541666666667cm" style:use-optimal-column-width="true"/>
    </style:style>
    <style:style style:name="co16" style:family="table-column">
      <style:table-column-properties fo:break-before="auto" style:column-width="1.64041666666667cm" style:use-optimal-column-width="true"/>
    </style:style>
    <style:style style:name="co17" style:family="table-column">
      <style:table-column-properties fo:break-before="auto" style:column-width="1.71979166666667cm" style:use-optimal-column-width="true"/>
    </style:style>
    <style:style style:name="co18" style:family="table-column">
      <style:table-column-properties fo:break-before="auto" style:column-width="1.85208333333333cm" style:use-optimal-column-width="true"/>
    </style:style>
    <style:style style:name="co19" style:family="table-column">
      <style:table-column-properties fo:break-before="auto" style:column-width="1.79916666666667cm" style:use-optimal-column-width="true"/>
    </style:style>
    <style:style style:name="co20" style:family="table-column">
      <style:table-column-properties fo:break-before="auto" style:column-width="2.03729166666667cm" style:use-optimal-column-width="true"/>
    </style:style>
    <style:style style:name="co21" style:family="table-column">
      <style:table-column-properties fo:break-before="auto" style:column-width="2.16958333333333cm" style:use-optimal-column-width="true"/>
    </style:style>
    <style:style style:name="co22" style:family="table-column">
      <style:table-column-properties fo:break-before="auto" style:column-width="2.11666666666667cm" style:use-optimal-column-width="true"/>
    </style:style>
    <style:style style:name="co23" style:family="table-column">
      <style:table-column-properties fo:break-before="auto" style:column-width="2.35479166666667cm" style:use-optimal-column-width="true"/>
    </style:style>
    <style:style style:name="co24" style:family="table-column">
      <style:table-column-properties fo:break-before="auto" style:column-width="2.460625cm" style:use-optimal-column-width="true"/>
    </style:style>
    <style:style style:name="co25" style:family="table-column">
      <style:table-column-properties fo:break-before="auto" style:column-width="3.04270833333333cm" style:use-optimal-column-width="true"/>
    </style:style>
    <style:style style:name="co26" style:family="table-column">
      <style:table-column-properties fo:break-before="auto" style:column-width="4.39208333333333cm" style:use-optimal-column-width="true"/>
    </style:style>
    <style:style style:name="co27" style:family="table-column">
      <style:table-column-properties fo:break-before="auto" style:column-width="2.19604166666667cm" style:use-optimal-column-width="true"/>
    </style:style>
    <style:style style:name="co28" style:family="table-column">
      <style:table-column-properties fo:break-before="auto" style:column-width="3.75708333333333cm" style:use-optimal-column-width="true"/>
    </style:style>
    <style:style style:name="co29" style:family="table-column">
      <style:table-column-properties fo:break-before="auto" style:column-width="2.88395833333333cm" style:use-optimal-column-width="true"/>
    </style:style>
    <style:style style:name="co30" style:family="table-column">
      <style:table-column-properties fo:break-before="auto" style:column-width="1.42875cm" style:use-optimal-column-width="true"/>
    </style:style>
    <style:style style:name="co31" style:family="table-column">
      <style:table-column-properties fo:break-before="auto" style:column-width="2.01083333333333cm" style:use-optimal-column-width="true"/>
    </style:style>
    <style:style style:name="co32" style:family="table-column">
      <style:table-column-properties fo:break-before="auto" style:column-width="1.93145833333333cm" style:use-optimal-column-width="true"/>
    </style:style>
    <style:style style:name="co33" style:family="table-column">
      <style:table-column-properties fo:break-before="auto" style:column-width="1.349375cm" style:use-optimal-column-width="true"/>
    </style:style>
    <style:style style:name="co34" style:family="table-column">
      <style:table-column-properties fo:break-before="auto" style:column-width="2.56645833333333cm" style:use-optimal-column-width="true"/>
    </style:style>
    <style:style style:name="co35" style:family="table-column">
      <style:table-column-properties fo:break-before="auto" style:column-width="1.69333333333333cm"/>
    </style:style>
    <style:style style:name="co36" style:family="table-column">
      <style:table-column-properties fo:break-before="auto" style:column-width="6.29708333333333cm" style:use-optimal-column-width="true"/>
    </style:style>
    <style:style style:name="co37" style:family="table-column">
      <style:table-column-properties fo:break-before="auto" style:column-width="0.529166666666667cm"/>
    </style:style>
    <style:style style:name="co38" style:family="table-column">
      <style:table-column-properties fo:break-before="auto" style:column-width="2.2225cm" style:use-optimal-column-width="true"/>
    </style:style>
    <style:style style:name="co39" style:family="table-column">
      <style:table-column-properties fo:break-before="auto" style:column-width="1.32291666666667cm"/>
    </style:style>
    <style:style style:name="co40" style:family="table-column">
      <style:table-column-properties fo:break-before="auto" style:column-width="6.13833333333333cm" style:use-optimal-column-width="true"/>
    </style:style>
    <style:style style:name="co41" style:family="table-column">
      <style:table-column-properties fo:break-before="auto" style:column-width="1.87854166666667cm" style:use-optimal-column-width="true"/>
    </style:style>
    <style:style style:name="co42" style:family="table-column">
      <style:table-column-properties fo:break-before="auto" style:column-width="0.370416666666667cm" style:use-optimal-column-width="true"/>
    </style:style>
    <style:style style:name="co43" style:family="table-column">
      <style:table-column-properties fo:break-before="auto" style:column-width="1.37583333333333cm" style:use-optimal-column-width="true"/>
    </style:style>
    <style:style style:name="co44" style:family="table-column">
      <style:table-column-properties fo:break-before="auto" style:column-width="1.905cm" style:use-optimal-column-width="true"/>
    </style:style>
    <style:style style:name="co45" style:family="table-column">
      <style:table-column-properties fo:break-before="auto" style:column-width="0.899583333333333cm" style:use-optimal-column-width="true"/>
    </style:style>
    <style:style style:name="co46" style:family="table-column">
      <style:table-column-properties fo:break-before="auto" style:column-width="0.767291666666667cm"/>
    </style:style>
    <style:style style:name="co47" style:family="table-column">
      <style:table-column-properties fo:break-before="auto" style:column-width="1.24354166666667cm" style:use-optimal-column-width="true"/>
    </style:style>
    <style:style style:name="co48" style:family="table-column">
      <style:table-column-properties fo:break-before="auto" style:column-width="1.32291666666667cm" style:use-optimal-column-width="true"/>
    </style:style>
    <style:style style:name="co49" style:family="table-column">
      <style:table-column-properties fo:break-before="auto" style:column-width="1.29645833333333cm" style:use-optimal-column-width="true"/>
    </style:style>
    <style:style style:name="co50" style:family="table-column">
      <style:table-column-properties fo:break-before="auto" style:column-width="0.714375cm" style:use-optimal-column-width="true"/>
    </style:style>
    <style:style style:name="co51" style:family="table-column">
      <style:table-column-properties fo:break-before="auto" style:column-width="0.79375cm" style:use-optimal-column-width="true"/>
    </style:style>
    <style:style style:name="co52" style:family="table-column">
      <style:table-column-properties fo:break-before="auto" style:column-width="0.846666666666667cm" style:use-optimal-column-width="true"/>
    </style:style>
    <style:style style:name="co53" style:family="table-column">
      <style:table-column-properties fo:break-before="auto" style:column-width="0.767291666666667cm" style:use-optimal-column-width="true"/>
    </style:style>
    <style:style style:name="co54" style:family="table-column">
      <style:table-column-properties fo:break-before="auto" style:column-width="0.582083333333333cm" style:use-optimal-column-width="true"/>
    </style:style>
    <style:style style:name="co55" style:family="table-column">
      <style:table-column-properties fo:break-before="auto" style:column-width="1.05833333333333cm" style:use-optimal-column-width="true"/>
    </style:style>
    <style:style style:name="co56" style:family="table-column">
      <style:table-column-properties fo:break-before="auto" style:column-width="3.70416666666667cm" style:use-optimal-column-width="true"/>
    </style:style>
    <style:style style:name="co57" style:family="table-column">
      <style:table-column-properties fo:break-before="auto" style:column-width="0.899583333333333cm"/>
    </style:style>
    <style:style style:name="co58" style:family="table-column">
      <style:table-column-properties fo:break-before="auto" style:column-width="1.61395833333333cm"/>
    </style:style>
    <style:style style:name="co59" style:family="table-column">
      <style:table-column-properties fo:break-before="auto" style:column-width="2.38125cm"/>
    </style:style>
    <style:style style:name="co60" style:family="table-column">
      <style:table-column-properties fo:break-before="auto" style:column-width="1.13770833333333cm"/>
    </style:style>
    <style:style style:name="co61" style:family="table-column">
      <style:table-column-properties fo:break-before="auto" style:column-width="2.54cm" style:use-optimal-column-width="true"/>
    </style:style>
    <style:style style:name="co62" style:family="table-column">
      <style:table-column-properties fo:break-before="auto" style:column-width="3.22791666666667cm" style:use-optimal-column-width="true"/>
    </style:style>
    <style:style style:name="co63" style:family="table-column">
      <style:table-column-properties fo:break-before="auto" style:column-width="3.06916666666667cm" style:use-optimal-column-width="true"/>
    </style:style>
    <style:style style:name="co64" style:family="table-column">
      <style:table-column-properties fo:break-before="auto" style:column-width="2.51354166666667cm" style:use-optimal-column-width="true"/>
    </style:style>
    <style:style style:name="co65" style:family="table-column">
      <style:table-column-properties fo:break-before="auto" style:column-width="4.23333333333333cm" style:use-optimal-column-width="true"/>
    </style:style>
    <style:style style:name="co66" style:family="table-column">
      <style:table-column-properties fo:break-before="auto" style:column-width="4.31270833333333cm" style:use-optimal-column-width="true"/>
    </style:style>
    <style:style style:name="co67" style:family="table-column">
      <style:table-column-properties fo:break-before="auto" style:column-width="2.96333333333333cm" style:use-optimal-column-width="true"/>
    </style:style>
    <style:style style:name="co68" style:family="table-column">
      <style:table-column-properties fo:break-before="auto" style:column-width="3.01625cm" style:use-optimal-column-width="true"/>
    </style:style>
    <style:style style:name="co69" style:family="table-column">
      <style:table-column-properties fo:break-before="auto" style:column-width="3.99520833333333cm" style:use-optimal-column-width="true"/>
    </style:style>
    <style:style style:name="co70" style:family="table-column">
      <style:table-column-properties fo:break-before="auto" style:column-width="1.00541666666667cm"/>
    </style:style>
    <style:style style:name="co71" style:family="table-column">
      <style:table-column-properties fo:break-before="auto" style:column-width="1.53458333333333cm" style:use-optimal-column-width="true"/>
    </style:style>
    <style:style style:name="co72" style:family="table-column">
      <style:table-column-properties fo:break-before="auto" style:column-width="2.619375cm" style:use-optimal-column-width="true"/>
    </style:style>
    <style:style style:name="co73" style:family="table-column">
      <style:table-column-properties fo:break-before="auto" style:column-width="2.16958333333333cm"/>
    </style:style>
    <style:style style:name="co74" style:family="table-column">
      <style:table-column-properties fo:break-before="auto" style:column-width="0.740833333333333cm"/>
    </style:style>
    <style:style style:name="co75" style:family="table-column">
      <style:table-column-properties fo:break-before="auto" style:column-width="1.03187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raf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8" table:default-cell-style-name="ce4"/>
        <table:table-column table:style-name="co12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21" table:default-cell-style-name="ce4"/>
        <table:table-column table:style-name="co22" table:default-cell-style-name="ce4"/>
        <table:table-column table:style-name="co23" table:default-cell-style-name="ce4"/>
        <table:table-column table:style-name="co13" table:default-cell-style-name="ce4"/>
        <table:table-column table:style-name="co24" table:default-cell-style-name="ce4"/>
        <table:table-column table:style-name="co25" table:default-cell-style-name="ce4"/>
        <table:table-column table:style-name="co26" table:default-cell-style-name="ce4"/>
        <table:table-column table:style-name="co27" table:number-columns-repeated="2" table:default-cell-style-name="ce4"/>
        <table:table-column table:style-name="co28" table:default-cell-style-name="ce4"/>
        <table:table-column table:style-name="co29" table:default-cell-style-name="ce4"/>
        <table:table-column table:style-name="co14" table:default-cell-style-name="ce4"/>
        <table:table-column table:style-name="co30" table:number-columns-repeated="2" table:default-cell-style-name="ce4"/>
        <table:table-column table:style-name="co31" table:default-cell-style-name="ce4"/>
        <table:table-column table:style-name="co23" table:default-cell-style-name="ce4"/>
        <table:table-column table:style-name="co32" table:default-cell-style-name="ce4"/>
        <table:table-column table:style-name="co33" table:default-cell-style-name="ce4"/>
        <table:table-column table:style-name="co34" table:default-cell-style-name="ce4"/>
        <table:table-column table:style-name="co35" table:number-columns-repeated="16343" table:default-cell-style-name="ce4"/>
        <table:table-row table:style-name="ro1">
          <table:table-cell office:value-type="string" table:style-name="ce2">
            <text:p>Items' name</text:p>
          </table:table-cell>
          <table:table-cell office:value-type="string" table:style-name="ce3">
            <text:p>Value [Gold]</text:p>
          </table:table-cell>
          <table:table-cell table:style-name="ce4"/>
          <table:table-cell office:value-type="string" table:style-name="ce2">
            <text:p>LW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DE profit</text:p>
          </table:table-cell>
          <table:table-cell office:value-type="string" table:style-name="ce2">
            <text:p>Scrapp profit</text:p>
          </table:table-cell>
          <table:table-cell office:value-type="string" table:style-name="ce2">
            <text:p># of items</text:p>
          </table:table-cell>
          <table:table-cell office:value-type="string" table:style-name="ce5">
            <text:p># of common</text:p>
          </table:table-cell>
          <table:table-cell office:value-type="string" table:style-name="ce6">
            <text:p># of blues</text:p>
          </table:table-cell>
          <table:table-cell office:value-type="string" table:style-name="ce7">
            <text:p># of epics</text:p>
          </table:table-cell>
          <table:table-cell office:value-type="string" table:style-name="ce2">
            <text:p>% of commons</text:p>
          </table:table-cell>
          <table:table-cell office:value-type="string" table:style-name="ce2">
            <text:p>% of blue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# of DE items</text:p>
          </table:table-cell>
          <table:table-cell office:value-type="string" table:style-name="ce2">
            <text:p># DE [<text:span text:style-name="T4">dust</text:span>]</text:p>
          </table:table-cell>
          <table:table-cell office:value-type="string" table:style-name="ce2">
            <text:p># DE [<text:span text:style-name="T2">blues</text:span>]</text:p>
          </table:table-cell>
          <table:table-cell office:value-type="string" table:style-name="ce2">
            <text:p># DE [<text:span text:style-name="T3">epics</text:span>]</text:p>
          </table:table-cell>
          <table:table-cell office:value-type="string" table:style-name="ce2">
            <text:p>[<text:span text:style-name="T4">dust</text:span>] / item</text:p>
          </table:table-cell>
          <table:table-cell office:value-type="string" table:style-name="ce2">
            <text:p>[<text:span text:style-name="T2">blues</text:span>] / item</text:p>
          </table:table-cell>
          <table:table-cell office:value-type="string" table:style-name="ce2">
            <text:p>[<text:span text:style-name="T3">epics</text:span>] / item</text:p>
          </table:table-cell>
          <table:table-cell office:value-type="string" table:style-name="ce2">
            <text:p>Scrapp amount</text:p>
          </table:table-cell>
          <table:table-cell office:value-type="string" table:style-name="ce3">
            <text:p>Expulsom</text:p>
          </table:table-cell>
          <table:table-cell office:value-type="string" table:style-name="ce2">
            <text:p>Coarse Leather</text:p>
          </table:table-cell>
          <table:table-cell office:value-type="string" table:style-name="ce2">
            <text:p>Blood-Stained Bone</text:p>
          </table:table-cell>
          <table:table-cell office:value-type="string" table:style-name="ce2">
            <text:p>Shimmerscale</text:p>
          </table:table-cell>
          <table:table-cell office:value-type="string" table:style-name="ce5">
            <text:p>Tempest Hide</text:p>
          </table:table-cell>
          <table:table-cell office:value-type="string" table:style-name="ce5">
            <text:p>Calcified Bone</text:p>
          </table:table-cell>
          <table:table-cell office:value-type="string" table:style-name="ce3">
            <text:p>Hardened Tempest Hide</text:p>
          </table:table-cell>
          <table:table-cell office:value-type="string" table:style-name="ce2">
            <text:p>Amber Tanning Oil</text:p>
          </table:table-cell>
          <table:table-cell office:value-type="string" table:style-name="ce5">
            <text:p>Mistscale</text:p>
          </table:table-cell>
          <table:table-cell table:style-name="ce3"/>
          <table:table-cell table:style-name="ce5"/>
          <table:table-cell table:number-columns-repeated="16348"/>
        </table:table-row>
        <table:table-row table:style-name="ro1">
          <table:table-cell office:value-type="string" table:style-name="ce2">
            <text:p>BoP &amp; Others</text:p>
          </table:table-cell>
          <table:table-cell table:number-columns-repeated="2" table:style-name="ce4"/>
          <table:table-cell office:value-type="string" table:style-name="ce8">
            <text:p>Coarse Leather Armguar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*[.B$8]+6*[.B$10]" table:style-name="ce4">
            <text:p>0</text:p>
          </table:table-cell>
          <table:table-cell table:style-name="ce4"/>
          <table:table-cell office:value-type="float" office:value="0" table:formula="of:=[.G2]-[.F2]" table:style-name="ce4">
            <text:p>0</text:p>
          </table:table-cell>
          <table:table-cell office:value-type="float" office:value="-27.266666666666666" table:formula="of:=[.F2]-([.V2]*[.B$37]+[.W2]*[.B$38]+[.X2]*[.B$39])" table:style-name="ce4">
            <text:p>-27,26666667</text:p>
          </table:table-cell>
          <table:table-cell office:value-type="float" office:value="0" table:formula="of:=[.F2]-(([.Z2]/[.Y2])*[.B$3]+([.AA2]/[.Y2])*[.B$10]+([.AB2]/[.Y2])*[.B$8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percentage" office:value="0.8" table:formula="of:=[.L2]/[.K2]" table:style-name="ce9">
            <text:p>80,00%</text:p>
          </table:table-cell>
          <table:table-cell office:value-type="percentage" office:value="0.2" table:formula="of:=[.M2]/[.K2]" table:style-name="ce9">
            <text:p>20,00%</text:p>
          </table:table-cell>
          <table:table-cell office:value-type="percentage" office:value="0" table:formula="of:=[.N2]/[.K2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3" table:style-name="ce4">
            <text:p>83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5.5333333333333332" table:formula="of:=[.S2]/[.$R2]" table:style-name="ce10">
            <text:p>5,53</text:p>
          </table:table-cell>
          <table:table-cell office:value-type="float" office:value="0.53333333333333333" table:formula="of:=[.T2]/[.$R2]" table:style-name="ce10">
            <text:p>0,53</text:p>
          </table:table-cell>
          <table:table-cell office:value-type="float" office:value="0" table:formula="of:=[.U2]/[.$R2]" table:style-name="ce10">
            <text:p>0,00</text:p>
          </table:table-cell>
          <table:table-cell office:value-type="float" office:value="76" table:style-name="ce4">
            <text:p>76</text:p>
          </table:table-cell>
          <table:table-cell office:value-type="float" office:value="14" table:style-name="ce4">
            <text:p>14</text:p>
          </table:table-cell>
          <table:table-cell office:value-type="float" office:value="115" table:style-name="ce4">
            <text:p>115</text:p>
          </table:table-cell>
          <table:table-cell office:value-type="float" office:value="30" table:style-name="ce4">
            <text:p>3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3">
            <text:p>Expulsom</text:p>
          </table:table-cell>
          <table:table-cell table:number-columns-repeated="2" table:style-name="ce4"/>
          <table:table-cell office:value-type="string" table:style-name="ce8">
            <text:p>Coarse Leather Pauldron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8*[.B$8]+10*[.B$10]" table:style-name="ce4">
            <text:p>0</text:p>
          </table:table-cell>
          <table:table-cell table:style-name="ce4"/>
          <table:table-cell office:value-type="float" office:value="0" table:formula="of:=[.G3]-[.F3]" table:style-name="ce4">
            <text:p>0</text:p>
          </table:table-cell>
          <table:table-cell office:value-type="float" office:value="-16.399999999999999" table:formula="of:=[.F3]-([.V3]*[.B$37]+[.W3]*[.B$38]+[.X3]*[.B$39])" table:style-name="ce4">
            <text:p>-16,4</text:p>
          </table:table-cell>
          <table:table-cell office:value-type="float" office:value="0" table:formula="of:=[.F3]-(([.Z3]/[.Y3])*[.B$3]+([.AA3]/[.Y3])*[.B$10]+([.AB3]/[.Y3])*[.B$8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3]/[.K3]" table:style-name="ce9">
            <text:p>100,00%</text:p>
          </table:table-cell>
          <table:table-cell office:value-type="percentage" office:value="0" table:formula="of:=[.M3]/[.K3]" table:style-name="ce9">
            <text:p>0,00%</text:p>
          </table:table-cell>
          <table:table-cell office:value-type="percentage" office:value="0" table:formula="of:=[.N3]/[.K3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2" table:style-name="ce4">
            <text:p>8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4666666666666668" table:formula="of:=[.S3]/[.$R3]" table:style-name="ce10">
            <text:p>5,47</text:p>
          </table:table-cell>
          <table:table-cell office:value-type="float" office:value="0" table:formula="of:=[.T3]/[.$R3]" table:style-name="ce10">
            <text:p>0,00</text:p>
          </table:table-cell>
          <table:table-cell office:value-type="float" office:value="0" table:formula="of:=[.U3]/[.$R3]" table:style-name="ce10">
            <text:p>0,00</text:p>
          </table:table-cell>
          <table:table-cell office:value-type="float" office:value="53" table:style-name="ce4">
            <text:p>53</text:p>
          </table:table-cell>
          <table:table-cell office:value-type="float" office:value="10" table:style-name="ce4">
            <text:p>10</text:p>
          </table:table-cell>
          <table:table-cell office:value-type="float" office:value="145" table:style-name="ce4">
            <text:p>145</text:p>
          </table:table-cell>
          <table:table-cell office:value-type="float" office:value="35" table:style-name="ce4">
            <text:p>3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3">
            <text:p>Hydrocore</text:p>
          </table:table-cell>
          <table:table-cell table:number-columns-repeated="2" table:style-name="ce4"/>
          <table:table-cell office:value-type="string" table:style-name="ce8">
            <text:p>Coarse Leather Cestu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6*[.B$8]+8*[.B$10]" table:style-name="ce4">
            <text:p>0</text:p>
          </table:table-cell>
          <table:table-cell table:style-name="ce4"/>
          <table:table-cell office:value-type="float" office:value="0" table:formula="of:=[.G4]-[.F4]" table:style-name="ce4">
            <text:p>0</text:p>
          </table:table-cell>
          <table:table-cell office:value-type="float" office:value="-17.799999999999997" table:formula="of:=[.F4]-([.V4]*[.B$37]+[.W4]*[.B$38]+[.X4]*[.B$39])" table:style-name="ce4">
            <text:p>-17,8</text:p>
          </table:table-cell>
          <table:table-cell office:value-type="float" office:value="0" table:formula="of:=[.F4]-(([.Z4]/[.Y4])*[.B$3]+([.AA4]/[.Y4])*[.B$10]+([.AB4]/[.Y4])*[.B$8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6" table:style-name="ce4">
            <text:p>2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percentage" office:value="0.8666666666666667" table:formula="of:=[.L4]/[.K4]" table:style-name="ce9">
            <text:p>86,67%</text:p>
          </table:table-cell>
          <table:table-cell office:value-type="percentage" office:value="0.13333333333333333" table:formula="of:=[.M4]/[.K4]" table:style-name="ce9">
            <text:p>13,33%</text:p>
          </table:table-cell>
          <table:table-cell office:value-type="percentage" office:value="0" table:formula="of:=[.N4]/[.K4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69" table:style-name="ce4">
            <text:p>69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.5999999999999996" table:formula="of:=[.S4]/[.$R4]" table:style-name="ce10">
            <text:p>4,60</text:p>
          </table:table-cell>
          <table:table-cell office:value-type="float" office:value="0.2" table:formula="of:=[.T4]/[.$R4]" table:style-name="ce10">
            <text:p>0,20</text:p>
          </table:table-cell>
          <table:table-cell office:value-type="float" office:value="0" table:formula="of:=[.U4]/[.$R4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float" office:value="29" table:style-name="ce4">
            <text:p>29</text:p>
          </table:table-cell>
          <table:table-cell office:value-type="float" office:value="11" table:style-name="ce4">
            <text:p>1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7">
            <text:p>Sanguicell</text:p>
          </table:table-cell>
          <table:table-cell table:number-columns-repeated="2" table:style-name="ce4"/>
          <table:table-cell office:value-type="string" table:style-name="ce8">
            <text:p>Coarse Leather Gauntle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*[.B$8]+9*[.B$10]" table:style-name="ce4">
            <text:p>0</text:p>
          </table:table-cell>
          <table:table-cell table:style-name="ce4"/>
          <table:table-cell office:value-type="float" office:value="0" table:formula="of:=[.G5]-[.F5]" table:style-name="ce4">
            <text:p>0</text:p>
          </table:table-cell>
          <table:table-cell office:value-type="float" office:value="-19.333333333333332" table:formula="of:=[.F5]-([.V5]*[.B$37]+[.W5]*[.B$38]+[.X5]*[.B$39])" table:style-name="ce4">
            <text:p>-19,33333333</text:p>
          </table:table-cell>
          <table:table-cell office:value-type="float" office:value="0" table:formula="of:=[.F5]-(([.Z5]/[.Y5])*[.B$3]+([.AA5]/[.Y5])*[.B$10]+([.AB5]/[.Y5])*[.B$8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percentage" office:value="0.83333333333333337" table:formula="of:=[.L5]/[.K5]" table:style-name="ce9">
            <text:p>83,33%</text:p>
          </table:table-cell>
          <table:table-cell office:value-type="percentage" office:value="0.16666666666666666" table:formula="of:=[.M5]/[.K5]" table:style-name="ce9">
            <text:p>16,67%</text:p>
          </table:table-cell>
          <table:table-cell office:value-type="percentage" office:value="0" table:formula="of:=[.N5]/[.K5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70" table:style-name="ce4">
            <text:p>70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.666666666666667" table:formula="of:=[.S5]/[.$R5]" table:style-name="ce10">
            <text:p>4,67</text:p>
          </table:table-cell>
          <table:table-cell office:value-type="float" office:value="0.26666666666666666" table:formula="of:=[.T5]/[.$R5]" table:style-name="ce10">
            <text:p>0,27</text:p>
          </table:table-cell>
          <table:table-cell office:value-type="float" office:value="0" table:formula="of:=[.U5]/[.$R5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float" office:value="26" table:style-name="ce4">
            <text:p>26</text:p>
          </table:table-cell>
          <table:table-cell office:value-type="float" office:value="11" table:style-name="ce4">
            <text:p>1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table:number-columns-repeated="3" table:style-name="ce4"/>
          <table:table-cell office:value-type="string" table:style-name="ce8">
            <text:p>Coarse Leather Helm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8*[.B$8]+10*[.B$10]" table:style-name="ce4">
            <text:p>0</text:p>
          </table:table-cell>
          <table:table-cell table:style-name="ce4"/>
          <table:table-cell office:value-type="float" office:value="0" table:formula="of:=[.G6]-[.F6]" table:style-name="ce4">
            <text:p>0</text:p>
          </table:table-cell>
          <table:table-cell office:value-type="float" office:value="-18.2" table:formula="of:=[.F6]-([.V6]*[.B$37]+[.W6]*[.B$38]+[.X6]*[.B$39])" table:style-name="ce4">
            <text:p>-18,2</text:p>
          </table:table-cell>
          <table:table-cell office:value-type="float" office:value="0" table:formula="of:=[.F6]-(([.Z6]/[.Y6])*[.B$3]+([.AA6]/[.Y6])*[.B$10]+([.AB6]/[.Y6])*[.B$8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6]/[.K6]" table:style-name="ce9">
            <text:p>100,00%</text:p>
          </table:table-cell>
          <table:table-cell office:value-type="percentage" office:value="0" table:formula="of:=[.M6]/[.K6]" table:style-name="ce9">
            <text:p>0,00%</text:p>
          </table:table-cell>
          <table:table-cell office:value-type="percentage" office:value="0" table:formula="of:=[.N6]/[.K6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91" table:style-name="ce4">
            <text:p>9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0666666666666664" table:formula="of:=[.S6]/[.$R6]" table:style-name="ce10">
            <text:p>6,07</text:p>
          </table:table-cell>
          <table:table-cell office:value-type="float" office:value="0" table:formula="of:=[.T6]/[.$R6]" table:style-name="ce10">
            <text:p>0,00</text:p>
          </table:table-cell>
          <table:table-cell office:value-type="float" office:value="0" table:formula="of:=[.U6]/[.$R6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30" table:style-name="ce4">
            <text:p>30</text:p>
          </table:table-cell>
          <table:table-cell office:value-type="float" office:value="5" table:style-name="ce4">
            <text:p>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2">
            <text:p>LW</text:p>
          </table:table-cell>
          <table:table-cell table:number-columns-repeated="2" table:style-name="ce4"/>
          <table:table-cell office:value-type="string" table:style-name="ce8">
            <text:p>Coarse Leather Legging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6*[.B$8]+12*[.B$10]" table:style-name="ce4">
            <text:p>0</text:p>
          </table:table-cell>
          <table:table-cell table:style-name="ce4"/>
          <table:table-cell office:value-type="float" office:value="0" table:formula="of:=[.G7]-[.F7]" table:style-name="ce4">
            <text:p>0</text:p>
          </table:table-cell>
          <table:table-cell office:value-type="float" office:value="-23.066666666666663" table:formula="of:=[.F7]-([.V7]*[.B$37]+[.W7]*[.B$38]+[.X7]*[.B$39])" table:style-name="ce4">
            <text:p>-23,06666667</text:p>
          </table:table-cell>
          <table:table-cell office:value-type="float" office:value="0" table:formula="of:=[.F7]-(([.Z7]/[.Y7])*[.B$3]+([.AA7]/[.Y7])*[.B$10]+([.AB7]/[.Y7])*[.B$8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percentage" office:value="0.8" table:formula="of:=[.L7]/[.K7]" table:style-name="ce9">
            <text:p>80,00%</text:p>
          </table:table-cell>
          <table:table-cell office:value-type="percentage" office:value="0.2" table:formula="of:=[.M7]/[.K7]" table:style-name="ce9">
            <text:p>20,00%</text:p>
          </table:table-cell>
          <table:table-cell office:value-type="percentage" office:value="0" table:formula="of:=[.N7]/[.K7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2" table:style-name="ce4">
            <text:p>82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.4666666666666668" table:formula="of:=[.S7]/[.$R7]" table:style-name="ce10">
            <text:p>5,47</text:p>
          </table:table-cell>
          <table:table-cell office:value-type="float" office:value="0.33333333333333331" table:formula="of:=[.T7]/[.$R7]" table:style-name="ce10">
            <text:p>0,33</text:p>
          </table:table-cell>
          <table:table-cell office:value-type="float" office:value="0" table:formula="of:=[.U7]/[.$R7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float" office:value="40" table:style-name="ce4">
            <text:p>40</text:p>
          </table:table-cell>
          <table:table-cell office:value-type="float" office:value="7" table:style-name="ce4">
            <text:p>7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Blood-Stained Bone</text:p>
          </table:table-cell>
          <table:table-cell table:number-columns-repeated="2" table:style-name="ce4"/>
          <table:table-cell office:value-type="string" table:style-name="ce8">
            <text:p>Coarse Leather Trea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*[.B$8]+9*[.B$10]" table:style-name="ce4">
            <text:p>0</text:p>
          </table:table-cell>
          <table:table-cell table:style-name="ce4"/>
          <table:table-cell office:value-type="float" office:value="0" table:formula="of:=[.G8]-[.F8]" table:style-name="ce4">
            <text:p>0</text:p>
          </table:table-cell>
          <table:table-cell office:value-type="float" office:value="-21.533333333333335" table:formula="of:=[.F8]-([.V8]*[.B$37]+[.W8]*[.B$38]+[.X8]*[.B$39])" table:style-name="ce4">
            <text:p>-21,53333333</text:p>
          </table:table-cell>
          <table:table-cell office:value-type="float" office:value="0" table:formula="of:=[.F8]-(([.Z8]/[.Y8])*[.B$3]+([.AA8]/[.Y8])*[.B$10]+([.AB8]/[.Y8])*[.B$8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percentage" office:value="0.76666666666666672" table:formula="of:=[.L8]/[.K8]" table:style-name="ce9">
            <text:p>76,67%</text:p>
          </table:table-cell>
          <table:table-cell office:value-type="percentage" office:value="0.23333333333333334" table:formula="of:=[.M8]/[.K8]" table:style-name="ce9">
            <text:p>23,33%</text:p>
          </table:table-cell>
          <table:table-cell office:value-type="percentage" office:value="0" table:formula="of:=[.N8]/[.K8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1" table:style-name="ce4">
            <text:p>81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5.4" table:formula="of:=[.S8]/[.$R8]" table:style-name="ce10">
            <text:p>5,40</text:p>
          </table:table-cell>
          <table:table-cell office:value-type="float" office:value="0.26666666666666666" table:formula="of:=[.T8]/[.$R8]" table:style-name="ce10">
            <text:p>0,27</text:p>
          </table:table-cell>
          <table:table-cell office:value-type="float" office:value="0" table:formula="of:=[.U8]/[.$R8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3" table:style-name="ce4">
            <text:p>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Calcified Bone</text:p>
          </table:table-cell>
          <table:table-cell table:number-columns-repeated="2" table:style-name="ce4"/>
          <table:table-cell office:value-type="string" table:style-name="ce8">
            <text:p>Coarse Leather Vest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6*[.B$8]+12*[.B$10]" table:style-name="ce4">
            <text:p>0</text:p>
          </table:table-cell>
          <table:table-cell table:style-name="ce4"/>
          <table:table-cell office:value-type="float" office:value="0" table:formula="of:=[.G9]-[.F9]" table:style-name="ce4">
            <text:p>0</text:p>
          </table:table-cell>
          <table:table-cell office:value-type="float" office:value="-18.400000000000002" table:formula="of:=[.F9]-([.V9]*[.B$37]+[.W9]*[.B$38]+[.X9]*[.B$39])" table:style-name="ce4">
            <text:p>-18,4</text:p>
          </table:table-cell>
          <table:table-cell office:value-type="float" office:value="0" table:formula="of:=[.F9]-(([.Z9]/[.Y9])*[.B$3]+([.AA9]/[.Y9])*[.B$10]+([.AB9]/[.Y9])*[.B$8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9]/[.K9]" table:style-name="ce9">
            <text:p>100,00%</text:p>
          </table:table-cell>
          <table:table-cell office:value-type="percentage" office:value="0" table:formula="of:=[.M9]/[.K9]" table:style-name="ce9">
            <text:p>0,00%</text:p>
          </table:table-cell>
          <table:table-cell office:value-type="percentage" office:value="0" table:formula="of:=[.N9]/[.K9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92" table:style-name="ce4">
            <text:p>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1333333333333337" table:formula="of:=[.S9]/[.$R9]" table:style-name="ce10">
            <text:p>6,13</text:p>
          </table:table-cell>
          <table:table-cell office:value-type="float" office:value="0" table:formula="of:=[.T9]/[.$R9]" table:style-name="ce10">
            <text:p>0,00</text:p>
          </table:table-cell>
          <table:table-cell office:value-type="float" office:value="0" table:formula="of:=[.U9]/[.$R9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float" office:value="46" table:style-name="ce4">
            <text:p>46</text:p>
          </table:table-cell>
          <table:table-cell office:value-type="float" office:value="6" table:style-name="ce4">
            <text:p>6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Coarse Leather</text:p>
          </table:table-cell>
          <table:table-cell table:number-columns-repeated="2" table:style-name="ce4"/>
          <table:table-cell office:value-type="string" table:style-name="ce8">
            <text:p>Coarse Leather Waistguard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*[.B$8]+10*[.B$10]" table:style-name="ce4">
            <text:p>0</text:p>
          </table:table-cell>
          <table:table-cell table:style-name="ce4"/>
          <table:table-cell office:value-type="float" office:value="0" table:formula="of:=[.G10]-[.F10]" table:style-name="ce4">
            <text:p>0</text:p>
          </table:table-cell>
          <table:table-cell office:value-type="float" office:value="-21.200000000000003" table:formula="of:=[.F10]-([.V10]*[.B$37]+[.W10]*[.B$38]+[.X10]*[.B$39])" table:style-name="ce4">
            <text:p>-21,2</text:p>
          </table:table-cell>
          <table:table-cell office:value-type="float" office:value="0" table:formula="of:=[.F10]-(([.Z10]/[.Y10])*[.B$3]+([.AA10]/[.Y10])*[.B$10]+([.AB10]/[.Y10])*[.B$8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percentage" office:value="0.8" table:formula="of:=[.L10]/[.K10]" table:style-name="ce9">
            <text:p>80,00%</text:p>
          </table:table-cell>
          <table:table-cell office:value-type="percentage" office:value="0.2" table:formula="of:=[.M10]/[.K10]" table:style-name="ce9">
            <text:p>20,00%</text:p>
          </table:table-cell>
          <table:table-cell office:value-type="percentage" office:value="0" table:formula="of:=[.N10]/[.K10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66" table:style-name="ce4">
            <text:p>66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4.4000000000000004" table:formula="of:=[.S10]/[.$R10]" table:style-name="ce10">
            <text:p>4,40</text:p>
          </table:table-cell>
          <table:table-cell office:value-type="float" office:value="0.4" table:formula="of:=[.T10]/[.$R10]" table:style-name="ce10">
            <text:p>0,40</text:p>
          </table:table-cell>
          <table:table-cell office:value-type="float" office:value="0" table:formula="of:=[.U10]/[.$R10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4">
            <text:p>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Hardened Tempest Hide</text:p>
          </table:table-cell>
          <table:table-cell table:number-columns-repeated="2" table:style-name="ce4"/>
          <table:table-cell table:style-name="ce8"/>
          <table:table-cell table:number-columns-repeated="4" table:style-name="ce4"/>
          <table:table-cell office:value-type="float" office:value="0" table:formula="of:=[.F11]-([.V11]*[.B$37]+[.W11]*[.B$38]+[.X11]*[.B$39])" table:style-name="ce4">
            <text:p>0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4">
            <text:p>Shimmerscale</text:p>
          </table:table-cell>
          <table:table-cell table:number-columns-repeated="2" table:style-name="ce4"/>
          <table:table-cell office:value-type="string" table:style-name="ce8">
            <text:p>Shimmerscale Strik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8*[.B$8]+10*[.B$12]" table:style-name="ce4">
            <text:p>0</text:p>
          </table:table-cell>
          <table:table-cell table:style-name="ce4"/>
          <table:table-cell office:value-type="float" office:value="0" table:formula="of:=[.G12]-[.F12]" table:style-name="ce4">
            <text:p>0</text:p>
          </table:table-cell>
          <table:table-cell office:value-type="float" office:value="-21.23076923076923" table:formula="of:=[.F12]-([.V12]*[.B$37]+[.W12]*[.B$38]+[.X12]*[.B$39])" table:style-name="ce4">
            <text:p>-21,23076923</text:p>
          </table:table-cell>
          <table:table-cell office:value-type="float" office:value="0" table:formula="of:=[.F12]-(([.Z12]/[.Y12])*[.B$3]+([.AA12]/[.Y12])*[.B$10]+([.AB12]/[.Y12])*[.B$8]+([.AC12]/[.Y12])*[.B$12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percentage" office:value="0.8" table:formula="of:=[.L12]/[.K12]" table:style-name="ce9">
            <text:p>80,00%</text:p>
          </table:table-cell>
          <table:table-cell office:value-type="percentage" office:value="0.2" table:formula="of:=[.M12]/[.K12]" table:style-name="ce9">
            <text:p>20,00%</text:p>
          </table:table-cell>
          <table:table-cell office:value-type="percentage" office:value="0" table:formula="of:=[.N12]/[.K12]" table:style-name="ce9">
            <text:p>0,00%</text:p>
          </table:table-cell>
          <table:table-cell office:value-type="float" office:value="13" table:style-name="ce4">
            <text:p>13</text:p>
          </table:table-cell>
          <table:table-cell office:value-type="float" office:value="72" table:style-name="ce4">
            <text:p>7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.5384615384615383" table:formula="of:=[.S12]/[.$R12]" table:style-name="ce10">
            <text:p>5,54</text:p>
          </table:table-cell>
          <table:table-cell office:value-type="float" office:value="0.23076923076923078" table:formula="of:=[.T12]/[.$R12]" table:style-name="ce10">
            <text:p>0,23</text:p>
          </table:table-cell>
          <table:table-cell office:value-type="float" office:value="0" table:formula="of:=[.U12]/[.$R12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2" table:style-name="ce4">
            <text:p>12</text:p>
          </table:table-cell>
          <table:table-cell office:value-type="float" office:value="37" table:style-name="ce4">
            <text:p>37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Tempest Hide</text:p>
          </table:table-cell>
          <table:table-cell table:number-columns-repeated="2" table:style-name="ce4"/>
          <table:table-cell office:value-type="string" table:style-name="ce8">
            <text:p>Shimmerscale Waistguard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*[.B$8]+10*[.B$12]" table:style-name="ce4">
            <text:p>0</text:p>
          </table:table-cell>
          <table:table-cell table:style-name="ce4"/>
          <table:table-cell office:value-type="float" office:value="0" table:formula="of:=[.G13]-[.F13]" table:style-name="ce4">
            <text:p>0</text:p>
          </table:table-cell>
          <table:table-cell office:value-type="float" office:value="-19.2" table:formula="of:=[.F13]-([.V13]*[.B$37]+[.W13]*[.B$38]+[.X13]*[.B$39])" table:style-name="ce4">
            <text:p>-19,2</text:p>
          </table:table-cell>
          <table:table-cell office:value-type="float" office:value="0" table:formula="of:=[.F13]-(([.Z13]/[.Y13])*[.B$3]+([.AA13]/[.Y13])*[.B$10]+([.AB13]/[.Y13])*[.B$8]+([.AC13]/[.Y13])*[.B$12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6" table:style-name="ce4">
            <text:p>2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percentage" office:value="0.8666666666666667" table:formula="of:=[.L13]/[.K13]" table:style-name="ce9">
            <text:p>86,67%</text:p>
          </table:table-cell>
          <table:table-cell office:value-type="percentage" office:value="0.13333333333333333" table:formula="of:=[.M13]/[.K13]" table:style-name="ce9">
            <text:p>13,33%</text:p>
          </table:table-cell>
          <table:table-cell office:value-type="percentage" office:value="0" table:formula="of:=[.N13]/[.K13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76" table:style-name="ce4">
            <text:p>76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.0666666666666664" table:formula="of:=[.S13]/[.$R13]" table:style-name="ce10">
            <text:p>5,07</text:p>
          </table:table-cell>
          <table:table-cell office:value-type="float" office:value="0.2" table:formula="of:=[.T13]/[.$R13]" table:style-name="ce10">
            <text:p>0,20</text:p>
          </table:table-cell>
          <table:table-cell office:value-type="float" office:value="0" table:formula="of:=[.U13]/[.$R13]" table:style-name="ce10">
            <text:p>0,00</text:p>
          </table:table-cell>
          <table:table-cell office:value-type="float" office:value="100" table:style-name="ce4">
            <text:p>100</text:p>
          </table:table-cell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63" table:style-name="ce4">
            <text:p>63</text:p>
          </table:table-cell>
          <table:table-cell office:value-type="float" office:value="209" table:style-name="ce4">
            <text:p>209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Mistscale</text:p>
          </table:table-cell>
          <table:table-cell table:number-columns-repeated="2" table:style-name="ce4"/>
          <table:table-cell office:value-type="string" table:style-name="ce8">
            <text:p>Shimmerscale Trea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*[.B$8]+9*[.B$12]" table:style-name="ce4">
            <text:p>0</text:p>
          </table:table-cell>
          <table:table-cell table:style-name="ce4"/>
          <table:table-cell office:value-type="float" office:value="0" table:formula="of:=[.G14]-[.F14]" table:style-name="ce4">
            <text:p>0</text:p>
          </table:table-cell>
          <table:table-cell office:value-type="float" office:value="-17.866666666666667" table:formula="of:=[.F14]-([.V14]*[.B$37]+[.W14]*[.B$38]+[.X14]*[.B$39])" table:style-name="ce4">
            <text:p>-17,86666667</text:p>
          </table:table-cell>
          <table:table-cell office:value-type="float" office:value="0" table:formula="of:=[.F14]-(([.Z14]/[.Y14])*[.B$3]+([.AA14]/[.Y14])*[.B$10]+([.AB14]/[.Y14])*[.B$8]+([.AC14]/[.Y14])*[.B$12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6" table:style-name="ce4">
            <text:p>2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percentage" office:value="0.8666666666666667" table:formula="of:=[.L14]/[.K14]" table:style-name="ce9">
            <text:p>86,67%</text:p>
          </table:table-cell>
          <table:table-cell office:value-type="percentage" office:value="0.13333333333333333" table:formula="of:=[.M14]/[.K14]" table:style-name="ce9">
            <text:p>13,33%</text:p>
          </table:table-cell>
          <table:table-cell office:value-type="percentage" office:value="0" table:formula="of:=[.N14]/[.K14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76" table:style-name="ce4">
            <text:p>76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.0666666666666664" table:formula="of:=[.S14]/[.$R14]" table:style-name="ce10">
            <text:p>5,07</text:p>
          </table:table-cell>
          <table:table-cell office:value-type="float" office:value="0.13333333333333333" table:formula="of:=[.T14]/[.$R14]" table:style-name="ce10">
            <text:p>0,13</text:p>
          </table:table-cell>
          <table:table-cell office:value-type="float" office:value="0" table:formula="of:=[.U14]/[.$R14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style-name="ce4">
            <text:p>6</text:p>
          </table:table-cell>
          <table:table-cell office:value-type="float" office:value="31" table:style-name="ce4">
            <text:p>3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table:number-columns-repeated="3" table:style-name="ce4"/>
          <table:table-cell office:value-type="string" table:style-name="ce8">
            <text:p>Shimmerscale Gauntle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*[.B$8]+9*[.B$12]" table:style-name="ce4">
            <text:p>0</text:p>
          </table:table-cell>
          <table:table-cell table:style-name="ce4"/>
          <table:table-cell office:value-type="float" office:value="0" table:formula="of:=[.G15]-[.F15]" table:style-name="ce4">
            <text:p>0</text:p>
          </table:table-cell>
          <table:table-cell office:value-type="float" office:value="-18.8" table:formula="of:=[.F15]-([.V15]*[.B$37]+[.W15]*[.B$38]+[.X15]*[.B$39])" table:style-name="ce4">
            <text:p>-18,8</text:p>
          </table:table-cell>
          <table:table-cell office:value-type="float" office:value="0" table:formula="of:=[.F15]-(([.Z15]/[.Y15])*[.B$3]+([.AA15]/[.Y15])*[.B$10]+([.AB15]/[.Y15])*[.B$8]+([.AC15]/[.Y15])*[.B$12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percentage" office:value="0.9" table:formula="of:=[.L15]/[.K15]" table:style-name="ce9">
            <text:p>90,00%</text:p>
          </table:table-cell>
          <table:table-cell office:value-type="percentage" office:value="0.1" table:formula="of:=[.M15]/[.K15]" table:style-name="ce9">
            <text:p>10,00%</text:p>
          </table:table-cell>
          <table:table-cell office:value-type="percentage" office:value="0" table:formula="of:=[.N15]/[.K15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.9333333333333336" table:formula="of:=[.S15]/[.$R15]" table:style-name="ce10">
            <text:p>4,93</text:p>
          </table:table-cell>
          <table:table-cell office:value-type="float" office:value="0.2" table:formula="of:=[.T15]/[.$R15]" table:style-name="ce10">
            <text:p>0,20</text:p>
          </table:table-cell>
          <table:table-cell office:value-type="float" office:value="0" table:formula="of:=[.U15]/[.$R15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30" table:style-name="ce4">
            <text:p>3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2">
            <text:p>Tailoring</text:p>
          </table:table-cell>
          <table:table-cell table:number-columns-repeated="2" table:style-name="ce4"/>
          <table:table-cell office:value-type="string" table:style-name="ce8">
            <text:p>Shimmerscale Armguar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*[.B$8]+6*[.B$12]" table:style-name="ce4">
            <text:p>0</text:p>
          </table:table-cell>
          <table:table-cell table:style-name="ce4"/>
          <table:table-cell office:value-type="float" office:value="0" table:formula="of:=[.G16]-[.F16]" table:style-name="ce4">
            <text:p>0</text:p>
          </table:table-cell>
          <table:table-cell office:value-type="float" office:value="-22.266666666666666" table:formula="of:=[.F16]-([.V16]*[.B$37]+[.W16]*[.B$38]+[.X16]*[.B$39])" table:style-name="ce4">
            <text:p>-22,26666667</text:p>
          </table:table-cell>
          <table:table-cell office:value-type="float" office:value="0" table:formula="of:=[.F16]-(([.Z16]/[.Y16])*[.B$3]+([.AA16]/[.Y16])*[.B$10]+([.AB16]/[.Y16])*[.B$8]+([.AC16]/[.Y16])*[.B$12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percentage" office:value="0.9" table:formula="of:=[.L16]/[.K16]" table:style-name="ce9">
            <text:p>90,00%</text:p>
          </table:table-cell>
          <table:table-cell office:value-type="percentage" office:value="0.1" table:formula="of:=[.M16]/[.K16]" table:style-name="ce9">
            <text:p>10,00%</text:p>
          </table:table-cell>
          <table:table-cell office:value-type="percentage" office:value="0" table:formula="of:=[.N16]/[.K16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78" table:style-name="ce4">
            <text:p>78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.2" table:formula="of:=[.S16]/[.$R16]" table:style-name="ce10">
            <text:p>5,20</text:p>
          </table:table-cell>
          <table:table-cell office:value-type="float" office:value="0.33333333333333331" table:formula="of:=[.T16]/[.$R16]" table:style-name="ce10">
            <text:p>0,33</text:p>
          </table:table-cell>
          <table:table-cell office:value-type="float" office:value="0" table:formula="of:=[.U16]/[.$R16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20" table:style-name="ce4">
            <text:p>2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Tidespray Linen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8">
            <text:p>Shimmerscale Vest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6*[.B$8]+12*[.B$12]" table:style-name="ce4">
            <text:p>0</text:p>
          </table:table-cell>
          <table:table-cell table:style-name="ce4"/>
          <table:table-cell office:value-type="float" office:value="0" table:formula="of:=[.G17]-[.F17]" table:style-name="ce4">
            <text:p>0</text:p>
          </table:table-cell>
          <table:table-cell office:value-type="float" office:value="-17.2" table:formula="of:=[.F17]-([.V17]*[.B$37]+[.W17]*[.B$38]+[.X17]*[.B$39])" table:style-name="ce4">
            <text:p>-17,2</text:p>
          </table:table-cell>
          <table:table-cell office:value-type="float" office:value="0" table:formula="of:=[.F17]-(([.Z17]/[.Y17])*[.B$3]+([.AA17]/[.Y17])*[.B$10]+([.AB17]/[.Y17])*[.B$8]+([.AC17]/[.Y17])*[.B$12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17]/[.K17]" table:style-name="ce9">
            <text:p>100,00%</text:p>
          </table:table-cell>
          <table:table-cell office:value-type="percentage" office:value="0" table:formula="of:=[.M17]/[.K17]" table:style-name="ce9">
            <text:p>0,00%</text:p>
          </table:table-cell>
          <table:table-cell office:value-type="percentage" office:value="0" table:formula="of:=[.N17]/[.K17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6" table:style-name="ce4">
            <text:p>8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7333333333333334" table:formula="of:=[.S17]/[.$R17]" table:style-name="ce10">
            <text:p>5,73</text:p>
          </table:table-cell>
          <table:table-cell office:value-type="float" office:value="0" table:formula="of:=[.T17]/[.$R17]" table:style-name="ce10">
            <text:p>0,00</text:p>
          </table:table-cell>
          <table:table-cell office:value-type="float" office:value="0" table:formula="of:=[.U17]/[.$R17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68" table:style-name="ce4">
            <text:p>68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Deep Sea Satin</text:p>
          </table:table-cell>
          <table:table-cell table:number-columns-repeated="2" table:style-name="ce4"/>
          <table:table-cell office:value-type="string" table:style-name="ce8">
            <text:p>Shimmerscale Helm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8*[.B$8]+10*[.B$12]" table:style-name="ce4">
            <text:p>0</text:p>
          </table:table-cell>
          <table:table-cell table:style-name="ce4"/>
          <table:table-cell office:value-type="float" office:value="0" table:formula="of:=[.G18]-[.F18]" table:style-name="ce4">
            <text:p>0</text:p>
          </table:table-cell>
          <table:table-cell office:value-type="float" office:value="-19.200000000000003" table:formula="of:=[.F18]-([.V18]*[.B$37]+[.W18]*[.B$38]+[.X18]*[.B$39])" table:style-name="ce4">
            <text:p>-19,2</text:p>
          </table:table-cell>
          <table:table-cell office:value-type="float" office:value="0" table:formula="of:=[.F18]-(([.Z18]/[.Y18])*[.B$3]+([.AA18]/[.Y18])*[.B$10]+([.AB18]/[.Y18])*[.B$8]+([.AC18]/[.Y18])*[.B$12])" table:style-name="ce4">
            <text:p>0</text:p>
          </table:table-cell>
          <table:table-cell office:value-type="float" office:value="45" table:style-name="ce4">
            <text:p>45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0.66666666666666663" table:formula="of:=[.L18]/[.K18]" table:style-name="ce9">
            <text:p>66,67%</text:p>
          </table:table-cell>
          <table:table-cell office:value-type="percentage" office:value="0" table:formula="of:=[.M18]/[.K18]" table:style-name="ce9">
            <text:p>0,00%</text:p>
          </table:table-cell>
          <table:table-cell office:value-type="percentage" office:value="0" table:formula="of:=[.N18]/[.K18]" table:style-name="ce9">
            <text:p>0,00%</text:p>
          </table:table-cell>
          <table:table-cell office:value-type="float" office:value="30" table:style-name="ce4">
            <text:p>30</text:p>
          </table:table-cell>
          <table:table-cell office:value-type="float" office:value="192" table:style-name="ce4">
            <text:p>19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4" table:formula="of:=[.S18]/[.$R18]" table:style-name="ce10">
            <text:p>6,40</text:p>
          </table:table-cell>
          <table:table-cell office:value-type="float" office:value="0" table:formula="of:=[.T18]/[.$R18]" table:style-name="ce10">
            <text:p>0,00</text:p>
          </table:table-cell>
          <table:table-cell office:value-type="float" office:value="0" table:formula="of:=[.U18]/[.$R18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42" table:style-name="ce4">
            <text:p>4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Embroidered Deep Sea Satin</text:p>
          </table:table-cell>
          <table:table-cell table:number-columns-repeated="2" table:style-name="ce4"/>
          <table:table-cell office:value-type="string" table:style-name="ce8">
            <text:p>Shimmerscale Legging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6*[.B$8]+12*[.B$12]" table:style-name="ce4">
            <text:p>0</text:p>
          </table:table-cell>
          <table:table-cell table:style-name="ce4"/>
          <table:table-cell office:value-type="float" office:value="0" table:formula="of:=[.G19]-[.F19]" table:style-name="ce4">
            <text:p>0</text:p>
          </table:table-cell>
          <table:table-cell office:value-type="float" office:value="-22.866666666666667" table:formula="of:=[.F19]-([.V19]*[.B$37]+[.W19]*[.B$38]+[.X19]*[.B$39])" table:style-name="ce4">
            <text:p>-22,86666667</text:p>
          </table:table-cell>
          <table:table-cell office:value-type="float" office:value="0" table:formula="of:=[.F19]-(([.Z19]/[.Y19])*[.B$3]+([.AA19]/[.Y19])*[.B$10]+([.AB19]/[.Y19])*[.B$8]+([.AC19]/[.Y19])*[.B$12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percentage" office:value="0.8" table:formula="of:=[.L19]/[.K19]" table:style-name="ce9">
            <text:p>80,00%</text:p>
          </table:table-cell>
          <table:table-cell office:value-type="percentage" office:value="0.2" table:formula="of:=[.M19]/[.K19]" table:style-name="ce9">
            <text:p>20,00%</text:p>
          </table:table-cell>
          <table:table-cell office:value-type="percentage" office:value="0" table:formula="of:=[.N19]/[.K19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1" table:style-name="ce4">
            <text:p>8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5.4" table:formula="of:=[.S19]/[.$R19]" table:style-name="ce10">
            <text:p>5,40</text:p>
          </table:table-cell>
          <table:table-cell office:value-type="float" office:value="0.33333333333333331" table:formula="of:=[.T19]/[.$R19]" table:style-name="ce10">
            <text:p>0,33</text:p>
          </table:table-cell>
          <table:table-cell office:value-type="float" office:value="0" table:formula="of:=[.U19]/[.$R19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49" table:style-name="ce4">
            <text:p>49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table:number-columns-repeated="3" table:style-name="ce4"/>
          <table:table-cell office:value-type="string" table:style-name="ce8">
            <text:p>Shimmerscale Pauldron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8*[.B$8]+6*[.B$12]" table:style-name="ce4">
            <text:p>0</text:p>
          </table:table-cell>
          <table:table-cell table:style-name="ce4"/>
          <table:table-cell office:value-type="float" office:value="0" table:formula="of:=[.G20]-[.F20]" table:style-name="ce4">
            <text:p>0</text:p>
          </table:table-cell>
          <table:table-cell office:value-type="float" office:value="-16.799999999999997" table:formula="of:=[.F20]-([.V20]*[.B$37]+[.W20]*[.B$38]+[.X20]*[.B$39])" table:style-name="ce4">
            <text:p>-16,8</text:p>
          </table:table-cell>
          <table:table-cell office:value-type="float" office:value="0" table:formula="of:=[.F20]-(([.Z20]/[.Y20])*[.B$3]+([.AA20]/[.Y20])*[.B$10]+([.AB20]/[.Y20])*[.B$8]+([.AC20]/[.Y20])*[.B$12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20]/[.K20]" table:style-name="ce9">
            <text:p>100,00%</text:p>
          </table:table-cell>
          <table:table-cell office:value-type="percentage" office:value="0" table:formula="of:=[.M20]/[.K20]" table:style-name="ce9">
            <text:p>0,00%</text:p>
          </table:table-cell>
          <table:table-cell office:value-type="percentage" office:value="0" table:formula="of:=[.N20]/[.K20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4" table:style-name="ce4">
            <text:p>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" table:formula="of:=[.S20]/[.$R20]" table:style-name="ce10">
            <text:p>5,60</text:p>
          </table:table-cell>
          <table:table-cell office:value-type="float" office:value="0" table:formula="of:=[.T20]/[.$R20]" table:style-name="ce10">
            <text:p>0,00</text:p>
          </table:table-cell>
          <table:table-cell office:value-type="float" office:value="0" table:formula="of:=[.U20]/[.$R20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36" table:style-name="ce4">
            <text:p>36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2">
            <text:p>Engineering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Barely Stable Azerite Reactor</text:p>
          </table:table-cell>
          <table:table-cell table:number-columns-repeated="2" table:style-name="ce4"/>
          <table:table-cell office:value-type="string" table:style-name="ce8">
            <text:p>Drums of the Maelstrom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0*[.B$8]+[.B$10]*25" table:style-name="ce4">
            <text:p>0</text:p>
          </table:table-cell>
          <table:table-cell table:style-name="ce4"/>
          <table:table-cell office:value-type="float" office:value="0" table:formula="of:=[.G22]-[.F22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Crush Resistant Stabilizer</text:p>
          </table:table-cell>
          <table:table-cell table:number-columns-repeated="2" table:style-name="ce4"/>
          <table:table-cell office:value-type="string" table:style-name="ce4">
            <text:p>Coarse Leather Barding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10]" table:style-name="ce4">
            <text:p>0</text:p>
          </table:table-cell>
          <table:table-cell table:style-name="ce4"/>
          <table:table-cell office:value-type="float" office:value="0" table:formula="of:=[.G23]-[.F23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Blast-Fired Electric Servomotor</text:p>
          </table:table-cell>
          <table:table-cell table:number-columns-repeated="2" table:style-name="ce4"/>
          <table:table-cell office:value-type="string" table:style-name="ce4">
            <text:p>Shimmerscale Diving Suit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0*[.B10]+15*[.B12]" table:style-name="ce4">
            <text:p>0</text:p>
          </table:table-cell>
          <table:table-cell table:style-name="ce4"/>
          <table:table-cell office:value-type="float" office:value="0" table:formula="of:=[.G24]-[.F24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Mecha-Mogul Mk1 RAD</text:p>
          </table:table-cell>
          <table:table-cell table:number-columns-repeated="2" table:style-name="ce4"/>
          <table:table-cell office:value-type="string" table:style-name="ce4">
            <text:p>Shimmerscale Diving Helmet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*[.B10]+10*[.B12]" table:style-name="ce4">
            <text:p>0</text:p>
          </table:table-cell>
          <table:table-cell table:style-name="ce4"/>
          <table:table-cell office:value-type="float" office:value="0" table:formula="of:=[.G25]-[.F25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Azerite Forged Protection Plating</text:p>
          </table:table-cell>
          <table:table-cell table:number-columns-repeated="16383" table:style-name="ce4"/>
        </table:table-row>
        <table:table-row table:style-name="ro1">
          <table:table-cell table:number-columns-repeated="3" table:style-name="ce4"/>
          <table:table-cell office:value-type="string" table:style-name="ce12">
            <text:p>Honorable Combatant's Leather Armguar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13]+12*[.B$9]+2*[.B$3]" table:style-name="ce4">
            <text:p>0</text:p>
          </table:table-cell>
          <table:table-cell table:style-name="ce4"/>
          <table:table-cell office:value-type="float" office:value="0" table:formula="of:=[.G27]-[.F27]" table:style-name="ce4">
            <text:p>0</text:p>
          </table:table-cell>
          <table:table-cell office:value-type="float" office:value="-74.533333333333331" table:formula="of:=[.F27]-([.V27]*[.B$37]+[.W27]*[.B$38]+[.X27]*[.B$39])" table:style-name="ce4">
            <text:p>-74,53333333</text:p>
          </table:table-cell>
          <table:table-cell office:value-type="float" office:value="-5" table:formula="of:=[.F27]-(([.Z27]/[.Y27])*[.B$3]+([.AD27]/[.Y27])*[.B$13]+([.AE27]/[.Y27])*[.B$9]+([.AF27]/[.Y27])*[.B$11]+([.AG27]/[.Y27])*1)" table:style-name="ce4">
            <text:p>-5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1" table:style-name="ce4">
            <text:p>21</text:p>
          </table:table-cell>
          <table:table-cell office:value-type="float" office:value="9" table:style-name="ce4">
            <text:p>9</text:p>
          </table:table-cell>
          <table:table-cell office:value-type="percentage" office:value="0" table:formula="of:=[.L27]/[.K27]" table:style-name="ce9">
            <text:p>0,00%</text:p>
          </table:table-cell>
          <table:table-cell office:value-type="percentage" office:value="0.7" table:formula="of:=[.M27]/[.K27]" table:style-name="ce9">
            <text:p>70,00%</text:p>
          </table:table-cell>
          <table:table-cell office:value-type="percentage" office:value="0.3" table:formula="of:=[.N27]/[.K27]" table:style-name="ce9">
            <text:p>30,00%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21" table:style-name="ce4">
            <text:p>21</text:p>
          </table:table-cell>
          <table:table-cell office:value-type="float" office:value="5" table:style-name="ce4">
            <text:p>5</text:p>
          </table:table-cell>
          <table:table-cell office:value-type="float" office:value="1.0666666666666667" table:formula="of:=[.S27]/[.$R27]" table:style-name="ce10">
            <text:p>1,07</text:p>
          </table:table-cell>
          <table:table-cell office:value-type="float" office:value="1.4" table:formula="of:=[.T27]/[.$R27]" table:style-name="ce10">
            <text:p>1,40</text:p>
          </table:table-cell>
          <table:table-cell office:value-type="float" office:value="0.33333333333333331" table:formula="of:=[.U27]/[.$R27]" table:style-name="ce10">
            <text:p>0,33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74" table:style-name="ce4">
            <text:p>74</text:p>
          </table:table-cell>
          <table:table-cell office:value-type="float" office:value="68" table:style-name="ce4">
            <text:p>68</text:p>
          </table:table-cell>
          <table:table-cell office:value-type="float" office:value="27" table:style-name="ce4">
            <text:p>27</text:p>
          </table:table-cell>
          <table:table-cell office:value-type="float" office:value="75" table:style-name="ce4">
            <text:p>75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2">
            <text:p>Inscription</text:p>
          </table:table-cell>
          <table:table-cell table:number-columns-repeated="2" table:style-name="ce4"/>
          <table:table-cell office:value-type="string" table:style-name="ce12">
            <text:p>Honorable Combatant's Leather Gauntle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13]+18*[.B$9]+3*[.B$3]" table:style-name="ce4">
            <text:p>0</text:p>
          </table:table-cell>
          <table:table-cell table:style-name="ce4"/>
          <table:table-cell office:value-type="float" office:value="0" table:formula="of:=[.G28]-[.F28]" table:style-name="ce4">
            <text:p>0</text:p>
          </table:table-cell>
          <table:table-cell office:value-type="float" office:value="-44" table:formula="of:=[.F28]-([.V28]*[.B$37]+[.W28]*[.B$38]+[.X28]*[.B$39])" table:style-name="ce4">
            <text:p>-44</text:p>
          </table:table-cell>
          <table:table-cell office:value-type="float" office:value="-6.666666666666667" table:formula="of:=[.F28]-(([.Z28]/[.Y28])*[.B$3]+([.AD28]/[.Y28])*[.B$13]+([.AE28]/[.Y28])*[.B$9]+([.AF28]/[.Y28])*[.B$11]+([.AG28]/[.Y28])*1)" table:style-name="ce4">
            <text:p>-6,666666667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4" table:style-name="ce4">
            <text:p>4</text:p>
          </table:table-cell>
          <table:table-cell office:value-type="percentage" office:value="0" table:formula="of:=[.L28]/[.K28]" table:style-name="ce9">
            <text:p>0,00%</text:p>
          </table:table-cell>
          <table:table-cell office:value-type="percentage" office:value="0.8666666666666667" table:formula="of:=[.M28]/[.K28]" table:style-name="ce9">
            <text:p>86,67%</text:p>
          </table:table-cell>
          <table:table-cell office:value-type="percentage" office:value="0.13333333333333333" table:formula="of:=[.N28]/[.K28]" table:style-name="ce9">
            <text:p>13,33%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2" table:style-name="ce4">
            <text:p>2</text:p>
          </table:table-cell>
          <table:table-cell office:value-type="float" office:value="1.3333333333333333" table:formula="of:=[.S28]/[.$R28]" table:style-name="ce10">
            <text:p>1,33</text:p>
          </table:table-cell>
          <table:table-cell office:value-type="float" office:value="1.1333333333333333" table:formula="of:=[.T28]/[.$R28]" table:style-name="ce10">
            <text:p>1,13</text:p>
          </table:table-cell>
          <table:table-cell office:value-type="float" office:value="0.13333333333333333" table:formula="of:=[.U28]/[.$R28]" table:style-name="ce10">
            <text:p>0,13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22" table:style-name="ce4">
            <text:p>122</text:p>
          </table:table-cell>
          <table:table-cell office:value-type="float" office:value="103" table:style-name="ce4">
            <text:p>103</text:p>
          </table:table-cell>
          <table:table-cell office:value-type="float" office:value="38" table:style-name="ce4">
            <text:p>38</text:p>
          </table:table-cell>
          <table:table-cell office:value-type="float" office:value="100" table:style-name="ce4">
            <text:p>100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Viridescent Pigment</text:p>
          </table:table-cell>
          <table:table-cell table:number-columns-repeated="2" table:style-name="ce4"/>
          <table:table-cell office:value-type="string" table:style-name="ce12">
            <text:p>Honorable Combatant's Leather Legging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13]+24*[.B$9]+5*[.B$3]" table:style-name="ce4">
            <text:p>0</text:p>
          </table:table-cell>
          <table:table-cell table:style-name="ce4"/>
          <table:table-cell office:value-type="float" office:value="0" table:formula="of:=[.G29]-[.F29]" table:style-name="ce4">
            <text:p>0</text:p>
          </table:table-cell>
          <table:table-cell office:value-type="float" office:value="-44.933333333333337" table:formula="of:=[.F29]-([.V29]*[.B$37]+[.W29]*[.B$38]+[.X29]*[.B$39])" table:style-name="ce4">
            <text:p>-44,93333333</text:p>
          </table:table-cell>
          <table:table-cell office:value-type="float" office:value="-10.133333333333333" table:formula="of:=[.F29]-(([.Z29]/[.Y29])*[.B$3]+([.AD29]/[.Y29])*[.B$13]+([.AE29]/[.Y29])*[.B$9]+([.AF29]/[.Y29])*[.B$11]+([.AG29]/[.Y29])*1)" table:style-name="ce4">
            <text:p>-10,13333333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percentage" office:value="0" table:formula="of:=[.L29]/[.K29]" table:style-name="ce9">
            <text:p>0,00%</text:p>
          </table:table-cell>
          <table:table-cell office:value-type="percentage" office:value="0.9" table:formula="of:=[.M29]/[.K29]" table:style-name="ce9">
            <text:p>90,00%</text:p>
          </table:table-cell>
          <table:table-cell office:value-type="percentage" office:value="0.1" table:formula="of:=[.N29]/[.K29]" table:style-name="ce9">
            <text:p>10,00%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1.2" table:formula="of:=[.S29]/[.$R29]" table:style-name="ce10">
            <text:p>1,20</text:p>
          </table:table-cell>
          <table:table-cell office:value-type="float" office:value="1.2" table:formula="of:=[.T29]/[.$R29]" table:style-name="ce10">
            <text:p>1,20</text:p>
          </table:table-cell>
          <table:table-cell office:value-type="float" office:value="0.13333333333333333" table:formula="of:=[.U29]/[.$R29]" table:style-name="ce10">
            <text:p>0,13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75" table:style-name="ce4">
            <text:p>175</text:p>
          </table:table-cell>
          <table:table-cell office:value-type="float" office:value="151" table:style-name="ce4">
            <text:p>151</text:p>
          </table:table-cell>
          <table:table-cell office:value-type="float" office:value="106" table:style-name="ce4">
            <text:p>106</text:p>
          </table:table-cell>
          <table:table-cell office:value-type="float" office:value="152" table:style-name="ce4">
            <text:p>152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Crimson Pigment</text:p>
          </table:table-cell>
          <table:table-cell table:number-columns-repeated="2" table:style-name="ce4"/>
          <table:table-cell office:value-type="string" table:style-name="ce12">
            <text:p>Honorable Combatant's Leather Trea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13]+18*[.B$9]+3*[.B$3]" table:style-name="ce4">
            <text:p>0</text:p>
          </table:table-cell>
          <table:table-cell table:style-name="ce4"/>
          <table:table-cell office:value-type="float" office:value="0" table:formula="of:=[.G30]-[.F30]" table:style-name="ce4">
            <text:p>0</text:p>
          </table:table-cell>
          <table:table-cell office:value-type="float" office:value="-52.066666666666663" table:formula="of:=[.F30]-([.V30]*[.B$37]+[.W30]*[.B$38]+[.X30]*[.B$39])" table:style-name="ce4">
            <text:p>-52,06666667</text:p>
          </table:table-cell>
          <table:table-cell office:value-type="float" office:value="-6" table:formula="of:=[.F30]-(([.Z30]/[.Y30])*[.B$3]+([.AD30]/[.Y30])*[.B$13]+([.AE30]/[.Y30])*[.B$9]+([.AF30]/[.Y30])*[.B$11]+([.AG30]/[.Y30])*1)" table:style-name="ce4">
            <text:p>-6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percentage" office:value="0" table:formula="of:=[.L30]/[.K30]" table:style-name="ce9">
            <text:p>0,00%</text:p>
          </table:table-cell>
          <table:table-cell office:value-type="percentage" office:value="0.8" table:formula="of:=[.M30]/[.K30]" table:style-name="ce9">
            <text:p>80,00%</text:p>
          </table:table-cell>
          <table:table-cell office:value-type="percentage" office:value="0.2" table:formula="of:=[.N30]/[.K30]" table:style-name="ce9">
            <text:p>20,00%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float" office:value="1.1333333333333333" table:formula="of:=[.S30]/[.$R30]" table:style-name="ce10">
            <text:p>1,13</text:p>
          </table:table-cell>
          <table:table-cell office:value-type="float" office:value="1.1333333333333333" table:formula="of:=[.T30]/[.$R30]" table:style-name="ce10">
            <text:p>1,13</text:p>
          </table:table-cell>
          <table:table-cell office:value-type="float" office:value="0.2" table:formula="of:=[.U30]/[.$R30]" table:style-name="ce10">
            <text:p>0,2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14" table:style-name="ce4">
            <text:p>114</text:p>
          </table:table-cell>
          <table:table-cell office:value-type="float" office:value="121" table:style-name="ce4">
            <text:p>121</text:p>
          </table:table-cell>
          <table:table-cell office:value-type="float" office:value="47" table:style-name="ce4">
            <text:p>47</text:p>
          </table:table-cell>
          <table:table-cell office:value-type="float" office:value="90" table:style-name="ce4">
            <text:p>90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Ultramarine Pigment</text:p>
          </table:table-cell>
          <table:table-cell table:number-columns-repeated="2" table:style-name="ce4"/>
          <table:table-cell office:value-type="string" table:style-name="ce12">
            <text:p>Honorable Combatant's Leather Waistguard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13]+14*[.B$9]+3*[.B$3]" table:style-name="ce4">
            <text:p>0</text:p>
          </table:table-cell>
          <table:table-cell table:style-name="ce4"/>
          <table:table-cell office:value-type="float" office:value="0" table:formula="of:=[.G31]-[.F31]" table:style-name="ce4">
            <text:p>0</text:p>
          </table:table-cell>
          <table:table-cell office:value-type="float" office:value="-53.2" table:formula="of:=[.F31]-([.V31]*[.B$37]+[.W31]*[.B$38]+[.X31]*[.B$39])" table:style-name="ce4">
            <text:p>-53,2</text:p>
          </table:table-cell>
          <table:table-cell office:value-type="float" office:value="-6" table:formula="of:=[.F31]-(([.Z31]/[.Y31])*[.B$3]+([.AD31]/[.Y31])*[.B$13]+([.AE31]/[.Y31])*[.B$9]+([.AF31]/[.Y31])*[.B$11]+([.AG31]/[.Y31])*1)" table:style-name="ce4">
            <text:p>-6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office:value-type="percentage" office:value="0" table:formula="of:=[.L31]/[.K31]" table:style-name="ce9">
            <text:p>0,00%</text:p>
          </table:table-cell>
          <table:table-cell office:value-type="percentage" office:value="0.76666666666666672" table:formula="of:=[.M31]/[.K31]" table:style-name="ce9">
            <text:p>76,67%</text:p>
          </table:table-cell>
          <table:table-cell office:value-type="percentage" office:value="0.23333333333333334" table:formula="of:=[.N31]/[.K31]" table:style-name="ce9">
            <text:p>23,33%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float" office:value="1.0666666666666667" table:formula="of:=[.S31]/[.$R31]" table:style-name="ce10">
            <text:p>1,07</text:p>
          </table:table-cell>
          <table:table-cell office:value-type="float" office:value="1.2" table:formula="of:=[.T31]/[.$R31]" table:style-name="ce10">
            <text:p>1,20</text:p>
          </table:table-cell>
          <table:table-cell office:value-type="float" office:value="0.2" table:formula="of:=[.U31]/[.$R31]" table:style-name="ce10">
            <text:p>0,20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18" table:style-name="ce4">
            <text:p>118</text:p>
          </table:table-cell>
          <table:table-cell office:value-type="float" office:value="106" table:style-name="ce4">
            <text:p>106</text:p>
          </table:table-cell>
          <table:table-cell office:value-type="float" office:value="34" table:style-name="ce4">
            <text:p>34</text:p>
          </table:table-cell>
          <table:table-cell office:value-type="float" office:value="90" table:style-name="ce4">
            <text:p>90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Crimson Ink</text:p>
          </table:table-cell>
          <table:table-cell office:value-type="float" office:value="29" table:style-name="ce4">
            <text:p>29</text:p>
          </table:table-cell>
          <table:table-cell table:style-name="ce4"/>
          <table:table-cell office:value-type="string" table:style-name="ce12">
            <text:p>Honorable Combatant's Mail Armguar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14]+12*[.B$9]+2*[.B$3]" table:style-name="ce4">
            <text:p>0</text:p>
          </table:table-cell>
          <table:table-cell table:style-name="ce4"/>
          <table:table-cell office:value-type="float" office:value="0" table:formula="of:=[.G32]-[.F32]" table:style-name="ce4">
            <text:p>0</text:p>
          </table:table-cell>
          <table:table-cell office:value-type="float" office:value="-42.199999999999996" table:formula="of:=[.F32]-([.V32]*[.B$37]+[.W32]*[.B$38]+[.X32]*[.B$39])" table:style-name="ce4">
            <text:p>-42,2</text:p>
          </table:table-cell>
          <table:table-cell office:value-type="float" office:value="-4.5999999999999996" table:formula="of:=[.F32]-(([.Z32]/[.Y32])*[.B$3]+([.AE32]/[.Y32])*[.B$9]+([.AF32]/[.Y32])*[.B$11]+([.AG32]/[.Y32])*1+([.AH32]/[.Y32])*[.B$14])" table:style-name="ce4">
            <text:p>-4,6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4">
            <text:p>2</text:p>
          </table:table-cell>
          <table:table-cell office:value-type="percentage" office:value="0" table:formula="of:=[.L32]/[.K32]" table:style-name="ce9">
            <text:p>0,00%</text:p>
          </table:table-cell>
          <table:table-cell office:value-type="percentage" office:value="0.93333333333333335" table:formula="of:=[.M32]/[.K32]" table:style-name="ce9">
            <text:p>93,33%</text:p>
          </table:table-cell>
          <table:table-cell office:value-type="percentage" office:value="6.6666666666666666E-2" table:formula="of:=[.N32]/[.K32]" table:style-name="ce9">
            <text:p>6,67%</text:p>
          </table:table-cell>
          <table:table-cell office:value-type="float" office:value="15" table:style-name="ce4">
            <text:p>15</text:p>
          </table:table-cell>
          <table:table-cell office:value-type="float" office:value="21" table:style-name="ce4">
            <text:p>21</text:p>
          </table:table-cell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1.4" table:formula="of:=[.S32]/[.$R32]" table:style-name="ce10">
            <text:p>1,40</text:p>
          </table:table-cell>
          <table:table-cell office:value-type="float" office:value="1.4666666666666666" table:formula="of:=[.T32]/[.$R32]" table:style-name="ce10">
            <text:p>1,47</text:p>
          </table:table-cell>
          <table:table-cell office:value-type="float" office:value="6.6666666666666666E-2" table:formula="of:=[.U32]/[.$R32]" table:style-name="ce10">
            <text:p>0,07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70" table:style-name="ce4">
            <text:p>70</text:p>
          </table:table-cell>
          <table:table-cell office:value-type="float" office:value="29" table:style-name="ce4">
            <text:p>29</text:p>
          </table:table-cell>
          <table:table-cell office:value-type="float" office:value="69" table:style-name="ce4">
            <text:p>69</text:p>
          </table:table-cell>
          <table:table-cell office:value-type="float" office:value="67" table:style-name="ce4">
            <text:p>67</text:p>
          </table:table-cell>
          <table:table-cell table:number-columns-repeated="2" table:style-name="ce11"/>
          <table:table-cell table:number-columns-repeated="16348"/>
        </table:table-row>
        <table:table-row table:style-name="ro1">
          <table:table-cell office:value-type="string" table:style-name="ce4">
            <text:p>Ultramarine Ink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12">
            <text:p>Honorable Combatant's Mail Gauntle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14]+18*[.B$9]+3*[.B$3]" table:style-name="ce4">
            <text:p>0</text:p>
          </table:table-cell>
          <table:table-cell table:style-name="ce4"/>
          <table:table-cell office:value-type="float" office:value="0" table:formula="of:=[.G33]-[.F33]" table:style-name="ce4">
            <text:p>0</text:p>
          </table:table-cell>
          <table:table-cell office:value-type="float" office:value="-48.399999999999991" table:formula="of:=[.F33]-([.V33]*[.B$37]+[.W33]*[.B$38]+[.X33]*[.B$39])" table:style-name="ce4">
            <text:p>-48,4</text:p>
          </table:table-cell>
          <table:table-cell office:value-type="float" office:value="-6.4666666666666668" table:formula="of:=[.F33]-(([.Z33]/[.Y33])*[.B$3]+([.AE33]/[.Y33])*[.B$9]+([.AF33]/[.Y33])*[.B$11]+([.AG33]/[.Y33])*1+([.AH33]/[.Y33])*[.B$14])" table:style-name="ce4">
            <text:p>-6,466666667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percentage" office:value="0" table:formula="of:=[.L33]/[.K33]" table:style-name="ce9">
            <text:p>0,00%</text:p>
          </table:table-cell>
          <table:table-cell office:value-type="percentage" office:value="0.9" table:formula="of:=[.M33]/[.K33]" table:style-name="ce9">
            <text:p>90,00%</text:p>
          </table:table-cell>
          <table:table-cell office:value-type="percentage" office:value="0.1" table:formula="of:=[.N33]/[.K33]" table:style-name="ce9">
            <text:p>10,00%</text:p>
          </table:table-cell>
          <table:table-cell office:value-type="float" office:value="15" table:style-name="ce4">
            <text:p>15</text:p>
          </table:table-cell>
          <table:table-cell office:value-type="float" office:value="22" table:style-name="ce4">
            <text:p>22</text:p>
          </table:table-cell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float" office:value="1.4666666666666666" table:formula="of:=[.S33]/[.$R33]" table:style-name="ce10">
            <text:p>1,47</text:p>
          </table:table-cell>
          <table:table-cell office:value-type="float" office:value="1.3333333333333333" table:formula="of:=[.T33]/[.$R33]" table:style-name="ce10">
            <text:p>1,33</text:p>
          </table:table-cell>
          <table:table-cell office:value-type="float" office:value="0.13333333333333333" table:formula="of:=[.U33]/[.$R33]" table:style-name="ce10">
            <text:p>0,13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14" table:style-name="ce4">
            <text:p>114</text:p>
          </table:table-cell>
          <table:table-cell office:value-type="float" office:value="44" table:style-name="ce4">
            <text:p>44</text:p>
          </table:table-cell>
          <table:table-cell office:value-type="float" office:value="97" table:style-name="ce4">
            <text:p>97</text:p>
          </table:table-cell>
          <table:table-cell office:value-type="float" office:value="111" table:style-name="ce4">
            <text:p>111</text:p>
          </table:table-cell>
          <table:table-cell table:number-columns-repeated="2" table:style-name="ce11"/>
          <table:table-cell table:number-columns-repeated="16348" table:style-name="ce4"/>
        </table:table-row>
        <table:table-row table:style-name="ro1">
          <table:table-cell office:value-type="string" table:style-name="ce4">
            <text:p>Viridescent Ink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12">
            <text:p>Honorable Combatant's Mail Trea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14]+18*[.B$9]+3*[.B$3]" table:style-name="ce4">
            <text:p>0</text:p>
          </table:table-cell>
          <table:table-cell table:style-name="ce4"/>
          <table:table-cell office:value-type="float" office:value="0" table:formula="of:=[.G34]-[.F34]" table:style-name="ce4">
            <text:p>0</text:p>
          </table:table-cell>
          <table:table-cell office:value-type="float" office:value="-43.733333333333334" table:formula="of:=[.F34]-([.V34]*[.B$37]+[.W34]*[.B$38]+[.X34]*[.B$39])" table:style-name="ce4">
            <text:p>-43,73333333</text:p>
          </table:table-cell>
          <table:table-cell office:value-type="float" office:value="-7.2" table:formula="of:=[.F34]-(([.Z34]/[.Y34])*[.B$3]+([.AE34]/[.Y34])*[.B$9]+([.AF34]/[.Y34])*[.B$11]+([.AG34]/[.Y34])*1+([.AH34]/[.Y34])*[.B$14])" table:style-name="ce4">
            <text:p>-7,2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4">
            <text:p>2</text:p>
          </table:table-cell>
          <table:table-cell office:value-type="percentage" office:value="0" table:formula="of:=[.L34]/[.K34]" table:style-name="ce9">
            <text:p>0,00%</text:p>
          </table:table-cell>
          <table:table-cell office:value-type="percentage" office:value="0.93333333333333335" table:formula="of:=[.M34]/[.K34]" table:style-name="ce9">
            <text:p>93,33%</text:p>
          </table:table-cell>
          <table:table-cell office:value-type="percentage" office:value="6.6666666666666666E-2" table:formula="of:=[.N34]/[.K34]" table:style-name="ce9">
            <text:p>6,67%</text:p>
          </table:table-cell>
          <table:table-cell office:value-type="float" office:value="15" table:style-name="ce4">
            <text:p>15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.4666666666666666" table:formula="of:=[.S34]/[.$R34]" table:style-name="ce10">
            <text:p>1,47</text:p>
          </table:table-cell>
          <table:table-cell office:value-type="float" office:value="1.5333333333333334" table:formula="of:=[.T34]/[.$R34]" table:style-name="ce10">
            <text:p>1,53</text:p>
          </table:table-cell>
          <table:table-cell office:value-type="float" office:value="6.6666666666666666E-2" table:formula="of:=[.U34]/[.$R34]" table:style-name="ce10">
            <text:p>0,07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17" table:style-name="ce4">
            <text:p>117</text:p>
          </table:table-cell>
          <table:table-cell office:value-type="float" office:value="33" table:style-name="ce4">
            <text:p>33</text:p>
          </table:table-cell>
          <table:table-cell office:value-type="float" office:value="108" table:style-name="ce4">
            <text:p>108</text:p>
          </table:table-cell>
          <table:table-cell office:value-type="float" office:value="105" table:style-name="ce4">
            <text:p>105</text:p>
          </table:table-cell>
          <table:table-cell table:number-columns-repeated="2" table:style-name="ce11"/>
          <table:table-cell table:number-columns-repeated="16348" table:style-name="ce4"/>
        </table:table-row>
        <table:table-row table:style-name="ro1">
          <table:table-cell table:number-columns-repeated="3" table:style-name="ce4"/>
          <table:table-cell office:value-type="string" table:style-name="ce12">
            <text:p>Honorable Combatant's Mail Waistguard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14]+14*[.B$9]+3*[.B$3]" table:style-name="ce4">
            <text:p>0</text:p>
          </table:table-cell>
          <table:table-cell table:style-name="ce4"/>
          <table:table-cell office:value-type="float" office:value="0" table:formula="of:=[.G35]-[.F35]" table:style-name="ce4">
            <text:p>0</text:p>
          </table:table-cell>
          <table:table-cell office:value-type="float" office:value="-119.46666666666667" table:formula="of:=[.F35]-([.V35]*[.B$37]+[.W35]*[.B$38]+[.X35]*[.B$39])" table:style-name="ce4">
            <text:p>-119,4666667</text:p>
          </table:table-cell>
          <table:table-cell office:value-type="float" office:value="-5.8" table:formula="of:=[.F35]-(([.Z35]/[.Y35])*[.B$3]+([.AE35]/[.Y35])*[.B$9]+([.AF35]/[.Y35])*[.B$11]+([.AG35]/[.Y35])*1+([.AH35]/[.Y35])*[.B$14])" table:style-name="ce4">
            <text:p>-5,8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4" table:style-name="ce4">
            <text:p>4</text:p>
          </table:table-cell>
          <table:table-cell office:value-type="percentage" office:value="0" table:formula="of:=[.L35]/[.K35]" table:style-name="ce9">
            <text:p>0,00%</text:p>
          </table:table-cell>
          <table:table-cell office:value-type="percentage" office:value="0.8666666666666667" table:formula="of:=[.M35]/[.K35]" table:style-name="ce9">
            <text:p>86,67%</text:p>
          </table:table-cell>
          <table:table-cell office:value-type="percentage" office:value="0.13333333333333333" table:formula="of:=[.N35]/[.K35]" table:style-name="ce9">
            <text:p>13,33%</text:p>
          </table:table-cell>
          <table:table-cell office:value-type="float" office:value="15" table:style-name="ce4">
            <text:p>15</text:p>
          </table:table-cell>
          <table:table-cell office:value-type="float" office:value="34" table:style-name="ce4">
            <text:p>34</text:p>
          </table:table-cell>
          <table:table-cell office:value-type="float" office:value="39" table:style-name="ce4">
            <text:p>39</text:p>
          </table:table-cell>
          <table:table-cell office:value-type="float" office:value="7" table:style-name="ce4">
            <text:p>7</text:p>
          </table:table-cell>
          <table:table-cell office:value-type="float" office:value="2.2666666666666666" table:formula="of:=[.S35]/[.$R35]" table:style-name="ce10">
            <text:p>2,27</text:p>
          </table:table-cell>
          <table:table-cell office:value-type="float" office:value="2.6" table:formula="of:=[.T35]/[.$R35]" table:style-name="ce10">
            <text:p>2,60</text:p>
          </table:table-cell>
          <table:table-cell office:value-type="float" office:value="0.46666666666666667" table:formula="of:=[.U35]/[.$R35]" table:style-name="ce10">
            <text:p>0,47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21" table:style-name="ce4">
            <text:p>121</text:p>
          </table:table-cell>
          <table:table-cell office:value-type="float" office:value="43" table:style-name="ce4">
            <text:p>43</text:p>
          </table:table-cell>
          <table:table-cell office:value-type="float" office:value="87" table:style-name="ce4">
            <text:p>87</text:p>
          </table:table-cell>
          <table:table-cell office:value-type="float" office:value="109" table:style-name="ce4">
            <text:p>109</text:p>
          </table:table-cell>
          <table:table-cell table:number-columns-repeated="2" table:style-name="ce11"/>
          <table:table-cell table:number-columns-repeated="16348" table:style-name="ce4"/>
        </table:table-row>
        <table:table-row table:style-name="ro1">
          <table:table-cell office:value-type="string" table:style-name="ce2">
            <text:p>Ench</text:p>
          </table:table-cell>
          <table:table-cell table:number-columns-repeated="25" table:style-name="ce4"/>
          <table:table-cell table:number-columns-repeated="10" table:style-name="ce11"/>
          <table:table-cell table:number-columns-repeated="16348" table:style-name="ce4"/>
        </table:table-row>
        <table:table-row table:style-name="ro1">
          <table:table-cell office:value-type="string" table:style-name="ce4">
            <text:p>Gloom Dust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string" table:style-name="ce12">
            <text:p>Hardened Tempest Knuckl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13]+22*[.B$9]+4*[.B$3]" table:style-name="ce4">
            <text:p>0</text:p>
          </table:table-cell>
          <table:table-cell table:style-name="ce4"/>
          <table:table-cell office:value-type="float" office:value="0" table:formula="of:=[.G37]-[.F37]" table:style-name="ce4">
            <text:p>0</text:p>
          </table:table-cell>
          <table:table-cell office:value-type="float" office:value="-55.333333333333329" table:formula="of:=[.F37]-([.V37]*[.B$37]+[.W37]*[.B$38]+[.X37]*[.B$39])" table:style-name="ce4">
            <text:p>-55,33333333</text:p>
          </table:table-cell>
          <table:table-cell office:value-type="float" office:value="-6.8" table:formula="of:=[.F37]-(([.Z37]/[.Y37])*[.B$3]+([.AD37]/[.Y37])*[.B$13]+([.AE37]/[.Y37])*[.B$9]+([.AF37]/[.Y37])*[.B$11]+([.AG37]/[.Y37])*1)" table:style-name="ce4">
            <text:p>-6,8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office:value-type="percentage" office:value="0" table:formula="of:=[.L37]/[.K37]" table:style-name="ce9">
            <text:p>0,00%</text:p>
          </table:table-cell>
          <table:table-cell office:value-type="percentage" office:value="0.76666666666666672" table:formula="of:=[.M37]/[.K37]" table:style-name="ce9">
            <text:p>76,67%</text:p>
          </table:table-cell>
          <table:table-cell office:value-type="percentage" office:value="0.23333333333333334" table:formula="of:=[.N37]/[.K37]" table:style-name="ce9">
            <text:p>23,33%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office:value-type="float" office:value="19" table:style-name="ce4">
            <text:p>19</text:p>
          </table:table-cell>
          <table:table-cell office:value-type="float" office:value="3" table:style-name="ce4">
            <text:p>3</text:p>
          </table:table-cell>
          <table:table-cell office:value-type="float" office:value="1.3333333333333333" table:formula="of:=[.S37]/[.$R37]" table:style-name="ce10">
            <text:p>1,33</text:p>
          </table:table-cell>
          <table:table-cell office:value-type="float" office:value="1.2666666666666666" table:formula="of:=[.T37]/[.$R37]" table:style-name="ce10">
            <text:p>1,27</text:p>
          </table:table-cell>
          <table:table-cell office:value-type="float" office:value="0.2" table:formula="of:=[.U37]/[.$R37]" table:style-name="ce10">
            <text:p>0,20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06" table:style-name="ce4">
            <text:p>106</text:p>
          </table:table-cell>
          <table:table-cell office:value-type="float" office:value="115" table:style-name="ce4">
            <text:p>115</text:p>
          </table:table-cell>
          <table:table-cell office:value-type="float" office:value="43" table:style-name="ce4">
            <text:p>43</text:p>
          </table:table-cell>
          <table:table-cell office:value-type="float" office:value="102" table:style-name="ce4">
            <text:p>102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 table:style-name="ce4"/>
        </table:table-row>
        <table:table-row table:style-name="ro1">
          <table:table-cell office:value-type="string" table:style-name="ce4">
            <text:p>Umbra Shard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12">
            <text:p>Recurve Bow of the Stran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13]+25*[.B$9]+5*[.B$3]" table:style-name="ce4">
            <text:p>0</text:p>
          </table:table-cell>
          <table:table-cell table:style-name="ce4"/>
          <table:table-cell office:value-type="float" office:value="0" table:formula="of:=[.G38]-[.F38]" table:style-name="ce4">
            <text:p>0</text:p>
          </table:table-cell>
          <table:table-cell office:value-type="float" office:value="-52.400000000000006" table:formula="of:=[.F38]-([.V38]*[.B$37]+[.W38]*[.B$38]+[.X38]*[.B$39])" table:style-name="ce4">
            <text:p>-52,4</text:p>
          </table:table-cell>
          <table:table-cell office:value-type="float" office:value="0" table:formula="of:=[.F38]-(([.Z38]/[.Y38])*[.B$3]+([.AE38]/[.Y38])*[.B$9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percentage" office:value="0" table:formula="of:=[.L38]/[.K38]" table:style-name="ce9">
            <text:p>0,00%</text:p>
          </table:table-cell>
          <table:table-cell office:value-type="percentage" office:value="0.9" table:formula="of:=[.M38]/[.K38]" table:style-name="ce9">
            <text:p>90,00%</text:p>
          </table:table-cell>
          <table:table-cell office:value-type="percentage" office:value="0.1" table:formula="of:=[.N38]/[.K38]" table:style-name="ce9">
            <text:p>10,00%</text:p>
          </table:table-cell>
          <table:table-cell office:value-type="float" office:value="15" table:style-name="ce4">
            <text:p>15</text:p>
          </table:table-cell>
          <table:table-cell office:value-type="float" office:value="22" table:style-name="ce4">
            <text:p>22</text:p>
          </table:table-cell>
          <table:table-cell office:value-type="float" office:value="23" table:style-name="ce4">
            <text:p>23</text:p>
          </table:table-cell>
          <table:table-cell office:value-type="float" office:value="2" table:style-name="ce4">
            <text:p>2</text:p>
          </table:table-cell>
          <table:table-cell office:value-type="float" office:value="1.4666666666666666" table:formula="of:=[.S38]/[.$R38]" table:style-name="ce10">
            <text:p>1,47</text:p>
          </table:table-cell>
          <table:table-cell office:value-type="float" office:value="1.5333333333333334" table:formula="of:=[.T38]/[.$R38]" table:style-name="ce10">
            <text:p>1,53</text:p>
          </table:table-cell>
          <table:table-cell office:value-type="float" office:value="0.13333333333333333" table:formula="of:=[.U38]/[.$R38]" table:style-name="ce10">
            <text:p>0,13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95" table:style-name="ce4">
            <text:p>9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 table:style-name="ce4"/>
        </table:table-row>
        <table:table-row table:style-name="ro1">
          <table:table-cell office:value-type="string" table:style-name="ce4">
            <text:p>Veiled Crystal</text:p>
          </table:table-cell>
          <table:table-cell office:value-type="float" office:value="130" table:style-name="ce4">
            <text:p>130</text:p>
          </table:table-cell>
          <table:table-cell table:style-name="ce4"/>
          <table:table-cell office:value-type="string" table:style-name="ce12">
            <text:p>Honorable Combatant's Bow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14]+25*[.B$9]+5*[.B$3]" table:style-name="ce4">
            <text:p>0</text:p>
          </table:table-cell>
          <table:table-cell table:style-name="ce4"/>
          <table:table-cell office:value-type="float" office:value="0" table:formula="of:=[.G39]-[.F39]" table:style-name="ce4">
            <text:p>0</text:p>
          </table:table-cell>
          <table:table-cell office:value-type="float" office:value="-46.466666666666669" table:formula="of:=[.F39]-([.V39]*[.B$37]+[.W39]*[.B$38]+[.X39]*[.B$39])" table:style-name="ce4">
            <text:p>-46,46666667</text:p>
          </table:table-cell>
          <table:table-cell office:value-type="float" office:value="0" table:formula="of:=[.F39]-(([.Z39]/[.Y39])*[.B$3]+([.AE39]/[.Y39])*[.B$9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5" table:style-name="ce4">
            <text:p>5</text:p>
          </table:table-cell>
          <table:table-cell office:value-type="percentage" office:value="0" table:formula="of:=[.L39]/[.K39]" table:style-name="ce9">
            <text:p>0,00%</text:p>
          </table:table-cell>
          <table:table-cell office:value-type="percentage" office:value="0.83333333333333337" table:formula="of:=[.M39]/[.K39]" table:style-name="ce9">
            <text:p>83,33%</text:p>
          </table:table-cell>
          <table:table-cell office:value-type="percentage" office:value="0.16666666666666666" table:formula="of:=[.N39]/[.K39]" table:style-name="ce9">
            <text:p>16,67%</text:p>
          </table:table-cell>
          <table:table-cell office:value-type="float" office:value="15" table:style-name="ce4">
            <text:p>15</text:p>
          </table:table-cell>
          <table:table-cell office:value-type="float" office:value="19" table:style-name="ce4">
            <text:p>19</text:p>
          </table:table-cell>
          <table:table-cell office:value-type="float" office:value="19" table:style-name="ce4">
            <text:p>19</text:p>
          </table:table-cell>
          <table:table-cell office:value-type="float" office:value="2" table:style-name="ce4">
            <text:p>2</text:p>
          </table:table-cell>
          <table:table-cell office:value-type="float" office:value="1.2666666666666666" table:formula="of:=[.S39]/[.$R39]" table:style-name="ce10">
            <text:p>1,27</text:p>
          </table:table-cell>
          <table:table-cell office:value-type="float" office:value="1.2666666666666666" table:formula="of:=[.T39]/[.$R39]" table:style-name="ce10">
            <text:p>1,27</text:p>
          </table:table-cell>
          <table:table-cell office:value-type="float" office:value="0.13333333333333333" table:formula="of:=[.U39]/[.$R39]" table:style-name="ce10">
            <text:p>0,13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86" table:style-name="ce4">
            <text:p>86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11"/>
          <table:table-cell table:number-columns-repeated="16348" table:style-name="ce4"/>
        </table:table-row>
        <table:table-row table:style-name="ro1">
          <table:table-cell table:number-columns-repeated="3" table:style-name="ce4"/>
          <table:table-cell office:value-type="string" table:style-name="ce12">
            <text:p>Mistscale Knuckl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14]+22*[.B$9]+4*[.B$3]" table:style-name="ce4">
            <text:p>0</text:p>
          </table:table-cell>
          <table:table-cell table:style-name="ce4"/>
          <table:table-cell office:value-type="float" office:value="0" table:formula="of:=[.G40]-[.F40]" table:style-name="ce4">
            <text:p>0</text:p>
          </table:table-cell>
          <table:table-cell office:value-type="float" office:value="-43.333333333333336" table:formula="of:=[.F40]-([.V40]*[.B$37]+[.W40]*[.B$38]+[.X40]*[.B$39])" table:style-name="ce4">
            <text:p>-43,33333333</text:p>
          </table:table-cell>
          <table:table-cell office:value-type="float" office:value="-6.1333333333333337" table:formula="of:=[.F40]-(([.Z40]/[.Y40])*[.B$3]+([.AE40]/[.Y40])*[.B$9]+([.AF40]/[.Y40])*[.B$11]+([.AG40]/[.Y40])*1+([.AH40]/[.Y40])*[.B$14])" table:style-name="ce4">
            <text:p>-6,133333333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percentage" office:value="0" table:formula="of:=[.L40]/[.K40]" table:style-name="ce9">
            <text:p>0,00%</text:p>
          </table:table-cell>
          <table:table-cell office:value-type="percentage" office:value="0.9" table:formula="of:=[.M40]/[.K40]" table:style-name="ce9">
            <text:p>90,00%</text:p>
          </table:table-cell>
          <table:table-cell office:value-type="percentage" office:value="0.1" table:formula="of:=[.N40]/[.K40]" table:style-name="ce9">
            <text:p>10,00%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.3333333333333333" table:formula="of:=[.S40]/[.$R40]" table:style-name="ce10">
            <text:p>1,33</text:p>
          </table:table-cell>
          <table:table-cell office:value-type="float" office:value="1.5333333333333334" table:formula="of:=[.T40]/[.$R40]" table:style-name="ce10">
            <text:p>1,53</text:p>
          </table:table-cell>
          <table:table-cell office:value-type="float" office:value="6.6666666666666666E-2" table:formula="of:=[.U40]/[.$R40]" table:style-name="ce10">
            <text:p>0,07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04" table:style-name="ce4">
            <text:p>104</text:p>
          </table:table-cell>
          <table:table-cell office:value-type="float" office:value="38" table:style-name="ce4">
            <text:p>38</text:p>
          </table:table-cell>
          <table:table-cell office:value-type="float" office:value="92" table:style-name="ce4">
            <text:p>92</text:p>
          </table:table-cell>
          <table:table-cell office:value-type="float" office:value="121" table:style-name="ce4">
            <text:p>121</text:p>
          </table:table-cell>
          <table:table-cell table:number-columns-repeated="2" table:style-name="ce11"/>
          <table:table-cell table:number-columns-repeated="16348" table:style-name="ce4"/>
        </table:table-row>
        <table:table-row table:style-name="ro1">
          <table:table-cell office:value-type="string" table:style-name="ce2">
            <text:p>JC</text:p>
          </table:table-cell>
          <table:table-cell table:number-columns-repeated="2" table:style-name="ce4"/>
          <table:table-cell table:style-name="ce12"/>
          <table:table-cell table:number-columns-repeated="16380" table:style-name="ce4"/>
        </table:table-row>
        <table:table-row table:style-name="ro1">
          <table:table-cell office:value-type="string" table:style-name="ce13">
            <text:p>Solstone</text:p>
          </table:table-cell>
          <table:table-cell office:value-type="float" office:value="15" table:style-name="ce4">
            <text:p>15</text:p>
          </table:table-cell>
          <table:table-cell table:style-name="ce4"/>
          <table:table-cell office:value-type="string" table:style-name="ce12">
            <text:p>Hardened Tempest Hide (craft)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*[.B$13]" table:style-name="ce4">
            <text:p>0</text:p>
          </table:table-cell>
          <table:table-cell table:style-name="ce4"/>
          <table:table-cell office:value-type="float" office:value="0" table:formula="of:=[.G42]-[.F42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50" table:style-name="ce4"/>
        </table:table-row>
        <table:table-row table:style-name="ro1">
          <table:table-cell office:value-type="string" table:style-name="ce13">
            <text:p>Rubellite</text:p>
          </table:table-cell>
          <table:table-cell office:value-type="float" office:value="15" table:style-name="ce4">
            <text:p>15</text:p>
          </table:table-cell>
          <table:table-cell table:number-columns-repeated="16382" table:style-name="ce4"/>
        </table:table-row>
        <table:table-row table:style-name="ro1">
          <table:table-cell office:value-type="string" table:style-name="ce13">
            <text:p>Kubiline</text:p>
          </table:table-cell>
          <table:table-cell office:value-type="float" office:value="15" table:style-name="ce4">
            <text:p>15</text:p>
          </table:table-cell>
          <table:table-cell table:style-name="ce4"/>
          <table:table-cell office:value-type="string" table:style-name="ce15">
            <text:p>Emblazoned Tempest Boo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11]+50*[.B$14]+50*[.B$3]+250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3">
            <text:p>Kyanite</text:p>
          </table:table-cell>
          <table:table-cell office:value-type="float" office:value="90" table:style-name="ce4">
            <text:p>90</text:p>
          </table:table-cell>
          <table:table-cell table:style-name="ce4"/>
          <table:table-cell office:value-type="string" table:style-name="ce15">
            <text:p>Emblazoned Tempest Legging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65*[.B$11]+65*[.B$14]+60*[.B$3]+250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3">
            <text:p>Viridium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15">
            <text:p>Imbued Mistscale Boo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11]+45*[.B$14]+40*[.B$3]+25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3">
            <text:p>Golden Beryl</text:p>
          </table:table-cell>
          <table:table-cell office:value-type="float" office:value="15" table:style-name="ce4">
            <text:p>15</text:p>
          </table:table-cell>
          <table:table-cell table:style-name="ce4"/>
          <table:table-cell office:value-type="string" table:style-name="ce15">
            <text:p>Imbued Mistscale Legging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5*[.B$11]+55*[.B$14]+50*[.B$3]+25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2">
            <text:p>Amberblaze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15">
            <text:p>Imbued Tempest Boo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11]+45*[.B$14]+40*[.B$3]+25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2">
            <text:p>Owlseye</text:p>
          </table:table-cell>
          <table:table-cell office:value-type="float" office:value="1200" table:style-name="ce4">
            <text:p>1200</text:p>
          </table:table-cell>
          <table:table-cell table:style-name="ce4"/>
          <table:table-cell office:value-type="string" table:style-name="ce15">
            <text:p>Imbued Tempest Legging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5*[.B$11]+55*[.B$14]+50*[.B$3]+25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2">
            <text:p>Laribole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15">
            <text:p>Emblazoned Mistscale Boo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11]+50*[.B$14]+50*[.B$3]+250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2">
            <text:p>Scarlet Diamond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string" table:style-name="ce15">
            <text:p>Emblazoned Mistscale Legging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65*[.B$11]+65*[.B$14]+60*[.B$3]+250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2">
            <text:p>Royal Quartz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15">
            <text:p>Hardened Tempest Boo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8*[.B$11]+40*[.B$9]+30*[.B$3]+15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2">
            <text:p>Tidal Amethyst</text:p>
          </table:table-cell>
          <table:table-cell office:value-type="float" office:value="20" table:style-name="ce4">
            <text:p>20</text:p>
          </table:table-cell>
          <table:table-cell table:style-name="ce4"/>
          <table:table-cell office:value-type="string" table:style-name="ce15">
            <text:p>Hardened Tempest Legging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0*[.B$11]+50*[.B$9]+40*[.B$3]+15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15">
            <text:p>Kraken's Eye</text:p>
          </table:table-cell>
          <table:table-cell office:value-type="float" office:value="200" table:style-name="ce4">
            <text:p>200</text:p>
          </table:table-cell>
          <table:table-cell table:style-name="ce4"/>
          <table:table-cell office:value-type="string" table:style-name="ce15">
            <text:p>Mistscale Legging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0*[.B$11]+50*[.B$9]+40*[.B$3]+15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table:number-columns-repeated="3" table:style-name="ce4"/>
          <table:table-cell office:value-type="string" table:style-name="ce15">
            <text:p>Mistscale Boo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8*[.B$11]+40*[.B$9]+30*[.B$3]+15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3" table:style-name="ce11"/>
          <table:table-cell table:number-columns-repeated="16347"/>
        </table:table-row>
        <table:table-row table:style-name="ro1">
          <table:table-cell office:value-type="string" table:style-name="ce2">
            <text:p>Ores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Storm Silver Ore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Platinum Ore</text:p>
          </table:table-cell>
          <table:table-cell table:number-columns-repeated="2" table:style-name="ce4"/>
          <table:table-cell office:value-type="string" table:style-name="ce2">
            <text:p>Tailoring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DE profit</text:p>
          </table:table-cell>
          <table:table-cell office:value-type="string" table:style-name="ce2">
            <text:p>Scrapp profit</text:p>
          </table:table-cell>
          <table:table-cell office:value-type="string" table:style-name="ce2">
            <text:p># of items</text:p>
          </table:table-cell>
          <table:table-cell office:value-type="string" table:style-name="ce5">
            <text:p># of common</text:p>
          </table:table-cell>
          <table:table-cell office:value-type="string" table:style-name="ce6">
            <text:p># of blues</text:p>
          </table:table-cell>
          <table:table-cell office:value-type="string" table:style-name="ce7">
            <text:p># of epics</text:p>
          </table:table-cell>
          <table:table-cell office:value-type="string" table:style-name="ce2">
            <text:p>% of commons</text:p>
          </table:table-cell>
          <table:table-cell office:value-type="string" table:style-name="ce2">
            <text:p>% of blue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# of DE items</text:p>
          </table:table-cell>
          <table:table-cell office:value-type="string" table:style-name="ce2">
            <text:p># DE [<text:span text:style-name="T4">dust</text:span>]</text:p>
          </table:table-cell>
          <table:table-cell office:value-type="string" table:style-name="ce2">
            <text:p># DE [<text:span text:style-name="T2">blues</text:span>]</text:p>
          </table:table-cell>
          <table:table-cell office:value-type="string" table:style-name="ce2">
            <text:p># DE [<text:span text:style-name="T3">epics</text:span>]</text:p>
          </table:table-cell>
          <table:table-cell office:value-type="string" table:style-name="ce2">
            <text:p>[<text:span text:style-name="T4">dust</text:span>] / item</text:p>
          </table:table-cell>
          <table:table-cell office:value-type="string" table:style-name="ce2">
            <text:p>[<text:span text:style-name="T2">blues</text:span>] / item</text:p>
          </table:table-cell>
          <table:table-cell office:value-type="string" table:style-name="ce2">
            <text:p>[<text:span text:style-name="T3">epics</text:span>] / item</text:p>
          </table:table-cell>
          <table:table-cell office:value-type="string" table:style-name="ce2">
            <text:p>Scrapp amount</text:p>
          </table:table-cell>
          <table:table-cell office:value-type="string" table:style-name="ce3">
            <text:p>Expulsom</text:p>
          </table:table-cell>
          <table:table-cell office:value-type="string" table:style-name="ce2">
            <text:p>Tidespray Linen</text:p>
          </table:table-cell>
          <table:table-cell office:value-type="string" table:style-name="ce5">
            <text:p>Deep Sea Satin</text:p>
          </table:table-cell>
          <table:table-cell office:value-type="string" table:style-name="ce3">
            <text:p>Embroidered Deep Sea Satin</text:p>
          </table:table-cell>
          <table:table-cell table:number-columns-repeated="2" table:style-name="ce5"/>
          <table:table-cell table:style-name="ce3"/>
          <table:table-cell table:style-name="ce2"/>
          <table:table-cell table:style-name="ce5"/>
          <table:table-cell table:number-columns-repeated="16350" table:style-name="ce4"/>
        </table:table-row>
        <table:table-row table:style-name="ro1">
          <table:table-cell office:value-type="string" table:style-name="ce4">
            <text:p>Monelite Ore</text:p>
          </table:table-cell>
          <table:table-cell table:number-columns-repeated="2" table:style-name="ce4"/>
          <table:table-cell office:value-type="string" table:style-name="ce8">
            <text:p>Tidespray Linen Sandals</text:p>
          </table:table-cell>
          <table:table-cell office:value-type="float" office:value="1" table:style-name="ce4">
            <text:p>1</text:p>
          </table:table-cell>
          <table:table-cell office:value-type="float" office:value="24" table:formula="of:=12*[.B$17]" table:style-name="ce4">
            <text:p>24</text:p>
          </table:table-cell>
          <table:table-cell table:style-name="ce4"/>
          <table:table-cell office:value-type="float" office:value="-24" table:formula="of:=[.G59]-[.F59]" table:style-name="ce4">
            <text:p>-24</text:p>
          </table:table-cell>
          <table:table-cell office:value-type="float" office:value="4.1999999999999993" table:formula="of:=[.F59]-([.V59]*[.B$37]+[.W59]*[.B$38]+[.X59]*[.B$39])" table:style-name="ce4">
            <text:p>4,2</text:p>
          </table:table-cell>
          <table:table-cell office:value-type="float" office:value="20.133333333333333" table:formula="of:=[.F59]-(([.Z59]/[.Y59])*[.B$3]+([.AA59]/[.Y59])*[.B$17])" table:style-name="ce4">
            <text:p>20,13333333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percentage" office:value="0.9" table:formula="of:=[.L59]/[.K59]" table:style-name="ce9">
            <text:p>90,00%</text:p>
          </table:table-cell>
          <table:table-cell office:value-type="percentage" office:value="0.1" table:formula="of:=[.M59]/[.K59]" table:style-name="ce9">
            <text:p>10,00%</text:p>
          </table:table-cell>
          <table:table-cell office:value-type="percentage" office:value="0" table:formula="of:=[.N59]/[.K59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79" table:style-name="ce4">
            <text:p>79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.2666666666666666" table:formula="of:=[.S59]/[.$R59]" table:style-name="ce10">
            <text:p>5,27</text:p>
          </table:table-cell>
          <table:table-cell office:value-type="float" office:value="0.2" table:formula="of:=[.T59]/[.$R59]" table:style-name="ce10">
            <text:p>0,20</text:p>
          </table:table-cell>
          <table:table-cell office:value-type="float" office:value="0" table:formula="of:=[.U59]/[.$R59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float" office:value="29" table:style-name="ce4">
            <text:p>29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 table:style-name="ce4"/>
        </table:table-row>
        <table:table-row table:style-name="ro1">
          <table:table-cell office:value-type="string" table:style-name="ce4">
            <text:p>Osmenite Ore</text:p>
          </table:table-cell>
          <table:table-cell office:value-type="float" office:value="43" table:style-name="ce4">
            <text:p>43</text:p>
          </table:table-cell>
          <table:table-cell table:style-name="ce4"/>
          <table:table-cell office:value-type="string" table:style-name="ce8">
            <text:p>Tidespray Linen Robe</text:p>
          </table:table-cell>
          <table:table-cell office:value-type="float" office:value="1" table:style-name="ce4">
            <text:p>1</text:p>
          </table:table-cell>
          <table:table-cell office:value-type="float" office:value="32" table:formula="of:=16*[.B$17]" table:style-name="ce4">
            <text:p>32</text:p>
          </table:table-cell>
          <table:table-cell table:style-name="ce4"/>
          <table:table-cell office:value-type="float" office:value="-32" table:formula="of:=[.G60]-[.F60]" table:style-name="ce4">
            <text:p>-32</text:p>
          </table:table-cell>
          <table:table-cell office:value-type="float" office:value="13.2" table:formula="of:=[.F60]-([.V60]*[.B$37]+[.W60]*[.B$38]+[.X60]*[.B$39])" table:style-name="ce4">
            <text:p>13,2</text:p>
          </table:table-cell>
          <table:table-cell office:value-type="float" office:value="25.6" table:formula="of:=[.F60]-(([.Z60]/[.Y60])*[.B$3]+([.AA60]/[.Y60])*[.B$17])" table:style-name="ce4">
            <text:p>25,6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60]/[.K60]" table:style-name="ce9">
            <text:p>100,00%</text:p>
          </table:table-cell>
          <table:table-cell office:value-type="percentage" office:value="0" table:formula="of:=[.M60]/[.K60]" table:style-name="ce9">
            <text:p>0,00%</text:p>
          </table:table-cell>
          <table:table-cell office:value-type="percentage" office:value="0" table:formula="of:=[.N60]/[.K60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94" table:style-name="ce4">
            <text:p>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2666666666666666" table:formula="of:=[.S60]/[.$R60]" table:style-name="ce10">
            <text:p>6,27</text:p>
          </table:table-cell>
          <table:table-cell office:value-type="float" office:value="0" table:formula="of:=[.T60]/[.$R60]" table:style-name="ce10">
            <text:p>0,00</text:p>
          </table:table-cell>
          <table:table-cell office:value-type="float" office:value="0" table:formula="of:=[.U60]/[.$R60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48" table:style-name="ce4">
            <text:p>48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 table:style-name="ce4"/>
        </table:table-row>
        <table:table-row table:style-name="ro1">
          <table:table-cell table:number-columns-repeated="3" table:style-name="ce4"/>
          <table:table-cell office:value-type="string" table:style-name="ce8">
            <text:p>Tidespray Linen Pants</text:p>
          </table:table-cell>
          <table:table-cell office:value-type="float" office:value="1" table:style-name="ce4">
            <text:p>1</text:p>
          </table:table-cell>
          <table:table-cell office:value-type="float" office:value="34" table:formula="of:=17*[.B$17]" table:style-name="ce4">
            <text:p>34</text:p>
          </table:table-cell>
          <table:table-cell table:style-name="ce4"/>
          <table:table-cell office:value-type="float" office:value="-34" table:formula="of:=[.G61]-[.F61]" table:style-name="ce4">
            <text:p>-34</text:p>
          </table:table-cell>
          <table:table-cell office:value-type="float" office:value="12.2" table:formula="of:=[.F61]-([.V61]*[.B$37]+[.W61]*[.B$38]+[.X61]*[.B$39])" table:style-name="ce4">
            <text:p>12,2</text:p>
          </table:table-cell>
          <table:table-cell office:value-type="float" office:value="26.933333333333334" table:formula="of:=[.F61]-(([.Z61]/[.Y61])*[.B$3]+([.AA61]/[.Y61])*[.B$17])" table:style-name="ce4">
            <text:p>26,93333333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percentage" office:value="0.9" table:formula="of:=[.L61]/[.K61]" table:style-name="ce9">
            <text:p>90,00%</text:p>
          </table:table-cell>
          <table:table-cell office:value-type="percentage" office:value="0.1" table:formula="of:=[.M61]/[.K61]" table:style-name="ce9">
            <text:p>10,00%</text:p>
          </table:table-cell>
          <table:table-cell office:value-type="percentage" office:value="0" table:formula="of:=[.N61]/[.K61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9" table:style-name="ce4">
            <text:p>89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.9333333333333336" table:formula="of:=[.S61]/[.$R61]" table:style-name="ce10">
            <text:p>5,93</text:p>
          </table:table-cell>
          <table:table-cell office:value-type="float" office:value="0.2" table:formula="of:=[.T61]/[.$R61]" table:style-name="ce10">
            <text:p>0,20</text:p>
          </table:table-cell>
          <table:table-cell office:value-type="float" office:value="0" table:formula="of:=[.U61]/[.$R61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float" office:value="53" table:style-name="ce4">
            <text:p>5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 table:style-name="ce4"/>
        </table:table-row>
        <table:table-row table:style-name="ro1">
          <table:table-cell office:value-type="string" table:style-name="ce2">
            <text:p>Herbs</text:p>
          </table:table-cell>
          <table:table-cell table:number-columns-repeated="2" table:style-name="ce4"/>
          <table:table-cell office:value-type="string" table:style-name="ce8">
            <text:p>Tidespray Linen Mittens</text:p>
          </table:table-cell>
          <table:table-cell office:value-type="float" office:value="1" table:style-name="ce4">
            <text:p>1</text:p>
          </table:table-cell>
          <table:table-cell office:value-type="float" office:value="26" table:formula="of:=13*[.B$17]" table:style-name="ce4">
            <text:p>26</text:p>
          </table:table-cell>
          <table:table-cell table:style-name="ce4"/>
          <table:table-cell office:value-type="float" office:value="-26" table:formula="of:=[.G62]-[.F62]" table:style-name="ce4">
            <text:p>-26</text:p>
          </table:table-cell>
          <table:table-cell office:value-type="float" office:value="5.1612903225806477" table:formula="of:=[.F62]-([.V62]*[.B$37]+[.W62]*[.B$38]+[.X62]*[.B$39])" table:style-name="ce4">
            <text:p>5,161290323</text:p>
          </table:table-cell>
          <table:table-cell office:value-type="float" office:value="22" table:formula="of:=[.F62]-(([.Z62]/[.Y62])*[.B$3]+([.AA62]/[.Y62])*[.B$17])" table:style-name="ce4">
            <text:p>22</text:p>
          </table:table-cell>
          <table:table-cell office:value-type="float" office:value="60" table:style-name="ce4">
            <text:p>60</text:p>
          </table:table-cell>
          <table:table-cell office:value-type="float" office:value="47" table:style-name="ce4">
            <text:p>47</text:p>
          </table:table-cell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percentage" office:value="0.78333333333333333" table:formula="of:=[.L62]/[.K62]" table:style-name="ce9">
            <text:p>78,33%</text:p>
          </table:table-cell>
          <table:table-cell office:value-type="percentage" office:value="0.21666666666666667" table:formula="of:=[.M62]/[.K62]" table:style-name="ce9">
            <text:p>21,67%</text:p>
          </table:table-cell>
          <table:table-cell office:value-type="percentage" office:value="0" table:formula="of:=[.N62]/[.K62]" table:style-name="ce9">
            <text:p>0,00%</text:p>
          </table:table-cell>
          <table:table-cell office:value-type="float" office:value="31" table:style-name="ce4">
            <text:p>31</text:p>
          </table:table-cell>
          <table:table-cell office:value-type="float" office:value="162" table:style-name="ce4">
            <text:p>162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5.225806451612903" table:formula="of:=[.S62]/[.$R62]" table:style-name="ce10">
            <text:p>5,23</text:p>
          </table:table-cell>
          <table:table-cell office:value-type="float" office:value="0.25806451612903225" table:formula="of:=[.T62]/[.$R62]" table:style-name="ce10">
            <text:p>0,26</text:p>
          </table:table-cell>
          <table:table-cell office:value-type="float" office:value="0" table:formula="of:=[.U62]/[.$R62]" table:style-name="ce10">
            <text:p>0,00</text:p>
          </table:table-cell>
          <table:table-cell office:value-type="float" office:value="29" table:style-name="ce4">
            <text:p>29</text:p>
          </table:table-cell>
          <table:table-cell office:value-type="float" office:value="3" table:style-name="ce4">
            <text:p>3</text:p>
          </table:table-cell>
          <table:table-cell office:value-type="float" office:value="58" table:style-name="ce4">
            <text:p>58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 table:style-name="ce4"/>
        </table:table-row>
        <table:table-row table:style-name="ro1">
          <table:table-cell office:value-type="string" table:style-name="ce4">
            <text:p>Winter's Kiss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string" table:style-name="ce8">
            <text:p>Tidespray Linen Hood</text:p>
          </table:table-cell>
          <table:table-cell office:value-type="float" office:value="1" table:style-name="ce4">
            <text:p>1</text:p>
          </table:table-cell>
          <table:table-cell office:value-type="float" office:value="32" table:formula="of:=16*[.B$17]" table:style-name="ce4">
            <text:p>32</text:p>
          </table:table-cell>
          <table:table-cell table:style-name="ce4"/>
          <table:table-cell office:value-type="float" office:value="-32" table:formula="of:=[.G63]-[.F63]" table:style-name="ce4">
            <text:p>-32</text:p>
          </table:table-cell>
          <table:table-cell office:value-type="float" office:value="14.600000000000001" table:formula="of:=[.F63]-([.V63]*[.B$37]+[.W63]*[.B$38]+[.X63]*[.B$39])" table:style-name="ce4">
            <text:p>14,6</text:p>
          </table:table-cell>
          <table:table-cell office:value-type="float" office:value="25.285714285714285" table:formula="of:=[.F63]-(([.Z63]/[.Y63])*[.B$3]+([.AA63]/[.Y63])*[.B$17])" table:style-name="ce4">
            <text:p>25,28571429</text:p>
          </table:table-cell>
          <table:table-cell office:value-type="float" office:value="30" table:style-name="ce4">
            <text:p>3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63]/[.K63]" table:style-name="ce9">
            <text:p>100,00%</text:p>
          </table:table-cell>
          <table:table-cell office:value-type="percentage" office:value="0" table:formula="of:=[.M63]/[.K63]" table:style-name="ce9">
            <text:p>0,00%</text:p>
          </table:table-cell>
          <table:table-cell office:value-type="percentage" office:value="0" table:formula="of:=[.N63]/[.K63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7" table:style-name="ce4">
            <text:p>8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8" table:formula="of:=[.S63]/[.$R63]" table:style-name="ce10">
            <text:p>5,80</text:p>
          </table:table-cell>
          <table:table-cell office:value-type="float" office:value="0" table:formula="of:=[.T63]/[.$R63]" table:style-name="ce10">
            <text:p>0,00</text:p>
          </table:table-cell>
          <table:table-cell office:value-type="float" office:value="0" table:formula="of:=[.U63]/[.$R63]" table:style-name="ce10">
            <text:p>0,00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47" table:style-name="ce4">
            <text:p>47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 table:style-name="ce4"/>
        </table:table-row>
        <table:table-row table:style-name="ro1">
          <table:table-cell office:value-type="string" table:style-name="ce4">
            <text:p>Akunda's Bite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string" table:style-name="ce8">
            <text:p>Tidespray Linen Cloak</text:p>
          </table:table-cell>
          <table:table-cell office:value-type="float" office:value="1" table:style-name="ce4">
            <text:p>1</text:p>
          </table:table-cell>
          <table:table-cell office:value-type="float" office:value="26" table:formula="of:=13*[.B$17]" table:style-name="ce4">
            <text:p>26</text:p>
          </table:table-cell>
          <table:table-cell table:style-name="ce4"/>
          <table:table-cell office:value-type="float" office:value="-26" table:formula="of:=[.G64]-[.F64]" table:style-name="ce4">
            <text:p>-26</text:p>
          </table:table-cell>
          <table:table-cell office:value-type="float" office:value="10.666666666666666" table:formula="of:=[.F64]-([.V64]*[.B$37]+[.W64]*[.B$38]+[.X64]*[.B$39])" table:style-name="ce4">
            <text:p>10,66666667</text:p>
          </table:table-cell>
          <table:table-cell office:value-type="float" office:value="21.6" table:formula="of:=[.F64]-(([.Z64]/[.Y64])*[.B$3]+([.AA64]/[.Y64])*[.B$17])" table:style-name="ce4">
            <text:p>21,6</text:p>
          </table:table-cell>
          <table:table-cell office:value-type="float" office:value="30" table:style-name="ce4">
            <text:p>30</text:p>
          </table:table-cell>
          <table:table-cell office:value-type="float" office:value="28" table:style-name="ce4">
            <text:p>28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percentage" office:value="0.93333333333333335" table:formula="of:=[.L64]/[.K64]" table:style-name="ce9">
            <text:p>93,33%</text:p>
          </table:table-cell>
          <table:table-cell office:value-type="percentage" office:value="6.6666666666666666E-2" table:formula="of:=[.M64]/[.K64]" table:style-name="ce9">
            <text:p>6,67%</text:p>
          </table:table-cell>
          <table:table-cell office:value-type="percentage" office:value="0" table:formula="of:=[.N64]/[.K64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70" table:style-name="ce4">
            <text:p>7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.666666666666667" table:formula="of:=[.S64]/[.$R64]" table:style-name="ce10">
            <text:p>4,67</text:p>
          </table:table-cell>
          <table:table-cell office:value-type="float" office:value="6.6666666666666666E-2" table:formula="of:=[.T64]/[.$R64]" table:style-name="ce10">
            <text:p>0,07</text:p>
          </table:table-cell>
          <table:table-cell office:value-type="float" office:value="0" table:formula="of:=[.U64]/[.$R64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33" table:style-name="ce4">
            <text:p>3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 table:style-name="ce4"/>
        </table:table-row>
        <table:table-row table:style-name="ro1">
          <table:table-cell office:value-type="string" table:style-name="ce4">
            <text:p>Riverbud</text:p>
          </table:table-cell>
          <table:table-cell office:value-type="float" office:value="2.5" table:style-name="ce4">
            <text:p>2,5</text:p>
          </table:table-cell>
          <table:table-cell table:style-name="ce4"/>
          <table:table-cell office:value-type="string" table:style-name="ce8">
            <text:p>Tidespray Linen Bracers</text:p>
          </table:table-cell>
          <table:table-cell office:value-type="float" office:value="1" table:style-name="ce4">
            <text:p>1</text:p>
          </table:table-cell>
          <table:table-cell office:value-type="float" office:value="20" table:formula="of:=10*[.B$17]" table:style-name="ce4">
            <text:p>20</text:p>
          </table:table-cell>
          <table:table-cell table:style-name="ce4"/>
          <table:table-cell office:value-type="float" office:value="-20" table:formula="of:=[.G65]-[.F65]" table:style-name="ce4">
            <text:p>-20</text:p>
          </table:table-cell>
          <table:table-cell office:value-type="float" office:value="1.2666666666666657" table:formula="of:=[.F65]-([.V65]*[.B$37]+[.W65]*[.B$38]+[.X65]*[.B$39])" table:style-name="ce4">
            <text:p>1,266666667</text:p>
          </table:table-cell>
          <table:table-cell office:value-type="float" office:value="17.066666666666666" table:formula="of:=[.F65]-(([.Z65]/[.Y65])*[.B$3]+([.AA65]/[.Y65])*[.B$17])" table:style-name="ce4">
            <text:p>17,06666667</text:p>
          </table:table-cell>
          <table:table-cell office:value-type="float" office:value="30" table:style-name="ce4">
            <text:p>30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percentage" office:value="0.76666666666666672" table:formula="of:=[.L65]/[.K65]" table:style-name="ce9">
            <text:p>76,67%</text:p>
          </table:table-cell>
          <table:table-cell office:value-type="percentage" office:value="0.23333333333333334" table:formula="of:=[.M65]/[.K65]" table:style-name="ce9">
            <text:p>23,33%</text:p>
          </table:table-cell>
          <table:table-cell office:value-type="percentage" office:value="0" table:formula="of:=[.N65]/[.K65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67" table:style-name="ce4">
            <text:p>67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.4666666666666668" table:formula="of:=[.S65]/[.$R65]" table:style-name="ce10">
            <text:p>4,47</text:p>
          </table:table-cell>
          <table:table-cell office:value-type="float" office:value="0.26666666666666666" table:formula="of:=[.T65]/[.$R65]" table:style-name="ce10">
            <text:p>0,27</text:p>
          </table:table-cell>
          <table:table-cell office:value-type="float" office:value="0" table:formula="of:=[.U65]/[.$R65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22" table:style-name="ce4">
            <text:p>2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4">
            <text:p>Sea Stalk</text:p>
          </table:table-cell>
          <table:table-cell office:value-type="float" office:value="1.2" table:style-name="ce4">
            <text:p>1,2</text:p>
          </table:table-cell>
          <table:table-cell table:style-name="ce4"/>
          <table:table-cell office:value-type="string" table:style-name="ce8">
            <text:p>Tidespray Linen Belt</text:p>
          </table:table-cell>
          <table:table-cell office:value-type="float" office:value="1" table:style-name="ce4">
            <text:p>1</text:p>
          </table:table-cell>
          <table:table-cell office:value-type="float" office:value="26" table:formula="of:=13*[.B$17]" table:style-name="ce4">
            <text:p>26</text:p>
          </table:table-cell>
          <table:table-cell table:style-name="ce4"/>
          <table:table-cell office:value-type="float" office:value="-26" table:formula="of:=[.G66]-[.F66]" table:style-name="ce4">
            <text:p>-26</text:p>
          </table:table-cell>
          <table:table-cell office:value-type="float" office:value="5.3999999999999986" table:formula="of:=[.F66]-([.V66]*[.B$37]+[.W66]*[.B$38]+[.X66]*[.B$39])" table:style-name="ce4">
            <text:p>5,4</text:p>
          </table:table-cell>
          <table:table-cell office:value-type="float" office:value="22.266666666666666" table:formula="of:=[.F66]-(([.Z66]/[.Y66])*[.B$3]+([.AA66]/[.Y66])*[.B$17])" table:style-name="ce4">
            <text:p>22,26666667</text:p>
          </table:table-cell>
          <table:table-cell office:value-type="float" office:value="30" table:style-name="ce4">
            <text:p>3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percentage" office:value="0.9" table:formula="of:=[.L66]/[.K66]" table:style-name="ce9">
            <text:p>90,00%</text:p>
          </table:table-cell>
          <table:table-cell office:value-type="percentage" office:value="0.1" table:formula="of:=[.M66]/[.K66]" table:style-name="ce9">
            <text:p>10,00%</text:p>
          </table:table-cell>
          <table:table-cell office:value-type="percentage" office:value="0" table:formula="of:=[.N66]/[.K66]" table:style-name="ce9">
            <text:p>0,00%</text:p>
          </table:table-cell>
          <table:table-cell office:value-type="float" office:value="15" table:style-name="ce4">
            <text:p>15</text:p>
          </table:table-cell>
          <table:table-cell office:value-type="float" office:value="83" table:style-name="ce4">
            <text:p>83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.5333333333333332" table:formula="of:=[.S66]/[.$R66]" table:style-name="ce10">
            <text:p>5,53</text:p>
          </table:table-cell>
          <table:table-cell office:value-type="float" office:value="0.2" table:formula="of:=[.T66]/[.$R66]" table:style-name="ce10">
            <text:p>0,20</text:p>
          </table:table-cell>
          <table:table-cell office:value-type="float" office:value="0" table:formula="of:=[.U66]/[.$R66]" table:style-name="ce10">
            <text:p>0,00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float" office:value="28" table:style-name="ce4">
            <text:p>28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4">
            <text:p>Siren's Pollen</text:p>
          </table:table-cell>
          <table:table-cell office:value-type="float" office:value="1.6" table:style-name="ce4">
            <text:p>1,6</text:p>
          </table:table-cell>
          <table:table-cell table:number-columns-repeated="25" table:style-name="ce4"/>
          <table:table-cell table:number-columns-repeated="2" table:style-name="ce11"/>
          <table:table-cell table:number-columns-repeated="16355" table:style-name="ce4"/>
        </table:table-row>
        <table:table-row table:style-name="ro1">
          <table:table-cell office:value-type="string" table:style-name="ce4">
            <text:p>Star Moss</text:p>
          </table:table-cell>
          <table:table-cell office:value-type="float" office:value="6" table:style-name="ce4">
            <text:p>6</text:p>
          </table:table-cell>
          <table:table-cell table:style-name="ce4"/>
          <table:table-cell office:value-type="string" table:style-name="ce16">
            <text:p>Honorable Combatant's Satin Pan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5*[.B$18]+6*[.B$3]" table:style-name="ce4">
            <text:p>0</text:p>
          </table:table-cell>
          <table:table-cell table:style-name="ce4"/>
          <table:table-cell office:value-type="float" office:value="0" table:formula="of:=[.G68]-[.F68]" table:style-name="ce4">
            <text:p>0</text:p>
          </table:table-cell>
          <table:table-cell office:value-type="float" office:value="-49.333333333333329" table:formula="of:=[.F68]-([.V68]*[.B$37]+[.W68]*[.B$38]+[.X68]*[.B$39])" table:style-name="ce4">
            <text:p>-49,33333333</text:p>
          </table:table-cell>
          <table:table-cell office:value-type="float" office:value="0" table:formula="of:=[.F68]-(([.Z68]/[.Y68])*[.B$3]+([.AB68]/[.Y68])*[.B$18]+([.AC68]/[.Y68])*[.B$19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percentage" office:value="0" table:formula="of:=[.L68]/[.K68]" table:style-name="ce9">
            <text:p>0,00%</text:p>
          </table:table-cell>
          <table:table-cell office:value-type="percentage" office:value="0.9" table:formula="of:=[.M68]/[.K68]" table:style-name="ce9">
            <text:p>90,00%</text:p>
          </table:table-cell>
          <table:table-cell office:value-type="percentage" office:value="0.1" table:formula="of:=[.N68]/[.K68]" table:style-name="ce9">
            <text:p>10,00%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office:value-type="float" office:value="21" table:style-name="ce4">
            <text:p>21</text:p>
          </table:table-cell>
          <table:table-cell office:value-type="float" office:value="2" table:style-name="ce4">
            <text:p>2</text:p>
          </table:table-cell>
          <table:table-cell office:value-type="float" office:value="1.3333333333333333" table:formula="of:=[.S68]/[.$R68]" table:style-name="ce10">
            <text:p>1,33</text:p>
          </table:table-cell>
          <table:table-cell office:value-type="float" office:value="1.4" table:formula="of:=[.T68]/[.$R68]" table:style-name="ce10">
            <text:p>1,40</text:p>
          </table:table-cell>
          <table:table-cell office:value-type="float" office:value="0.13333333333333333" table:formula="of:=[.U68]/[.$R68]" table:style-name="ce10">
            <text:p>0,13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float" office:value="189" table:style-name="ce4">
            <text:p>189</text:p>
          </table:table-cell>
          <table:table-cell office:value-type="float" office:value="92" table:style-name="ce4">
            <text:p>92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4">
            <text:p>Zin'anthid</text:p>
          </table:table-cell>
          <table:table-cell office:value-type="float" office:value="2.2999999999999998" table:style-name="ce4">
            <text:p>2,3</text:p>
          </table:table-cell>
          <table:table-cell table:style-name="ce4"/>
          <table:table-cell office:value-type="string" table:style-name="ce16">
            <text:p>Honorable Combatant's Satin Mitten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5*[.B$18]+3*[.B$3]" table:style-name="ce4">
            <text:p>0</text:p>
          </table:table-cell>
          <table:table-cell table:style-name="ce4"/>
          <table:table-cell office:value-type="float" office:value="0" table:formula="of:=[.G69]-[.F69]" table:style-name="ce4">
            <text:p>0</text:p>
          </table:table-cell>
          <table:table-cell office:value-type="float" office:value="-53.4" table:formula="of:=[.F69]-([.V69]*[.B$37]+[.W69]*[.B$38]+[.X69]*[.B$39])" table:style-name="ce4">
            <text:p>-53,4</text:p>
          </table:table-cell>
          <table:table-cell office:value-type="float" office:value="0" table:formula="of:=[.F69]-(([.Z69]/[.Y69])*[.B$3]+([.AB69]/[.Y69])*[.B$18]+([.AC69]/[.Y69])*[.B$19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2" table:style-name="ce4">
            <text:p>22</text:p>
          </table:table-cell>
          <table:table-cell office:value-type="float" office:value="8" table:style-name="ce4">
            <text:p>8</text:p>
          </table:table-cell>
          <table:table-cell office:value-type="percentage" office:value="0" table:formula="of:=[.L69]/[.K69]" table:style-name="ce9">
            <text:p>0,00%</text:p>
          </table:table-cell>
          <table:table-cell office:value-type="percentage" office:value="0.73333333333333328" table:formula="of:=[.M69]/[.K69]" table:style-name="ce9">
            <text:p>73,33%</text:p>
          </table:table-cell>
          <table:table-cell office:value-type="percentage" office:value="0.26666666666666666" table:formula="of:=[.N69]/[.K69]" table:style-name="ce9">
            <text:p>26,67%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float" office:value="1.1333333333333333" table:formula="of:=[.S69]/[.$R69]" table:style-name="ce10">
            <text:p>1,13</text:p>
          </table:table-cell>
          <table:table-cell office:value-type="float" office:value="1.2" table:formula="of:=[.T69]/[.$R69]" table:style-name="ce10">
            <text:p>1,20</text:p>
          </table:table-cell>
          <table:table-cell office:value-type="float" office:value="0.2" table:formula="of:=[.U69]/[.$R69]" table:style-name="ce10">
            <text:p>0,20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string" table:style-name="ce11">
            <text:p>X</text:p>
          </table:table-cell>
          <table:table-cell office:value-type="float" office:value="77" table:style-name="ce4">
            <text:p>77</text:p>
          </table:table-cell>
          <table:table-cell office:value-type="float" office:value="44" table:style-name="ce4">
            <text:p>44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13">
            <text:p>Anchor Weed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16">
            <text:p>Honorable Combatant's Satin Cloak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5*[.B$18]+3*[.B$3]" table:style-name="ce4">
            <text:p>0</text:p>
          </table:table-cell>
          <table:table-cell table:style-name="ce4"/>
          <table:table-cell office:value-type="float" office:value="0" table:formula="of:=[.G70]-[.F70]" table:style-name="ce4">
            <text:p>0</text:p>
          </table:table-cell>
          <table:table-cell office:value-type="float" office:value="-52.466666666666669" table:formula="of:=[.F70]-([.V70]*[.B$37]+[.W70]*[.B$38]+[.X70]*[.B$39])" table:style-name="ce4">
            <text:p>-52,46666667</text:p>
          </table:table-cell>
          <table:table-cell office:value-type="float" office:value="0" table:formula="of:=[.F70]-(([.Z70]/[.Y70])*[.B$3]+([.AB70]/[.Y70])*[.B$18]+([.AC70]/[.Y70])*[.B$19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office:value-type="float" office:value="7" table:style-name="ce4">
            <text:p>7</text:p>
          </table:table-cell>
          <table:table-cell office:value-type="percentage" office:value="0" table:formula="of:=[.L70]/[.K70]" table:style-name="ce9">
            <text:p>0,00%</text:p>
          </table:table-cell>
          <table:table-cell office:value-type="percentage" office:value="0.76666666666666672" table:formula="of:=[.M70]/[.K70]" table:style-name="ce9">
            <text:p>76,67%</text:p>
          </table:table-cell>
          <table:table-cell office:value-type="percentage" office:value="0.23333333333333334" table:formula="of:=[.N70]/[.K70]" table:style-name="ce9">
            <text:p>23,33%</text:p>
          </table:table-cell>
          <table:table-cell office:value-type="float" office:value="15" table:style-name="ce4">
            <text:p>15</text:p>
          </table:table-cell>
          <table:table-cell office:value-type="float" office:value="19" table:style-name="ce4">
            <text:p>19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float" office:value="1.2666666666666666" table:formula="of:=[.S70]/[.$R70]" table:style-name="ce10">
            <text:p>1,27</text:p>
          </table:table-cell>
          <table:table-cell office:value-type="float" office:value="1.1333333333333333" table:formula="of:=[.T70]/[.$R70]" table:style-name="ce10">
            <text:p>1,13</text:p>
          </table:table-cell>
          <table:table-cell office:value-type="float" office:value="0.2" table:formula="of:=[.U70]/[.$R70]" table:style-name="ce10">
            <text:p>0,20</text:p>
          </table:table-cell>
          <table:table-cell office:value-type="float" office:value="15" table:style-name="ce4">
            <text:p>15</text:p>
          </table:table-cell>
          <table:table-cell office:value-type="float" office:value="3" table:style-name="ce4">
            <text:p>3</text:p>
          </table:table-cell>
          <table:table-cell office:value-type="string" table:style-name="ce11">
            <text:p>X</text:p>
          </table:table-cell>
          <table:table-cell office:value-type="float" office:value="85" table:style-name="ce4">
            <text:p>85</text:p>
          </table:table-cell>
          <table:table-cell office:value-type="float" office:value="51" table:style-name="ce4">
            <text:p>51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table:number-columns-repeated="3" table:style-name="ce4"/>
          <table:table-cell office:value-type="string" table:style-name="ce16">
            <text:p>Honorable Combatant's Satin Bracer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8*[.B$18]+2*[.B$3]" table:style-name="ce4">
            <text:p>0</text:p>
          </table:table-cell>
          <table:table-cell table:style-name="ce4"/>
          <table:table-cell office:value-type="float" office:value="0" table:formula="of:=[.G71]-[.F71]" table:style-name="ce4">
            <text:p>0</text:p>
          </table:table-cell>
          <table:table-cell office:value-type="float" office:value="-45.333333333333329" table:formula="of:=[.F71]-([.V71]*[.B$37]+[.W71]*[.B$38]+[.X71]*[.B$39])" table:style-name="ce4">
            <text:p>-45,33333333</text:p>
          </table:table-cell>
          <table:table-cell office:value-type="float" office:value="0" table:formula="of:=[.F71]-(([.Z71]/[.Y71])*[.B$3]+([.AB71]/[.Y71])*[.B$18]+([.AC71]/[.Y71])*[.B$19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4" table:style-name="ce4">
            <text:p>4</text:p>
          </table:table-cell>
          <table:table-cell office:value-type="percentage" office:value="0" table:formula="of:=[.L71]/[.K71]" table:style-name="ce9">
            <text:p>0,00%</text:p>
          </table:table-cell>
          <table:table-cell office:value-type="percentage" office:value="0.8666666666666667" table:formula="of:=[.M71]/[.K71]" table:style-name="ce9">
            <text:p>86,67%</text:p>
          </table:table-cell>
          <table:table-cell office:value-type="percentage" office:value="0.13333333333333333" table:formula="of:=[.N71]/[.K71]" table:style-name="ce9">
            <text:p>13,33%</text:p>
          </table:table-cell>
          <table:table-cell office:value-type="float" office:value="15" table:style-name="ce4">
            <text:p>15</text:p>
          </table:table-cell>
          <table:table-cell office:value-type="float" office:value="20" table:style-name="ce4">
            <text:p>20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float" office:value="1.3333333333333333" table:formula="of:=[.S71]/[.$R71]" table:style-name="ce10">
            <text:p>1,33</text:p>
          </table:table-cell>
          <table:table-cell office:value-type="float" office:value="1.2" table:formula="of:=[.T71]/[.$R71]" table:style-name="ce10">
            <text:p>1,20</text:p>
          </table:table-cell>
          <table:table-cell office:value-type="float" office:value="0.13333333333333333" table:formula="of:=[.U71]/[.$R71]" table:style-name="ce10">
            <text:p>0,13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string" table:style-name="ce11">
            <text:p>X</text:p>
          </table:table-cell>
          <table:table-cell office:value-type="float" office:value="73" table:style-name="ce4">
            <text:p>73</text:p>
          </table:table-cell>
          <table:table-cell office:value-type="float" office:value="29" table:style-name="ce4">
            <text:p>29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2">
            <text:p>Fish</text:p>
          </table:table-cell>
          <table:table-cell table:number-columns-repeated="2" table:style-name="ce4"/>
          <table:table-cell office:value-type="string" table:style-name="ce16">
            <text:p>Honorable Combatant's Satin Boo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5*[.B$18]+3*[.B$3]" table:style-name="ce4">
            <text:p>0</text:p>
          </table:table-cell>
          <table:table-cell table:style-name="ce4"/>
          <table:table-cell office:value-type="float" office:value="0" table:formula="of:=[.G72]-[.F72]" table:style-name="ce4">
            <text:p>0</text:p>
          </table:table-cell>
          <table:table-cell office:value-type="float" office:value="-47.399999999999991" table:formula="of:=[.F72]-([.V72]*[.B$37]+[.W72]*[.B$38]+[.X72]*[.B$39])" table:style-name="ce4">
            <text:p>-47,4</text:p>
          </table:table-cell>
          <table:table-cell office:value-type="float" office:value="0" table:formula="of:=[.F72]-(([.Z72]/[.Y72])*[.B$3]+([.AB72]/[.Y72])*[.B$18]+([.AC72]/[.Y72])*[.B$19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percentage" office:value="0" table:formula="of:=[.L72]/[.K72]" table:style-name="ce9">
            <text:p>0,00%</text:p>
          </table:table-cell>
          <table:table-cell office:value-type="percentage" office:value="0.9" table:formula="of:=[.M72]/[.K72]" table:style-name="ce9">
            <text:p>90,00%</text:p>
          </table:table-cell>
          <table:table-cell office:value-type="percentage" office:value="0.1" table:formula="of:=[.N72]/[.K72]" table:style-name="ce9">
            <text:p>10,00%</text:p>
          </table:table-cell>
          <table:table-cell office:value-type="float" office:value="15" table:style-name="ce4">
            <text:p>15</text:p>
          </table:table-cell>
          <table:table-cell office:value-type="float" office:value="17" table:style-name="ce4">
            <text:p>17</text:p>
          </table:table-cell>
          <table:table-cell office:value-type="float" office:value="20" table:style-name="ce4">
            <text:p>20</text:p>
          </table:table-cell>
          <table:table-cell office:value-type="float" office:value="2" table:style-name="ce4">
            <text:p>2</text:p>
          </table:table-cell>
          <table:table-cell office:value-type="float" office:value="1.1333333333333333" table:formula="of:=[.S72]/[.$R72]" table:style-name="ce10">
            <text:p>1,13</text:p>
          </table:table-cell>
          <table:table-cell office:value-type="float" office:value="1.3333333333333333" table:formula="of:=[.T72]/[.$R72]" table:style-name="ce10">
            <text:p>1,33</text:p>
          </table:table-cell>
          <table:table-cell office:value-type="float" office:value="0.13333333333333333" table:formula="of:=[.U72]/[.$R72]" table:style-name="ce10">
            <text:p>0,13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float" office:value="80" table:style-name="ce4">
            <text:p>80</text:p>
          </table:table-cell>
          <table:table-cell office:value-type="float" office:value="43" table:style-name="ce4">
            <text:p>43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4">
            <text:p>Frenzied Fangtooth</text:p>
          </table:table-cell>
          <table:table-cell table:number-columns-repeated="2" table:style-name="ce4"/>
          <table:table-cell office:value-type="string" table:style-name="ce16">
            <text:p>Honorable Combatant's Satin Belt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5*[.B$18]+3*[.B$3]" table:style-name="ce4">
            <text:p>0</text:p>
          </table:table-cell>
          <table:table-cell table:style-name="ce4"/>
          <table:table-cell office:value-type="float" office:value="0" table:formula="of:=[.G73]-[.F73]" table:style-name="ce4">
            <text:p>0</text:p>
          </table:table-cell>
          <table:table-cell office:value-type="float" office:value="-92.799999999999983" table:formula="of:=[.F73]-([.V73]*[.B$37]+[.W73]*[.B$38]+[.X73]*[.B$39])" table:style-name="ce4">
            <text:p>-92,8</text:p>
          </table:table-cell>
          <table:table-cell office:value-type="float" office:value="0" table:formula="of:=[.F73]-(([.Z73]/[.Y73])*[.B$3]+([.AB73]/[.Y73])*[.B$18]+([.AC73]/[.Y73])*[.B$19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6" table:style-name="ce4">
            <text:p>6</text:p>
          </table:table-cell>
          <table:table-cell office:value-type="percentage" office:value="0" table:formula="of:=[.L73]/[.K73]" table:style-name="ce9">
            <text:p>0,00%</text:p>
          </table:table-cell>
          <table:table-cell office:value-type="percentage" office:value="0.8" table:formula="of:=[.M73]/[.K73]" table:style-name="ce9">
            <text:p>80,00%</text:p>
          </table:table-cell>
          <table:table-cell office:value-type="percentage" office:value="0.2" table:formula="of:=[.N73]/[.K73]" table:style-name="ce9">
            <text:p>20,00%</text:p>
          </table:table-cell>
          <table:table-cell office:value-type="float" office:value="15" table:style-name="ce4">
            <text:p>15</text:p>
          </table:table-cell>
          <table:table-cell office:value-type="float" office:value="34" table:style-name="ce4">
            <text:p>34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4">
            <text:p>5</text:p>
          </table:table-cell>
          <table:table-cell office:value-type="float" office:value="2.2666666666666666" table:formula="of:=[.S73]/[.$R73]" table:style-name="ce10">
            <text:p>2,27</text:p>
          </table:table-cell>
          <table:table-cell office:value-type="float" office:value="2.1333333333333333" table:formula="of:=[.T73]/[.$R73]" table:style-name="ce10">
            <text:p>2,13</text:p>
          </table:table-cell>
          <table:table-cell office:value-type="float" office:value="0.33333333333333331" table:formula="of:=[.U73]/[.$R73]" table:style-name="ce10">
            <text:p>0,33</text:p>
          </table:table-cell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float" office:value="81" table:style-name="ce4">
            <text:p>81</text:p>
          </table:table-cell>
          <table:table-cell office:value-type="float" office:value="54" table:style-name="ce4">
            <text:p>54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4">
            <text:p>Great Sea Catfish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Lane Snapper</text:p>
          </table:table-cell>
          <table:table-cell table:number-columns-repeated="2" table:style-name="ce4"/>
          <table:table-cell office:value-type="string" table:style-name="ce16">
            <text:p>Embroidered Deep Sea Cloak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5*[.B$19]+12*[.B$18]+3*[.B$3]" table:style-name="ce4">
            <text:p>0</text:p>
          </table:table-cell>
          <table:table-cell table:style-name="ce4"/>
          <table:table-cell office:value-type="float" office:value="0" table:formula="of:=[.G75]-[.F75]" table:style-name="ce4">
            <text:p>0</text:p>
          </table:table-cell>
          <table:table-cell office:value-type="float" office:value="-42.266666666666666" table:formula="of:=[.F75]-([.V75]*[.B$37]+[.W75]*[.B$38]+[.X75]*[.B$39])" table:style-name="ce4">
            <text:p>-42,26666667</text:p>
          </table:table-cell>
          <table:table-cell office:value-type="float" office:value="0" table:formula="of:=[.F75]-(([.Z75]/[.Y75])*[.B$3]+([.AB75]/[.Y75])*[.B$18]+([.AC75]/[.Y75])*[.B$19])" table:style-name="ce4">
            <text:p>0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4" table:style-name="ce4">
            <text:p>4</text:p>
          </table:table-cell>
          <table:table-cell office:value-type="percentage" office:value="0" table:formula="of:=[.L75]/[.K75]" table:style-name="ce9">
            <text:p>0,00%</text:p>
          </table:table-cell>
          <table:table-cell office:value-type="percentage" office:value="0.8666666666666667" table:formula="of:=[.M75]/[.K75]" table:style-name="ce9">
            <text:p>86,67%</text:p>
          </table:table-cell>
          <table:table-cell office:value-type="percentage" office:value="0.13333333333333333" table:formula="of:=[.N75]/[.K75]" table:style-name="ce9">
            <text:p>13,33%</text:p>
          </table:table-cell>
          <table:table-cell office:value-type="float" office:value="15" table:style-name="ce4">
            <text:p>15</text:p>
          </table:table-cell>
          <table:table-cell office:value-type="float" office:value="18" table:style-name="ce4">
            <text:p>18</text:p>
          </table:table-cell>
          <table:table-cell office:value-type="float" office:value="16" table:style-name="ce4">
            <text:p>16</text:p>
          </table:table-cell>
          <table:table-cell office:value-type="float" office:value="2" table:style-name="ce4">
            <text:p>2</text:p>
          </table:table-cell>
          <table:table-cell office:value-type="float" office:value="1.2" table:formula="of:=[.S75]/[.$R75]" table:style-name="ce10">
            <text:p>1,20</text:p>
          </table:table-cell>
          <table:table-cell office:value-type="float" office:value="1.0666666666666667" table:formula="of:=[.T75]/[.$R75]" table:style-name="ce10">
            <text:p>1,07</text:p>
          </table:table-cell>
          <table:table-cell office:value-type="float" office:value="0.13333333333333333" table:formula="of:=[.U75]/[.$R75]" table:style-name="ce10">
            <text:p>0,13</text:p>
          </table:table-cell>
          <table:table-cell office:value-type="float" office:value="15" table:style-name="ce4">
            <text:p>15</text:p>
          </table:table-cell>
          <table:table-cell office:value-type="float" office:value="4" table:style-name="ce4">
            <text:p>4</text:p>
          </table:table-cell>
          <table:table-cell office:value-type="string" table:style-name="ce11">
            <text:p>X</text:p>
          </table:table-cell>
          <table:table-cell office:value-type="float" office:value="89" table:style-name="ce4">
            <text:p>89</text:p>
          </table:table-cell>
          <table:table-cell office:value-type="float" office:value="50" table:style-name="ce4">
            <text:p>50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4">
            <text:p>Redtail Loach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Sand Shifter</text:p>
          </table:table-cell>
          <table:table-cell table:number-columns-repeated="2" table:style-name="ce4"/>
          <table:table-cell office:value-type="string" table:style-name="ce16">
            <text:p>Embroidered Deep Sea Satin (craft)</text:p>
          </table:table-cell>
          <table:table-cell office:value-type="float" office:value="1" table:style-name="ce4">
            <text:p>1</text:p>
          </table:table-cell>
          <table:table-cell office:value-type="float" office:value="2" table:formula="of:=1*[.B$17]+1*[.B$18]" table:style-name="ce4">
            <text:p>2</text:p>
          </table:table-cell>
          <table:table-cell table:style-name="ce4"/>
          <table:table-cell office:value-type="float" office:value="-2" table:formula="of:=[.G77]-[.F77]" table:style-name="ce4">
            <text:p>-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4">
            <text:p>Slimy Mackerel</text:p>
          </table:table-cell>
          <table:table-cell table:number-columns-repeated="2" table:style-name="ce4"/>
          <table:table-cell office:value-type="string" table:style-name="ce16">
            <text:p>Deep Sea Bag</text:p>
          </table:table-cell>
          <table:table-cell office:value-type="float" office:value="1" table:style-name="ce4">
            <text:p>1</text:p>
          </table:table-cell>
          <table:table-cell office:value-type="float" office:value="30" table:formula="of:=30*[.B$18]+15*[.B$17]" table:style-name="ce4">
            <text:p>30</text:p>
          </table:table-cell>
          <table:table-cell table:style-name="ce4"/>
          <table:table-cell office:value-type="float" office:value="-30" table:formula="of:=[.G78]-[.F78]" table:style-name="ce4">
            <text:p>-3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5" table:style-name="ce11"/>
          <table:table-cell table:number-columns-repeated="16350"/>
        </table:table-row>
        <table:table-row table:style-name="ro1">
          <table:table-cell office:value-type="string" table:style-name="ce4">
            <text:p>Tiragarde Perch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13">
            <text:p>Midnight Salmon</text:p>
          </table:table-cell>
          <table:table-cell table:number-columns-repeated="2" table:style-name="ce4"/>
          <table:table-cell office:value-type="string" table:style-name="ce15">
            <text:p>Imbued Deep Sea Glov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5*[.B$19]+45*[.B$18]+40*[.B$3]+25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55" table:style-name="ce4"/>
        </table:table-row>
        <table:table-row table:style-name="ro1">
          <table:table-cell table:number-columns-repeated="3" table:style-name="ce4"/>
          <table:table-cell office:value-type="string" table:style-name="ce15">
            <text:p>Imbued Deep Sea Breech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0*[.B$19]+55*[.B$18]+50*[.B$3]+25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5" table:style-name="ce14"/>
          <table:table-cell table:number-columns-repeated="16350" table:style-name="ce4"/>
        </table:table-row>
        <table:table-row table:style-name="ro1">
          <table:table-cell office:value-type="string" table:style-name="ce2">
            <text:p>Meat</text:p>
          </table:table-cell>
          <table:table-cell table:number-columns-repeated="2" table:style-name="ce4"/>
          <table:table-cell office:value-type="string" table:style-name="ce15">
            <text:p>Emblazoned Deep Sea Glov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19]+50*[.B$18]+50*[.B$3]+250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5" table:style-name="ce14"/>
          <table:table-cell table:number-columns-repeated="16350" table:style-name="ce4"/>
        </table:table-row>
        <table:table-row table:style-name="ro1">
          <table:table-cell office:value-type="string" table:style-name="ce4">
            <text:p>Briny Flesh</text:p>
          </table:table-cell>
          <table:table-cell table:number-columns-repeated="2" table:style-name="ce4"/>
          <table:table-cell office:value-type="string" table:style-name="ce15">
            <text:p>Embroidered Deep Sea Glov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0*[.B$19]+40*[.B$18]+30*[.B$3]+15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5" table:style-name="ce14"/>
          <table:table-cell table:number-columns-repeated="16350" table:style-name="ce4"/>
        </table:table-row>
        <table:table-row table:style-name="ro1">
          <table:table-cell office:value-type="string" table:style-name="ce4">
            <text:p>Cursed Haunch</text:p>
          </table:table-cell>
          <table:table-cell table:number-columns-repeated="2" table:style-name="ce4"/>
          <table:table-cell office:value-type="string" table:style-name="ce15">
            <text:p>Embroidered Deep Sea Breech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5*[.B$19]+45*[.B$18]+40*[.B$3]+15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5" table:style-name="ce14"/>
          <table:table-cell table:number-columns-repeated="16350" table:style-name="ce4"/>
        </table:table-row>
        <table:table-row table:style-name="ro1">
          <table:table-cell office:value-type="string" table:style-name="ce4">
            <text:p>Stringy Loins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Thick Paleo Steak</text:p>
          </table:table-cell>
          <table:table-cell table:number-columns-repeated="16383" table:style-name="ce4"/>
        </table:table-row>
        <table:table-row table:style-name="ro1">
          <table:table-cell office:value-type="string" table:style-name="ce4">
            <text:p>Meaty Haunch</text:p>
          </table:table-cell>
          <table:table-cell table:number-columns-repeated="2" table:style-name="ce4"/>
          <table:table-cell office:value-type="string" table:style-name="ce2">
            <text:p>BS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DE profit</text:p>
          </table:table-cell>
          <table:table-cell office:value-type="string" table:style-name="ce2">
            <text:p>Scrapp profit</text:p>
          </table:table-cell>
          <table:table-cell office:value-type="string" table:style-name="ce2">
            <text:p># of items</text:p>
          </table:table-cell>
          <table:table-cell office:value-type="string" table:style-name="ce5">
            <text:p># of common</text:p>
          </table:table-cell>
          <table:table-cell office:value-type="string" table:style-name="ce6">
            <text:p># of blues</text:p>
          </table:table-cell>
          <table:table-cell office:value-type="string" table:style-name="ce7">
            <text:p># of epics</text:p>
          </table:table-cell>
          <table:table-cell office:value-type="string" table:style-name="ce2">
            <text:p>% of commons</text:p>
          </table:table-cell>
          <table:table-cell office:value-type="string" table:style-name="ce2">
            <text:p>% of blue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# of DE items</text:p>
          </table:table-cell>
          <table:table-cell office:value-type="string" table:style-name="ce2">
            <text:p># DE [<text:span text:style-name="T4">dust</text:span>]</text:p>
          </table:table-cell>
          <table:table-cell office:value-type="string" table:style-name="ce2">
            <text:p># DE [<text:span text:style-name="T2">blues</text:span>]</text:p>
          </table:table-cell>
          <table:table-cell office:value-type="string" table:style-name="ce2">
            <text:p># DE [<text:span text:style-name="T3">epics</text:span>]</text:p>
          </table:table-cell>
          <table:table-cell office:value-type="string" table:style-name="ce2">
            <text:p>[<text:span text:style-name="T4">dust</text:span>] / item</text:p>
          </table:table-cell>
          <table:table-cell office:value-type="string" table:style-name="ce2">
            <text:p>[<text:span text:style-name="T2">blues</text:span>] / item</text:p>
          </table:table-cell>
          <table:table-cell office:value-type="string" table:style-name="ce2">
            <text:p>[<text:span text:style-name="T3">epics</text:span>] / item</text:p>
          </table:table-cell>
          <table:table-cell office:value-type="string" table:style-name="ce2">
            <text:p>Scrapp amount</text:p>
          </table:table-cell>
          <table:table-cell office:value-type="string" table:style-name="ce3">
            <text:p>Expulsom</text:p>
          </table:table-cell>
          <table:table-cell office:value-type="string" table:style-name="ce2">
            <text:p>Monelite Ore</text:p>
          </table:table-cell>
          <table:table-cell table:number-columns-repeated="2" table:style-name="ce2"/>
          <table:table-cell table:number-columns-repeated="2" table:style-name="ce5"/>
          <table:table-cell table:style-name="ce3"/>
          <table:table-cell table:style-name="ce2"/>
          <table:table-cell table:style-name="ce5"/>
          <table:table-cell table:style-name="ce2"/>
          <table:table-cell table:style-name="ce5"/>
          <table:table-cell table:style-name="ce3"/>
          <table:table-cell table:number-columns-repeated="16347"/>
        </table:table-row>
        <table:table-row table:style-name="ro1">
          <table:table-cell table:number-columns-repeated="3" table:style-name="ce4"/>
          <table:table-cell office:value-type="string" table:style-name="ce8">
            <text:p>Monel-Hardened Waistguard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4*[.B$59]" table:style-name="ce4">
            <text:p>0</text:p>
          </table:table-cell>
          <table:table-cell table:style-name="ce4"/>
          <table:table-cell office:value-type="float" office:value="0" table:formula="of:=[.G88]-[.F88]" table:style-name="ce4">
            <text:p>0</text:p>
          </table:table-cell>
          <table:table-cell office:value-type="float" office:value="-19.299999999999997" table:formula="of:=[.F88]-([.V88]*[.B$37]+[.W88]*[.B$38]+[.X88]*[.B$39])" table:style-name="ce4">
            <text:p>-19,3</text:p>
          </table:table-cell>
          <table:table-cell office:value-type="float" office:value="0" table:formula="of:=[.F88]-(([.Z88]/[.Y88])*[.B$3]+([.AA88]/[.Y88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percentage" office:value="0.8" table:formula="of:=[.L88]/[.K88]" table:style-name="ce9">
            <text:p>80,00%</text:p>
          </table:table-cell>
          <table:table-cell office:value-type="percentage" office:value="0.2" table:formula="of:=[.M88]/[.K88]" table:style-name="ce9">
            <text:p>20,00%</text:p>
          </table:table-cell>
          <table:table-cell office:value-type="percentage" office:value="0" table:formula="of:=[.N88]/[.K88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51" table:style-name="ce4">
            <text:p>51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.0999999999999996" table:formula="of:=[.S88]/[.$R88]" table:style-name="ce10">
            <text:p>5,10</text:p>
          </table:table-cell>
          <table:table-cell office:value-type="float" office:value="0.2" table:formula="of:=[.T88]/[.$R88]" table:style-name="ce10">
            <text:p>0,20</text:p>
          </table:table-cell>
          <table:table-cell office:value-type="float" office:value="0" table:formula="of:=[.U88]/[.$R88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2" table:style-name="ce4">
            <text:p>12</text:p>
          </table:table-cell>
          <table:table-cell table:number-columns-repeated="16357" table:style-name="ce4"/>
        </table:table-row>
        <table:table-row table:style-name="ro1">
          <table:table-cell table:number-columns-repeated="3" table:style-name="ce4"/>
          <table:table-cell office:value-type="string" table:style-name="ce8">
            <text:p>Monel-Hardened Shield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8*[.B$59]" table:style-name="ce4">
            <text:p>0</text:p>
          </table:table-cell>
          <table:table-cell table:style-name="ce4"/>
          <table:table-cell office:value-type="float" office:value="0" table:formula="of:=[.G89]-[.F89]" table:style-name="ce4">
            <text:p>0</text:p>
          </table:table-cell>
          <table:table-cell office:value-type="float" office:value="-22.9" table:formula="of:=[.F89]-([.V89]*[.B$37]+[.W89]*[.B$38]+[.X89]*[.B$39])" table:style-name="ce4">
            <text:p>-22,9</text:p>
          </table:table-cell>
          <table:table-cell office:value-type="float" office:value="0" table:formula="of:=[.F89]-(([.Z89]/[.Y89])*[.B$3]+([.AA89]/[.Y89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percentage" office:value="0.85" table:formula="of:=[.L89]/[.K89]" table:style-name="ce9">
            <text:p>85,00%</text:p>
          </table:table-cell>
          <table:table-cell office:value-type="percentage" office:value="0.15" table:formula="of:=[.M89]/[.K89]" table:style-name="ce9">
            <text:p>15,00%</text:p>
          </table:table-cell>
          <table:table-cell office:value-type="percentage" office:value="0" table:formula="of:=[.N89]/[.K89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63" table:style-name="ce4">
            <text:p>6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3" table:formula="of:=[.S89]/[.$R89]" table:style-name="ce10">
            <text:p>6,30</text:p>
          </table:table-cell>
          <table:table-cell office:value-type="float" office:value="0.2" table:formula="of:=[.T89]/[.$R89]" table:style-name="ce10">
            <text:p>0,20</text:p>
          </table:table-cell>
          <table:table-cell office:value-type="float" office:value="0" table:formula="of:=[.U89]/[.$R89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table:number-columns-repeated="16357" table:style-name="ce4"/>
        </table:table-row>
        <table:table-row table:style-name="ro1">
          <table:table-cell table:number-columns-repeated="3" table:style-name="ce4"/>
          <table:table-cell office:value-type="string" table:style-name="ce8">
            <text:p>Monel-Hardened Shank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4*[.B$59]" table:style-name="ce4">
            <text:p>0</text:p>
          </table:table-cell>
          <table:table-cell table:style-name="ce4"/>
          <table:table-cell office:value-type="float" office:value="0" table:formula="of:=[.G90]-[.F90]" table:style-name="ce4">
            <text:p>0</text:p>
          </table:table-cell>
          <table:table-cell office:value-type="float" office:value="-21.1" table:formula="of:=[.F90]-([.V90]*[.B$37]+[.W90]*[.B$38]+[.X90]*[.B$39])" table:style-name="ce4">
            <text:p>-21,1</text:p>
          </table:table-cell>
          <table:table-cell office:value-type="float" office:value="0" table:formula="of:=[.F90]-(([.Z90]/[.Y90])*[.B$3]+([.AA90]/[.Y90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percentage" office:value="0.8" table:formula="of:=[.L90]/[.K90]" table:style-name="ce9">
            <text:p>80,00%</text:p>
          </table:table-cell>
          <table:table-cell office:value-type="percentage" office:value="0.2" table:formula="of:=[.M90]/[.K90]" table:style-name="ce9">
            <text:p>20,00%</text:p>
          </table:table-cell>
          <table:table-cell office:value-type="percentage" office:value="0" table:formula="of:=[.N90]/[.K90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57" table:style-name="ce4">
            <text:p>57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5.7" table:formula="of:=[.S90]/[.$R90]" table:style-name="ce10">
            <text:p>5,70</text:p>
          </table:table-cell>
          <table:table-cell office:value-type="float" office:value="0.2" table:formula="of:=[.T90]/[.$R90]" table:style-name="ce10">
            <text:p>0,20</text:p>
          </table:table-cell>
          <table:table-cell office:value-type="float" office:value="0" table:formula="of:=[.U90]/[.$R90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5" table:style-name="ce4">
            <text:p>15</text:p>
          </table:table-cell>
          <table:table-cell table:number-columns-repeated="16357" table:style-name="ce4"/>
        </table:table-row>
        <table:table-row table:style-name="ro1">
          <table:table-cell table:number-columns-repeated="3" table:style-name="ce4"/>
          <table:table-cell office:value-type="string" table:style-name="ce8">
            <text:p>Monel-Hardened Polearm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9]" table:style-name="ce4">
            <text:p>0</text:p>
          </table:table-cell>
          <table:table-cell table:style-name="ce4"/>
          <table:table-cell office:value-type="float" office:value="0" table:formula="of:=[.G91]-[.F91]" table:style-name="ce4">
            <text:p>0</text:p>
          </table:table-cell>
          <table:table-cell office:value-type="float" office:value="-40.299999999999997" table:formula="of:=[.F91]-([.V91]*[.B$37]+[.W91]*[.B$38]+[.X91]*[.B$39])" table:style-name="ce4">
            <text:p>-40,3</text:p>
          </table:table-cell>
          <table:table-cell office:value-type="float" office:value="0" table:formula="of:=[.F91]-(([.Z91]/[.Y91])*[.B$3]+([.AA91]/[.Y91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2" table:style-name="ce4">
            <text:p>12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percentage" office:value="0.6" table:formula="of:=[.L91]/[.K91]" table:style-name="ce9">
            <text:p>60,00%</text:p>
          </table:table-cell>
          <table:table-cell office:value-type="percentage" office:value="0.4" table:formula="of:=[.M91]/[.K91]" table:style-name="ce9">
            <text:p>40,00%</text:p>
          </table:table-cell>
          <table:table-cell office:value-type="percentage" office:value="0" table:formula="of:=[.N91]/[.K91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101" table:style-name="ce4">
            <text:p>101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0.1" table:formula="of:=[.S91]/[.$R91]" table:style-name="ce10">
            <text:p>10,10</text:p>
          </table:table-cell>
          <table:table-cell office:value-type="float" office:value="0.5" table:formula="of:=[.T91]/[.$R91]" table:style-name="ce10">
            <text:p>0,50</text:p>
          </table:table-cell>
          <table:table-cell office:value-type="float" office:value="0" table:formula="of:=[.U91]/[.$R91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23" table:style-name="ce4">
            <text:p>23</text:p>
          </table:table-cell>
          <table:table-cell table:number-columns-repeated="16357" table:style-name="ce4"/>
        </table:table-row>
        <table:table-row table:style-name="ro1">
          <table:table-cell table:number-columns-repeated="3" table:style-name="ce4"/>
          <table:table-cell office:value-type="string" table:style-name="ce8">
            <text:p>Monel-Hardened Pauldron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8*[.B$59]" table:style-name="ce4">
            <text:p>0</text:p>
          </table:table-cell>
          <table:table-cell table:style-name="ce4"/>
          <table:table-cell office:value-type="float" office:value="0" table:formula="of:=[.G92]-[.F92]" table:style-name="ce4">
            <text:p>0</text:p>
          </table:table-cell>
          <table:table-cell office:value-type="float" office:value="-20.700000000000003" table:formula="of:=[.F92]-([.V92]*[.B$37]+[.W92]*[.B$38]+[.X92]*[.B$39])" table:style-name="ce4">
            <text:p>-20,7</text:p>
          </table:table-cell>
          <table:table-cell office:value-type="float" office:value="0" table:formula="of:=[.F92]-(([.Z92]/[.Y92])*[.B$3]+([.AA92]/[.Y92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92]/[.K92]" table:style-name="ce9">
            <text:p>100,00%</text:p>
          </table:table-cell>
          <table:table-cell office:value-type="percentage" office:value="0" table:formula="of:=[.M92]/[.K92]" table:style-name="ce9">
            <text:p>0,00%</text:p>
          </table:table-cell>
          <table:table-cell office:value-type="percentage" office:value="0" table:formula="of:=[.N92]/[.K92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69" table:style-name="ce4">
            <text:p>6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" table:formula="of:=[.S92]/[.$R92]" table:style-name="ce10">
            <text:p>6,90</text:p>
          </table:table-cell>
          <table:table-cell office:value-type="float" office:value="0" table:formula="of:=[.T92]/[.$R92]" table:style-name="ce10">
            <text:p>0,00</text:p>
          </table:table-cell>
          <table:table-cell office:value-type="float" office:value="0" table:formula="of:=[.U92]/[.$R92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table:number-columns-repeated="16357" table:style-name="ce4"/>
        </table:table-row>
        <table:table-row table:style-name="ro1">
          <table:table-cell table:number-columns-repeated="3" table:style-name="ce4"/>
          <table:table-cell office:value-type="string" table:style-name="ce8">
            <text:p>Monel-Hardened Helm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8*[.B$59]" table:style-name="ce4">
            <text:p>0</text:p>
          </table:table-cell>
          <table:table-cell table:style-name="ce4"/>
          <table:table-cell office:value-type="float" office:value="0" table:formula="of:=[.G93]-[.F93]" table:style-name="ce4">
            <text:p>0</text:p>
          </table:table-cell>
          <table:table-cell office:value-type="float" office:value="-16.799999999999997" table:formula="of:=[.F93]-([.V93]*[.B$37]+[.W93]*[.B$38]+[.X93]*[.B$39])" table:style-name="ce4">
            <text:p>-16,8</text:p>
          </table:table-cell>
          <table:table-cell office:value-type="float" office:value="0" table:formula="of:=[.F93]-(([.Z93]/[.Y93])*[.B$3]+([.AA93]/[.Y93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93]/[.K93]" table:style-name="ce9">
            <text:p>100,00%</text:p>
          </table:table-cell>
          <table:table-cell office:value-type="percentage" office:value="0" table:formula="of:=[.M93]/[.K93]" table:style-name="ce9">
            <text:p>0,00%</text:p>
          </table:table-cell>
          <table:table-cell office:value-type="percentage" office:value="0" table:formula="of:=[.N93]/[.K93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" table:formula="of:=[.S93]/[.$R93]" table:style-name="ce10">
            <text:p>5,60</text:p>
          </table:table-cell>
          <table:table-cell office:value-type="float" office:value="0" table:formula="of:=[.T93]/[.$R93]" table:style-name="ce10">
            <text:p>0,00</text:p>
          </table:table-cell>
          <table:table-cell office:value-type="float" office:value="0" table:formula="of:=[.U93]/[.$R93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table:number-columns-repeated="16357" table:style-name="ce4"/>
        </table:table-row>
        <table:table-row table:style-name="ro1">
          <table:table-cell table:number-columns-repeated="3" table:style-name="ce4"/>
          <table:table-cell office:value-type="string" table:style-name="ce8">
            <text:p>Monel-Hardened Greav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8*[.B$59]" table:style-name="ce4">
            <text:p>0</text:p>
          </table:table-cell>
          <table:table-cell table:style-name="ce4"/>
          <table:table-cell office:value-type="float" office:value="0" table:formula="of:=[.G94]-[.F94]" table:style-name="ce4">
            <text:p>0</text:p>
          </table:table-cell>
          <table:table-cell office:value-type="float" office:value="-22.6" table:formula="of:=[.F94]-([.V94]*[.B$37]+[.W94]*[.B$38]+[.X94]*[.B$39])" table:style-name="ce4">
            <text:p>-22,6</text:p>
          </table:table-cell>
          <table:table-cell office:value-type="float" office:value="0" table:formula="of:=[.F94]-(([.Z94]/[.Y94])*[.B$3]+([.AA94]/[.Y94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percentage" office:value="0.85" table:formula="of:=[.L94]/[.K94]" table:style-name="ce9">
            <text:p>85,00%</text:p>
          </table:table-cell>
          <table:table-cell office:value-type="percentage" office:value="0.15" table:formula="of:=[.M94]/[.K94]" table:style-name="ce9">
            <text:p>15,00%</text:p>
          </table:table-cell>
          <table:table-cell office:value-type="percentage" office:value="0" table:formula="of:=[.N94]/[.K94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62" table:style-name="ce4">
            <text:p>62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.2" table:formula="of:=[.S94]/[.$R94]" table:style-name="ce10">
            <text:p>6,20</text:p>
          </table:table-cell>
          <table:table-cell office:value-type="float" office:value="0.2" table:formula="of:=[.T94]/[.$R94]" table:style-name="ce10">
            <text:p>0,20</text:p>
          </table:table-cell>
          <table:table-cell office:value-type="float" office:value="0" table:formula="of:=[.U94]/[.$R94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21" table:style-name="ce4">
            <text:p>21</text:p>
          </table:table-cell>
          <table:table-cell table:number-columns-repeated="16357" table:style-name="ce4"/>
        </table:table-row>
        <table:table-row table:style-name="ro1">
          <table:table-cell table:number-columns-repeated="3" table:style-name="ce4"/>
          <table:table-cell office:value-type="string" table:style-name="ce8">
            <text:p>Monel-Hardened Gauntle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4*[.B$59]" table:style-name="ce4">
            <text:p>0</text:p>
          </table:table-cell>
          <table:table-cell table:style-name="ce4"/>
          <table:table-cell office:value-type="float" office:value="0" table:formula="of:=[.G95]-[.F95]" table:style-name="ce4">
            <text:p>0</text:p>
          </table:table-cell>
          <table:table-cell office:value-type="float" office:value="-20" table:formula="of:=[.F95]-([.V95]*[.B$37]+[.W95]*[.B$38]+[.X95]*[.B$39])" table:style-name="ce4">
            <text:p>-20</text:p>
          </table:table-cell>
          <table:table-cell office:value-type="float" office:value="0" table:formula="of:=[.F95]-(([.Z95]/[.Y95])*[.B$3]+([.AA95]/[.Y95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percentage" office:value="0.95" table:formula="of:=[.L95]/[.K95]" table:style-name="ce9">
            <text:p>95,00%</text:p>
          </table:table-cell>
          <table:table-cell office:value-type="percentage" office:value="0.05" table:formula="of:=[.M95]/[.K95]" table:style-name="ce9">
            <text:p>5,00%</text:p>
          </table:table-cell>
          <table:table-cell office:value-type="percentage" office:value="0" table:formula="of:=[.N95]/[.K95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60" table:style-name="ce4">
            <text:p>6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" table:formula="of:=[.S95]/[.$R95]" table:style-name="ce10">
            <text:p>6,00</text:p>
          </table:table-cell>
          <table:table-cell office:value-type="float" office:value="0.1" table:formula="of:=[.T95]/[.$R95]" table:style-name="ce10">
            <text:p>0,10</text:p>
          </table:table-cell>
          <table:table-cell office:value-type="float" office:value="0" table:formula="of:=[.U95]/[.$R95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table:number-columns-repeated="16357" table:style-name="ce4"/>
        </table:table-row>
        <table:table-row table:style-name="ro1">
          <table:table-cell table:number-columns-repeated="3" table:style-name="ce4"/>
          <table:table-cell office:value-type="string" table:style-name="ce8">
            <text:p>Monel-Hardened Deckpound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9]" table:style-name="ce4">
            <text:p>0</text:p>
          </table:table-cell>
          <table:table-cell table:style-name="ce4"/>
          <table:table-cell office:value-type="float" office:value="0" table:formula="of:=[.G96]-[.F96]" table:style-name="ce4">
            <text:p>0</text:p>
          </table:table-cell>
          <table:table-cell office:value-type="float" office:value="-21.299999999999997" table:formula="of:=[.F96]-([.V96]*[.B$37]+[.W96]*[.B$38]+[.X96]*[.B$39])" table:style-name="ce4">
            <text:p>-21,3</text:p>
          </table:table-cell>
          <table:table-cell office:value-type="float" office:value="0" table:formula="of:=[.F96]-(([.Z96]/[.Y96])*[.B$3]+([.AA96]/[.Y96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percentage" office:value="0.85" table:formula="of:=[.L96]/[.K96]" table:style-name="ce9">
            <text:p>85,00%</text:p>
          </table:table-cell>
          <table:table-cell office:value-type="percentage" office:value="0.15" table:formula="of:=[.M96]/[.K96]" table:style-name="ce9">
            <text:p>15,00%</text:p>
          </table:table-cell>
          <table:table-cell office:value-type="percentage" office:value="0" table:formula="of:=[.N96]/[.K96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51" table:style-name="ce4">
            <text:p>51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5.0999999999999996" table:formula="of:=[.S96]/[.$R96]" table:style-name="ce10">
            <text:p>5,10</text:p>
          </table:table-cell>
          <table:table-cell office:value-type="float" office:value="0.3" table:formula="of:=[.T96]/[.$R96]" table:style-name="ce10">
            <text:p>0,30</text:p>
          </table:table-cell>
          <table:table-cell office:value-type="float" office:value="0" table:formula="of:=[.U96]/[.$R96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table:number-columns-repeated="16357" table:style-name="ce4"/>
        </table:table-row>
        <table:table-row table:style-name="ro1">
          <table:table-cell table:number-columns-repeated="2" table:style-name="ce4"/>
          <table:table-cell table:style-name="ce17"/>
          <table:table-cell office:value-type="string" table:style-name="ce8">
            <text:p>Monel-Hardened Cutlas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8*[.B$59]" table:style-name="ce4">
            <text:p>0</text:p>
          </table:table-cell>
          <table:table-cell table:style-name="ce4"/>
          <table:table-cell office:value-type="float" office:value="0" table:formula="of:=[.G97]-[.F97]" table:style-name="ce4">
            <text:p>0</text:p>
          </table:table-cell>
          <table:table-cell office:value-type="float" office:value="-22.4" table:formula="of:=[.F97]-([.V97]*[.B$37]+[.W97]*[.B$38]+[.X97]*[.B$39])" table:style-name="ce4">
            <text:p>-22,4</text:p>
          </table:table-cell>
          <table:table-cell office:value-type="float" office:value="0" table:formula="of:=[.F97]-(([.Z97]/[.Y97])*[.B$3]+([.AA97]/[.Y97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4" table:style-name="ce4">
            <text:p>14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percentage" office:value="0.7" table:formula="of:=[.L97]/[.K97]" table:style-name="ce9">
            <text:p>70,00%</text:p>
          </table:table-cell>
          <table:table-cell office:value-type="percentage" office:value="0.3" table:formula="of:=[.M97]/[.K97]" table:style-name="ce9">
            <text:p>30,00%</text:p>
          </table:table-cell>
          <table:table-cell office:value-type="percentage" office:value="0" table:formula="of:=[.N97]/[.K97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48" table:style-name="ce4">
            <text:p>48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4.8" table:formula="of:=[.S97]/[.$R97]" table:style-name="ce10">
            <text:p>4,80</text:p>
          </table:table-cell>
          <table:table-cell office:value-type="float" office:value="0.4" table:formula="of:=[.T97]/[.$R97]" table:style-name="ce10">
            <text:p>0,40</text:p>
          </table:table-cell>
          <table:table-cell office:value-type="float" office:value="0" table:formula="of:=[.U97]/[.$R97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7" table:style-name="ce4">
            <text:p>17</text:p>
          </table:table-cell>
          <table:table-cell table:number-columns-repeated="10" table:style-name="ce4"/>
          <table:table-cell table:style-name="ce17"/>
          <table:table-cell table:number-columns-repeated="2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Monel-Hardened Claymore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9]" table:style-name="ce4">
            <text:p>0</text:p>
          </table:table-cell>
          <table:table-cell table:style-name="ce4"/>
          <table:table-cell office:value-type="float" office:value="0" table:formula="of:=[.G98]-[.F98]" table:style-name="ce4">
            <text:p>0</text:p>
          </table:table-cell>
          <table:table-cell office:value-type="float" office:value="-19.200000000000003" table:formula="of:=[.F98]-([.V98]*[.B$37]+[.W98]*[.B$38]+[.X98]*[.B$39])" table:style-name="ce4">
            <text:p>-19,2</text:p>
          </table:table-cell>
          <table:table-cell office:value-type="float" office:value="0" table:formula="of:=[.F98]-(([.Z98]/[.Y98])*[.B$3]+([.AA98]/[.Y98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percentage" office:value="0.65" table:formula="of:=[.L98]/[.K98]" table:style-name="ce9">
            <text:p>65,00%</text:p>
          </table:table-cell>
          <table:table-cell office:value-type="percentage" office:value="0.35" table:formula="of:=[.M98]/[.K98]" table:style-name="ce9">
            <text:p>35,00%</text:p>
          </table:table-cell>
          <table:table-cell office:value-type="percentage" office:value="0" table:formula="of:=[.N98]/[.K98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44" table:style-name="ce4">
            <text:p>44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.4000000000000004" table:formula="of:=[.S98]/[.$R98]" table:style-name="ce10">
            <text:p>4,40</text:p>
          </table:table-cell>
          <table:table-cell office:value-type="float" office:value="0.3" table:formula="of:=[.T98]/[.$R98]" table:style-name="ce10">
            <text:p>0,30</text:p>
          </table:table-cell>
          <table:table-cell office:value-type="float" office:value="0" table:formula="of:=[.U98]/[.$R98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3" table:style-name="ce4">
            <text:p>23</text:p>
          </table:table-cell>
          <table:table-cell table:number-columns-repeated="10" table:style-name="ce4"/>
          <table:table-cell table:style-name="ce17"/>
          <table:table-cell table:number-columns-repeated="2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Monel-Hardened Breastplate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8*[.B$59]" table:style-name="ce4">
            <text:p>0</text:p>
          </table:table-cell>
          <table:table-cell table:style-name="ce4"/>
          <table:table-cell office:value-type="float" office:value="0" table:formula="of:=[.G99]-[.F99]" table:style-name="ce4">
            <text:p>0</text:p>
          </table:table-cell>
          <table:table-cell office:value-type="float" office:value="-18" table:formula="of:=[.F99]-([.V99]*[.B$37]+[.W99]*[.B$38]+[.X99]*[.B$39])" table:style-name="ce4">
            <text:p>-18</text:p>
          </table:table-cell>
          <table:table-cell office:value-type="float" office:value="0" table:formula="of:=[.F99]-(([.Z99]/[.Y99])*[.B$3]+([.AA99]/[.Y99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99]/[.K99]" table:style-name="ce9">
            <text:p>100,00%</text:p>
          </table:table-cell>
          <table:table-cell office:value-type="percentage" office:value="0" table:formula="of:=[.M99]/[.K99]" table:style-name="ce9">
            <text:p>0,00%</text:p>
          </table:table-cell>
          <table:table-cell office:value-type="percentage" office:value="0" table:formula="of:=[.N99]/[.K99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60" table:style-name="ce4">
            <text:p>6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" table:formula="of:=[.S99]/[.$R99]" table:style-name="ce10">
            <text:p>6,00</text:p>
          </table:table-cell>
          <table:table-cell office:value-type="float" office:value="0" table:formula="of:=[.T99]/[.$R99]" table:style-name="ce10">
            <text:p>0,00</text:p>
          </table:table-cell>
          <table:table-cell office:value-type="float" office:value="0" table:formula="of:=[.U99]/[.$R99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float" office:value="18" table:style-name="ce4">
            <text:p>18</text:p>
          </table:table-cell>
          <table:table-cell table:number-columns-repeated="10" table:style-name="ce4"/>
          <table:table-cell table:style-name="ce17"/>
          <table:table-cell table:number-columns-repeated="2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Monel-Hardened Boo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4*[.B$59]" table:style-name="ce4">
            <text:p>0</text:p>
          </table:table-cell>
          <table:table-cell table:style-name="ce4"/>
          <table:table-cell office:value-type="float" office:value="0" table:formula="of:=[.G100]-[.F100]" table:style-name="ce4">
            <text:p>0</text:p>
          </table:table-cell>
          <table:table-cell office:value-type="float" office:value="-16.799999999999997" table:formula="of:=[.F100]-([.V100]*[.B$37]+[.W100]*[.B$38]+[.X100]*[.B$39])" table:style-name="ce4">
            <text:p>-16,8</text:p>
          </table:table-cell>
          <table:table-cell office:value-type="float" office:value="0" table:formula="of:=[.F100]-(([.Z100]/[.Y100])*[.B$3]+([.AA100]/[.Y100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100]/[.K100]" table:style-name="ce9">
            <text:p>100,00%</text:p>
          </table:table-cell>
          <table:table-cell office:value-type="percentage" office:value="0" table:formula="of:=[.M100]/[.K100]" table:style-name="ce9">
            <text:p>0,00%</text:p>
          </table:table-cell>
          <table:table-cell office:value-type="percentage" office:value="0" table:formula="of:=[.N100]/[.K100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56" table:style-name="ce4">
            <text:p>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" table:formula="of:=[.S100]/[.$R100]" table:style-name="ce10">
            <text:p>5,60</text:p>
          </table:table-cell>
          <table:table-cell office:value-type="float" office:value="0" table:formula="of:=[.T100]/[.$R100]" table:style-name="ce10">
            <text:p>0,00</text:p>
          </table:table-cell>
          <table:table-cell office:value-type="float" office:value="0" table:formula="of:=[.U100]/[.$R100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table:number-columns-repeated="10" table:style-name="ce4"/>
          <table:table-cell table:style-name="ce17"/>
          <table:table-cell table:number-columns-repeated="2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Monel-Hardened Armguar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0*[.B$59]" table:style-name="ce4">
            <text:p>0</text:p>
          </table:table-cell>
          <table:table-cell table:style-name="ce4"/>
          <table:table-cell office:value-type="float" office:value="0" table:formula="of:=[.G101]-[.F101]" table:style-name="ce4">
            <text:p>0</text:p>
          </table:table-cell>
          <table:table-cell office:value-type="float" office:value="-16.899999999999999" table:formula="of:=[.F101]-([.V101]*[.B$37]+[.W101]*[.B$38]+[.X101]*[.B$39])" table:style-name="ce4">
            <text:p>-16,9</text:p>
          </table:table-cell>
          <table:table-cell office:value-type="float" office:value="0" table:formula="of:=[.F101]-(([.Z101]/[.Y101])*[.B$3]+([.AA101]/[.Y101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percentage" office:value="0.85" table:formula="of:=[.L101]/[.K101]" table:style-name="ce9">
            <text:p>85,00%</text:p>
          </table:table-cell>
          <table:table-cell office:value-type="percentage" office:value="0.15" table:formula="of:=[.M101]/[.K101]" table:style-name="ce9">
            <text:p>15,00%</text:p>
          </table:table-cell>
          <table:table-cell office:value-type="percentage" office:value="0" table:formula="of:=[.N101]/[.K101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43" table:style-name="ce4">
            <text:p>4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.3" table:formula="of:=[.S101]/[.$R101]" table:style-name="ce10">
            <text:p>4,30</text:p>
          </table:table-cell>
          <table:table-cell office:value-type="float" office:value="0.2" table:formula="of:=[.T101]/[.$R101]" table:style-name="ce10">
            <text:p>0,20</text:p>
          </table:table-cell>
          <table:table-cell office:value-type="float" office:value="0" table:formula="of:=[.U101]/[.$R101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3" table:style-name="ce4">
            <text:p>13</text:p>
          </table:table-cell>
          <table:table-cell table:number-columns-repeated="10" table:style-name="ce4"/>
          <table:table-cell table:style-name="ce17"/>
          <table:table-cell table:number-columns-repeated="2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Monel-Hardened Polearm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9]" table:style-name="ce4">
            <text:p>0</text:p>
          </table:table-cell>
          <table:table-cell table:style-name="ce4"/>
          <table:table-cell office:value-type="float" office:value="0" table:formula="of:=[.G102]-[.F102]" table:style-name="ce4">
            <text:p>0</text:p>
          </table:table-cell>
          <table:table-cell office:value-type="float" office:value="-27.4" table:formula="of:=[.F102]-([.V102]*[.B$37]+[.W102]*[.B$38]+[.X102]*[.B$39])" table:style-name="ce4">
            <text:p>-27,4</text:p>
          </table:table-cell>
          <table:table-cell office:value-type="float" office:value="0" table:formula="of:=[.F102]-(([.Z102]/[.Y102])*[.B$3]+([.AA102]/[.Y102])*[.B$59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3" table:style-name="ce4">
            <text:p>13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percentage" office:value="0.65" table:formula="of:=[.L102]/[.K102]" table:style-name="ce9">
            <text:p>65,00%</text:p>
          </table:table-cell>
          <table:table-cell office:value-type="percentage" office:value="0.35" table:formula="of:=[.M102]/[.K102]" table:style-name="ce9">
            <text:p>35,00%</text:p>
          </table:table-cell>
          <table:table-cell office:value-type="percentage" office:value="0" table:formula="of:=[.N102]/[.K102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38" table:style-name="ce4">
            <text:p>38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3.8" table:formula="of:=[.S102]/[.$R102]" table:style-name="ce10">
            <text:p>3,80</text:p>
          </table:table-cell>
          <table:table-cell office:value-type="float" office:value="0.8" table:formula="of:=[.T102]/[.$R102]" table:style-name="ce10">
            <text:p>0,80</text:p>
          </table:table-cell>
          <table:table-cell office:value-type="float" office:value="0" table:formula="of:=[.U102]/[.$R102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7" table:style-name="ce4">
            <text:p>27</text:p>
          </table:table-cell>
          <table:table-cell table:number-columns-repeated="10" table:style-name="ce4"/>
          <table:table-cell table:style-name="ce17"/>
          <table:table-cell table:number-columns-repeated="2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table:number-columns-repeated="37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4">
            <text:p>Monel-Hardened Stirrup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59]" table:style-name="ce4">
            <text:p>0</text:p>
          </table:table-cell>
          <table:table-cell table:style-name="ce4"/>
          <table:table-cell office:value-type="float" office:value="0" table:formula="of:=[.G104]-[.F104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0" table:style-name="ce11"/>
          <table:table-cell table:number-columns-repeated="3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4">
            <text:p>Monel-Hardened Hoofplat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59]" table:style-name="ce4">
            <text:p>0</text:p>
          </table:table-cell>
          <table:table-cell table:style-name="ce4"/>
          <table:table-cell office:value-type="float" office:value="0" table:formula="of:=[.G105]-[.F105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0" table:style-name="ce11"/>
          <table:table-cell table:number-columns-repeated="3" table:style-name="ce4"/>
          <table:table-cell table:number-columns-repeated="16344" table:style-name="ce17"/>
        </table:table-row>
        <table:table-row table:style-name="ro1">
          <table:table-cell table:number-columns-repeated="7" table:style-name="ce17"/>
          <table:table-cell table:number-columns-repeated="2" table:style-name="ce4"/>
          <table:table-cell table:number-columns-repeated="16375" table:style-name="ce17"/>
        </table:table-row>
        <table:table-row table:style-name="ro1">
          <table:table-cell table:number-columns-repeated="3" table:style-name="ce17"/>
          <table:table-cell table:style-name="ce4"/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DE profit</text:p>
          </table:table-cell>
          <table:table-cell office:value-type="string" table:style-name="ce2">
            <text:p>Scrapp profit</text:p>
          </table:table-cell>
          <table:table-cell office:value-type="string" table:style-name="ce2">
            <text:p># of items</text:p>
          </table:table-cell>
          <table:table-cell office:value-type="string" table:style-name="ce5">
            <text:p># of common</text:p>
          </table:table-cell>
          <table:table-cell office:value-type="string" table:style-name="ce6">
            <text:p># of blues</text:p>
          </table:table-cell>
          <table:table-cell office:value-type="string" table:style-name="ce7">
            <text:p># of epics</text:p>
          </table:table-cell>
          <table:table-cell office:value-type="string" table:style-name="ce2">
            <text:p>% of commons</text:p>
          </table:table-cell>
          <table:table-cell office:value-type="string" table:style-name="ce2">
            <text:p>% of blue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# of DE items</text:p>
          </table:table-cell>
          <table:table-cell office:value-type="string" table:style-name="ce2">
            <text:p># DE [<text:span text:style-name="T4">dust</text:span>]</text:p>
          </table:table-cell>
          <table:table-cell office:value-type="string" table:style-name="ce2">
            <text:p># DE [<text:span text:style-name="T2">blues</text:span>]</text:p>
          </table:table-cell>
          <table:table-cell office:value-type="string" table:style-name="ce2">
            <text:p># DE [<text:span text:style-name="T3">epics</text:span>]</text:p>
          </table:table-cell>
          <table:table-cell office:value-type="string" table:style-name="ce2">
            <text:p>[<text:span text:style-name="T4">dust</text:span>] / item</text:p>
          </table:table-cell>
          <table:table-cell office:value-type="string" table:style-name="ce2">
            <text:p>[<text:span text:style-name="T2">blues</text:span>] / item</text:p>
          </table:table-cell>
          <table:table-cell office:value-type="string" table:style-name="ce2">
            <text:p>[<text:span text:style-name="T3">epics</text:span>] / item</text:p>
          </table:table-cell>
          <table:table-cell office:value-type="string" table:style-name="ce2">
            <text:p>Scrapp amount</text:p>
          </table:table-cell>
          <table:table-cell office:value-type="string" table:style-name="ce3">
            <text:p>Expulsom</text:p>
          </table:table-cell>
          <table:table-cell office:value-type="string" table:style-name="ce5">
            <text:p>Platinum Ore</text:p>
          </table:table-cell>
          <table:table-cell office:value-type="string" table:style-name="ce2">
            <text:p>Storm Silver Ore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Stormsteel Spea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6*[.B$57]+15*[.B$58]+2*[.B$3]" table:style-name="ce4">
            <text:p>0</text:p>
          </table:table-cell>
          <table:table-cell table:style-name="ce4"/>
          <table:table-cell office:value-type="float" office:value="0" table:formula="of:=[.G108]-[.F108]" table:style-name="ce4">
            <text:p>0</text:p>
          </table:table-cell>
          <table:table-cell office:value-type="float" office:value="0" table:formula="of:=[.F108]-([.V108]*[.B$37]+[.W108]*[.B$38]+[.X108]*[.B$39])" table:style-name="ce4">
            <text:p>#VALUE!</text:p>
          </table:table-cell>
          <table:table-cell office:value-type="float" office:value="0" table:formula="of:=[.F108]-(([.Z108]/[.Y108])*[.B$3]+([.AA108]/[.Y108])*[.B$59])" table:style-name="ce4">
            <text:p>#VALUE!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office:value-type="string" table:style-name="ce4">
            <text:p>Bug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Stormsteel Shield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57]+15*[.B$58]+3*[.B$3]" table:style-name="ce4">
            <text:p>0</text:p>
          </table:table-cell>
          <table:table-cell table:style-name="ce4"/>
          <table:table-cell office:value-type="float" office:value="0" table:formula="of:=[.G109]-[.F109]" table:style-name="ce4">
            <text:p>0</text:p>
          </table:table-cell>
          <table:table-cell office:value-type="float" office:value="-51.3" table:formula="of:=[.F109]-([.V109]*[.B$37]+[.W109]*[.B$38]+[.X109]*[.B$39])" table:style-name="ce4">
            <text:p>-51,3</text:p>
          </table:table-cell>
          <table:table-cell office:value-type="float" office:value="0" table:formula="of:=[.F109]-(([.Z109]/[.Y109])*[.B$3]+([.AA109]/[.Y109])*[.B$58]+([.AB109]/[.Y109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percentage" office:value="0" table:formula="of:=[.L109]/[.K109]" table:style-name="ce9">
            <text:p>0,00%</text:p>
          </table:table-cell>
          <table:table-cell office:value-type="percentage" office:value="0.8" table:formula="of:=[.M109]/[.K109]" table:style-name="ce9">
            <text:p>80,00%</text:p>
          </table:table-cell>
          <table:table-cell office:value-type="percentage" office:value="0.2" table:formula="of:=[.N109]/[.K109]" table:style-name="ce9">
            <text:p>20,00%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1.1000000000000001" table:formula="of:=[.S109]/[.$R109]" table:style-name="ce10">
            <text:p>1,10</text:p>
          </table:table-cell>
          <table:table-cell office:value-type="float" office:value="1.1000000000000001" table:formula="of:=[.T109]/[.$R109]" table:style-name="ce10">
            <text:p>1,10</text:p>
          </table:table-cell>
          <table:table-cell office:value-type="float" office:value="0.2" table:formula="of:=[.U109]/[.$R109]" table:style-name="ce10">
            <text:p>0,2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70" table:style-name="ce4">
            <text:p>70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Stormsteel Sab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57]+15*[.B$58]+3*[.B$3]" table:style-name="ce4">
            <text:p>0</text:p>
          </table:table-cell>
          <table:table-cell table:style-name="ce4"/>
          <table:table-cell office:value-type="float" office:value="0" table:formula="of:=[.G110]-[.F110]" table:style-name="ce4">
            <text:p>0</text:p>
          </table:table-cell>
          <table:table-cell office:value-type="float" office:value="-48.6" table:formula="of:=[.F110]-([.V110]*[.B$37]+[.W110]*[.B$38]+[.X110]*[.B$39])" table:style-name="ce4">
            <text:p>-48,6</text:p>
          </table:table-cell>
          <table:table-cell office:value-type="float" office:value="0" table:formula="of:=[.F110]-(([.Z110]/[.Y110])*[.B$3]+([.AA110]/[.Y110])*[.B$58]+([.AB110]/[.Y110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10]/[.K110]" table:style-name="ce9">
            <text:p>0,00%</text:p>
          </table:table-cell>
          <table:table-cell office:value-type="percentage" office:value="0.95" table:formula="of:=[.M110]/[.K110]" table:style-name="ce9">
            <text:p>95,00%</text:p>
          </table:table-cell>
          <table:table-cell office:value-type="percentage" office:value="0.05" table:formula="of:=[.N110]/[.K110]" table:style-name="ce9">
            <text:p>5,00%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.2" table:formula="of:=[.S110]/[.$R110]" table:style-name="ce10">
            <text:p>1,20</text:p>
          </table:table-cell>
          <table:table-cell office:value-type="float" office:value="1.6" table:formula="of:=[.T110]/[.$R110]" table:style-name="ce10">
            <text:p>1,60</text:p>
          </table:table-cell>
          <table:table-cell office:value-type="float" office:value="0.1" table:formula="of:=[.U110]/[.$R110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24" table:style-name="ce4">
            <text:p>24</text:p>
          </table:table-cell>
          <table:table-cell office:value-type="float" office:value="68" table:style-name="ce4">
            <text:p>68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Stormsteel Dagg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4*[.B$57]+12*[.B$58]+3*[.B$3]" table:style-name="ce4">
            <text:p>0</text:p>
          </table:table-cell>
          <table:table-cell table:style-name="ce4"/>
          <table:table-cell office:value-type="float" office:value="0" table:formula="of:=[.G111]-[.F111]" table:style-name="ce4">
            <text:p>0</text:p>
          </table:table-cell>
          <table:table-cell office:value-type="float" office:value="-43.5" table:formula="of:=[.F111]-([.V111]*[.B$37]+[.W111]*[.B$38]+[.X111]*[.B$39])" table:style-name="ce4">
            <text:p>-43,5</text:p>
          </table:table-cell>
          <table:table-cell office:value-type="float" office:value="0" table:formula="of:=[.F111]-(([.Z111]/[.Y111])*[.B$3]+([.AA111]/[.Y111])*[.B$58]+([.AB111]/[.Y111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11]/[.K111]" table:style-name="ce9">
            <text:p>0,00%</text:p>
          </table:table-cell>
          <table:table-cell office:value-type="percentage" office:value="0.95" table:formula="of:=[.M111]/[.K111]" table:style-name="ce9">
            <text:p>95,00%</text:p>
          </table:table-cell>
          <table:table-cell office:value-type="percentage" office:value="0.05" table:formula="of:=[.N111]/[.K111]" table:style-name="ce9">
            <text:p>5,00%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.5" table:formula="of:=[.S111]/[.$R111]" table:style-name="ce10">
            <text:p>1,50</text:p>
          </table:table-cell>
          <table:table-cell office:value-type="float" office:value="1.3" table:formula="of:=[.T111]/[.$R111]" table:style-name="ce10">
            <text:p>1,30</text:p>
          </table:table-cell>
          <table:table-cell office:value-type="float" office:value="0.1" table:formula="of:=[.U111]/[.$R111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27" table:style-name="ce4">
            <text:p>27</text:p>
          </table:table-cell>
          <table:table-cell office:value-type="float" office:value="77" table:style-name="ce4">
            <text:p>77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Spellblade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6*[.B$57]" table:style-name="ce4">
            <text:p>0</text:p>
          </table:table-cell>
          <table:table-cell table:style-name="ce4"/>
          <table:table-cell office:value-type="float" office:value="0" table:formula="of:=[.G112]-[.F112]" table:style-name="ce4">
            <text:p>0</text:p>
          </table:table-cell>
          <table:table-cell office:value-type="float" office:value="-38.9" table:formula="of:=[.F112]-([.V112]*[.B$37]+[.W112]*[.B$38]+[.X112]*[.B$39])" table:style-name="ce4">
            <text:p>-38,9</text:p>
          </table:table-cell>
          <table:table-cell office:value-type="float" office:value="0" table:formula="of:=[.F112]-(([.Z112]/[.Y112])*[.B$3]+([.AA112]/[.Y112])*[.B$58]+([.AB112]/[.Y112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12]/[.K112]" table:style-name="ce9">
            <text:p>0,00%</text:p>
          </table:table-cell>
          <table:table-cell office:value-type="percentage" office:value="0.95" table:formula="of:=[.M112]/[.K112]" table:style-name="ce9">
            <text:p>95,00%</text:p>
          </table:table-cell>
          <table:table-cell office:value-type="percentage" office:value="0.05" table:formula="of:=[.N112]/[.K112]" table:style-name="ce9">
            <text:p>5,00%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3" table:formula="of:=[.S112]/[.$R112]" table:style-name="ce10">
            <text:p>1,30</text:p>
          </table:table-cell>
          <table:table-cell office:value-type="float" office:value="1.1000000000000001" table:formula="of:=[.T112]/[.$R112]" table:style-name="ce10">
            <text:p>1,10</text:p>
          </table:table-cell>
          <table:table-cell office:value-type="float" office:value="0.1" table:formula="of:=[.U112]/[.$R112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32" table:style-name="ce4">
            <text:p>32</text:p>
          </table:table-cell>
          <table:table-cell office:value-type="float" office:value="80" table:style-name="ce4">
            <text:p>80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Shield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0*[.B$57]" table:style-name="ce4">
            <text:p>0</text:p>
          </table:table-cell>
          <table:table-cell table:style-name="ce4"/>
          <table:table-cell office:value-type="float" office:value="0" table:formula="of:=[.G113]-[.F113]" table:style-name="ce4">
            <text:p>0</text:p>
          </table:table-cell>
          <table:table-cell office:value-type="float" office:value="-48.6" table:formula="of:=[.F113]-([.V113]*[.B$37]+[.W113]*[.B$38]+[.X113]*[.B$39])" table:style-name="ce4">
            <text:p>-48,6</text:p>
          </table:table-cell>
          <table:table-cell office:value-type="float" office:value="0" table:formula="of:=[.F113]-(([.Z113]/[.Y113])*[.B$3]+([.AA113]/[.Y113])*[.B$58]+([.AB113]/[.Y113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percentage" office:value="0" table:formula="of:=[.L113]/[.K113]" table:style-name="ce9">
            <text:p>0,00%</text:p>
          </table:table-cell>
          <table:table-cell office:value-type="percentage" office:value="0.9" table:formula="of:=[.M113]/[.K113]" table:style-name="ce9">
            <text:p>90,00%</text:p>
          </table:table-cell>
          <table:table-cell office:value-type="percentage" office:value="0.1" table:formula="of:=[.N113]/[.K113]" table:style-name="ce9">
            <text:p>10,00%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.2" table:formula="of:=[.S113]/[.$R113]" table:style-name="ce10">
            <text:p>1,20</text:p>
          </table:table-cell>
          <table:table-cell office:value-type="float" office:value="1.6" table:formula="of:=[.T113]/[.$R113]" table:style-name="ce10">
            <text:p>1,60</text:p>
          </table:table-cell>
          <table:table-cell office:value-type="float" office:value="0.1" table:formula="of:=[.U113]/[.$R113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25" table:style-name="ce4">
            <text:p>25</text:p>
          </table:table-cell>
          <table:table-cell office:value-type="float" office:value="65" table:style-name="ce4">
            <text:p>65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Shank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0*[.B$57]" table:style-name="ce4">
            <text:p>0</text:p>
          </table:table-cell>
          <table:table-cell table:style-name="ce4"/>
          <table:table-cell office:value-type="float" office:value="0" table:formula="of:=[.G114]-[.F114]" table:style-name="ce4">
            <text:p>0</text:p>
          </table:table-cell>
          <table:table-cell office:value-type="float" office:value="-56.555555555555557" table:formula="of:=[.F114]-([.V114]*[.B$37]+[.W114]*[.B$38]+[.X114]*[.B$39])" table:style-name="ce4">
            <text:p>-56,55555556</text:p>
          </table:table-cell>
          <table:table-cell office:value-type="float" office:value="0" table:formula="of:=[.F114]-(([.Z114]/[.Y114])*[.B$3]+([.AA114]/[.Y114])*[.B$58]+([.AB114]/[.Y114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percentage" office:value="0" table:formula="of:=[.L114]/[.K114]" table:style-name="ce9">
            <text:p>0,00%</text:p>
          </table:table-cell>
          <table:table-cell office:value-type="percentage" office:value="0.9" table:formula="of:=[.M114]/[.K114]" table:style-name="ce9">
            <text:p>90,00%</text:p>
          </table:table-cell>
          <table:table-cell office:value-type="percentage" office:value="0.1" table:formula="of:=[.N114]/[.K114]" table:style-name="ce9">
            <text:p>10,00%</text:p>
          </table:table-cell>
          <table:table-cell office:value-type="float" office:value="9" table:style-name="ce4">
            <text:p>9</text:p>
          </table:table-cell>
          <table:table-cell office:value-type="float" office:value="13" table:style-name="ce4">
            <text:p>13</text:p>
          </table:table-cell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.4444444444444444" table:formula="of:=[.S114]/[.$R114]" table:style-name="ce10">
            <text:p>1,44</text:p>
          </table:table-cell>
          <table:table-cell office:value-type="float" office:value="1.8888888888888888" table:formula="of:=[.T114]/[.$R114]" table:style-name="ce10">
            <text:p>1,89</text:p>
          </table:table-cell>
          <table:table-cell office:value-type="float" office:value="0.1111111111111111" table:formula="of:=[.U114]/[.$R114]" table:style-name="ce10">
            <text:p>0,11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float" office:value="23" table:style-name="ce4">
            <text:p>23</text:p>
          </table:table-cell>
          <table:table-cell office:value-type="float" office:value="63" table:style-name="ce4">
            <text:p>63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Polearm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6*[.B$57]" table:style-name="ce4">
            <text:p>0</text:p>
          </table:table-cell>
          <table:table-cell table:style-name="ce4"/>
          <table:table-cell office:value-type="float" office:value="0" table:formula="of:=[.G115]-[.F115]" table:style-name="ce4">
            <text:p>0</text:p>
          </table:table-cell>
          <table:table-cell office:value-type="float" office:value="-43.5" table:formula="of:=[.F115]-([.V115]*[.B$37]+[.W115]*[.B$38]+[.X115]*[.B$39])" table:style-name="ce4">
            <text:p>-43,5</text:p>
          </table:table-cell>
          <table:table-cell office:value-type="float" office:value="0" table:formula="of:=[.F115]-(([.Z115]/[.Y115])*[.B$3]+([.AA115]/[.Y115])*[.B$58]+([.AB115]/[.Y115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2" table:style-name="ce4">
            <text:p>2</text:p>
          </table:table-cell>
          <table:table-cell office:value-type="percentage" office:value="0" table:formula="of:=[.L115]/[.K115]" table:style-name="ce9">
            <text:p>0,00%</text:p>
          </table:table-cell>
          <table:table-cell office:value-type="percentage" office:value="0.9" table:formula="of:=[.M115]/[.K115]" table:style-name="ce9">
            <text:p>90,00%</text:p>
          </table:table-cell>
          <table:table-cell office:value-type="percentage" office:value="0.1" table:formula="of:=[.N115]/[.K115]" table:style-name="ce9">
            <text:p>10,00%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.5" table:formula="of:=[.S115]/[.$R115]" table:style-name="ce10">
            <text:p>1,50</text:p>
          </table:table-cell>
          <table:table-cell office:value-type="float" office:value="1.3" table:formula="of:=[.T115]/[.$R115]" table:style-name="ce10">
            <text:p>1,30</text:p>
          </table:table-cell>
          <table:table-cell office:value-type="float" office:value="0.1" table:formula="of:=[.U115]/[.$R115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55" table:style-name="ce4">
            <text:p>55</text:p>
          </table:table-cell>
          <table:table-cell office:value-type="float" office:value="95" table:style-name="ce4">
            <text:p>95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Plate Waistguard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0*[.B$57]" table:style-name="ce4">
            <text:p>0</text:p>
          </table:table-cell>
          <table:table-cell table:style-name="ce4"/>
          <table:table-cell office:value-type="float" office:value="0" table:formula="of:=[.G116]-[.F116]" table:style-name="ce4">
            <text:p>0</text:p>
          </table:table-cell>
          <table:table-cell office:value-type="float" office:value="-100.8" table:formula="of:=[.F116]-([.V116]*[.B$37]+[.W116]*[.B$38]+[.X116]*[.B$39])" table:style-name="ce4">
            <text:p>-100,8</text:p>
          </table:table-cell>
          <table:table-cell office:value-type="float" office:value="0" table:formula="of:=[.F116]-(([.Z116]/[.Y116])*[.B$3]+([.AA116]/[.Y116])*[.B$58]+([.AB116]/[.Y116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percentage" office:value="0" table:formula="of:=[.L116]/[.K116]" table:style-name="ce9">
            <text:p>0,00%</text:p>
          </table:table-cell>
          <table:table-cell office:value-type="percentage" office:value="0.8" table:formula="of:=[.M116]/[.K116]" table:style-name="ce9">
            <text:p>80,00%</text:p>
          </table:table-cell>
          <table:table-cell office:value-type="percentage" office:value="0.2" table:formula="of:=[.N116]/[.K116]" table:style-name="ce9">
            <text:p>20,00%</text:p>
          </table:table-cell>
          <table:table-cell office:value-type="float" office:value="10" table:style-name="ce4">
            <text:p>10</text:p>
          </table:table-cell>
          <table:table-cell office:value-type="float" office:value="26" table:style-name="ce4">
            <text:p>26</text:p>
          </table:table-cell>
          <table:table-cell office:value-type="float" office:value="27" table:style-name="ce4">
            <text:p>27</text:p>
          </table:table-cell>
          <table:table-cell office:value-type="float" office:value="3" table:style-name="ce4">
            <text:p>3</text:p>
          </table:table-cell>
          <table:table-cell office:value-type="float" office:value="2.6" table:formula="of:=[.S116]/[.$R116]" table:style-name="ce10">
            <text:p>2,60</text:p>
          </table:table-cell>
          <table:table-cell office:value-type="float" office:value="2.7" table:formula="of:=[.T116]/[.$R116]" table:style-name="ce10">
            <text:p>2,70</text:p>
          </table:table-cell>
          <table:table-cell office:value-type="float" office:value="0.3" table:formula="of:=[.U116]/[.$R116]" table:style-name="ce10">
            <text:p>0,3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4" table:style-name="ce4">
            <text:p>24</text:p>
          </table:table-cell>
          <table:table-cell office:value-type="float" office:value="71" table:style-name="ce4">
            <text:p>71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Plate Greav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0*[.B$57]" table:style-name="ce4">
            <text:p>0</text:p>
          </table:table-cell>
          <table:table-cell table:style-name="ce4"/>
          <table:table-cell office:value-type="float" office:value="0" table:formula="of:=[.G117]-[.F117]" table:style-name="ce4">
            <text:p>0</text:p>
          </table:table-cell>
          <table:table-cell office:value-type="float" office:value="-42.6" table:formula="of:=[.F117]-([.V117]*[.B$37]+[.W117]*[.B$38]+[.X117]*[.B$39])" table:style-name="ce4">
            <text:p>-42,6</text:p>
          </table:table-cell>
          <table:table-cell office:value-type="float" office:value="0" table:formula="of:=[.F117]-(([.Z117]/[.Y117])*[.B$3]+([.AA117]/[.Y117])*[.B$58]+([.AB117]/[.Y117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17]/[.K117]" table:style-name="ce9">
            <text:p>0,00%</text:p>
          </table:table-cell>
          <table:table-cell office:value-type="percentage" office:value="0.95" table:formula="of:=[.M117]/[.K117]" table:style-name="ce9">
            <text:p>95,00%</text:p>
          </table:table-cell>
          <table:table-cell office:value-type="percentage" office:value="0.05" table:formula="of:=[.N117]/[.K117]" table:style-name="ce9">
            <text:p>5,00%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.2" table:formula="of:=[.S117]/[.$R117]" table:style-name="ce10">
            <text:p>1,20</text:p>
          </table:table-cell>
          <table:table-cell office:value-type="float" office:value="1.3" table:formula="of:=[.T117]/[.$R117]" table:style-name="ce10">
            <text:p>1,30</text:p>
          </table:table-cell>
          <table:table-cell office:value-type="float" office:value="0.1" table:formula="of:=[.U117]/[.$R117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65" table:style-name="ce4">
            <text:p>65</text:p>
          </table:table-cell>
          <table:table-cell office:value-type="float" office:value="125" table:style-name="ce4">
            <text:p>125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Plate Gauntle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0*[.B$57]" table:style-name="ce4">
            <text:p>0</text:p>
          </table:table-cell>
          <table:table-cell table:style-name="ce4"/>
          <table:table-cell office:value-type="float" office:value="0" table:formula="of:=[.G118]-[.F118]" table:style-name="ce4">
            <text:p>0</text:p>
          </table:table-cell>
          <table:table-cell office:value-type="float" office:value="-57.6" table:formula="of:=[.F118]-([.V118]*[.B$37]+[.W118]*[.B$38]+[.X118]*[.B$39])" table:style-name="ce4">
            <text:p>-57,6</text:p>
          </table:table-cell>
          <table:table-cell office:value-type="float" office:value="0" table:formula="of:=[.F118]-(([.Z118]/[.Y118])*[.B$3]+([.AA118]/[.Y118])*[.B$58]+([.AB118]/[.Y118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percentage" office:value="0" table:formula="of:=[.L118]/[.K118]" table:style-name="ce9">
            <text:p>0,00%</text:p>
          </table:table-cell>
          <table:table-cell office:value-type="percentage" office:value="0.85" table:formula="of:=[.M118]/[.K118]" table:style-name="ce9">
            <text:p>85,00%</text:p>
          </table:table-cell>
          <table:table-cell office:value-type="percentage" office:value="0.15" table:formula="of:=[.N118]/[.K118]" table:style-name="ce9">
            <text:p>15,00%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2" table:style-name="ce4">
            <text:p>2</text:p>
          </table:table-cell>
          <table:table-cell office:value-type="float" office:value="1.2" table:formula="of:=[.S118]/[.$R118]" table:style-name="ce10">
            <text:p>1,20</text:p>
          </table:table-cell>
          <table:table-cell office:value-type="float" office:value="1.4" table:formula="of:=[.T118]/[.$R118]" table:style-name="ce10">
            <text:p>1,40</text:p>
          </table:table-cell>
          <table:table-cell office:value-type="float" office:value="0.2" table:formula="of:=[.U118]/[.$R118]" table:style-name="ce10">
            <text:p>0,2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25" table:style-name="ce4">
            <text:p>25</text:p>
          </table:table-cell>
          <table:table-cell office:value-type="float" office:value="72" table:style-name="ce4">
            <text:p>72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Plate Boot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0*[.B$57]" table:style-name="ce4">
            <text:p>0</text:p>
          </table:table-cell>
          <table:table-cell table:style-name="ce4"/>
          <table:table-cell office:value-type="float" office:value="0" table:formula="of:=[.G119]-[.F119]" table:style-name="ce4">
            <text:p>0</text:p>
          </table:table-cell>
          <table:table-cell office:value-type="float" office:value="-44.9" table:formula="of:=[.F119]-([.V119]*[.B$37]+[.W119]*[.B$38]+[.X119]*[.B$39])" table:style-name="ce4">
            <text:p>-44,9</text:p>
          </table:table-cell>
          <table:table-cell office:value-type="float" office:value="0" table:formula="of:=[.F119]-(([.Z119]/[.Y119])*[.B$3]+([.AA119]/[.Y119])*[.B$58]+([.AB119]/[.Y119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19]/[.K119]" table:style-name="ce9">
            <text:p>0,00%</text:p>
          </table:table-cell>
          <table:table-cell office:value-type="percentage" office:value="0.95" table:formula="of:=[.M119]/[.K119]" table:style-name="ce9">
            <text:p>95,00%</text:p>
          </table:table-cell>
          <table:table-cell office:value-type="percentage" office:value="0.05" table:formula="of:=[.N119]/[.K119]" table:style-name="ce9">
            <text:p>5,00%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.3" table:formula="of:=[.S119]/[.$R119]" table:style-name="ce10">
            <text:p>1,30</text:p>
          </table:table-cell>
          <table:table-cell office:value-type="float" office:value="1.4" table:formula="of:=[.T119]/[.$R119]" table:style-name="ce10">
            <text:p>1,40</text:p>
          </table:table-cell>
          <table:table-cell office:value-type="float" office:value="0.1" table:formula="of:=[.U119]/[.$R119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40" table:style-name="ce4">
            <text:p>40</text:p>
          </table:table-cell>
          <table:table-cell office:value-type="float" office:value="77" table:style-name="ce4">
            <text:p>77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Plate Armguar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30*[.B$57]" table:style-name="ce4">
            <text:p>0</text:p>
          </table:table-cell>
          <table:table-cell table:style-name="ce4"/>
          <table:table-cell office:value-type="float" office:value="0" table:formula="of:=[.G120]-[.F120]" table:style-name="ce4">
            <text:p>0</text:p>
          </table:table-cell>
          <table:table-cell office:value-type="float" office:value="-47.2" table:formula="of:=[.F120]-([.V120]*[.B$37]+[.W120]*[.B$38]+[.X120]*[.B$39])" table:style-name="ce4">
            <text:p>-47,2</text:p>
          </table:table-cell>
          <table:table-cell office:value-type="float" office:value="0" table:formula="of:=[.F120]-(([.Z120]/[.Y120])*[.B$3]+([.AA120]/[.Y120])*[.B$58]+([.AB120]/[.Y120])*[.B$57])" table:style-name="ce4">
            <text:p>0</text:p>
          </table:table-cell>
          <table:table-cell office:value-type="float" office:value="61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53" table:style-name="ce4">
            <text:p>53</text:p>
          </table:table-cell>
          <table:table-cell office:value-type="float" office:value="8" table:style-name="ce4">
            <text:p>8</text:p>
          </table:table-cell>
          <table:table-cell office:value-type="percentage" office:value="0" table:formula="of:=[.L120]/[.K120]" table:style-name="ce9">
            <text:p>0,00%</text:p>
          </table:table-cell>
          <table:table-cell office:value-type="percentage" office:value="0.86885245901639341" table:formula="of:=[.M120]/[.K120]" table:style-name="ce9">
            <text:p>86,89%</text:p>
          </table:table-cell>
          <table:table-cell office:value-type="percentage" office:value="0.13114754098360656" table:formula="of:=[.N120]/[.K120]" table:style-name="ce9">
            <text:p>13,11%</text:p>
          </table:table-cell>
          <table:table-cell office:value-type="float" office:value="10" table:style-name="ce4">
            <text:p>10</text:p>
          </table:table-cell>
          <table:table-cell office:value-type="float" office:value="14" table:style-name="ce4">
            <text:p>14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.4" table:formula="of:=[.S120]/[.$R120]" table:style-name="ce10">
            <text:p>1,40</text:p>
          </table:table-cell>
          <table:table-cell office:value-type="float" office:value="1.5" table:formula="of:=[.T120]/[.$R120]" table:style-name="ce10">
            <text:p>1,50</text:p>
          </table:table-cell>
          <table:table-cell office:value-type="float" office:value="0.1" table:formula="of:=[.U120]/[.$R120]" table:style-name="ce10">
            <text:p>0,10</text:p>
          </table:table-cell>
          <table:table-cell office:value-type="float" office:value="47" table:style-name="ce4">
            <text:p>47</text:p>
          </table:table-cell>
          <table:table-cell office:value-type="float" office:value="9" table:style-name="ce4">
            <text:p>9</text:p>
          </table:table-cell>
          <table:table-cell office:value-type="float" office:value="98" table:style-name="ce4">
            <text:p>98</text:p>
          </table:table-cell>
          <table:table-cell office:value-type="float" office:value="199" table:style-name="ce4">
            <text:p>199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Deckpound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6*[.B$57]" table:style-name="ce4">
            <text:p>0</text:p>
          </table:table-cell>
          <table:table-cell table:style-name="ce4"/>
          <table:table-cell office:value-type="float" office:value="0" table:formula="of:=[.G121]-[.F121]" table:style-name="ce4">
            <text:p>0</text:p>
          </table:table-cell>
          <table:table-cell office:value-type="float" office:value="-53.6" table:formula="of:=[.F121]-([.V121]*[.B$37]+[.W121]*[.B$38]+[.X121]*[.B$39])" table:style-name="ce4">
            <text:p>-53,6</text:p>
          </table:table-cell>
          <table:table-cell office:value-type="float" office:value="0" table:formula="of:=[.F121]-(([.Z121]/[.Y121])*[.B$3]+([.AA121]/[.Y121])*[.B$58]+([.AB121]/[.Y121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percentage" office:value="0" table:formula="of:=[.L121]/[.K121]" table:style-name="ce9">
            <text:p>0,00%</text:p>
          </table:table-cell>
          <table:table-cell office:value-type="percentage" office:value="0.85" table:formula="of:=[.M121]/[.K121]" table:style-name="ce9">
            <text:p>85,00%</text:p>
          </table:table-cell>
          <table:table-cell office:value-type="percentage" office:value="0.15" table:formula="of:=[.N121]/[.K121]" table:style-name="ce9">
            <text:p>15,00%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1.2" table:formula="of:=[.S121]/[.$R121]" table:style-name="ce10">
            <text:p>1,20</text:p>
          </table:table-cell>
          <table:table-cell office:value-type="float" office:value="1.2" table:formula="of:=[.T121]/[.$R121]" table:style-name="ce10">
            <text:p>1,20</text:p>
          </table:table-cell>
          <table:table-cell office:value-type="float" office:value="0.2" table:formula="of:=[.U121]/[.$R121]" table:style-name="ce10">
            <text:p>0,2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float" office:value="58" table:style-name="ce4">
            <text:p>58</text:p>
          </table:table-cell>
          <table:table-cell office:value-type="float" office:value="97" table:style-name="ce4">
            <text:p>97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office:value-type="string" table:style-name="ce16">
            <text:p>Honorable Combatant's Cutlas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0*[.B$57]" table:style-name="ce4">
            <text:p>0</text:p>
          </table:table-cell>
          <table:table-cell table:style-name="ce4"/>
          <table:table-cell office:value-type="float" office:value="0" table:formula="of:=[.G122]-[.F122]" table:style-name="ce4">
            <text:p>0</text:p>
          </table:table-cell>
          <table:table-cell office:value-type="float" office:value="-41.5" table:formula="of:=[.F122]-([.V122]*[.B$37]+[.W122]*[.B$38]+[.X122]*[.B$39])" table:style-name="ce4">
            <text:p>-41,5</text:p>
          </table:table-cell>
          <table:table-cell office:value-type="float" office:value="0" table:formula="of:=[.F122]-(([.Z122]/[.Y122])*[.B$3]+([.AA122]/[.Y122])*[.B$58]+([.AB122]/[.Y122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22]/[.K122]" table:style-name="ce9">
            <text:p>0,00%</text:p>
          </table:table-cell>
          <table:table-cell office:value-type="percentage" office:value="0.95" table:formula="of:=[.M122]/[.K122]" table:style-name="ce9">
            <text:p>95,00%</text:p>
          </table:table-cell>
          <table:table-cell office:value-type="percentage" office:value="0.05" table:formula="of:=[.N122]/[.K122]" table:style-name="ce9">
            <text:p>5,00%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.5" table:formula="of:=[.S122]/[.$R122]" table:style-name="ce10">
            <text:p>1,50</text:p>
          </table:table-cell>
          <table:table-cell office:value-type="float" office:value="1.2" table:formula="of:=[.T122]/[.$R122]" table:style-name="ce10">
            <text:p>1,20</text:p>
          </table:table-cell>
          <table:table-cell office:value-type="float" office:value="0.1" table:formula="of:=[.U122]/[.$R122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24" table:style-name="ce4">
            <text:p>24</text:p>
          </table:table-cell>
          <table:table-cell office:value-type="float" office:value="75" table:style-name="ce4">
            <text:p>75</text:p>
          </table:table-cell>
          <table:table-cell table:style-name="ce17"/>
          <table:table-cell table:number-columns-repeated="9" table:style-name="ce4"/>
          <table:table-cell table:number-columns-repeated="16346" table:style-name="ce17"/>
        </table:table-row>
        <table:table-row table:style-name="ro1">
          <table:table-cell table:number-columns-repeated="3" table:style-name="ce17"/>
          <table:table-cell table:number-columns-repeated="37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Emblazoned Stormsteel Girdle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0*[.B$57]+25*[.B$58]+25*[.B$3]+250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9" table:style-name="ce14"/>
          <table:table-cell table:number-columns-repeated="3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Emblazoned Stormsteel Legguar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65*[.B$57]+65*[.B$58]+35*[.B$3]+250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9" table:style-name="ce14"/>
          <table:table-cell table:number-columns-repeated="3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Imbued Stormsteel Girdle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5*[.B$57]+20*[.B$58]+15*[.B$3]+25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9" table:style-name="ce14"/>
          <table:table-cell table:number-columns-repeated="3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Imbued Stormsteel Legguar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5*[.B$57]+55*[.B$58]+25*[.B$3]+25*[.B$5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9" table:style-name="ce14"/>
          <table:table-cell table:number-columns-repeated="3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table:number-columns-repeated="37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Stormsteel Girdle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40*[.B$57]+18*[.B$58]+30*[.B$3]+15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9" table:style-name="ce14"/>
          <table:table-cell table:number-columns-repeated="3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Stormsteel Legguard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0*[.B$57]+50*[.B$58]+40*[.B$3]+15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9" table:style-name="ce14"/>
          <table:table-cell table:number-columns-repeated="3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table:number-columns-repeated="37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2">
            <text:p>Engi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DE profit</text:p>
          </table:table-cell>
          <table:table-cell office:value-type="string" table:style-name="ce2">
            <text:p>Scrapp profit</text:p>
          </table:table-cell>
          <table:table-cell office:value-type="string" table:style-name="ce2">
            <text:p># of items</text:p>
          </table:table-cell>
          <table:table-cell office:value-type="string" table:style-name="ce5">
            <text:p># of common</text:p>
          </table:table-cell>
          <table:table-cell office:value-type="string" table:style-name="ce6">
            <text:p># of blues</text:p>
          </table:table-cell>
          <table:table-cell office:value-type="string" table:style-name="ce7">
            <text:p># of epics</text:p>
          </table:table-cell>
          <table:table-cell office:value-type="string" table:style-name="ce2">
            <text:p>% of commons</text:p>
          </table:table-cell>
          <table:table-cell office:value-type="string" table:style-name="ce2">
            <text:p>% of blue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# of DE items</text:p>
          </table:table-cell>
          <table:table-cell office:value-type="string" table:style-name="ce2">
            <text:p># DE [<text:span text:style-name="T4">dust</text:span>]</text:p>
          </table:table-cell>
          <table:table-cell office:value-type="string" table:style-name="ce2">
            <text:p># DE [<text:span text:style-name="T2">blues</text:span>]</text:p>
          </table:table-cell>
          <table:table-cell office:value-type="string" table:style-name="ce2">
            <text:p># DE [<text:span text:style-name="T3">epics</text:span>]</text:p>
          </table:table-cell>
          <table:table-cell office:value-type="string" table:style-name="ce2">
            <text:p>[<text:span text:style-name="T4">dust</text:span>] / item</text:p>
          </table:table-cell>
          <table:table-cell office:value-type="string" table:style-name="ce2">
            <text:p>[<text:span text:style-name="T2">blues</text:span>] / item</text:p>
          </table:table-cell>
          <table:table-cell office:value-type="string" table:style-name="ce2">
            <text:p>[<text:span text:style-name="T3">epics</text:span>] / item</text:p>
          </table:table-cell>
          <table:table-cell office:value-type="string" table:style-name="ce2">
            <text:p>Scrapp amount</text:p>
          </table:table-cell>
          <table:table-cell office:value-type="string" table:style-name="ce3">
            <text:p>Expulsom</text:p>
          </table:table-cell>
          <table:table-cell office:value-type="string" table:style-name="ce2">
            <text:p>Monelite Ore</text:p>
          </table:table-cell>
          <table:table-cell office:value-type="string" table:style-name="ce5">
            <text:p>Platinum Ore</text:p>
          </table:table-cell>
          <table:table-cell office:value-type="string" table:style-name="ce2">
            <text:p>Storm Silver Ore</text:p>
          </table:table-cell>
          <table:table-cell table:number-columns-repeated="2" table:style-name="ce5"/>
          <table:table-cell table:style-name="ce3"/>
          <table:table-cell table:style-name="ce2"/>
          <table:table-cell table:style-name="ce5"/>
          <table:table-cell table:style-name="ce2"/>
          <table:table-cell table:style-name="ce5"/>
          <table:table-cell table:style-name="ce3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4">
            <text:p>F.R.I.E.D.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0*[.B$59]" table:style-name="ce4">
            <text:p>0</text:p>
          </table:table-cell>
          <table:table-cell table:style-name="ce4"/>
          <table:table-cell office:value-type="float" office:value="0" table:formula="of:=[.G133]-[.F133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Incendiary Ammunition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9]" table:style-name="ce4">
            <text:p>0</text:p>
          </table:table-cell>
          <table:table-cell table:style-name="ce4"/>
          <table:table-cell office:value-type="float" office:value="0" table:formula="of:=[.G134]-[.F134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Frost-Laced Ammunition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9]" table:style-name="ce4">
            <text:p>0</text:p>
          </table:table-cell>
          <table:table-cell table:style-name="ce4"/>
          <table:table-cell office:value-type="float" office:value="0" table:formula="of:=[.G135]-[.F135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Crow's Nest Scope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5*[.B$59]+8*[.B57]" table:style-name="ce4">
            <text:p>0</text:p>
          </table:table-cell>
          <table:table-cell table:style-name="ce4"/>
          <table:table-cell office:value-type="float" office:value="0" table:formula="of:=[.G136]-[.F136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Monelite Scope of Alacrity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15*[.B$59]+8*[.B58]" table:style-name="ce4">
            <text:p>0</text:p>
          </table:table-cell>
          <table:table-cell table:style-name="ce2"/>
          <table:table-cell office:value-type="float" office:value="0" table:formula="of:=[.G137]-[.F137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Mecha-Mogul Mk2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50*[.B58]+100*[.B57]+20*[.B3]+20*[.B26]+20*[.B24]+20*[.B23]+1*[.B22]+1*[.B25]" table:style-name="ce4">
            <text:p>0</text:p>
          </table:table-cell>
          <table:table-cell table:style-name="ce2"/>
          <table:table-cell office:value-type="float" office:value="0" table:formula="of:=[.G138]-[.F138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8" table:style-name="ce1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table:number-columns-repeated="3" table:style-name="ce4"/>
          <table:table-cell table:style-name="ce2"/>
          <table:table-cell table:style-name="ce4"/>
          <table:table-cell table:number-columns-repeated="2" table:style-name="ce2"/>
          <table:table-cell table:number-columns-repeated="27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Magnetic Discombobulato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59]+10*[.B62]" table:style-name="ce4">
            <text:p>0</text:p>
          </table:table-cell>
          <table:table-cell table:style-name="ce2"/>
          <table:table-cell office:value-type="float" office:value="0" table:formula="of:=[.G140]-[.F140]" table:style-name="ce4">
            <text:p>0</text:p>
          </table:table-cell>
          <table:table-cell office:value-type="float" office:value="-35.200000000000003" table:formula="of:=[.F140]-([.V140]*[.B$37]+[.W140]*[.B$38]+[.X140]*[.B$39])" table:style-name="ce4">
            <text:p>-35,2</text:p>
          </table:table-cell>
          <table:table-cell office:value-type="float" office:value="0" table:formula="of:=[.F140]-(([.Z140]/[.Y140])*[.B$3]+([.AA140]/[.Y140])*[.B$59])" table:style-name="ce2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percentage" office:value="0.8" table:formula="of:=[.L140]/[.K140]" table:style-name="ce9">
            <text:p>80,00%</text:p>
          </table:table-cell>
          <table:table-cell office:value-type="percentage" office:value="0.2" table:formula="of:=[.M140]/[.K140]" table:style-name="ce9">
            <text:p>20,00%</text:p>
          </table:table-cell>
          <table:table-cell office:value-type="percentage" office:value="0" table:formula="of:=[.N140]/[.K140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54" table:style-name="ce4">
            <text:p>54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5.4" table:formula="of:=[.S140]/[.$R140]" table:style-name="ce10">
            <text:p>5,40</text:p>
          </table:table-cell>
          <table:table-cell office:value-type="float" office:value="0.3" table:formula="of:=[.T140]/[.$R140]" table:style-name="ce10">
            <text:p>0,30</text:p>
          </table:table-cell>
          <table:table-cell office:value-type="float" office:value="0.1" table:formula="of:=[.U140]/[.$R140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Precision Attitude Adjust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57]+12*[.B$58]+8*[.B$3]" table:style-name="ce4">
            <text:p>0</text:p>
          </table:table-cell>
          <table:table-cell table:style-name="ce4"/>
          <table:table-cell office:value-type="float" office:value="0" table:formula="of:=[.G141]-[.F141]" table:style-name="ce4">
            <text:p>0</text:p>
          </table:table-cell>
          <table:table-cell office:value-type="float" office:value="-30.3" table:formula="of:=[.F141]-([.V141]*[.B$37]+[.W141]*[.B$38]+[.X141]*[.B$39])" table:style-name="ce4">
            <text:p>-30,3</text:p>
          </table:table-cell>
          <table:table-cell office:value-type="float" office:value="0" table:formula="of:=[.F141]-(([.Z141]/[.Y141])*[.B$3]+([.AB141]/[.Y141])*[.B$58]+([.AC141]/[.Y141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percentage" office:value="0" table:formula="of:=[.L141]/[.K141]" table:style-name="ce9">
            <text:p>0,00%</text:p>
          </table:table-cell>
          <table:table-cell office:value-type="percentage" office:value="0.8" table:formula="of:=[.M141]/[.K141]" table:style-name="ce9">
            <text:p>80,00%</text:p>
          </table:table-cell>
          <table:table-cell office:value-type="percentage" office:value="0.2" table:formula="of:=[.N141]/[.K141]" table:style-name="ce9">
            <text:p>20,00%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.1000000000000001" table:formula="of:=[.S141]/[.$R141]" table:style-name="ce10">
            <text:p>1,10</text:p>
          </table:table-cell>
          <table:table-cell office:value-type="float" office:value="0.7" table:formula="of:=[.T141]/[.$R141]" table:style-name="ce10">
            <text:p>0,70</text:p>
          </table:table-cell>
          <table:table-cell office:value-type="float" office:value="0.1" table:formula="of:=[.U141]/[.$R141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float" office:value="45" table:style-name="ce4">
            <text:p>45</text:p>
          </table:table-cell>
          <table:table-cell office:value-type="float" office:value="90" table:style-name="ce4">
            <text:p>90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Honorable Combatant's Stormsteel Destroy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57]+12*[.B$58]+8*[.B$3]" table:style-name="ce4">
            <text:p>0</text:p>
          </table:table-cell>
          <table:table-cell table:style-name="ce4"/>
          <table:table-cell office:value-type="float" office:value="0" table:formula="of:=[.G142]-[.F142]" table:style-name="ce4">
            <text:p>0</text:p>
          </table:table-cell>
          <table:table-cell office:value-type="float" office:value="-53.3" table:formula="of:=[.F142]-([.V142]*[.B$37]+[.W142]*[.B$38]+[.X142]*[.B$39])" table:style-name="ce4">
            <text:p>-53,3</text:p>
          </table:table-cell>
          <table:table-cell office:value-type="float" office:value="0" table:formula="of:=[.F142]-(([.Z142]/[.Y142])*[.B$3]+([.AB142]/[.Y142])*[.B$58]+([.AC142]/[.Y142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3" table:style-name="ce4">
            <text:p>3</text:p>
          </table:table-cell>
          <table:table-cell office:value-type="percentage" office:value="0" table:formula="of:=[.L142]/[.K142]" table:style-name="ce9">
            <text:p>0,00%</text:p>
          </table:table-cell>
          <table:table-cell office:value-type="percentage" office:value="0.85" table:formula="of:=[.M142]/[.K142]" table:style-name="ce9">
            <text:p>85,00%</text:p>
          </table:table-cell>
          <table:table-cell office:value-type="percentage" office:value="0.15" table:formula="of:=[.N142]/[.K142]" table:style-name="ce9">
            <text:p>15,00%</text:p>
          </table:table-cell>
          <table:table-cell office:value-type="float" office:value="10" table:style-name="ce4">
            <text:p>10</text:p>
          </table:table-cell>
          <table:table-cell office:value-type="float" office:value="11" table:style-name="ce4">
            <text:p>11</text:p>
          </table:table-cell>
          <table:table-cell office:value-type="float" office:value="12" table:style-name="ce4">
            <text:p>12</text:p>
          </table:table-cell>
          <table:table-cell office:value-type="float" office:value="2" table:style-name="ce4">
            <text:p>2</text:p>
          </table:table-cell>
          <table:table-cell office:value-type="float" office:value="1.1000000000000001" table:formula="of:=[.S142]/[.$R142]" table:style-name="ce10">
            <text:p>1,10</text:p>
          </table:table-cell>
          <table:table-cell office:value-type="float" office:value="1.2" table:formula="of:=[.T142]/[.$R142]" table:style-name="ce10">
            <text:p>1,20</text:p>
          </table:table-cell>
          <table:table-cell office:value-type="float" office:value="0.2" table:formula="of:=[.U142]/[.$R142]" table:style-name="ce10">
            <text:p>0,2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float" office:value="68" table:style-name="ce4">
            <text:p>68</text:p>
          </table:table-cell>
          <table:table-cell office:value-type="float" office:value="144" table:style-name="ce4">
            <text:p>144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Honorable Combatant's Discombobulato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57]+12*[.B$58]+8*[.B$3]" table:style-name="ce4">
            <text:p>0</text:p>
          </table:table-cell>
          <table:table-cell table:style-name="ce4"/>
          <table:table-cell office:value-type="float" office:value="0" table:formula="of:=[.G143]-[.F143]" table:style-name="ce4">
            <text:p>0</text:p>
          </table:table-cell>
          <table:table-cell office:value-type="float" office:value="-60.9" table:formula="of:=[.F143]-([.V143]*[.B$37]+[.W143]*[.B$38]+[.X143]*[.B$39])" table:style-name="ce4">
            <text:p>-60,9</text:p>
          </table:table-cell>
          <table:table-cell office:value-type="float" office:value="0" table:formula="of:=[.F143]-(([.Z143]/[.Y143])*[.B$3]+([.AB143]/[.Y143])*[.B$58]+([.AC143]/[.Y143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percentage" office:value="0" table:formula="of:=[.L143]/[.K143]" table:style-name="ce9">
            <text:p>0,00%</text:p>
          </table:table-cell>
          <table:table-cell office:value-type="percentage" office:value="0.75" table:formula="of:=[.M143]/[.K143]" table:style-name="ce9">
            <text:p>75,00%</text:p>
          </table:table-cell>
          <table:table-cell office:value-type="percentage" office:value="0.25" table:formula="of:=[.N143]/[.K143]" table:style-name="ce9">
            <text:p>25,00%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1.3" table:formula="of:=[.S143]/[.$R143]" table:style-name="ce10">
            <text:p>1,30</text:p>
          </table:table-cell>
          <table:table-cell office:value-type="float" office:value="0.9" table:formula="of:=[.T143]/[.$R143]" table:style-name="ce10">
            <text:p>0,90</text:p>
          </table:table-cell>
          <table:table-cell office:value-type="float" office:value="0.3" table:formula="of:=[.U143]/[.$R143]" table:style-name="ce10">
            <text:p>0,30</text:p>
          </table:table-cell>
          <table:table-cell office:value-type="float" office:value="10" table:style-name="ce4">
            <text:p>10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float" office:value="27" table:style-name="ce4">
            <text:p>27</text:p>
          </table:table-cell>
          <table:table-cell office:value-type="float" office:value="86" table:style-name="ce4">
            <text:p>86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Finely-Tuned Stormsteel Destroyer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5*[.B$57]+12*[.B$58]+8*[.B$3]" table:style-name="ce4">
            <text:p>0</text:p>
          </table:table-cell>
          <table:table-cell table:style-name="ce4"/>
          <table:table-cell office:value-type="float" office:value="0" table:formula="of:=[.G144]-[.F144]" table:style-name="ce4">
            <text:p>0</text:p>
          </table:table-cell>
          <table:table-cell office:value-type="float" office:value="-75.599999999999994" table:formula="of:=[.F144]-([.V144]*[.B$37]+[.W144]*[.B$38]+[.X144]*[.B$39])" table:style-name="ce4">
            <text:p>-75,6</text:p>
          </table:table-cell>
          <table:table-cell office:value-type="float" office:value="0" table:formula="of:=[.F144]-(([.Z144]/[.Y144])*[.B$3]+([.AB144]/[.Y144])*[.B$58]+([.AC144]/[.Y144])*[.B$57])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4" table:style-name="ce4">
            <text:p>4</text:p>
          </table:table-cell>
          <table:table-cell office:value-type="percentage" office:value="0" table:formula="of:=[.L144]/[.K144]" table:style-name="ce9">
            <text:p>0,00%</text:p>
          </table:table-cell>
          <table:table-cell office:value-type="percentage" office:value="0.8" table:formula="of:=[.M144]/[.K144]" table:style-name="ce9">
            <text:p>80,00%</text:p>
          </table:table-cell>
          <table:table-cell office:value-type="percentage" office:value="0.2" table:formula="of:=[.N144]/[.K144]" table:style-name="ce9">
            <text:p>20,00%</text:p>
          </table:table-cell>
          <table:table-cell office:value-type="float" office:value="10" table:style-name="ce4">
            <text:p>10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float" office:value="1.2" table:formula="of:=[.S144]/[.$R144]" table:style-name="ce10">
            <text:p>1,20</text:p>
          </table:table-cell>
          <table:table-cell office:value-type="float" office:value="1" table:formula="of:=[.T144]/[.$R144]" table:style-name="ce10">
            <text:p>1,00</text:p>
          </table:table-cell>
          <table:table-cell office:value-type="float" office:value="0.4" table:formula="of:=[.U144]/[.$R144]" table:style-name="ce10">
            <text:p>0,40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string" table:style-name="ce11">
            <text:p>X</text:p>
          </table:table-cell>
          <table:table-cell office:value-type="float" office:value="57" table:style-name="ce4">
            <text:p>57</text:p>
          </table:table-cell>
          <table:table-cell office:value-type="float" office:value="99" table:style-name="ce4">
            <text:p>99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table:number-columns-repeated="37" table:style-name="ce4"/>
          <table:table-cell table:number-columns-repeated="16344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AZ3-R1-T3 Synthetic Spec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8]+50*[.B$57]+25*[.B$3]+3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8" table:style-name="ce1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AZ3-R1-T3 Orthogonal Optic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8]+50*[.B$57]+25*[.B$3]+3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8" table:style-name="ce1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AZ3-R1-T3 Gearspun Goggle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8]+50*[.B$57]+25*[.B$3]+3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8" table:style-name="ce1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5">
            <text:p>AZ3-R1-T3 Bionic Bifocals</text:p>
          </table:table-cell>
          <table:table-cell office:value-type="float" office:value="1" table:style-name="ce4">
            <text:p>1</text:p>
          </table:table-cell>
          <table:table-cell office:value-type="float" office:value="0" table:formula="of:=20*[.B$58]+50*[.B$57]+25*[.B$3]+3*[.B$4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8" table:style-name="ce1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table:number-columns-repeated="34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2">
            <text:p>Inscription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DE profit</text:p>
          </table:table-cell>
          <table:table-cell office:value-type="string" table:style-name="ce2">
            <text:p>Scrapp profit</text:p>
          </table:table-cell>
          <table:table-cell office:value-type="string" table:style-name="ce2">
            <text:p># of items</text:p>
          </table:table-cell>
          <table:table-cell office:value-type="string" table:style-name="ce5">
            <text:p># of common</text:p>
          </table:table-cell>
          <table:table-cell office:value-type="string" table:style-name="ce6">
            <text:p># of blues</text:p>
          </table:table-cell>
          <table:table-cell office:value-type="string" table:style-name="ce7">
            <text:p># of epics</text:p>
          </table:table-cell>
          <table:table-cell office:value-type="string" table:style-name="ce2">
            <text:p>% of commons</text:p>
          </table:table-cell>
          <table:table-cell office:value-type="string" table:style-name="ce2">
            <text:p>% of blue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# of DE items</text:p>
          </table:table-cell>
          <table:table-cell office:value-type="string" table:style-name="ce2">
            <text:p># DE [<text:span text:style-name="T4">dust</text:span>]</text:p>
          </table:table-cell>
          <table:table-cell office:value-type="string" table:style-name="ce2">
            <text:p># DE [<text:span text:style-name="T2">blues</text:span>]</text:p>
          </table:table-cell>
          <table:table-cell office:value-type="string" table:style-name="ce2">
            <text:p># DE [<text:span text:style-name="T3">epics</text:span>]</text:p>
          </table:table-cell>
          <table:table-cell office:value-type="string" table:style-name="ce2">
            <text:p>[<text:span text:style-name="T4">dust</text:span>] / item</text:p>
          </table:table-cell>
          <table:table-cell office:value-type="string" table:style-name="ce2">
            <text:p>[<text:span text:style-name="T2">blues</text:span>] / item</text:p>
          </table:table-cell>
          <table:table-cell office:value-type="string" table:style-name="ce2">
            <text:p>[<text:span text:style-name="T3">epics</text:span>] / item</text:p>
          </table:table-cell>
          <table:table-cell office:value-type="string" table:style-name="ce2">
            <text:p>Scrapp amount</text:p>
          </table:table-cell>
          <table:table-cell office:value-type="string" table:style-name="ce3">
            <text:p>Expulsom</text:p>
          </table:table-cell>
          <table:table-cell office:value-type="string" table:style-name="ce2">
            <text:p>Ultramarine Ink</text:p>
          </table:table-cell>
          <table:table-cell office:value-type="string" table:style-name="ce2">
            <text:p>Crimson Ink</text:p>
          </table:table-cell>
          <table:table-cell office:value-type="string" table:style-name="ce2">
            <text:p>Viridescent Ink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Honorable Combatant's Etched Vessel</text:p>
          </table:table-cell>
          <table:table-cell office:value-type="float" office:value="1" table:style-name="ce4">
            <text:p>1</text:p>
          </table:table-cell>
          <table:table-cell office:value-type="float" office:value="894" table:formula="of:=30*[.B$32]+12*[.B$34]" table:style-name="ce4">
            <text:p>894</text:p>
          </table:table-cell>
          <table:table-cell table:style-name="ce4"/>
          <table:table-cell office:value-type="float" office:value="-894" table:formula="of:=[.G152]-[.F152]" table:style-name="ce4">
            <text:p>-894</text:p>
          </table:table-cell>
          <table:table-cell office:value-type="float" office:value="831.09090909090912" table:formula="of:=[.F152]-([.V152]*[.B$37]+[.W152]*[.B$38]+[.X152]*[.B$39])" table:style-name="ce4">
            <text:p>831,0909091</text:p>
          </table:table-cell>
          <table:table-cell office:value-type="float" office:value="732.22222222222229" table:formula="of:=[.F152]-(([.Z152]/[.Y152])*[.B3]+([.AA152]/[.Y152])*[.B33]+([.AB152]/[.Y152])*[.B32]+([.AC152]/[.Y152])*[.B34])" table:style-name="ce4">
            <text:p>732,2222222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5" table:style-name="ce4">
            <text:p>15</text:p>
          </table:table-cell>
          <table:table-cell office:value-type="float" office:value="5" table:style-name="ce4">
            <text:p>5</text:p>
          </table:table-cell>
          <table:table-cell office:value-type="percentage" office:value="0" table:formula="of:=[.L152]/[.K152]" table:style-name="ce9">
            <text:p>0,00%</text:p>
          </table:table-cell>
          <table:table-cell office:value-type="percentage" office:value="0.75" table:formula="of:=[.M152]/[.K152]" table:style-name="ce9">
            <text:p>75,00%</text:p>
          </table:table-cell>
          <table:table-cell office:value-type="percentage" office:value="0.25" table:formula="of:=[.N152]/[.K152]" table:style-name="ce9">
            <text:p>25,00%</text:p>
          </table:table-cell>
          <table:table-cell office:value-type="float" office:value="11" table:style-name="ce4">
            <text:p>11</text:p>
          </table:table-cell>
          <table:table-cell office:value-type="float" office:value="14" table:style-name="ce4">
            <text:p>14</text:p>
          </table:table-cell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office:value-type="float" office:value="1.2727272727272727" table:formula="of:=[.S152]/[.$R152]" table:style-name="ce10">
            <text:p>1,27</text:p>
          </table:table-cell>
          <table:table-cell office:value-type="float" office:value="1.1818181818181819" table:formula="of:=[.T152]/[.$R152]" table:style-name="ce10">
            <text:p>1,18</text:p>
          </table:table-cell>
          <table:table-cell office:value-type="float" office:value="0.27272727272727271" table:formula="of:=[.U152]/[.$R152]" table:style-name="ce10">
            <text:p>0,27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59" table:style-name="ce4">
            <text:p>59</text:p>
          </table:table-cell>
          <table:table-cell office:value-type="float" office:value="43" table:style-name="ce4">
            <text:p>43</text:p>
          </table:table-cell>
          <table:table-cell office:value-type="float" office:value="16" table:style-name="ce4">
            <text:p>16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Inscribed Vessel of Mysticism</text:p>
          </table:table-cell>
          <table:table-cell office:value-type="float" office:value="1" table:style-name="ce4">
            <text:p>1</text:p>
          </table:table-cell>
          <table:table-cell office:value-type="float" office:value="894" table:formula="of:=30*[.B$32]+12*[.B$34]+3*[.B$3]" table:style-name="ce4">
            <text:p>894</text:p>
          </table:table-cell>
          <table:table-cell table:style-name="ce4"/>
          <table:table-cell office:value-type="float" office:value="-894" table:formula="of:=[.G153]-[.F153]" table:style-name="ce4">
            <text:p>-894</text:p>
          </table:table-cell>
          <table:table-cell office:value-type="float" office:value="861.33333333333337" table:formula="of:=[.F153]-([.V153]*[.B$37]+[.W153]*[.B$38]+[.X153]*[.B$39])" table:style-name="ce4">
            <text:p>861,3333333</text:p>
          </table:table-cell>
          <table:table-cell office:value-type="float" office:value="864" table:formula="of:=[.F153]-(([.Z153]/[.Y153])*[.B4]+([.AA153]/[.Y153])*[.B34]+([.AB153]/[.Y153])*[.B33]+([.AC153]/[.Y153])*[.B35])" table:style-name="ce4">
            <text:p>864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percentage" office:value="0" table:formula="of:=[.L153]/[.K153]" table:style-name="ce9">
            <text:p>0,00%</text:p>
          </table:table-cell>
          <table:table-cell office:value-type="percentage" office:value="1.0526315789473684" table:formula="of:=[.M153]/[.K153]" table:style-name="ce9">
            <text:p>105,26%</text:p>
          </table:table-cell>
          <table:table-cell office:value-type="percentage" office:value="0" table:formula="of:=[.N153]/[.K153]" table:style-name="ce9">
            <text:p>0,00%</text:p>
          </table:table-cell>
          <table:table-cell office:value-type="float" office:value="9" table:style-name="ce4">
            <text:p>9</text:p>
          </table:table-cell>
          <table:table-cell office:value-type="float" office:value="18" table:style-name="ce4">
            <text:p>18</text:p>
          </table:table-cell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2" table:formula="of:=[.S153]/[.$R153]" table:style-name="ce10">
            <text:p>2,00</text:p>
          </table:table-cell>
          <table:table-cell office:value-type="float" office:value="1.3333333333333333" table:formula="of:=[.T153]/[.$R153]" table:style-name="ce10">
            <text:p>1,33</text:p>
          </table:table-cell>
          <table:table-cell office:value-type="float" office:value="0" table:formula="of:=[.U153]/[.$R153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69" table:style-name="ce4">
            <text:p>69</text:p>
          </table:table-cell>
          <table:table-cell office:value-type="float" office:value="54" table:style-name="ce4">
            <text:p>54</text:p>
          </table:table-cell>
          <table:table-cell office:value-type="float" office:value="19" table:style-name="ce4">
            <text:p>19</text:p>
          </table:table-cell>
          <table:table-cell table:number-columns-repeated="8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table:style-name="ce17"/>
          <table:table-cell table:style-name="ce4"/>
          <table:table-cell table:style-name="ce5"/>
          <table:table-cell table:style-name="ce6"/>
          <table:table-cell table:style-name="ce7"/>
          <table:table-cell table:style-name="ce4"/>
          <table:table-cell table:number-columns-repeated="3" table:style-name="ce2"/>
          <table:table-cell table:number-columns-repeated="25" table:style-name="ce4"/>
          <table:table-cell table:number-columns-repeated="16347" table:style-name="ce17"/>
        </table:table-row>
        <table:table-row table:style-name="ro1">
          <table:table-cell table:number-columns-repeated="3" table:style-name="ce17"/>
          <table:table-cell office:value-type="string" table:style-name="ce2">
            <text:p>JC craft</text:p>
          </table:table-cell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DE profit</text:p>
          </table:table-cell>
          <table:table-cell office:value-type="string" table:style-name="ce2">
            <text:p>Scrapp profit</text:p>
          </table:table-cell>
          <table:table-cell office:value-type="string" table:style-name="ce2">
            <text:p># of items</text:p>
          </table:table-cell>
          <table:table-cell office:value-type="string" table:style-name="ce5">
            <text:p># of common</text:p>
          </table:table-cell>
          <table:table-cell office:value-type="string" table:style-name="ce6">
            <text:p># of blues</text:p>
          </table:table-cell>
          <table:table-cell office:value-type="string" table:style-name="ce7">
            <text:p># of epics</text:p>
          </table:table-cell>
          <table:table-cell office:value-type="string" table:style-name="ce2">
            <text:p>% of commons</text:p>
          </table:table-cell>
          <table:table-cell office:value-type="string" table:style-name="ce2">
            <text:p>% of blues</text:p>
          </table:table-cell>
          <table:table-cell office:value-type="string" table:style-name="ce2">
            <text:p>% of epics</text:p>
          </table:table-cell>
          <table:table-cell office:value-type="string" table:style-name="ce2">
            <text:p># of DE items</text:p>
          </table:table-cell>
          <table:table-cell office:value-type="string" table:style-name="ce2">
            <text:p># DE [<text:span text:style-name="T4">dust</text:span>]</text:p>
          </table:table-cell>
          <table:table-cell office:value-type="string" table:style-name="ce2">
            <text:p># DE [<text:span text:style-name="T2">blues</text:span>]</text:p>
          </table:table-cell>
          <table:table-cell office:value-type="string" table:style-name="ce2">
            <text:p># DE [<text:span text:style-name="T3">epics</text:span>]</text:p>
          </table:table-cell>
          <table:table-cell office:value-type="string" table:style-name="ce2">
            <text:p>[<text:span text:style-name="T4">dust</text:span>] / item</text:p>
          </table:table-cell>
          <table:table-cell office:value-type="string" table:style-name="ce2">
            <text:p>[<text:span text:style-name="T2">blues</text:span>] / item</text:p>
          </table:table-cell>
          <table:table-cell office:value-type="string" table:style-name="ce2">
            <text:p>[<text:span text:style-name="T3">epics</text:span>] / item</text:p>
          </table:table-cell>
          <table:table-cell office:value-type="string" table:style-name="ce2">
            <text:p>Scrapp amount</text:p>
          </table:table-cell>
          <table:table-cell office:value-type="string" table:style-name="ce3">
            <text:p>Expulsom</text:p>
          </table:table-cell>
          <table:table-cell office:value-type="string" table:style-name="ce2">
            <text:p>Monelite Ore</text:p>
          </table:table-cell>
          <table:table-cell office:value-type="string" table:style-name="ce2">
            <text:p>Storm Silver Ore</text:p>
          </table:table-cell>
          <table:table-cell office:value-type="string" table:style-name="ce5">
            <text:p>Platinum Ore</text:p>
          </table:table-cell>
          <table:table-cell office:value-type="string" table:style-name="ce5">
            <text:p>Kyanite</text:p>
          </table:table-cell>
          <table:table-cell office:value-type="string" table:style-name="ce5">
            <text:p>Solstone</text:p>
          </table:table-cell>
          <table:table-cell office:value-type="string" table:style-name="ce5">
            <text:p>Golden Beryl</text:p>
          </table:table-cell>
          <table:table-cell office:value-type="string" table:style-name="ce5">
            <text:p>Kubiline</text:p>
          </table:table-cell>
          <table:table-cell office:value-type="string" table:style-name="ce5">
            <text:p>Rubellite</text:p>
          </table:table-cell>
          <table:table-cell office:value-type="string" table:style-name="ce5">
            <text:p>Viridium</text:p>
          </table:table-cell>
          <table:table-cell office:value-type="string" table:style-name="ce3">
            <text:p>Owlseye</text:p>
          </table:table-cell>
          <table:table-cell office:value-type="string" table:style-name="ce3">
            <text:p>Royal Quartz</text:p>
          </table:table-cell>
          <table:table-cell office:value-type="string" table:style-name="ce3">
            <text:p>Tidal Amethyst</text:p>
          </table:table-cell>
          <table:table-cell office:value-type="string" table:style-name="ce3">
            <text:p>Amberblaze</text:p>
          </table:table-cell>
          <table:table-cell office:value-type="string" table:style-name="ce3">
            <text:p>Laribole</text:p>
          </table:table-cell>
          <table:table-cell office:value-type="string" table:style-name="ce3">
            <text:p>Scarlet Diamond</text:p>
          </table:table-cell>
          <table:table-cell table:number-columns-repeated="16343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Viridium Staff of Alacrity</text:p>
          </table:table-cell>
          <table:table-cell office:value-type="float" office:value="1" table:style-name="ce4">
            <text:p>1</text:p>
          </table:table-cell>
          <table:table-cell office:value-type="float" office:value="250" table:formula="of:=4*[.B$46]+2*[.B$45]+2*[.B$44]+15*[.B$59]" table:style-name="ce4">
            <text:p>250</text:p>
          </table:table-cell>
          <table:table-cell table:style-name="ce4"/>
          <table:table-cell office:value-type="float" office:value="-250" table:formula="of:=[.G156]-[.F156]" table:style-name="ce4">
            <text:p>-250</text:p>
          </table:table-cell>
          <table:table-cell office:value-type="float" office:value="223.66666666666666" table:formula="of:=[.F156]-([.V156]*[.B$37]+[.W156]*[.B$38]+[.X156]*[.B$39])" table:style-name="ce4">
            <text:p>223,6666667</text:p>
          </table:table-cell>
          <table:table-cell office:value-type="float" office:value="190" table:formula="of:=[.F156]-(([.Z156]/[.Y156])*[.B$3]+([.AA156]/[.Y156])*[.B$59]+([.AD156]/[.Y156])*[.B$45])" table:style-name="ce4">
            <text:p>190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percentage" office:value="0.66666666666666663" table:formula="of:=[.L156]/[.K156]" table:style-name="ce9">
            <text:p>66,67%</text:p>
          </table:table-cell>
          <table:table-cell office:value-type="percentage" office:value="0.33333333333333331" table:formula="of:=[.M156]/[.K156]" table:style-name="ce9">
            <text:p>33,33%</text:p>
          </table:table-cell>
          <table:table-cell office:value-type="percentage" office:value="0" table:formula="of:=[.N156]/[.K156]" table:style-name="ce9">
            <text:p>0,00%</text:p>
          </table:table-cell>
          <table:table-cell office:value-type="float" office:value="3" table:style-name="ce4">
            <text:p>3</text:p>
          </table:table-cell>
          <table:table-cell office:value-type="float" office:value="13" table:style-name="ce4">
            <text:p>13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4.333333333333333" table:formula="of:=[.S156]/[.$R156]" table:style-name="ce10">
            <text:p>4,33</text:p>
          </table:table-cell>
          <table:table-cell office:value-type="float" office:value="0.66666666666666663" table:formula="of:=[.T156]/[.$R156]" table:style-name="ce10">
            <text:p>0,67</text:p>
          </table:table-cell>
          <table:table-cell office:value-type="float" office:value="0" table:formula="of:=[.U156]/[.$R156]" table:style-name="ce10">
            <text:p>0,0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43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Rubellite Staff of Intuition</text:p>
          </table:table-cell>
          <table:table-cell office:value-type="float" office:value="1" table:style-name="ce4">
            <text:p>1</text:p>
          </table:table-cell>
          <table:table-cell office:value-type="float" office:value="120" table:formula="of:=4*[.B$43]+2*[.B$47]+2*[.B$42]+15*[.B$59]" table:style-name="ce4">
            <text:p>120</text:p>
          </table:table-cell>
          <table:table-cell table:style-name="ce4"/>
          <table:table-cell office:value-type="float" office:value="-120" table:formula="of:=[.G157]-[.F157]" table:style-name="ce4">
            <text:p>-120</text:p>
          </table:table-cell>
          <table:table-cell office:value-type="float" office:value="82.8" table:formula="of:=[.F157]-([.V157]*[.B$37]+[.W157]*[.B$38]+[.X157]*[.B$39])" table:style-name="ce4">
            <text:p>82,8</text:p>
          </table:table-cell>
          <table:table-cell office:value-type="float" office:value="120" table:formula="of:=[.F157]-(([.Z157]/[.Y157])*[.B$3]+([.AA157]/[.Y157])*[.B$59])" table:style-name="ce4">
            <text:p>120</text:p>
          </table:table-cell>
          <table:table-cell office:value-type="float" office:value="10" table:style-name="ce4">
            <text:p>10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percentage" office:value="0.9" table:formula="of:=[.L157]/[.K157]" table:style-name="ce9">
            <text:p>90,00%</text:p>
          </table:table-cell>
          <table:table-cell office:value-type="percentage" office:value="0.1" table:formula="of:=[.M157]/[.K157]" table:style-name="ce9">
            <text:p>10,00%</text:p>
          </table:table-cell>
          <table:table-cell office:value-type="percentage" office:value="0" table:formula="of:=[.N157]/[.K157]" table:style-name="ce9">
            <text:p>0,00%</text:p>
          </table:table-cell>
          <table:table-cell office:value-type="float" office:value="5" table:style-name="ce4">
            <text:p>5</text:p>
          </table:table-cell>
          <table:table-cell office:value-type="float" office:value="42" table:style-name="ce4">
            <text:p>42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8.4" table:formula="of:=[.S157]/[.$R157]" table:style-name="ce10">
            <text:p>8,40</text:p>
          </table:table-cell>
          <table:table-cell office:value-type="float" office:value="0.6" table:formula="of:=[.T157]/[.$R157]" table:style-name="ce10">
            <text:p>0,60</text:p>
          </table:table-cell>
          <table:table-cell office:value-type="float" office:value="0" table:formula="of:=[.U157]/[.$R157]" table:style-name="ce10">
            <text:p>0,0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8" table:style-name="ce4">
            <text:p>8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43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Solstone Ring</text:p>
          </table:table-cell>
          <table:table-cell office:value-type="float" office:value="1" table:style-name="ce4">
            <text:p>1</text:p>
          </table:table-cell>
          <table:table-cell office:value-type="float" office:value="15" table:formula="of:=1*[.B$42]+10*[.B$59]" table:style-name="ce4">
            <text:p>15</text:p>
          </table:table-cell>
          <table:table-cell table:style-name="ce4"/>
          <table:table-cell office:value-type="float" office:value="-15" table:formula="of:=[.G158]-[.F158]" table:style-name="ce4">
            <text:p>-15</text:p>
          </table:table-cell>
          <table:table-cell office:value-type="float" office:value="-13.5" table:formula="of:=[.F158]-([.V158]*[.B$37]+[.W158]*[.B$38]+[.X158]*[.B$39])" table:style-name="ce4">
            <text:p>-13,5</text:p>
          </table:table-cell>
          <table:table-cell office:value-type="float" office:value="5" table:formula="of:=[.F158]-(([.Z158]/[.Y158])*[.B$3]+([.AA158]/[.Y158])*[.B$59]+([.AF158]/[.Y158])*[.B$47])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158]/[.K158]" table:style-name="ce9">
            <text:p>100,00%</text:p>
          </table:table-cell>
          <table:table-cell office:value-type="percentage" office:value="0" table:formula="of:=[.M158]/[.K158]" table:style-name="ce9">
            <text:p>0,00%</text:p>
          </table:table-cell>
          <table:table-cell office:value-type="percentage" office:value="0" table:formula="of:=[.N158]/[.K158]" table:style-name="ce9">
            <text:p>0,00%</text:p>
          </table:table-cell>
          <table:table-cell office:value-type="float" office:value="4" table:style-name="ce4">
            <text:p>4</text:p>
          </table:table-cell>
          <table:table-cell office:value-type="float" office:value="18" table:style-name="ce4">
            <text:p>18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4.5" table:formula="of:=[.S158]/[.$R158]" table:style-name="ce10">
            <text:p>4,50</text:p>
          </table:table-cell>
          <table:table-cell office:value-type="float" office:value="0.75" table:formula="of:=[.T158]/[.$R158]" table:style-name="ce10">
            <text:p>0,75</text:p>
          </table:table-cell>
          <table:table-cell office:value-type="float" office:value="0" table:formula="of:=[.U158]/[.$R158]" table:style-name="ce10">
            <text:p>0,0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43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Kyanite Ring</text:p>
          </table:table-cell>
          <table:table-cell office:value-type="float" office:value="1" table:style-name="ce4">
            <text:p>1</text:p>
          </table:table-cell>
          <table:table-cell office:value-type="float" office:value="90" table:formula="of:=1*[.B$45]+10*[.B$59]" table:style-name="ce4">
            <text:p>90</text:p>
          </table:table-cell>
          <table:table-cell table:style-name="ce4"/>
          <table:table-cell office:value-type="float" office:value="-90" table:formula="of:=[.G159]-[.F159]" table:style-name="ce4">
            <text:p>-90</text:p>
          </table:table-cell>
          <table:table-cell office:value-type="float" office:value="87" table:formula="of:=[.F159]-([.V159]*[.B$37]+[.W159]*[.B$38]+[.X159]*[.B$39])" table:style-name="ce4">
            <text:p>87</text:p>
          </table:table-cell>
          <table:table-cell office:value-type="float" office:value="80" table:formula="of:=[.F159]-(([.Z159]/[.Y159])*[.B$3]+([.AA159]/[.Y159])*[.B$59]+([.AG159]/[.Y159])*[.B$44])" table:style-name="ce4">
            <text:p>80</text:p>
          </table:table-cell>
          <table:table-cell office:value-type="float" office:value="7" table:style-name="ce4">
            <text:p>7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percentage" office:value="1" table:formula="of:=[.L159]/[.K159]" table:style-name="ce9">
            <text:p>100,00%</text:p>
          </table:table-cell>
          <table:table-cell office:value-type="percentage" office:value="0" table:formula="of:=[.M159]/[.K159]" table:style-name="ce9">
            <text:p>0,00%</text:p>
          </table:table-cell>
          <table:table-cell office:value-type="percentage" office:value="0" table:formula="of:=[.N159]/[.K159]" table:style-name="ce9">
            <text:p>0,00%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formula="of:=[.S159]/[.$R159]" table:style-name="ce10">
            <text:p>1,00</text:p>
          </table:table-cell>
          <table:table-cell office:value-type="float" office:value="0" table:formula="of:=[.T159]/[.$R159]" table:style-name="ce10">
            <text:p>0,00</text:p>
          </table:table-cell>
          <table:table-cell office:value-type="float" office:value="0" table:formula="of:=[.U159]/[.$R159]" table:style-name="ce10">
            <text:p>0,0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43" table:style-name="ce17"/>
        </table:table-row>
        <table:table-row table:style-name="ro1">
          <table:table-cell table:number-columns-repeated="3" table:style-name="ce17"/>
          <table:table-cell office:value-type="string" table:style-name="ce8">
            <text:p>Kubiline Ring</text:p>
          </table:table-cell>
          <table:table-cell office:value-type="float" office:value="1" table:style-name="ce4">
            <text:p>1</text:p>
          </table:table-cell>
          <table:table-cell office:value-type="float" office:value="15" table:formula="of:=1*[.B$44]+10*[.B$59]" table:style-name="ce4">
            <text:p>15</text:p>
          </table:table-cell>
          <table:table-cell table:style-name="ce4"/>
          <table:table-cell office:value-type="float" office:value="-15" table:formula="of:=[.G160]-[.F160]" table:style-name="ce4">
            <text:p>-15</text:p>
          </table:table-cell>
          <table:table-cell office:value-type="float" office:value="-2" table:formula="of:=[.F160]-([.V160]*[.B$37]+[.W160]*[.B$38]+[.X160]*[.B$39])" table:style-name="ce4">
            <text:p>-2</text:p>
          </table:table-cell>
          <table:table-cell office:value-type="float" office:value="5" table:formula="of:=[.F160]-(([.Z160]/[.Y160])*[.B$3]+([.AA160]/[.Y160])*[.B$59]+([.AH160]/[.Y160])*[.B$43])" table:style-name="ce4">
            <text:p>5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percentage" office:value="0.8571428571428571" table:formula="of:=[.L160]/[.K160]" table:style-name="ce9">
            <text:p>85,71%</text:p>
          </table:table-cell>
          <table:table-cell office:value-type="percentage" office:value="0.14285714285714285" table:formula="of:=[.M160]/[.K160]" table:style-name="ce9">
            <text:p>14,29%</text:p>
          </table:table-cell>
          <table:table-cell office:value-type="percentage" office:value="0" table:formula="of:=[.N160]/[.K160]" table:style-name="ce9">
            <text:p>0,00%</text:p>
          </table:table-cell>
          <table:table-cell office:value-type="float" office:value="4" table:style-name="ce4">
            <text:p>4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4" table:formula="of:=[.S160]/[.$R160]" table:style-name="ce10">
            <text:p>4,00</text:p>
          </table:table-cell>
          <table:table-cell office:value-type="float" office:value="0.25" table:formula="of:=[.T160]/[.$R160]" table:style-name="ce10">
            <text:p>0,25</text:p>
          </table:table-cell>
          <table:table-cell office:value-type="float" office:value="0" table:formula="of:=[.U160]/[.$R160]" table:style-name="ce10">
            <text:p>0,0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43" table:style-name="ce17"/>
        </table:table-row>
        <table:table-row table:style-name="ro1">
          <table:table-cell table:number-columns-repeated="3"/>
          <table:table-cell office:value-type="string" table:style-name="ce8">
            <text:p>Golden Beryl Ring</text:p>
          </table:table-cell>
          <table:table-cell office:value-type="float" office:value="1" table:style-name="ce4">
            <text:p>1</text:p>
          </table:table-cell>
          <table:table-cell office:value-type="float" office:value="15" table:formula="of:=1*[.B$47]+10*[.B$59]" table:style-name="ce4">
            <text:p>15</text:p>
          </table:table-cell>
          <table:table-cell table:style-name="ce4"/>
          <table:table-cell office:value-type="float" office:value="-15" table:formula="of:=[.G161]-[.F161]" table:style-name="ce4">
            <text:p>-15</text:p>
          </table:table-cell>
          <table:table-cell office:value-type="float" office:value="-0.5" table:formula="of:=[.F161]-([.V161]*[.B$37]+[.W161]*[.B$38]+[.X161]*[.B$39])" table:style-name="ce4">
            <text:p>-0,5</text:p>
          </table:table-cell>
          <table:table-cell office:value-type="float" office:value="11.666666666666668" table:formula="of:=[.F161]-(([.Z161]/[.Y161])*[.B$3]+([.AA161]/[.Y161])*[.B$59]+([.AI161]/[.Y161])*[.B$46])" table:style-name="ce4">
            <text:p>11,66666667</text:p>
          </table:table-cell>
          <table:table-cell office:value-type="float" office:value="7" table:style-name="ce4">
            <text:p>7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percentage" office:value="0.8571428571428571" table:formula="of:=[.L161]/[.K161]" table:style-name="ce9">
            <text:p>85,71%</text:p>
          </table:table-cell>
          <table:table-cell office:value-type="percentage" office:value="0.14285714285714285" table:formula="of:=[.M161]/[.K161]" table:style-name="ce9">
            <text:p>14,29%</text:p>
          </table:table-cell>
          <table:table-cell office:value-type="percentage" office:value="0" table:formula="of:=[.N161]/[.K161]" table:style-name="ce9">
            <text:p>0,00%</text:p>
          </table:table-cell>
          <table:table-cell office:value-type="float" office:value="4" table:style-name="ce4">
            <text:p>4</text:p>
          </table:table-cell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3.5" table:formula="of:=[.S161]/[.$R161]" table:style-name="ce10">
            <text:p>3,50</text:p>
          </table:table-cell>
          <table:table-cell office:value-type="float" office:value="0.25" table:formula="of:=[.T161]/[.$R161]" table:style-name="ce10">
            <text:p>0,25</text:p>
          </table:table-cell>
          <table:table-cell office:value-type="float" office:value="0" table:formula="of:=[.U161]/[.$R161]" table:style-name="ce10">
            <text:p>0,00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3" table:style-name="ce4">
            <text:p>1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4" table:style-name="ce17"/>
          <table:table-cell table:number-columns-repeated="16329"/>
        </table:table-row>
        <table:table-row table:style-name="ro1">
          <table:table-cell table:number-columns-repeated="3" table:style-name="ce17"/>
          <table:table-cell office:value-type="string" table:style-name="ce12">
            <text:p>Amberblaze Loop</text:p>
          </table:table-cell>
          <table:table-cell office:value-type="float" office:value="1" table:style-name="ce4">
            <text:p>1</text:p>
          </table:table-cell>
          <table:table-cell office:value-type="float" office:value="20" table:formula="of:=1*[.B$48]+11*[.B$57]+1*[.B$3]" table:style-name="ce4">
            <text:p>20</text:p>
          </table:table-cell>
          <table:table-cell table:style-name="ce4"/>
          <table:table-cell office:value-type="float" office:value="-20" table:formula="of:=[.G162]-[.F162]" table:style-name="ce4">
            <text:p>-20</text:p>
          </table:table-cell>
          <table:table-cell office:value-type="float" office:value="-32" table:formula="of:=[.F162]-([.V162]*[.B$37]+[.W162]*[.B$38]+[.X162]*[.B$39])" table:style-name="ce4">
            <text:p>-32</text:p>
          </table:table-cell>
          <table:table-cell office:value-type="float" office:value="-504" table:formula="of:=[.F162]-(([.Z162]/[.Y162])*[.B$3]+([.AB162]/[.Y162])*[.B$57]+([.AJ162]/[.Y162])*[.B$49]+([.AK162]/[.Y162])*[.B$52]+([.AL162]/[.Y162])*[.B$53]+([.AM162]/[.Y162])*[.B$48]+([.AN162]/[.Y162])*[.B$50])" table:style-name="ce4">
            <text:p>-504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4" table:style-name="ce4">
            <text:p>14</text:p>
          </table:table-cell>
          <table:table-cell office:value-type="float" office:value="6" table:style-name="ce4">
            <text:p>6</text:p>
          </table:table-cell>
          <table:table-cell office:value-type="percentage" office:value="0" table:formula="of:=[.L162]/[.K162]" table:style-name="ce9">
            <text:p>0,00%</text:p>
          </table:table-cell>
          <table:table-cell office:value-type="percentage" office:value="0.7" table:formula="of:=[.M162]/[.K162]" table:style-name="ce9">
            <text:p>70,00%</text:p>
          </table:table-cell>
          <table:table-cell office:value-type="percentage" office:value="0.3" table:formula="of:=[.N162]/[.K162]" table:style-name="ce9">
            <text:p>30,00%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5" table:style-name="ce4">
            <text:p>5</text:p>
          </table:table-cell>
          <table:table-cell office:value-type="float" office:value="3" table:style-name="ce4">
            <text:p>3</text:p>
          </table:table-cell>
          <table:table-cell office:value-type="float" office:value="1" table:formula="of:=[.S162]/[.$R162]" table:style-name="ce10">
            <text:p>1,00</text:p>
          </table:table-cell>
          <table:table-cell office:value-type="float" office:value="0.5" table:formula="of:=[.T162]/[.$R162]" table:style-name="ce10">
            <text:p>0,50</text:p>
          </table:table-cell>
          <table:table-cell office:value-type="float" office:value="0.3" table:formula="of:=[.U162]/[.$R162]" table:style-name="ce10">
            <text:p>0,30</text:p>
          </table:table-cell>
          <table:table-cell office:value-type="float" office:value="10" table:style-name="ce4">
            <text:p>10</text:p>
          </table:table-cell>
          <table:table-cell office:value-type="float" office:value="6" table:style-name="ce4">
            <text:p>6</text:p>
          </table:table-cell>
          <table:table-cell office:value-type="string" table:style-name="ce11">
            <text:p>X</text:p>
          </table:table-cell>
          <table:table-cell office:value-type="float" office:value="23" table:style-name="ce4">
            <text:p>23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string" table:style-name="ce11">
            <text:p>X</text:p>
          </table:table-cell>
          <table:table-cell table:number-columns-repeated="14" table:style-name="ce4"/>
          <table:table-cell table:number-columns-repeated="16329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Owlseye Loop</text:p>
          </table:table-cell>
          <table:table-cell office:value-type="float" office:value="1" table:style-name="ce4">
            <text:p>1</text:p>
          </table:table-cell>
          <table:table-cell office:value-type="float" office:value="1200" table:formula="of:=1*[.B$49]+10*[.B$57]+1*[.B$3]" table:style-name="ce4">
            <text:p>1200</text:p>
          </table:table-cell>
          <table:table-cell table:style-name="ce4"/>
          <table:table-cell office:value-type="float" office:value="-1200" table:formula="of:=[.G163]-[.F163]" table:style-name="ce4">
            <text:p>-1200</text:p>
          </table:table-cell>
          <table:table-cell office:value-type="float" office:value="1166.0999999999999" table:formula="of:=[.F163]-([.V163]*[.B$37]+[.W163]*[.B$38]+[.X163]*[.B$39])" table:style-name="ce4">
            <text:p>1166,1</text:p>
          </table:table-cell>
          <table:table-cell office:value-type="float" office:value="920" table:formula="of:=[.F163]-(([.Z163]/[.Y163])*[.B$3]+([.AB163]/[.Y163])*[.B$57]+([.AJ163]/[.Y163])*[.B$49]+([.AK163]/[.Y163])*[.B$52]+([.AL163]/[.Y163])*[.B$53]+([.AM163]/[.Y163])*[.B$48]+([.AN163]/[.Y163])*[.B$50]+([.AO163]/[.Y163])*[.B$51])" table:style-name="ce4">
            <text:p>92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percentage" office:value="0" table:formula="of:=[.L163]/[.K163]" table:style-name="ce9">
            <text:p>0,00%</text:p>
          </table:table-cell>
          <table:table-cell office:value-type="percentage" office:value="1" table:formula="of:=[.M163]/[.K163]" table:style-name="ce9">
            <text:p>100,00%</text:p>
          </table:table-cell>
          <table:table-cell office:value-type="percentage" office:value="0" table:formula="of:=[.N163]/[.K163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5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.3" table:formula="of:=[.S163]/[.$R163]" table:style-name="ce10">
            <text:p>1,30</text:p>
          </table:table-cell>
          <table:table-cell office:value-type="float" office:value="1.5" table:formula="of:=[.T163]/[.$R163]" table:style-name="ce10">
            <text:p>1,50</text:p>
          </table:table-cell>
          <table:table-cell office:value-type="float" office:value="0" table:formula="of:=[.U163]/[.$R163]" table:style-name="ce10">
            <text:p>0,00</text:p>
          </table:table-cell>
          <table:table-cell office:value-type="float" office:value="10" table:style-name="ce4">
            <text:p>10</text:p>
          </table:table-cell>
          <table:table-cell office:value-type="float" office:value="3" table:style-name="ce4">
            <text:p>3</text:p>
          </table:table-cell>
          <table:table-cell office:value-type="string" table:style-name="ce11">
            <text:p>X</text:p>
          </table:table-cell>
          <table:table-cell office:value-type="float" office:value="29" table:style-name="ce4">
            <text:p>29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table:number-columns-repeated="16343" table:style-name="ce17"/>
        </table:table-row>
        <table:table-row table:style-name="ro1">
          <table:table-cell table:number-columns-repeated="3"/>
          <table:table-cell office:value-type="string" table:style-name="ce12">
            <text:p>Royal Quartz Loop</text:p>
          </table:table-cell>
          <table:table-cell office:value-type="float" office:value="1" table:style-name="ce4">
            <text:p>1</text:p>
          </table:table-cell>
          <table:table-cell office:value-type="float" office:value="20" table:formula="of:=1*[.B$52]+10*[.B$57]+1*[.B$3]" table:style-name="ce4">
            <text:p>20</text:p>
          </table:table-cell>
          <table:table-cell table:style-name="ce4"/>
          <table:table-cell office:value-type="float" office:value="-20" table:formula="of:=[.G164]-[.F164]" table:style-name="ce4">
            <text:p>-20</text:p>
          </table:table-cell>
          <table:table-cell office:value-type="float" office:value="-26.9" table:formula="of:=[.F164]-([.V164]*[.B$37]+[.W164]*[.B$38]+[.X164]*[.B$39])" table:style-name="ce4">
            <text:p>-26,9</text:p>
          </table:table-cell>
          <table:table-cell office:value-type="float" office:value="-114" table:formula="of:=[.F164]-(([.Z164]/[.Y164])*[.B$3]+([.AB164]/[.Y164])*[.B$57]+([.AJ164]/[.Y164])*[.B$49]+([.AK164]/[.Y164])*[.B$52]+([.AL164]/[.Y164])*[.B$53])" table:style-name="ce4">
            <text:p>-114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percentage" office:value="0" table:formula="of:=[.L164]/[.K164]" table:style-name="ce9">
            <text:p>0,00%</text:p>
          </table:table-cell>
          <table:table-cell office:value-type="percentage" office:value="1" table:formula="of:=[.M164]/[.K164]" table:style-name="ce9">
            <text:p>100,00%</text:p>
          </table:table-cell>
          <table:table-cell office:value-type="percentage" office:value="0" table:formula="of:=[.N164]/[.K164]" table:style-name="ce9">
            <text:p>0,00%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.3" table:formula="of:=[.S164]/[.$R164]" table:style-name="ce10">
            <text:p>1,30</text:p>
          </table:table-cell>
          <table:table-cell office:value-type="float" office:value="1.5" table:formula="of:=[.T164]/[.$R164]" table:style-name="ce10">
            <text:p>1,50</text:p>
          </table:table-cell>
          <table:table-cell office:value-type="float" office:value="0.1" table:formula="of:=[.U164]/[.$R164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4" table:style-name="ce4">
            <text:p>4</text:p>
          </table:table-cell>
          <table:table-cell office:value-type="string" table:style-name="ce11">
            <text:p>X</text:p>
          </table:table-cell>
          <table:table-cell office:value-type="float" office:value="22" table:style-name="ce4">
            <text:p>2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" table:style-name="ce4">
            <text:p>1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4" table:style-name="ce17"/>
          <table:table-cell table:number-columns-repeated="16329"/>
        </table:table-row>
        <table:table-row table:style-name="ro1">
          <table:table-cell table:number-columns-repeated="3" table:style-name="ce17"/>
          <table:table-cell office:value-type="string" table:style-name="ce12">
            <text:p>Tidal Amethyst Loop</text:p>
          </table:table-cell>
          <table:table-cell office:value-type="float" office:value="1" table:style-name="ce4">
            <text:p>1</text:p>
          </table:table-cell>
          <table:table-cell office:value-type="float" office:value="20" table:formula="of:=1*[.B$53]+10*[.B$57]+1*[.B$3]" table:style-name="ce4">
            <text:p>20</text:p>
          </table:table-cell>
          <table:table-cell table:style-name="ce4"/>
          <table:table-cell office:value-type="float" office:value="-20" table:formula="of:=[.G165]-[.F165]" table:style-name="ce4">
            <text:p>-20</text:p>
          </table:table-cell>
          <table:table-cell office:value-type="float" office:value="-26.9" table:formula="of:=[.F165]-([.V165]*[.B$37]+[.W165]*[.B$38]+[.X165]*[.B$39])" table:style-name="ce4">
            <text:p>-26,9</text:p>
          </table:table-cell>
          <table:table-cell office:value-type="float" office:value="-400" table:formula="of:=[.F165]-(([.Z165]/[.Y165])*[.B$3]+([.AB165]/[.Y165])*[.B$57]+([.AJ165]/[.Y165])*[.B$49]+([.AK165]/[.Y165])*[.B$52]+([.AL165]/[.Y165])*[.B$53]+([.AM165]/[.Y165])*[.B$48]+([.AN165]/[.Y165])*[.B$50]+([.AO165]/[.Y165])*[.B$51])" table:style-name="ce4">
            <text:p>-400</text:p>
          </table:table-cell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65]/[.K165]" table:style-name="ce9">
            <text:p>0,00%</text:p>
          </table:table-cell>
          <table:table-cell office:value-type="percentage" office:value="0.95" table:formula="of:=[.M165]/[.K165]" table:style-name="ce9">
            <text:p>95,00%</text:p>
          </table:table-cell>
          <table:table-cell office:value-type="percentage" office:value="0.05" table:formula="of:=[.N165]/[.K165]" table:style-name="ce9">
            <text:p>5,00%</text:p>
          </table:table-cell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.3" table:formula="of:=[.S165]/[.$R165]" table:style-name="ce10">
            <text:p>1,30</text:p>
          </table:table-cell>
          <table:table-cell office:value-type="float" office:value="1.5" table:formula="of:=[.T165]/[.$R165]" table:style-name="ce10">
            <text:p>1,50</text:p>
          </table:table-cell>
          <table:table-cell office:value-type="float" office:value="0.1" table:formula="of:=[.U165]/[.$R165]" table:style-name="ce10">
            <text:p>0,1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float" office:value="28" table:style-name="ce4">
            <text:p>28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number-columns-repeated="14" table:style-name="ce4"/>
          <table:table-cell table:number-columns-repeated="16329" table:style-name="ce17"/>
        </table:table-row>
        <table:table-row table:style-name="ro1">
          <table:table-cell table:number-columns-repeated="3" table:style-name="ce17"/>
          <table:table-cell office:value-type="string" table:style-name="ce12">
            <text:p>Honorable Combatant's Staff of Intuition</text:p>
          </table:table-cell>
          <table:table-cell office:value-type="float" office:value="1" table:style-name="ce4">
            <text:p>1</text:p>
          </table:table-cell>
          <table:table-cell office:value-type="float" office:value="7920" table:formula="of:=6*[.B$51]+6*[.B$49]+6*[.B$48]+12*[.B$57]+6*[.B$58]+1*[.B$3]" table:style-name="ce4">
            <text:p>7920</text:p>
          </table:table-cell>
          <table:table-cell table:style-name="ce4"/>
          <table:table-cell office:value-type="float" office:value="-7920" table:formula="of:=[.G166]-[.F166]" table:style-name="ce4">
            <text:p>-7920</text:p>
          </table:table-cell>
          <table:table-cell office:value-type="float" office:value="7858" table:formula="of:=[.F166]-([.V166]*[.B$37]+[.W166]*[.B$38]+[.X166]*[.B$39])" table:style-name="ce4">
            <text:p>7858</text:p>
          </table:table-cell>
          <table:table-cell office:value-type="float" office:value="7920" table:formula="of:=[.F166]-(([.Z166]/[.Y166])*[.B$3]+([.AB166]/[.Y166])*[.B$57]+([.AC166]/[.Y166])*[.B$58])" table:style-name="ce4">
            <text:p>792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66]/[.K166]" table:style-name="ce9">
            <text:p>0,00%</text:p>
          </table:table-cell>
          <table:table-cell office:value-type="percentage" office:value="0.875" table:formula="of:=[.M166]/[.K166]" table:style-name="ce9">
            <text:p>87,50%</text:p>
          </table:table-cell>
          <table:table-cell office:value-type="percentage" office:value="0.125" table:formula="of:=[.N166]/[.K166]" table:style-name="ce9">
            <text:p>12,50%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.5" table:formula="of:=[.S166]/[.$R166]" table:style-name="ce10">
            <text:p>1,50</text:p>
          </table:table-cell>
          <table:table-cell office:value-type="float" office:value="1.25" table:formula="of:=[.T166]/[.$R166]" table:style-name="ce10">
            <text:p>1,25</text:p>
          </table:table-cell>
          <table:table-cell office:value-type="float" office:value="0.25" table:formula="of:=[.U166]/[.$R166]" table:style-name="ce10">
            <text:p>0,25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6343" table:style-name="ce17"/>
        </table:table-row>
        <table:table-row table:style-name="ro1">
          <table:table-cell table:number-columns-repeated="3"/>
          <table:table-cell office:value-type="string" table:style-name="ce12">
            <text:p>Laribole Staff of Alacrity</text:p>
          </table:table-cell>
          <table:table-cell office:value-type="float" office:value="1" table:style-name="ce4">
            <text:p>1</text:p>
          </table:table-cell>
          <table:table-cell office:value-type="float" office:value="840" table:formula="of:=6*[.B$50]+6*[.B$52]+6*[.B$53]+12*[.B$57]+6*[.B$58]+1*[.B$3]" table:style-name="ce4">
            <text:p>840</text:p>
          </table:table-cell>
          <table:table-cell table:style-name="ce4"/>
          <table:table-cell office:value-type="float" office:value="-840" table:formula="of:=[.G167]-[.F167]" table:style-name="ce4">
            <text:p>-840</text:p>
          </table:table-cell>
          <table:table-cell office:value-type="float" office:value="783" table:formula="of:=[.F167]-([.V167]*[.B$37]+[.W167]*[.B$38]+[.X167]*[.B$39])" table:style-name="ce4">
            <text:p>783</text:p>
          </table:table-cell>
          <table:table-cell office:value-type="float" office:value="840" table:formula="of:=[.F167]-(([.Z167]/[.Y167])*[.B$3]+([.AB167]/[.Y167])*[.B$57])" table:style-name="ce4">
            <text:p>840</text:p>
          </table:table-cell>
          <table:table-cell office:value-type="float" office:value="8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67]/[.K167]" table:style-name="ce9">
            <text:p>0,00%</text:p>
          </table:table-cell>
          <table:table-cell office:value-type="percentage" office:value="0.875" table:formula="of:=[.M167]/[.K167]" table:style-name="ce9">
            <text:p>87,50%</text:p>
          </table:table-cell>
          <table:table-cell office:value-type="percentage" office:value="0.125" table:formula="of:=[.N167]/[.K167]" table:style-name="ce9">
            <text:p>12,50%</text:p>
          </table:table-cell>
          <table:table-cell office:value-type="float" office:value="4" table:style-name="ce4">
            <text:p>4</text:p>
          </table:table-cell>
          <table:table-cell office:value-type="float" office:value="6" table:style-name="ce4">
            <text:p>6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.5" table:formula="of:=[.S167]/[.$R167]" table:style-name="ce10">
            <text:p>1,50</text:p>
          </table:table-cell>
          <table:table-cell office:value-type="float" office:value="1" table:formula="of:=[.T167]/[.$R167]" table:style-name="ce10">
            <text:p>1,00</text:p>
          </table:table-cell>
          <table:table-cell office:value-type="float" office:value="0.25" table:formula="of:=[.U167]/[.$R167]" table:style-name="ce10">
            <text:p>0,2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12" table:style-name="ce4">
            <text:p>12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4" table:style-name="ce17"/>
          <table:table-cell table:number-columns-repeated="16329"/>
        </table:table-row>
        <table:table-row table:style-name="ro1">
          <table:table-cell table:number-columns-repeated="3" table:style-name="ce17"/>
          <table:table-cell office:value-type="string" table:style-name="ce12">
            <text:p>Scarlet Diamond Staff of Intuition</text:p>
          </table:table-cell>
          <table:table-cell office:value-type="float" office:value="1" table:style-name="ce4">
            <text:p>1</text:p>
          </table:table-cell>
          <table:table-cell office:value-type="float" office:value="7920" table:formula="of:=6*[.B$51]+6*[.B$49]+6*[.B$48]+12*[.B$57]+6*[.B$59]+1*[.B$3]" table:style-name="ce4">
            <text:p>7920</text:p>
          </table:table-cell>
          <table:table-cell table:style-name="ce4"/>
          <table:table-cell office:value-type="float" office:value="-7920" table:formula="of:=[.G168]-[.F168]" table:style-name="ce4">
            <text:p>-7920</text:p>
          </table:table-cell>
          <table:table-cell office:value-type="float" office:value="7920" table:formula="of:=[.F168]-([.V168]*[.B$37]+[.W168]*[.B$38]+[.X168]*[.B$39])" table:style-name="ce4">
            <text:p>7920</text:p>
          </table:table-cell>
          <table:table-cell office:value-type="float" office:value="7920" table:formula="of:=[.F168]-(([.Z168]/[.Y168])*[.B$3]+([.AB168]/[.Y168])*[.B$57])" table:style-name="ce4">
            <text:p>7920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percentage" office:value="0" table:formula="of:=[.L168]/[.K168]" table:style-name="ce9">
            <text:p>0,00%</text:p>
          </table:table-cell>
          <table:table-cell office:value-type="percentage" office:value="0.83333333333333337" table:formula="of:=[.M168]/[.K168]" table:style-name="ce9">
            <text:p>83,33%</text:p>
          </table:table-cell>
          <table:table-cell office:value-type="percentage" office:value="0.16666666666666666" table:formula="of:=[.N168]/[.K168]" table:style-name="ce9">
            <text:p>16,67%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[.S168]/[.$R168]" table:style-name="ce10">
            <text:p>0,00</text:p>
          </table:table-cell>
          <table:table-cell office:value-type="float" office:value="0" table:formula="of:=[.T168]/[.$R168]" table:style-name="ce10">
            <text:p>0,00</text:p>
          </table:table-cell>
          <table:table-cell office:value-type="float" office:value="0" table:formula="of:=[.U168]/[.$R168]" table:style-name="ce10">
            <text:p>0,00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float" office:value="7" table:style-name="ce4">
            <text:p>7</text:p>
          </table:table-cell>
          <table:table-cell office:value-type="string" table:style-name="ce11">
            <text:p>X</text:p>
          </table:table-cell>
          <table:table-cell office:value-type="float" office:value="1" table:style-name="ce4">
            <text:p>1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14" table:style-name="ce4"/>
          <table:table-cell table:number-columns-repeated="16329" table:style-name="ce17"/>
        </table:table-row>
        <table:table-row table:style-name="ro1">
          <table:table-cell table:number-columns-repeated="3" table:style-name="ce17"/>
          <table:table-cell office:value-type="string" table:style-name="ce4">
            <text:p>Kaleidoscopic Lens</text:p>
          </table:table-cell>
          <table:table-cell office:value-type="float" office:value="1" table:style-name="ce4">
            <text:p>1</text:p>
          </table:table-cell>
          <table:table-cell office:value-type="float" office:value="4000" table:formula="of:=20*[.B$50]+20*[.B$51]+30*[.B$3]+1*[.B$4]" table:style-name="ce4">
            <text:p>4000</text:p>
          </table:table-cell>
          <table:table-cell table:style-name="ce17"/>
          <table:table-cell office:value-type="float" office:value="-4000" table:formula="of:=[.G169]-[.F169]" table:style-name="ce4">
            <text:p>-400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43" table:style-name="ce17"/>
        </table:table-row>
        <table:table-row table:style-name="ro1">
          <table:table-cell table:number-columns-repeated="3"/>
          <table:table-cell table:number-columns-repeated="15" table:style-name="ce4"/>
          <table:table-cell table:number-columns-repeated="37" table:style-name="ce17"/>
          <table:table-cell table:number-columns-repeated="16329"/>
        </table:table-row>
        <table:table-row table:style-name="ro1">
          <table:table-cell table:number-columns-repeated="3" table:style-name="ce17"/>
          <table:table-cell table:number-columns-repeated="2" table:style-name="ce17"/>
          <table:table-cell table:style-name="ce4"/>
          <table:table-cell table:number-columns-repeated="12" table:style-name="ce17"/>
          <table:table-cell table:number-columns-repeated="37" table:style-name="ce4"/>
          <table:table-cell table:number-columns-repeated="16329" table:style-name="ce17"/>
        </table:table-row>
        <table:table-row table:style-name="ro1">
          <table:table-cell table:number-columns-repeated="3" table:style-name="ce17"/>
          <table:table-cell table:number-columns-repeated="16381" table:style-name="ce17"/>
        </table:table-row>
        <table:table-row table:style-name="ro1">
          <table:table-cell table:number-columns-repeated="3"/>
          <table:table-cell table:number-columns-repeated="15" table:style-name="ce4"/>
          <table:table-cell table:number-columns-repeated="37" table:style-name="ce17"/>
          <table:table-cell table:number-columns-repeated="16329"/>
        </table:table-row>
        <table:table-row table:number-rows-repeated="2" table:style-name="ro1">
          <table:table-cell table:number-columns-repeated="3"/>
          <table:table-cell table:number-columns-repeated="2" table:style-name="ce17"/>
          <table:table-cell table:style-name="ce4"/>
          <table:table-cell table:number-columns-repeated="12" table:style-name="ce17"/>
          <table:table-cell table:number-columns-repeated="16366" table:style-name="ce4"/>
        </table:table-row>
        <table:table-row table:style-name="ro1">
          <table:table-cell table:number-columns-repeated="3"/>
          <table:table-cell table:number-columns-repeated="16381" table:style-name="ce4"/>
        </table:table-row>
        <table:table-row table:number-rows-repeated="3" table:style-name="ro1">
          <table:table-cell table:number-columns-repeated="41"/>
          <table:table-cell table:number-columns-repeated="16343" table:style-name="ce4"/>
        </table:table-row>
        <table:table-row table:style-name="ro1">
          <table:table-cell table:number-columns-repeated="41" table:style-name="ce17"/>
          <table:table-cell table:number-columns-repeated="14" table:style-name="ce4"/>
          <table:table-cell table:number-columns-repeated="16329" table:style-name="ce17"/>
        </table:table-row>
        <table:table-row table:style-name="ro1">
          <table:table-cell table:number-columns-repeated="41" table:style-name="ce17"/>
          <table:table-cell table:number-columns-repeated="2" table:style-name="ce4"/>
          <table:table-cell table:number-columns-repeated="16341" table:style-name="ce17"/>
        </table:table-row>
        <table:table-row table:style-name="ro1">
          <table:table-cell table:number-columns-repeated="41"/>
          <table:table-cell table:number-columns-repeated="2" table:style-name="ce4"/>
          <table:table-cell table:number-columns-repeated="12" table:style-name="ce17"/>
          <table:table-cell table:number-columns-repeated="16329"/>
        </table:table-row>
        <table:table-row table:style-name="ro1">
          <table:table-cell table:number-columns-repeated="41" table:style-name="ce17"/>
          <table:table-cell table:number-columns-repeated="14" table:style-name="ce4"/>
          <table:table-cell table:number-columns-repeated="16329" table:style-name="ce17"/>
        </table:table-row>
        <table:table-row table:style-name="ro1">
          <table:table-cell table:number-columns-repeated="41"/>
          <table:table-cell table:number-columns-repeated="2" table:style-name="ce4"/>
          <table:table-cell table:number-columns-repeated="12" table:style-name="ce17"/>
          <table:table-cell table:number-columns-repeated="16329"/>
        </table:table-row>
        <table:table-row table:style-name="ro1">
          <table:table-cell table:number-columns-repeated="41"/>
          <table:table-cell table:number-columns-repeated="16343" table:style-name="ce4"/>
        </table:table-row>
        <table:table-row table:style-name="ro1">
          <table:table-cell table:number-columns-repeated="41" table:style-name="ce17"/>
          <table:table-cell table:number-columns-repeated="14" table:style-name="ce4"/>
          <table:table-cell table:number-columns-repeated="16329" table:style-name="ce17"/>
        </table:table-row>
        <table:table-row table:style-name="ro1">
          <table:table-cell table:number-columns-repeated="41"/>
          <table:table-cell table:number-columns-repeated="2" table:style-name="ce4"/>
          <table:table-cell table:number-columns-repeated="12" table:style-name="ce17"/>
          <table:table-cell table:number-columns-repeated="16329"/>
        </table:table-row>
        <table:table-row table:style-name="ro1">
          <table:table-cell table:number-columns-repeated="41" table:style-name="ce17"/>
          <table:table-cell table:number-columns-repeated="14" table:style-name="ce4"/>
          <table:table-cell table:number-columns-repeated="16329" table:style-name="ce17"/>
        </table:table-row>
        <table:table-row table:style-name="ro1">
          <table:table-cell table:number-columns-repeated="41"/>
          <table:table-cell table:number-columns-repeated="2" table:style-name="ce4"/>
          <table:table-cell table:number-columns-repeated="12" table:style-name="ce17"/>
          <table:table-cell table:number-columns-repeated="16329"/>
        </table:table-row>
        <table:table-row table:style-name="ro1">
          <table:table-cell table:number-columns-repeated="41" table:style-name="ce17"/>
          <table:table-cell table:number-columns-repeated="14" table:style-name="ce4"/>
          <table:table-cell table:number-columns-repeated="16329" table:style-name="ce17"/>
        </table:table-row>
        <table:table-row table:style-name="ro1">
          <table:table-cell table:number-columns-repeated="41"/>
          <table:table-cell table:number-columns-repeated="2" table:style-name="ce4"/>
          <table:table-cell table:number-columns-repeated="12" table:style-name="ce17"/>
          <table:table-cell table:number-columns-repeated="16329"/>
        </table:table-row>
        <table:table-row table:style-name="ro1">
          <table:table-cell table:number-columns-repeated="41" table:style-name="ce17"/>
          <table:table-cell table:number-columns-repeated="14" table:style-name="ce4"/>
          <table:table-cell table:number-columns-repeated="16329" table:style-name="ce17"/>
        </table:table-row>
        <table:table-row table:style-name="ro1">
          <table:table-cell table:number-columns-repeated="3"/>
          <table:table-cell table:number-columns-repeated="40" table:style-name="ce4"/>
          <table:table-cell table:number-columns-repeated="12" table:style-name="ce17"/>
          <table:table-cell table:number-columns-repeated="16329"/>
        </table:table-row>
        <table:table-row table:style-name="ro1">
          <table:table-cell table:number-columns-repeated="3"/>
          <table:table-cell table:number-columns-repeated="13" table:style-name="ce4"/>
          <table:table-cell table:style-name="ce17"/>
          <table:table-cell table:number-columns-repeated="16367" table:style-name="ce4"/>
        </table:table-row>
        <table:table-row table:style-name="ro1">
          <table:table-cell table:number-columns-repeated="3"/>
          <table:table-cell table:number-columns-repeated="12" table:style-name="ce4"/>
          <table:table-cell table:style-name="ce17"/>
          <table:table-cell table:style-name="ce4"/>
          <table:table-cell table:style-name="ce17"/>
          <table:table-cell table:number-columns-repeated="10" table:style-name="ce4"/>
          <table:table-cell table:style-name="ce2"/>
          <table:table-cell table:number-columns-repeated="16355" table:style-name="ce4"/>
        </table:table-row>
        <table:table-row table:style-name="ro1">
          <table:table-cell table:number-columns-repeated="3"/>
          <table:table-cell table:style-name="ce17"/>
          <table:table-cell table:number-columns-repeated="10" table:style-name="ce4"/>
          <table:table-cell table:style-name="ce17"/>
          <table:table-cell table:style-name="ce4"/>
          <table:table-cell table:style-name="ce17"/>
          <table:table-cell table:number-columns-repeated="16367" table:style-name="ce4"/>
        </table:table-row>
        <table:table-row table:style-name="ro1">
          <table:table-cell table:number-columns-repeated="3"/>
          <table:table-cell table:number-columns-repeated="16381" table:style-name="ce4"/>
        </table:table-row>
        <table:table-row table:style-name="ro1">
          <table:table-cell table:number-columns-repeated="3"/>
          <table:table-cell table:number-columns-repeated="13" table:style-name="ce4"/>
          <table:table-cell table:style-name="ce17"/>
          <table:table-cell table:number-columns-repeated="16367" table:style-name="ce4"/>
        </table:table-row>
        <table:table-row table:number-rows-repeated="10" table:style-name="ro1">
          <table:table-cell table:number-columns-repeated="3"/>
          <table:table-cell table:number-columns-repeated="16381" table:style-name="ce4"/>
        </table:table-row>
        <table:table-row table:number-rows-repeated="1048368" table:style-name="ro2">
          <table:table-cell table:number-columns-repeated="16384"/>
        </table:table-row>
      </table:table>
      <table:table table:name="Consumambles_&amp;_DMF" table:style-name="ta1">
        <table:table-column table:style-name="co36" table:default-cell-style-name="ce4"/>
        <table:table-column table:style-name="co37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ce4"/>
        <table:table-column table:style-name="co38" table:default-cell-style-name="ce4"/>
        <table:table-column table:style-name="co39" table:default-cell-style-name="ce4"/>
        <table:table-column table:style-name="co40" table:default-cell-style-name="ce4"/>
        <table:table-column table:style-name="co41" table:default-cell-style-name="ce4"/>
        <table:table-column table:style-name="co42" table:default-cell-style-name="ce4"/>
        <table:table-column table:style-name="co43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43" table:default-cell-style-name="ce4"/>
        <table:table-column table:style-name="co49" table:default-cell-style-name="ce4"/>
        <table:table-column table:style-name="co30" table:default-cell-style-name="ce4"/>
        <table:table-column table:style-name="co8" table:default-cell-style-name="ce4"/>
        <table:table-column table:style-name="co30" table:number-columns-repeated="2" table:default-cell-style-name="ce4"/>
        <table:table-column table:style-name="co50" table:default-cell-style-name="ce4"/>
        <table:table-column table:style-name="co51" table:default-cell-style-name="ce4"/>
        <table:table-column table:style-name="co35" table:default-cell-style-name="ce4"/>
        <table:table-column table:style-name="co52" table:default-cell-style-name="ce4"/>
        <table:table-column table:style-name="co53" table:default-cell-style-name="ce4"/>
        <table:table-column table:style-name="co54" table:default-cell-style-name="ce4"/>
        <table:table-column table:style-name="co55" table:default-cell-style-name="ce4"/>
        <table:table-column table:style-name="co45" table:default-cell-style-name="ce4"/>
        <table:table-column table:style-name="co35" table:number-columns-repeated="16351" table:default-cell-style-name="ce4"/>
        <table:table-row table:style-name="ro3">
          <table:table-cell office:value-type="string" table:style-name="ce2">
            <text:p>Cooking craft</text:p>
          </table:table-cell>
          <table:table-cell table:style-name="ce4"/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# of craft</text:p>
          </table:table-cell>
          <table:table-cell office:value-type="string" table:style-name="ce2">
            <text:p># of items</text:p>
          </table:table-cell>
          <table:table-cell office:value-type="string" table:style-name="ce2">
            <text:p>Proc ratio</text:p>
          </table:table-cell>
          <table:table-cell table:style-name="ce5"/>
          <table:table-cell office:value-type="string" table:style-name="ce2">
            <text:p>DMF Cards</text:p>
          </table:table-cell>
          <table:table-cell office:value-type="string" table:style-name="ce2">
            <text:p>Price [Deck]</text:p>
          </table:table-cell>
          <table:table-cell table:style-name="ce4"/>
          <table:table-cell office:value-type="string" table:style-name="ce2">
            <text:p>Amount</text:p>
          </table:table-cell>
          <table:table-cell office:value-type="string" table:style-name="ce2">
            <text:p>Amount [%]</text:p>
          </table:table-cell>
          <table:table-cell office:value-type="string" table:style-name="ce2">
            <text:p>Total</text:p>
          </table:table-cell>
          <table:table-cell table:style-name="ce4"/>
          <table:table-cell office:value-type="string" table:style-name="ce2">
            <text:p>Ace [%]</text:p>
          </table:table-cell>
          <table:table-cell office:value-type="string" table:style-name="ce2">
            <text:p>Two [%]</text:p>
          </table:table-cell>
          <table:table-cell office:value-type="string" table:style-name="ce2">
            <text:p>Three [%]</text:p>
          </table:table-cell>
          <table:table-cell office:value-type="string" table:style-name="ce2">
            <text:p>Four [%]</text:p>
          </table:table-cell>
          <table:table-cell office:value-type="string" table:style-name="ce2">
            <text:p>Five [%]</text:p>
          </table:table-cell>
          <table:table-cell office:value-type="string" table:style-name="ce2">
            <text:p>Six [%]</text:p>
          </table:table-cell>
          <table:table-cell office:value-type="string" table:style-name="ce2">
            <text:p>Seven [%]</text:p>
          </table:table-cell>
          <table:table-cell office:value-type="string" table:style-name="ce2">
            <text:p>Eight [%]</text:p>
          </table:table-cell>
          <table:table-cell table:style-name="ce1"/>
          <table:table-cell office:value-type="string" table:style-name="ce2">
            <text:p>Ace</text:p>
          </table:table-cell>
          <table:table-cell office:value-type="string" table:style-name="ce2">
            <text:p>Two</text:p>
          </table:table-cell>
          <table:table-cell office:value-type="string" table:style-name="ce2">
            <text:p>Three</text:p>
          </table:table-cell>
          <table:table-cell office:value-type="string" table:style-name="ce2">
            <text:p>Four</text:p>
          </table:table-cell>
          <table:table-cell office:value-type="string" table:style-name="ce2">
            <text:p>Five</text:p>
          </table:table-cell>
          <table:table-cell office:value-type="string" table:style-name="ce2">
            <text:p>Six</text:p>
          </table:table-cell>
          <table:table-cell office:value-type="string" table:style-name="ce2">
            <text:p>Seven</text:p>
          </table:table-cell>
          <table:table-cell office:value-type="string" table:style-name="ce2">
            <text:p>Eight</text:p>
          </table:table-cell>
          <table:table-cell table:number-columns-repeated="16350"/>
        </table:table-row>
        <table:table-row table:style-name="ro3">
          <table:table-cell office:value-type="string" table:style-name="ce4">
            <text:p>Galley Banquet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formula="of:=8*[Craft.B$82]+8*[Craft.B$85]+8*[Craft.B$76]+8*[Craft.B$78]+2*[Craft.B$79]" table:style-name="ce4">
            <text:p>0</text:p>
          </table:table-cell>
          <table:table-cell table:style-name="ce4"/>
          <table:table-cell office:value-type="float" office:value="0" table:formula="of:=[.E2]-[.D2]" table:style-name="ce4">
            <text:p>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">
            <text:p>?</text:p>
          </table:table-cell>
          <table:table-cell table:style-name="ce4"/>
          <table:table-cell office:value-type="string" table:style-name="ce4">
            <text:p>Tides</text:p>
          </table:table-cell>
          <table:table-cell office:value-type="float" office:value="7900" table:style-name="ce4">
            <text:p>7900</text:p>
          </table:table-cell>
          <table:table-cell table:style-name="ce4"/>
          <table:table-cell office:value-type="float" office:value="125" table:formula="of:=SUM([.AA2:.AH2])" table:style-name="ce4">
            <text:p>125</text:p>
          </table:table-cell>
          <table:table-cell office:value-type="percentage" office:value="0.26881720430107525" table:formula="of:=[.N2]/[.P$2]" table:style-name="ce9">
            <text:p>26,88%</text:p>
          </table:table-cell>
          <table:table-cell office:value-type="float" office:value="465" table:style-name="ce4">
            <text:p>465</text:p>
          </table:table-cell>
          <table:table-cell table:style-name="ce4"/>
          <table:table-cell office:value-type="percentage" office:value="9.6000000000000002E-2" table:formula="of:=[.AA2]/[.N$2]" table:style-name="ce9">
            <text:p>9,60%</text:p>
          </table:table-cell>
          <table:table-cell office:value-type="percentage" office:value="9.6000000000000002E-2" table:formula="of:=[.AB2]/[.N$2]" table:style-name="ce9">
            <text:p>9,60%</text:p>
          </table:table-cell>
          <table:table-cell office:value-type="percentage" office:value="0.152" table:formula="of:=[.AC2]/[.N$2]" table:style-name="ce9">
            <text:p>15,20%</text:p>
          </table:table-cell>
          <table:table-cell office:value-type="percentage" office:value="0.128" table:formula="of:=[.AD2]/[.N$2]" table:style-name="ce9">
            <text:p>12,80%</text:p>
          </table:table-cell>
          <table:table-cell office:value-type="percentage" office:value="8.7999999999999995E-2" table:formula="of:=[.AE2]/[.N$2]" table:style-name="ce9">
            <text:p>8,80%</text:p>
          </table:table-cell>
          <table:table-cell office:value-type="percentage" office:value="0.112" table:formula="of:=[.AF2]/[.N$2]" table:style-name="ce9">
            <text:p>11,20%</text:p>
          </table:table-cell>
          <table:table-cell office:value-type="percentage" office:value="0.184" table:formula="of:=[.AG2]/[.N$2]" table:style-name="ce9">
            <text:p>18,40%</text:p>
          </table:table-cell>
          <table:table-cell office:value-type="percentage" office:value="0.14399999999999999" table:formula="of:=[.AH2]/[.N$2]" table:style-name="ce9">
            <text:p>14,40%</text:p>
          </table:table-cell>
          <table:table-cell table:style-name="ce1"/>
          <table:table-cell office:value-type="float" office:value="12" table:style-name="ce4">
            <text:p>12</text:p>
          </table:table-cell>
          <table:table-cell office:value-type="float" office:value="12" table:style-name="ce4">
            <text:p>12</text:p>
          </table:table-cell>
          <table:table-cell office:value-type="float" office:value="19" table:style-name="ce4">
            <text:p>19</text:p>
          </table:table-cell>
          <table:table-cell office:value-type="float" office:value="16" table:style-name="ce4">
            <text:p>16</text:p>
          </table:table-cell>
          <table:table-cell office:value-type="float" office:value="11" table:style-name="ce4">
            <text:p>11</text:p>
          </table:table-cell>
          <table:table-cell office:value-type="float" office:value="14" table:style-name="ce4">
            <text:p>14</text:p>
          </table:table-cell>
          <table:table-cell office:value-type="float" office:value="23" table:style-name="ce4">
            <text:p>23</text:p>
          </table:table-cell>
          <table:table-cell office:value-type="float" office:value="18" table:style-name="ce4">
            <text:p>18</text:p>
          </table:table-cell>
          <table:table-cell table:number-columns-repeated="16350"/>
        </table:table-row>
        <table:table-row table:style-name="ro3">
          <table:table-cell office:value-type="string" table:style-name="ce4">
            <text:p>Bountiful Captain's Feast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97.5" table:formula="of:=15*[Craft.B$75]+15*[Craft.B$72]+15*[Craft.B$84]+15*[Craft.B$86]+10*[.D$4]+10*[.D$5]+2*[Craft.B$79]" table:style-name="ce4">
            <text:p>97,5</text:p>
          </table:table-cell>
          <table:table-cell table:style-name="ce4"/>
          <table:table-cell office:value-type="float" office:value="-97.5" table:formula="of:=[.E3]-[.D3]" table:style-name="ce4">
            <text:p>-97,5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2">
            <text:p>?</text:p>
          </table:table-cell>
          <table:table-cell table:style-name="ce4"/>
          <table:table-cell office:value-type="string" table:style-name="ce4">
            <text:p>Sualis</text:p>
          </table:table-cell>
          <table:table-cell office:value-type="float" office:value="7900" table:style-name="ce4">
            <text:p>7900</text:p>
          </table:table-cell>
          <table:table-cell table:style-name="ce4"/>
          <table:table-cell office:value-type="float" office:value="117" table:formula="of:=SUM([.AA3:.AH3])" table:style-name="ce4">
            <text:p>117</text:p>
          </table:table-cell>
          <table:table-cell office:value-type="percentage" office:value="0.25161290322580643" table:formula="of:=[.N3]/[.P$2]" table:style-name="ce9">
            <text:p>25,16%</text:p>
          </table:table-cell>
          <table:table-cell table:number-columns-repeated="2" table:style-name="ce4"/>
          <table:table-cell office:value-type="percentage" office:value="0.1111111111111111" table:formula="of:=[.AA3]/[.N$3]" table:style-name="ce9">
            <text:p>11,11%</text:p>
          </table:table-cell>
          <table:table-cell office:value-type="percentage" office:value="0.14399999999999999" table:formula="of:=[.AB3]/[.N$2]" table:style-name="ce9">
            <text:p>14,40%</text:p>
          </table:table-cell>
          <table:table-cell office:value-type="percentage" office:value="0.12" table:formula="of:=[.AC3]/[.N$2]" table:style-name="ce9">
            <text:p>12,00%</text:p>
          </table:table-cell>
          <table:table-cell office:value-type="percentage" office:value="0.104" table:formula="of:=[.AD3]/[.N$2]" table:style-name="ce9">
            <text:p>10,40%</text:p>
          </table:table-cell>
          <table:table-cell office:value-type="percentage" office:value="9.6000000000000002E-2" table:formula="of:=[.AE3]/[.N$2]" table:style-name="ce9">
            <text:p>9,60%</text:p>
          </table:table-cell>
          <table:table-cell office:value-type="percentage" office:value="0.08" table:formula="of:=[.AF3]/[.N$2]" table:style-name="ce9">
            <text:p>8,00%</text:p>
          </table:table-cell>
          <table:table-cell office:value-type="percentage" office:value="0.12" table:formula="of:=[.AG3]/[.N$2]" table:style-name="ce9">
            <text:p>12,00%</text:p>
          </table:table-cell>
          <table:table-cell office:value-type="percentage" office:value="0.16800000000000001" table:formula="of:=[.AH3]/[.N$2]" table:style-name="ce9">
            <text:p>16,80%</text:p>
          </table:table-cell>
          <table:table-cell table:style-name="ce1"/>
          <table:table-cell office:value-type="float" office:value="13" table:style-name="ce4">
            <text:p>13</text:p>
          </table:table-cell>
          <table:table-cell office:value-type="float" office:value="18" table:style-name="ce4">
            <text:p>18</text:p>
          </table:table-cell>
          <table:table-cell office:value-type="float" office:value="15" table:style-name="ce4">
            <text:p>15</text:p>
          </table:table-cell>
          <table:table-cell office:value-type="float" office:value="13" table:style-name="ce4">
            <text:p>13</text:p>
          </table:table-cell>
          <table:table-cell office:value-type="float" office:value="12" table:style-name="ce4">
            <text:p>12</text:p>
          </table:table-cell>
          <table:table-cell office:value-type="float" office:value="10" table:style-name="ce4">
            <text:p>10</text:p>
          </table:table-cell>
          <table:table-cell office:value-type="float" office:value="15" table:style-name="ce4">
            <text:p>15</text:p>
          </table:table-cell>
          <table:table-cell office:value-type="float" office:value="21" table:style-name="ce4">
            <text:p>21</text:p>
          </table:table-cell>
          <table:table-cell table:number-columns-repeated="16350"/>
        </table:table-row>
        <table:table-row table:style-name="ro3">
          <table:table-cell office:value-type="string" table:style-name="ce4">
            <text:p>Mon'Dazi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.75" table:formula="of:=(2*MIN([Craft.B$75];[Craft.B$78];[Craft.B$73];[Craft.B$74];[Craft.B$72];[Craft.B$77];[Craft.B$76])+47.5)/[.I4]" table:style-name="ce4">
            <text:p>4,75</text:p>
          </table:table-cell>
          <table:table-cell table:style-name="ce4"/>
          <table:table-cell office:value-type="float" office:value="-4.75" table:formula="of:=[.E4]-[.D4]" table:style-name="ce4">
            <text:p>-4,75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Blockades</text:p>
          </table:table-cell>
          <table:table-cell office:value-type="float" office:value="7900" table:style-name="ce4">
            <text:p>7900</text:p>
          </table:table-cell>
          <table:table-cell table:style-name="ce4"/>
          <table:table-cell office:value-type="float" office:value="102" table:formula="of:=SUM([.AA4:.AH4])" table:style-name="ce4">
            <text:p>102</text:p>
          </table:table-cell>
          <table:table-cell office:value-type="percentage" office:value="0.21935483870967742" table:formula="of:=[.N4]/[.P$2]" table:style-name="ce9">
            <text:p>21,94%</text:p>
          </table:table-cell>
          <table:table-cell table:number-columns-repeated="2" table:style-name="ce4"/>
          <table:table-cell office:value-type="percentage" office:value="9.8039215686274508E-2" table:formula="of:=[.AA4]/[.N$4]" table:style-name="ce9">
            <text:p>9,80%</text:p>
          </table:table-cell>
          <table:table-cell office:value-type="percentage" office:value="0.104" table:formula="of:=[.AB4]/[.N$2]" table:style-name="ce9">
            <text:p>10,40%</text:p>
          </table:table-cell>
          <table:table-cell office:value-type="percentage" office:value="0.13600000000000001" table:formula="of:=[.AC4]/[.N$2]" table:style-name="ce9">
            <text:p>13,60%</text:p>
          </table:table-cell>
          <table:table-cell office:value-type="percentage" office:value="0.13600000000000001" table:formula="of:=[.AD4]/[.N$2]" table:style-name="ce9">
            <text:p>13,60%</text:p>
          </table:table-cell>
          <table:table-cell office:value-type="percentage" office:value="0.112" table:formula="of:=[.AE4]/[.N$2]" table:style-name="ce9">
            <text:p>11,20%</text:p>
          </table:table-cell>
          <table:table-cell office:value-type="percentage" office:value="0.112" table:formula="of:=[.AF4]/[.N$2]" table:style-name="ce9">
            <text:p>11,20%</text:p>
          </table:table-cell>
          <table:table-cell office:value-type="percentage" office:value="0.08" table:formula="of:=[.AG4]/[.N$2]" table:style-name="ce9">
            <text:p>8,00%</text:p>
          </table:table-cell>
          <table:table-cell office:value-type="percentage" office:value="5.6000000000000001E-2" table:formula="of:=[.AH4]/[.N$2]" table:style-name="ce9">
            <text:p>5,60%</text:p>
          </table:table-cell>
          <table:table-cell table:style-name="ce1"/>
          <table:table-cell office:value-type="float" office:value="10" table:style-name="ce4">
            <text:p>10</text:p>
          </table:table-cell>
          <table:table-cell office:value-type="float" office:value="13" table:style-name="ce4">
            <text:p>13</text:p>
          </table:table-cell>
          <table:table-cell office:value-type="float" office:value="17" table:style-name="ce4">
            <text:p>17</text:p>
          </table:table-cell>
          <table:table-cell office:value-type="float" office:value="17" table:style-name="ce4">
            <text:p>17</text:p>
          </table:table-cell>
          <table:table-cell office:value-type="float" office:value="14" table:style-name="ce4">
            <text:p>14</text:p>
          </table:table-cell>
          <table:table-cell office:value-type="float" office:value="14" table:style-name="ce4">
            <text:p>14</text:p>
          </table:table-cell>
          <table:table-cell office:value-type="float" office:value="10" table:style-name="ce4">
            <text:p>10</text:p>
          </table:table-cell>
          <table:table-cell office:value-type="float" office:value="7" table:style-name="ce4">
            <text:p>7</text:p>
          </table:table-cell>
          <table:table-cell table:number-columns-repeated="16350"/>
        </table:table-row>
        <table:table-row table:style-name="ro3">
          <table:table-cell office:value-type="string" table:style-name="ce4">
            <text:p>Kul Tiramisu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5" table:formula="of:=(2*MIN([Craft.B$75];[Craft.B$78];[Craft.B$73];[Craft.B$74];[Craft.B$72];[Craft.B$77];[Craft.B$76])+50)/[.I5]" table:style-name="ce4">
            <text:p>5</text:p>
          </table:table-cell>
          <table:table-cell table:style-name="ce4"/>
          <table:table-cell office:value-type="float" office:value="-5" table:formula="of:=[.E5]-[.D5]" table:style-name="ce4">
            <text:p>-5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float" office:value="10" table:style-name="ce4">
            <text:p>10</text:p>
          </table:table-cell>
          <table:table-cell table:style-name="ce4"/>
          <table:table-cell office:value-type="string" table:style-name="ce4">
            <text:p>Fathoms</text:p>
          </table:table-cell>
          <table:table-cell office:value-type="float" office:value="31000" table:style-name="ce4">
            <text:p>31000</text:p>
          </table:table-cell>
          <table:table-cell table:style-name="ce4"/>
          <table:table-cell office:value-type="float" office:value="121" table:formula="of:=SUM([.AA5:.AH5])" table:style-name="ce4">
            <text:p>121</text:p>
          </table:table-cell>
          <table:table-cell office:value-type="percentage" office:value="0.26021505376344084" table:formula="of:=[.N5]/[.P$2]" table:style-name="ce9">
            <text:p>26,02%</text:p>
          </table:table-cell>
          <table:table-cell table:number-columns-repeated="2" table:style-name="ce4"/>
          <table:table-cell office:value-type="percentage" office:value="0.13223140495867769" table:formula="of:=[.AA5]/[.N$5]" table:style-name="ce9">
            <text:p>13,22%</text:p>
          </table:table-cell>
          <table:table-cell office:value-type="percentage" office:value="0.184" table:formula="of:=[.AB5]/[.N$2]" table:style-name="ce9">
            <text:p>18,40%</text:p>
          </table:table-cell>
          <table:table-cell office:value-type="percentage" office:value="0.128" table:formula="of:=[.AC5]/[.N$2]" table:style-name="ce9">
            <text:p>12,80%</text:p>
          </table:table-cell>
          <table:table-cell office:value-type="percentage" office:value="0.128" table:formula="of:=[.AD5]/[.N$2]" table:style-name="ce9">
            <text:p>12,80%</text:p>
          </table:table-cell>
          <table:table-cell office:value-type="percentage" office:value="0.128" table:formula="of:=[.AE5]/[.N$2]" table:style-name="ce9">
            <text:p>12,80%</text:p>
          </table:table-cell>
          <table:table-cell office:value-type="percentage" office:value="0.104" table:formula="of:=[.AF5]/[.N$2]" table:style-name="ce9">
            <text:p>10,40%</text:p>
          </table:table-cell>
          <table:table-cell office:value-type="percentage" office:value="0.112" table:formula="of:=[.AG5]/[.N$2]" table:style-name="ce9">
            <text:p>11,20%</text:p>
          </table:table-cell>
          <table:table-cell office:value-type="percentage" office:value="5.6000000000000001E-2" table:formula="of:=[.AH5]/[.N$2]" table:style-name="ce9">
            <text:p>5,60%</text:p>
          </table:table-cell>
          <table:table-cell table:style-name="ce1"/>
          <table:table-cell office:value-type="float" office:value="16" table:style-name="ce4">
            <text:p>16</text:p>
          </table:table-cell>
          <table:table-cell office:value-type="float" office:value="23" table:style-name="ce4">
            <text:p>23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6" table:style-name="ce4">
            <text:p>16</text:p>
          </table:table-cell>
          <table:table-cell office:value-type="float" office:value="13" table:style-name="ce4">
            <text:p>13</text:p>
          </table:table-cell>
          <table:table-cell office:value-type="float" office:value="14" table:style-name="ce4">
            <text:p>14</text:p>
          </table:table-cell>
          <table:table-cell office:value-type="float" office:value="7" table:style-name="ce4">
            <text:p>7</text:p>
          </table:table-cell>
          <table:table-cell table:number-columns-repeated="16350"/>
        </table:table-row>
        <table:table-row table:style-name="ro1">
          <table:table-cell table:number-columns-repeated="13" table:style-name="ce4"/>
          <table:table-cell table:style-name="ce18"/>
          <table:table-cell table:number-columns-repeated="16370" table:style-name="ce4"/>
        </table:table-row>
        <table:table-row table:style-name="ro1">
          <table:table-cell office:value-type="string" table:style-name="ce2">
            <text:p>Alchemy craft</text:p>
          </table:table-cell>
          <table:table-cell table:number-columns-repeated="10" table:style-name="ce4"/>
          <table:table-cell table:style-name="ce2"/>
          <table:table-cell table:style-name="ce4"/>
          <table:table-cell table:style-name="ce2"/>
          <table:table-cell table:number-columns-repeated="16370" table:style-name="ce4"/>
        </table:table-row>
        <table:table-row table:style-name="ro1">
          <table:table-cell office:value-type="string" table:style-name="ce4">
            <text:p>Flask of Endless Fathoms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97.5" table:formula="of:=5*[Craft.B$70]+10*[Craft.B$63]+15*[Craft.B$65]" table:style-name="ce19">
            <text:p>98</text:p>
          </table:table-cell>
          <table:table-cell office:value-type="float" office:value="22" table:style-name="ce4">
            <text:p>22</text:p>
          </table:table-cell>
          <table:table-cell office:value-type="float" office:value="-63.839510748702743" table:formula="of:=[.E8]*[.I8]-[.D8]" table:style-name="ce19">
            <text:p>-64</text:p>
          </table:table-cell>
          <table:table-cell office:value-type="float" office:value="1349" table:style-name="ce4">
            <text:p>1349</text:p>
          </table:table-cell>
          <table:table-cell office:value-type="float" office:value="2064" table:style-name="ce4">
            <text:p>2064</text:p>
          </table:table-cell>
          <table:table-cell office:value-type="float" office:value="1.5300222386953299" table:formula="of:=[.H8]/[.G8]" table:style-name="ce4">
            <text:p>1,530022239</text:p>
          </table:table-cell>
          <table:table-cell table:style-name="ce4"/>
          <table:table-cell office:value-type="string" table:style-name="ce2">
            <text:p>Enchanting craft</text:p>
          </table:table-cell>
          <table:table-cell table:number-columns-repeated="16373" table:style-name="ce4"/>
        </table:table-row>
        <table:table-row table:style-name="ro1">
          <table:table-cell office:value-type="string" table:style-name="ce4">
            <text:p>Flask of the Currents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88" table:formula="of:=5*[Craft.B$70]+10*[Craft.B$64]+15*[Craft.B$66]" table:style-name="ce19">
            <text:p>88</text:p>
          </table:table-cell>
          <table:table-cell office:value-type="float" office:value="60" table:style-name="ce4">
            <text:p>60</text:p>
          </table:table-cell>
          <table:table-cell office:value-type="float" office:value="9.7560975609752631E-2" table:formula="of:=[.E9]*[.I9]-[.D9]" table:style-name="ce19">
            <text:p>0</text:p>
          </table:table-cell>
          <table:table-cell office:value-type="float" office:value="1025" table:style-name="ce4">
            <text:p>1025</text:p>
          </table:table-cell>
          <table:table-cell office:value-type="float" office:value="1505" table:style-name="ce4">
            <text:p>1505</text:p>
          </table:table-cell>
          <table:table-cell office:value-type="float" office:value="1.4682926829268292" table:formula="of:=[.H9]/[.G9]" table:style-name="ce4">
            <text:p>1,468292683</text:p>
          </table:table-cell>
          <table:table-cell table:style-name="ce4"/>
          <table:table-cell office:value-type="string" table:style-name="ce4">
            <text:p>Enchant Ring - Seal of Versatility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4" table:formula="of:=8*[Craft.B$37]" table:style-name="ce4">
            <text:p>24</text:p>
          </table:table-cell>
          <table:table-cell table:style-name="ce4"/>
          <table:table-cell office:value-type="float" office:value="24" table:formula="of:=[.N9]-[.O9]" table:style-name="ce4">
            <text:p>2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 table:style-name="ce4"/>
        </table:table-row>
        <table:table-row table:style-name="ro3">
          <table:table-cell office:value-type="string" table:style-name="ce4">
            <text:p>Flask of the Undertow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94" table:formula="of:=5*[Craft.B$70]+10*[Craft.B$64]+15*[Craft.B$67]" table:style-name="ce19">
            <text:p>94</text:p>
          </table:table-cell>
          <table:table-cell office:value-type="float" office:value="6" table:style-name="ce4">
            <text:p>6</text:p>
          </table:table-cell>
          <table:table-cell office:value-type="float" office:value="-85.652482269503551" table:formula="of:=[.E10]*[.I10]-[.D10]" table:style-name="ce19">
            <text:p>-86</text:p>
          </table:table-cell>
          <table:table-cell office:value-type="float" office:value="846" table:style-name="ce4">
            <text:p>846</text:p>
          </table:table-cell>
          <table:table-cell office:value-type="float" office:value="1177" table:style-name="ce4">
            <text:p>1177</text:p>
          </table:table-cell>
          <table:table-cell office:value-type="float" office:value="1.3912529550827424" table:formula="of:=[.H10]/[.G10]" table:style-name="ce4">
            <text:p>1,391252955</text:p>
          </table:table-cell>
          <table:table-cell table:style-name="ce4"/>
          <table:table-cell office:value-type="string" table:style-name="ce4">
            <text:p>Enchant Ring - Seal of Critical Strike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4" table:formula="of:=8*[Craft.B$37]" table:style-name="ce4">
            <text:p>24</text:p>
          </table:table-cell>
          <table:table-cell table:style-name="ce4"/>
          <table:table-cell office:value-type="float" office:value="24" table:formula="of:=[.N10]-[.O10]" table:style-name="ce4">
            <text:p>2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5" table:style-name="ce9"/>
          <table:table-cell table:style-name="ce1"/>
          <table:table-cell table:number-columns-repeated="16359" table:style-name="ce4"/>
        </table:table-row>
        <table:table-row table:style-name="ro3">
          <table:table-cell office:value-type="string" table:style-name="ce4">
            <text:p>Flask of the Vast Horiz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50" table:formula="of:=5*[Craft.B$70]+10*[Craft.B$63]+15*[Craft.B$68]" table:style-name="ce19">
            <text:p>150</text:p>
          </table:table-cell>
          <table:table-cell office:value-type="float" office:value="10" table:style-name="ce4">
            <text:p>10</text:p>
          </table:table-cell>
          <table:table-cell office:value-type="float" office:value="-135.57142857142858" table:formula="of:=[.E11]*[.I11]-[.D11]" table:style-name="ce19">
            <text:p>-136</text:p>
          </table:table-cell>
          <table:table-cell office:value-type="float" office:value="140" table:style-name="ce4">
            <text:p>140</text:p>
          </table:table-cell>
          <table:table-cell office:value-type="float" office:value="202" table:style-name="ce4">
            <text:p>202</text:p>
          </table:table-cell>
          <table:table-cell office:value-type="float" office:value="1.4428571428571428" table:formula="of:=[.H11]/[.G11]" table:style-name="ce4">
            <text:p>1,442857143</text:p>
          </table:table-cell>
          <table:table-cell table:style-name="ce4"/>
          <table:table-cell office:value-type="string" table:style-name="ce4">
            <text:p>Enchant Ring - Seal of Mastery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4" table:formula="of:=8*[Craft.B$37]" table:style-name="ce4">
            <text:p>24</text:p>
          </table:table-cell>
          <table:table-cell table:style-name="ce4"/>
          <table:table-cell office:value-type="float" office:value="24" table:formula="of:=[.N11]-[.O11]" table:style-name="ce4">
            <text:p>2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5" table:style-name="ce9"/>
          <table:table-cell table:style-name="ce1"/>
          <table:table-cell table:number-columns-repeated="16359" table:style-name="ce4"/>
        </table:table-row>
        <table:table-row table:style-name="ro3">
          <table:table-cell table:number-columns-repeated="3" table:style-name="ce4"/>
          <table:table-cell table:style-name="ce19"/>
          <table:table-cell table:style-name="ce4"/>
          <table:table-cell table:style-name="ce19"/>
          <table:table-cell table:number-columns-repeated="4" table:style-name="ce4"/>
          <table:table-cell office:value-type="string" table:style-name="ce4">
            <text:p>Enchant Ring - Seal of Haste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4" table:formula="of:=8*[Craft.B$37]" table:style-name="ce4">
            <text:p>24</text:p>
          </table:table-cell>
          <table:table-cell table:style-name="ce4"/>
          <table:table-cell office:value-type="float" office:value="24" table:formula="of:=[.N12]-[.O12]" table:style-name="ce4">
            <text:p>2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5" table:style-name="ce9"/>
          <table:table-cell table:style-name="ce1"/>
          <table:table-cell table:number-columns-repeated="16359" table:style-name="ce4"/>
        </table:table-row>
        <table:table-row table:style-name="ro3">
          <table:table-cell office:value-type="string" table:style-name="ce4">
            <text:p>Greater Flask of Endless Fathoms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8.5" table:formula="of:=20*[Craft.B$69]+5*[Craft.B$65]+5*[Craft.B$70]" table:style-name="ce19">
            <text:p>109</text:p>
          </table:table-cell>
          <table:table-cell office:value-type="float" office:value="120" table:style-name="ce4">
            <text:p>120</text:p>
          </table:table-cell>
          <table:table-cell office:value-type="float" office:value="75.102668643439586" table:formula="of:=[.E13]*[.I13]-[.D13]" table:style-name="ce19">
            <text:p>75</text:p>
          </table:table-cell>
          <table:table-cell office:value-type="float" office:value="1349" table:style-name="ce4">
            <text:p>1349</text:p>
          </table:table-cell>
          <table:table-cell office:value-type="float" office:value="2064" table:style-name="ce4">
            <text:p>2064</text:p>
          </table:table-cell>
          <table:table-cell office:value-type="float" office:value="1.5300222386953299" table:formula="of:=[.H13]/[.G13]" table:style-name="ce4">
            <text:p>1,530022239</text:p>
          </table:table-cell>
          <table:table-cell table:number-columns-repeated="7" table:style-name="ce4"/>
          <table:table-cell table:number-columns-repeated="3" table:style-name="ce14"/>
          <table:table-cell table:number-columns-repeated="5" table:style-name="ce9"/>
          <table:table-cell table:style-name="ce1"/>
          <table:table-cell table:number-columns-repeated="16359" table:style-name="ce4"/>
        </table:table-row>
        <table:table-row table:style-name="ro1">
          <table:table-cell office:value-type="string" table:style-name="ce4">
            <text:p>Greater Flask of the Currents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2" table:formula="of:=20*[Craft.B$69]+5*[Craft.B$66]+5*[Craft.B$70]" table:style-name="ce19">
            <text:p>102</text:p>
          </table:table-cell>
          <table:table-cell office:value-type="float" office:value="100" table:style-name="ce4">
            <text:p>100</text:p>
          </table:table-cell>
          <table:table-cell office:value-type="float" office:value="44.829268292682912" table:formula="of:=[.E14]*[.I14]-[.D14]" table:style-name="ce19">
            <text:p>45</text:p>
          </table:table-cell>
          <table:table-cell office:value-type="float" office:value="1025" table:style-name="ce4">
            <text:p>1025</text:p>
          </table:table-cell>
          <table:table-cell office:value-type="float" office:value="1505" table:style-name="ce4">
            <text:p>1505</text:p>
          </table:table-cell>
          <table:table-cell office:value-type="float" office:value="1.4682926829268292" table:formula="of:=[.H14]/[.G14]" table:style-name="ce4">
            <text:p>1,468292683</text:p>
          </table:table-cell>
          <table:table-cell table:style-name="ce4"/>
          <table:table-cell office:value-type="string" table:style-name="ce4">
            <text:p>Enchant Ring - Pact of Versatility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784" table:formula="of:=18*[Craft.B$37]+4*[Craft.B$38]+5*[Craft.B$39]" table:style-name="ce4">
            <text:p>784</text:p>
          </table:table-cell>
          <table:table-cell table:style-name="ce4"/>
          <table:table-cell office:value-type="float" office:value="784" table:formula="of:=[.N14]-[.O14]" table:style-name="ce4">
            <text:p>78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 table:style-name="ce4"/>
        </table:table-row>
        <table:table-row table:style-name="ro1">
          <table:table-cell office:value-type="string" table:style-name="ce4">
            <text:p>Greater Flask of the Undertow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4" table:formula="of:=20*[Craft.B$69]+5*[Craft.B$67]+5*[Craft.B$70]" table:style-name="ce19">
            <text:p>104</text:p>
          </table:table-cell>
          <table:table-cell office:value-type="float" office:value="60" table:style-name="ce4">
            <text:p>60</text:p>
          </table:table-cell>
          <table:table-cell office:value-type="float" office:value="-20.524822695035454" table:formula="of:=[.E15]*[.I15]-[.D15]" table:style-name="ce19">
            <text:p>-21</text:p>
          </table:table-cell>
          <table:table-cell office:value-type="float" office:value="846" table:style-name="ce4">
            <text:p>846</text:p>
          </table:table-cell>
          <table:table-cell office:value-type="float" office:value="1177" table:style-name="ce4">
            <text:p>1177</text:p>
          </table:table-cell>
          <table:table-cell office:value-type="float" office:value="1.3912529550827424" table:formula="of:=[.H15]/[.G15]" table:style-name="ce4">
            <text:p>1,391252955</text:p>
          </table:table-cell>
          <table:table-cell table:style-name="ce4"/>
          <table:table-cell office:value-type="string" table:style-name="ce4">
            <text:p>Enchant Ring - Pact of Critical Strike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784" table:formula="of:=18*[Craft.B$37]+4*[Craft.B$38]+5*[Craft.B$39]" table:style-name="ce4">
            <text:p>784</text:p>
          </table:table-cell>
          <table:table-cell table:style-name="ce4"/>
          <table:table-cell office:value-type="float" office:value="784" table:formula="of:=[.N15]-[.O15]" table:style-name="ce4">
            <text:p>78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 table:style-name="ce4"/>
        </table:table-row>
        <table:table-row table:style-name="ro1">
          <table:table-cell office:value-type="string" table:style-name="ce4">
            <text:p>Greater Flask of the Vast Horiz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26" table:formula="of:=20*[Craft.B$69]+5*[Craft.B$68]+5*[Craft.B$70]" table:style-name="ce19">
            <text:p>126</text:p>
          </table:table-cell>
          <table:table-cell office:value-type="float" office:value="80" table:style-name="ce4">
            <text:p>80</text:p>
          </table:table-cell>
          <table:table-cell office:value-type="float" office:value="-10.571428571428569" table:formula="of:=[.E16]*[.I16]-[.D16]" table:style-name="ce19">
            <text:p>-11</text:p>
          </table:table-cell>
          <table:table-cell office:value-type="float" office:value="140" table:style-name="ce4">
            <text:p>140</text:p>
          </table:table-cell>
          <table:table-cell office:value-type="float" office:value="202" table:style-name="ce4">
            <text:p>202</text:p>
          </table:table-cell>
          <table:table-cell office:value-type="float" office:value="1.4428571428571428" table:formula="of:=[.H16]/[.G16]" table:style-name="ce4">
            <text:p>1,442857143</text:p>
          </table:table-cell>
          <table:table-cell table:style-name="ce4"/>
          <table:table-cell office:value-type="string" table:style-name="ce4">
            <text:p>Enchant Ring - Pact of Mastery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784" table:formula="of:=18*[Craft.B$37]+4*[Craft.B$38]+5*[Craft.B$39]" table:style-name="ce4">
            <text:p>784</text:p>
          </table:table-cell>
          <table:table-cell table:style-name="ce4"/>
          <table:table-cell office:value-type="float" office:value="784" table:formula="of:=[.N16]-[.O16]" table:style-name="ce4">
            <text:p>78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 table:style-name="ce4"/>
        </table:table-row>
        <table:table-row table:style-name="ro1">
          <table:table-cell table:number-columns-repeated="10" table:style-name="ce4"/>
          <table:table-cell office:value-type="string" table:style-name="ce4">
            <text:p>Enchant Ring - Pact of Haste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784" table:formula="of:=18*[Craft.B$37]+4*[Craft.B$38]+5*[Craft.B$39]" table:style-name="ce4">
            <text:p>784</text:p>
          </table:table-cell>
          <table:table-cell table:style-name="ce4"/>
          <table:table-cell office:value-type="float" office:value="784" table:formula="of:=[.N17]-[.O17]" table:style-name="ce4">
            <text:p>78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Coastal Mana Poti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5" table:formula="of:=2*[Craft.B$65]" table:style-name="ce19">
            <text:p>5</text:p>
          </table:table-cell>
          <table:table-cell office:value-type="float" office:value="43" table:style-name="ce4">
            <text:p>43</text:p>
          </table:table-cell>
          <table:table-cell office:value-type="float" office:value="59.00298923874054" table:formula="of:=[.E18]*[.I18]-[.D18]" table:style-name="ce19">
            <text:p>59</text:p>
          </table:table-cell>
          <table:table-cell office:value-type="float" office:value="5018" table:style-name="ce4">
            <text:p>5018</text:p>
          </table:table-cell>
          <table:table-cell office:value-type="float" office:value="7469" table:style-name="ce4">
            <text:p>7469</text:p>
          </table:table-cell>
          <table:table-cell office:value-type="float" office:value="1.4884416102032683" table:formula="of:=[.H18]/[.G18]" table:style-name="ce10">
            <text:p>1,49</text:p>
          </table:table-cell>
          <table:table-cell table:number-columns-repeated="7" table:style-name="ce4"/>
          <table:table-cell table:number-columns-repeated="3" table:style-name="ce14"/>
          <table:table-cell table:number-columns-repeated="16365"/>
        </table:table-row>
        <table:table-row table:style-name="ro1">
          <table:table-cell office:value-type="string" table:style-name="ce4">
            <text:p>Coastal Healing Poti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3.2" table:formula="of:=2*[Craft.B67]" table:style-name="ce19">
            <text:p>3</text:p>
          </table:table-cell>
          <table:table-cell office:value-type="float" office:value="88" table:style-name="ce4">
            <text:p>88</text:p>
          </table:table-cell>
          <table:table-cell office:value-type="float" office:value="145.08000000000001" table:formula="of:=[.E19]*[.I19]-[.D19]" table:style-name="ce19">
            <text:p>145</text:p>
          </table:table-cell>
          <table:table-cell office:value-type="float" office:value="800" table:style-name="ce4">
            <text:p>800</text:p>
          </table:table-cell>
          <table:table-cell office:value-type="float" office:value="1348" table:style-name="ce4">
            <text:p>1348</text:p>
          </table:table-cell>
          <table:table-cell office:value-type="float" office:value="1.6850000000000001" table:formula="of:=[.H19]/[.G19]" table:style-name="ce4">
            <text:p>1,685</text:p>
          </table:table-cell>
          <table:table-cell table:style-name="ce4"/>
          <table:table-cell office:value-type="string" table:style-name="ce4">
            <text:p>Enchant Weapon - Quick Navigati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304" table:formula="of:=18*[Craft.B$37]+6*[Craft.B$38]+1*[Craft.B$39]" table:style-name="ce4">
            <text:p>304</text:p>
          </table:table-cell>
          <table:table-cell table:style-name="ce4"/>
          <table:table-cell office:value-type="float" office:value="304" table:formula="of:=[.N19]-[.O19]" table:style-name="ce4">
            <text:p>30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table:number-columns-repeated="3" table:style-name="ce4"/>
          <table:table-cell table:style-name="ce19"/>
          <table:table-cell table:style-name="ce4"/>
          <table:table-cell table:style-name="ce19"/>
          <table:table-cell table:number-columns-repeated="4" table:style-name="ce4"/>
          <table:table-cell office:value-type="string" table:style-name="ce4">
            <text:p>Enchant Weapon - Versatile Navigati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304" table:formula="of:=18*[Craft.B$37]+6*[Craft.B$38]+1*[Craft.B$39]" table:style-name="ce4">
            <text:p>304</text:p>
          </table:table-cell>
          <table:table-cell table:style-name="ce4"/>
          <table:table-cell office:value-type="float" office:value="304" table:formula="of:=[.N20]-[.O20]" table:style-name="ce4">
            <text:p>30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Battle Potion of Intellect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36" table:formula="of:=10*[Craft.B$67]+8*[Craft.B$65]" table:style-name="ce19">
            <text:p>36</text:p>
          </table:table-cell>
          <table:table-cell office:value-type="float" office:value="180" table:style-name="ce4">
            <text:p>180</text:p>
          </table:table-cell>
          <table:table-cell office:value-type="float" office:value="237.35574572127143" table:formula="of:=[.E21]*[.I21]-[.D21]" table:style-name="ce19">
            <text:p>237</text:p>
          </table:table-cell>
          <table:table-cell office:value-type="float" office:value="3272" table:style-name="ce4">
            <text:p>3272</text:p>
          </table:table-cell>
          <table:table-cell office:value-type="float" office:value="4969" table:style-name="ce4">
            <text:p>4969</text:p>
          </table:table-cell>
          <table:table-cell office:value-type="float" office:value="1.5186430317848412" table:formula="of:=[.H21]/[.G21]" table:style-name="ce4">
            <text:p>1,518643032</text:p>
          </table:table-cell>
          <table:table-cell table:style-name="ce4"/>
          <table:table-cell office:value-type="string" table:style-name="ce4">
            <text:p>Enchant Weapon - Gale-Force Striking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64" table:formula="of:=18*[Craft.B$37]+4*[Craft.B$38]+1*[Craft.B$39]" table:style-name="ce4">
            <text:p>264</text:p>
          </table:table-cell>
          <table:table-cell table:style-name="ce4"/>
          <table:table-cell office:value-type="float" office:value="264" table:formula="of:=[.N21]-[.O21]" table:style-name="ce4">
            <text:p>26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Battle Potion of Agility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36" table:formula="of:=10*[Craft.B$67]+8*[Craft.B$65]" table:style-name="ce19">
            <text:p>36</text:p>
          </table:table-cell>
          <table:table-cell office:value-type="float" office:value="200" table:style-name="ce4">
            <text:p>200</text:p>
          </table:table-cell>
          <table:table-cell office:value-type="float" office:value="263.16201117318434" table:formula="of:=[.E22]*[.I22]-[.D22]" table:style-name="ce19">
            <text:p>263</text:p>
          </table:table-cell>
          <table:table-cell office:value-type="float" office:value="3580" table:style-name="ce4">
            <text:p>3580</text:p>
          </table:table-cell>
          <table:table-cell office:value-type="float" office:value="5355" table:style-name="ce4">
            <text:p>5355</text:p>
          </table:table-cell>
          <table:table-cell office:value-type="float" office:value="1.4958100558659218" table:formula="of:=[.H22]/[.G22]" table:style-name="ce4">
            <text:p>1,495810056</text:p>
          </table:table-cell>
          <table:table-cell table:style-name="ce4"/>
          <table:table-cell office:value-type="string" table:style-name="ce4">
            <text:p>Enchant Weapon - Torrent of Elements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64" table:formula="of:=18*[Craft.B$37]+4*[Craft.B$38]+1*[Craft.B$39]" table:style-name="ce4">
            <text:p>264</text:p>
          </table:table-cell>
          <table:table-cell table:style-name="ce4"/>
          <table:table-cell office:value-type="float" office:value="264" table:formula="of:=[.N22]-[.O22]" table:style-name="ce4">
            <text:p>26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Battle Potion of Strength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60" table:formula="of:=10*[Craft.B$66]+8*[Craft.B$68]" table:style-name="ce19">
            <text:p>60</text:p>
          </table:table-cell>
          <table:table-cell office:value-type="float" office:value="180" table:style-name="ce4">
            <text:p>180</text:p>
          </table:table-cell>
          <table:table-cell office:value-type="float" office:value="203.69716088328079" table:formula="of:=[.E23]*[.I23]-[.D23]" table:style-name="ce19">
            <text:p>204</text:p>
          </table:table-cell>
          <table:table-cell office:value-type="float" office:value="1585" table:style-name="ce4">
            <text:p>1585</text:p>
          </table:table-cell>
          <table:table-cell office:value-type="float" office:value="2322" table:style-name="ce4">
            <text:p>2322</text:p>
          </table:table-cell>
          <table:table-cell office:value-type="float" office:value="1.4649842271293376" table:formula="of:=[.H23]/[.G23]" table:style-name="ce4">
            <text:p>1,464984227</text:p>
          </table:table-cell>
          <table:table-cell table:style-name="ce4"/>
          <table:table-cell office:value-type="string" table:style-name="ce4">
            <text:p>Enchant Weapon - Coastal Surge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64" table:formula="of:=18*[Craft.B$37]+4*[Craft.B$38]+1*[Craft.B$39]" table:style-name="ce4">
            <text:p>264</text:p>
          </table:table-cell>
          <table:table-cell table:style-name="ce4"/>
          <table:table-cell office:value-type="float" office:value="264" table:formula="of:=[.N23]-[.O23]" table:style-name="ce4">
            <text:p>26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Battle Potion of Stamina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60" table:formula="of:=10*[Craft.B$66]+8*[Craft.B$68]" table:style-name="ce19">
            <text:p>60</text:p>
          </table:table-cell>
          <table:table-cell office:value-type="float" office:value="45" table:style-name="ce4">
            <text:p>45</text:p>
          </table:table-cell>
          <table:table-cell office:value-type="float" office:value="0" table:formula="of:=[.E24]*[.I24]-[.D24]" table:style-name="ce19">
            <text:p>#VALUE!</text:p>
          </table:table-cell>
          <table:table-cell office:value-type="string" table:style-name="ce4">
            <text:p>?</text:p>
          </table:table-cell>
          <table:table-cell office:value-type="string" table:style-name="ce4">
            <text:p>?</text:p>
          </table:table-cell>
          <table:table-cell office:value-type="float" office:value="0" table:formula="of:=[.H24]/[.G24]" table:style-name="ce4">
            <text:p>#VALUE!</text:p>
          </table:table-cell>
          <table:table-cell table:style-name="ce4"/>
          <table:table-cell office:value-type="string" table:style-name="ce4">
            <text:p>Enchant Weapon - Deadly Navigati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84" table:formula="of:=18*[Craft.B$37]+5*[Craft.B$38]+1*[Craft.B$39]" table:style-name="ce4">
            <text:p>284</text:p>
          </table:table-cell>
          <table:table-cell table:style-name="ce4"/>
          <table:table-cell office:value-type="float" office:value="284" table:formula="of:=[.N24]-[.O24]" table:style-name="ce4">
            <text:p>28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table:number-columns-repeated="3" table:style-name="ce4"/>
          <table:table-cell table:style-name="ce19"/>
          <table:table-cell table:style-name="ce4"/>
          <table:table-cell table:style-name="ce19"/>
          <table:table-cell table:number-columns-repeated="4" table:style-name="ce4"/>
          <table:table-cell office:value-type="string" table:style-name="ce4">
            <text:p>Enchant Weapon - Masterful Navigati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84" table:formula="of:=18*[Craft.B$37]+5*[Craft.B$38]+1*[Craft.B$39]" table:style-name="ce4">
            <text:p>284</text:p>
          </table:table-cell>
          <table:table-cell table:style-name="ce4"/>
          <table:table-cell office:value-type="float" office:value="284" table:formula="of:=[.N25]-[.O25]" table:style-name="ce4">
            <text:p>28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Potion of Replenishment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8.8" table:formula="of:=8*[Craft.B$67]+6*[Craft.B$68]" table:style-name="ce19">
            <text:p>49</text:p>
          </table:table-cell>
          <table:table-cell office:value-type="float" office:value="400" table:style-name="ce4">
            <text:p>400</text:p>
          </table:table-cell>
          <table:table-cell office:value-type="float" office:value="550.21639344262303" table:formula="of:=[.E26]*[.I26]-[.D26]" table:style-name="ce19">
            <text:p>550</text:p>
          </table:table-cell>
          <table:table-cell office:value-type="float" office:value="1220" table:style-name="ce4">
            <text:p>1220</text:p>
          </table:table-cell>
          <table:table-cell office:value-type="float" office:value="1827" table:style-name="ce4">
            <text:p>1827</text:p>
          </table:table-cell>
          <table:table-cell office:value-type="float" office:value="1.4975409836065574" table:formula="of:=[.H26]/[.G26]" table:style-name="ce4">
            <text:p>1,497540984</text:p>
          </table:table-cell>
          <table:table-cell table:style-name="ce4"/>
          <table:table-cell office:value-type="string" table:style-name="ce4">
            <text:p>Enchant Weapon - Stalwart Navigati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284" table:formula="of:=18*[Craft.B$37]+5*[Craft.B$38]+1*[Craft.B$39]" table:style-name="ce4">
            <text:p>284</text:p>
          </table:table-cell>
          <table:table-cell table:style-name="ce4"/>
          <table:table-cell office:value-type="float" office:value="284" table:formula="of:=[.N26]-[.O26]" table:style-name="ce4">
            <text:p>28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office:value-type="string" table:style-name="ce4">
            <text:p>Potion of Rising Death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5.6" table:formula="of:=8*[Craft.B$66]+6*[Craft.B$68]" table:style-name="ce19">
            <text:p>46</text:p>
          </table:table-cell>
          <table:table-cell office:value-type="float" office:value="150" table:style-name="ce4">
            <text:p>150</text:p>
          </table:table-cell>
          <table:table-cell office:value-type="float" office:value="167.96164383561646" table:formula="of:=[.E27]*[.I27]-[.D27]" table:style-name="ce19">
            <text:p>168</text:p>
          </table:table-cell>
          <table:table-cell office:value-type="float" office:value="1095" table:style-name="ce4">
            <text:p>1095</text:p>
          </table:table-cell>
          <table:table-cell office:value-type="float" office:value="1559" table:style-name="ce4">
            <text:p>1559</text:p>
          </table:table-cell>
          <table:table-cell office:value-type="float" office:value="1.423744292237443" table:formula="of:=[.H27]/[.G27]" table:style-name="ce4">
            <text:p>1,423744292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4">
            <text:p>Potion of Bursting Blood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36" table:formula="of:=10*[Craft.B$67]+8*[Craft.B$65]" table:style-name="ce19">
            <text:p>36</text:p>
          </table:table-cell>
          <table:table-cell office:value-type="float" office:value="200" table:style-name="ce4">
            <text:p>200</text:p>
          </table:table-cell>
          <table:table-cell office:value-type="float" office:value="250.21359223300971" table:formula="of:=[.E28]*[.I28]-[.D28]" table:style-name="ce19">
            <text:p>250</text:p>
          </table:table-cell>
          <table:table-cell office:value-type="float" office:value="515" table:style-name="ce4">
            <text:p>515</text:p>
          </table:table-cell>
          <table:table-cell office:value-type="float" office:value="737" table:style-name="ce4">
            <text:p>737</text:p>
          </table:table-cell>
          <table:table-cell office:value-type="float" office:value="1.4310679611650485" table:formula="of:=[.H28]/[.G28]" table:style-name="ce4">
            <text:p>1,431067961</text:p>
          </table:table-cell>
          <table:table-cell table:style-name="ce4"/>
          <table:table-cell office:value-type="string" table:style-name="ce2">
            <text:p>Engi craft</text:p>
          </table:table-cell>
          <table:table-cell table:number-columns-repeated="16373" table:style-name="ce4"/>
        </table:table-row>
        <table:table-row table:style-name="ro1">
          <table:table-cell table:number-columns-repeated="10" table:style-name="ce4"/>
          <table:table-cell office:value-type="string" table:style-name="ce4">
            <text:p>Incendiary Ammunition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70" table:formula="of:=20*[Craft.B$59]+70" table:style-name="ce4">
            <text:p>70</text:p>
          </table:table-cell>
          <table:table-cell table:style-name="ce4"/>
          <table:table-cell office:value-type="float" office:value="70" table:formula="of:=[.N29]-[.O29]" table:style-name="ce4">
            <text:p>70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65"/>
        </table:table-row>
        <table:table-row table:style-name="ro1">
          <table:table-cell table:number-columns-repeated="16384" table:style-name="ce4"/>
        </table:table-row>
        <table:table-row table:style-name="ro1">
          <table:table-cell office:value-type="string" table:style-name="ce2">
            <text:p>Alchemy craft [Tools of trade]</text:p>
          </table:table-cell>
          <table:table-cell table:style-name="ce4"/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# of craft</text:p>
          </table:table-cell>
          <table:table-cell office:value-type="string" table:style-name="ce2">
            <text:p># of items</text:p>
          </table:table-cell>
          <table:table-cell office:value-type="string" table:style-name="ce2">
            <text:p>Proc ratio</text:p>
          </table:table-cell>
          <table:table-cell table:number-columns-repeated="6" table:style-name="ce4"/>
          <table:table-cell table:style-name="ce14"/>
          <table:table-cell table:number-columns-repeated="16368" table:style-name="ce4"/>
        </table:table-row>
        <table:table-row table:style-name="ro1">
          <table:table-cell office:value-type="string" table:style-name="ce4">
            <text:p>Flask of Endless Fathoms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97.5" table:formula="of:=5*[Craft.B$70]+10*[Craft.B$63]+15*[Craft.B$65]" table:style-name="ce19">
            <text:p>98</text:p>
          </table:table-cell>
          <table:table-cell office:value-type="float" office:value="22" table:formula="of:=[.E8]" table:style-name="ce4">
            <text:p>22</text:p>
          </table:table-cell>
          <table:table-cell office:value-type="float" office:value="-58.710526315789473" table:formula="of:=[.E32]*[.I32]-[.D32]" table:style-name="ce19">
            <text:p>-59</text:p>
          </table:table-cell>
          <table:table-cell office:value-type="float" office:value="190" table:style-name="ce4">
            <text:p>190</text:p>
          </table:table-cell>
          <table:table-cell office:value-type="float" office:value="335" table:style-name="ce4">
            <text:p>335</text:p>
          </table:table-cell>
          <table:table-cell office:value-type="float" office:value="1.763157894736842" table:formula="of:=[.H32]/[.G32]" table:style-name="ce4">
            <text:p>1,763157895</text:p>
          </table:table-cell>
          <table:table-cell table:number-columns-repeated="6" table:style-name="ce4"/>
          <table:table-cell table:style-name="ce14"/>
          <table:table-cell table:number-columns-repeated="16368" table:style-name="ce4"/>
        </table:table-row>
        <table:table-row table:style-name="ro1">
          <table:table-cell office:value-type="string" table:style-name="ce4">
            <text:p>Flask of the Currents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88" table:formula="of:=5*[Craft.B$70]+10*[Craft.B$64]+15*[Craft.B$66]" table:style-name="ce19">
            <text:p>88</text:p>
          </table:table-cell>
          <table:table-cell office:value-type="float" office:value="60" table:formula="of:=[.E9]" table:style-name="ce4">
            <text:p>60</text:p>
          </table:table-cell>
          <table:table-cell office:value-type="float" office:value="10.399999999999991" table:formula="of:=[.E33]*[.I33]-[.D33]" table:style-name="ce19">
            <text:p>10</text:p>
          </table:table-cell>
          <table:table-cell office:value-type="float" office:value="100" table:style-name="ce4">
            <text:p>100</text:p>
          </table:table-cell>
          <table:table-cell office:value-type="float" office:value="164" table:style-name="ce4">
            <text:p>164</text:p>
          </table:table-cell>
          <table:table-cell office:value-type="float" office:value="1.64" table:formula="of:=[.H33]/[.G33]" table:style-name="ce4">
            <text:p>1,64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4">
            <text:p>Flask of the Undertow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94" table:formula="of:=5*[Craft.B$70]+10*[Craft.B$64]+15*[Craft.B$67]" table:style-name="ce19">
            <text:p>94</text:p>
          </table:table-cell>
          <table:table-cell office:value-type="float" office:value="6" table:formula="of:=[.E10]" table:style-name="ce4">
            <text:p>6</text:p>
          </table:table-cell>
          <table:table-cell office:value-type="float" office:value="-84.25" table:formula="of:=[.E34]*[.I34]-[.D34]" table:style-name="ce19">
            <text:p>-84</text:p>
          </table:table-cell>
          <table:table-cell office:value-type="float" office:value="80" table:style-name="ce4">
            <text:p>80</text:p>
          </table:table-cell>
          <table:table-cell office:value-type="float" office:value="130" table:style-name="ce4">
            <text:p>130</text:p>
          </table:table-cell>
          <table:table-cell office:value-type="float" office:value="1.625" table:formula="of:=[.H34]/[.G34]" table:style-name="ce4">
            <text:p>1,625</text:p>
          </table:table-cell>
          <table:table-cell table:number-columns-repeated="4" table:style-name="ce4"/>
          <table:table-cell table:style-name="ce2"/>
          <table:table-cell table:number-columns-repeated="16370" table:style-name="ce4"/>
        </table:table-row>
        <table:table-row table:style-name="ro1">
          <table:table-cell office:value-type="string" table:style-name="ce4">
            <text:p>Flask of the Vast Horiz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50" table:formula="of:=5*[Craft.B$70]+10*[Craft.B$63]+15*[Craft.B$68]" table:style-name="ce19">
            <text:p>150</text:p>
          </table:table-cell>
          <table:table-cell office:value-type="float" office:value="10" table:formula="of:=[.E11]" table:style-name="ce4">
            <text:p>10</text:p>
          </table:table-cell>
          <table:table-cell office:value-type="float" office:value="0" table:formula="of:=[.E35]*[.I35]-[.D35]" table:style-name="ce19">
            <text:p>#DIV/0!</text:p>
          </table:table-cell>
          <table:table-cell table:number-columns-repeated="2" table:style-name="ce4"/>
          <table:table-cell office:value-type="float" office:value="0" table:formula="of:=[.H35]/[.G35]" table:style-name="ce4">
            <text:p>#DIV/0!</text:p>
          </table:table-cell>
          <table:table-cell table:number-columns-repeated="6" table:style-name="ce4"/>
          <table:table-cell table:style-name="ce14"/>
          <table:table-cell table:number-columns-repeated="16368"/>
        </table:table-row>
        <table:table-row table:style-name="ro1">
          <table:table-cell table:number-columns-repeated="3" table:style-name="ce4"/>
          <table:table-cell table:style-name="ce19"/>
          <table:table-cell table:style-name="ce4"/>
          <table:table-cell table:style-name="ce19"/>
          <table:table-cell table:number-columns-repeated="9" table:style-name="ce4"/>
          <table:table-cell table:style-name="ce14"/>
          <table:table-cell table:number-columns-repeated="16368"/>
        </table:table-row>
        <table:table-row table:style-name="ro1">
          <table:table-cell office:value-type="string" table:style-name="ce4">
            <text:p>Greater Flask of Endless Fathoms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8.5" table:formula="of:=20*[Craft.B$69]+5*[Craft.B$65]+5*[Craft.B$70]" table:style-name="ce19">
            <text:p>109</text:p>
          </table:table-cell>
          <table:table-cell office:value-type="float" office:value="420" table:style-name="ce4">
            <text:p>420</text:p>
          </table:table-cell>
          <table:table-cell office:value-type="float" office:value="534.10934025203858" table:formula="of:=[.E37]*[.I37]-[.D37]" table:style-name="ce19">
            <text:p>534</text:p>
          </table:table-cell>
          <table:table-cell office:value-type="float" office:value="1349" table:style-name="ce4">
            <text:p>1349</text:p>
          </table:table-cell>
          <table:table-cell office:value-type="float" office:value="2064" table:style-name="ce4">
            <text:p>2064</text:p>
          </table:table-cell>
          <table:table-cell office:value-type="float" office:value="1.5300222386953299" table:formula="of:=[.H37]/[.G37]" table:style-name="ce4">
            <text:p>1,530022239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4">
            <text:p>Greater Flask of the Currents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2" table:formula="of:=20*[Craft.B$69]+5*[Craft.B$66]+5*[Craft.B$70]" table:style-name="ce19">
            <text:p>102</text:p>
          </table:table-cell>
          <table:table-cell office:value-type="float" office:value="450" table:style-name="ce4">
            <text:p>450</text:p>
          </table:table-cell>
          <table:table-cell office:value-type="float" office:value="558.73170731707319" table:formula="of:=[.E38]*[.I38]-[.D38]" table:style-name="ce19">
            <text:p>559</text:p>
          </table:table-cell>
          <table:table-cell office:value-type="float" office:value="1025" table:style-name="ce4">
            <text:p>1025</text:p>
          </table:table-cell>
          <table:table-cell office:value-type="float" office:value="1505" table:style-name="ce4">
            <text:p>1505</text:p>
          </table:table-cell>
          <table:table-cell office:value-type="float" office:value="1.4682926829268292" table:formula="of:=[.H38]/[.G38]" table:style-name="ce4">
            <text:p>1,468292683</text:p>
          </table:table-cell>
          <table:table-cell table:number-columns-repeated="4" table:style-name="ce4"/>
          <table:table-cell table:style-name="ce2"/>
          <table:table-cell table:number-columns-repeated="16370" table:style-name="ce4"/>
        </table:table-row>
        <table:table-row table:style-name="ro1">
          <table:table-cell office:value-type="string" table:style-name="ce4">
            <text:p>Greater Flask of the Undertow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04" table:formula="of:=20*[Craft.B$69]+5*[Craft.B$67]+5*[Craft.B$70]" table:style-name="ce19">
            <text:p>104</text:p>
          </table:table-cell>
          <table:table-cell office:value-type="float" office:value="450" table:style-name="ce4">
            <text:p>450</text:p>
          </table:table-cell>
          <table:table-cell office:value-type="float" office:value="522.06382978723411" table:formula="of:=[.E39]*[.I39]-[.D39]" table:style-name="ce19">
            <text:p>522</text:p>
          </table:table-cell>
          <table:table-cell office:value-type="float" office:value="846" table:style-name="ce4">
            <text:p>846</text:p>
          </table:table-cell>
          <table:table-cell office:value-type="float" office:value="1177" table:style-name="ce4">
            <text:p>1177</text:p>
          </table:table-cell>
          <table:table-cell office:value-type="float" office:value="1.3912529550827424" table:formula="of:=[.H39]/[.G39]" table:style-name="ce4">
            <text:p>1,391252955</text:p>
          </table:table-cell>
          <table:table-cell table:number-columns-repeated="6" table:style-name="ce4"/>
          <table:table-cell table:style-name="ce14"/>
          <table:table-cell table:number-columns-repeated="16368"/>
        </table:table-row>
        <table:table-row table:style-name="ro1">
          <table:table-cell office:value-type="string" table:style-name="ce4">
            <text:p>Greater Flask of the Vast Horiz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126" table:formula="of:=20*[Craft.B$69]+5*[Craft.B$68]+5*[Craft.B$70]" table:style-name="ce19">
            <text:p>126</text:p>
          </table:table-cell>
          <table:table-cell office:value-type="float" office:value="500" table:style-name="ce4">
            <text:p>500</text:p>
          </table:table-cell>
          <table:table-cell office:value-type="float" office:value="595.42857142857144" table:formula="of:=[.E40]*[.I40]-[.D40]" table:style-name="ce19">
            <text:p>595</text:p>
          </table:table-cell>
          <table:table-cell office:value-type="float" office:value="140" table:style-name="ce4">
            <text:p>140</text:p>
          </table:table-cell>
          <table:table-cell office:value-type="float" office:value="202" table:style-name="ce4">
            <text:p>202</text:p>
          </table:table-cell>
          <table:table-cell office:value-type="float" office:value="1.4428571428571428" table:formula="of:=[.H40]/[.G40]" table:style-name="ce4">
            <text:p>1,442857143</text:p>
          </table:table-cell>
          <table:table-cell table:number-columns-repeated="6" table:style-name="ce4"/>
          <table:table-cell table:style-name="ce14"/>
          <table:table-cell table:number-columns-repeated="16368"/>
        </table:table-row>
        <table:table-row table:style-name="ro1">
          <table:table-cell table:number-columns-repeated="15" table:style-name="ce4"/>
          <table:table-cell table:style-name="ce14"/>
          <table:table-cell table:number-columns-repeated="16368"/>
        </table:table-row>
        <table:table-row table:style-name="ro1">
          <table:table-cell office:value-type="string" table:style-name="ce4">
            <text:p>Coastal Mana Poti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5" table:formula="of:=2*[Craft.B$65]" table:style-name="ce19">
            <text:p>5</text:p>
          </table:table-cell>
          <table:table-cell office:value-type="float" office:value="43" table:formula="of:=[.E18]" table:style-name="ce4">
            <text:p>43</text:p>
          </table:table-cell>
          <table:table-cell office:value-type="float" office:value="0" table:formula="of:=[.E42]*[.I42]-[.D42]" table:style-name="ce19">
            <text:p>#DIV/0!</text:p>
          </table:table-cell>
          <table:table-cell table:number-columns-repeated="2" table:style-name="ce4"/>
          <table:table-cell office:value-type="float" office:value="0" table:formula="of:=[.H42]/[.G42]" table:style-name="ce10">
            <text:p>#DIV/0!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4">
            <text:p>Coastal Healing Potion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0" table:formula="of:=2*[Craft.B86]" table:style-name="ce19">
            <text:p>0</text:p>
          </table:table-cell>
          <table:table-cell office:value-type="float" office:value="88" table:formula="of:=[.E19]" table:style-name="ce4">
            <text:p>88</text:p>
          </table:table-cell>
          <table:table-cell office:value-type="float" office:value="0" table:formula="of:=[.E43]*[.I43]-[.D43]" table:style-name="ce19">
            <text:p>#DIV/0!</text:p>
          </table:table-cell>
          <table:table-cell table:number-columns-repeated="2" table:style-name="ce4"/>
          <table:table-cell office:value-type="float" office:value="0" table:formula="of:=[.H43]/[.G43]" table:style-name="ce4">
            <text:p>#DIV/0!</text:p>
          </table:table-cell>
          <table:table-cell table:number-columns-repeated="16375" table:style-name="ce4"/>
        </table:table-row>
        <table:table-row table:style-name="ro1">
          <table:table-cell table:number-columns-repeated="3" table:style-name="ce4"/>
          <table:table-cell table:style-name="ce19"/>
          <table:table-cell table:style-name="ce4"/>
          <table:table-cell table:style-name="ce19"/>
          <table:table-cell table:number-columns-repeated="16378" table:style-name="ce4"/>
        </table:table-row>
        <table:table-row table:style-name="ro1">
          <table:table-cell office:value-type="string" table:style-name="ce4">
            <text:p>Battle Potion of Intellect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36" table:formula="of:=10*[Craft.B$67]+8*[Craft.B$65]" table:style-name="ce19">
            <text:p>36</text:p>
          </table:table-cell>
          <table:table-cell office:value-type="float" office:value="180" table:formula="of:=[.E21]" table:style-name="ce4">
            <text:p>180</text:p>
          </table:table-cell>
          <table:table-cell office:value-type="float" office:value="277.81578947368422" table:formula="of:=[.E45]*[.I45]-[.D45]" table:style-name="ce19">
            <text:p>278</text:p>
          </table:table-cell>
          <table:table-cell office:value-type="float" office:value="760" table:style-name="ce4">
            <text:p>760</text:p>
          </table:table-cell>
          <table:table-cell office:value-type="float" office:value="1325" table:style-name="ce4">
            <text:p>1325</text:p>
          </table:table-cell>
          <table:table-cell office:value-type="float" office:value="1.743421052631579" table:formula="of:=[.H45]/[.G45]" table:style-name="ce4">
            <text:p>1,743421053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4">
            <text:p>Battle Potion of Agility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36" table:formula="of:=10*[Craft.B$67]+8*[Craft.B$65]" table:style-name="ce19">
            <text:p>36</text:p>
          </table:table-cell>
          <table:table-cell office:value-type="float" office:value="200" table:formula="of:=[.E22]" table:style-name="ce4">
            <text:p>200</text:p>
          </table:table-cell>
          <table:table-cell office:value-type="float" office:value="388.91803278688519" table:formula="of:=[.E46]*[.I46]-[.D46]" table:style-name="ce19">
            <text:p>389</text:p>
          </table:table-cell>
          <table:table-cell office:value-type="float" office:value="610" table:style-name="ce4">
            <text:p>610</text:p>
          </table:table-cell>
          <table:table-cell office:value-type="float" office:value="1296" table:style-name="ce4">
            <text:p>1296</text:p>
          </table:table-cell>
          <table:table-cell office:value-type="float" office:value="2.124590163934426" table:formula="of:=[.H46]/[.G46]" table:style-name="ce4">
            <text:p>2,124590164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4">
            <text:p>Battle Potion of Strength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60" table:formula="of:=10*[Craft.B$66]+8*[Craft.B$68]" table:style-name="ce19">
            <text:p>60</text:p>
          </table:table-cell>
          <table:table-cell office:value-type="float" office:value="180" table:formula="of:=[.E23]" table:style-name="ce4">
            <text:p>180</text:p>
          </table:table-cell>
          <table:table-cell office:value-type="float" office:value="267.33590733590734" table:formula="of:=[.E47]*[.I47]-[.D47]" table:style-name="ce19">
            <text:p>267</text:p>
          </table:table-cell>
          <table:table-cell office:value-type="float" office:value="259" table:style-name="ce4">
            <text:p>259</text:p>
          </table:table-cell>
          <table:table-cell office:value-type="float" office:value="471" table:style-name="ce4">
            <text:p>471</text:p>
          </table:table-cell>
          <table:table-cell office:value-type="float" office:value="1.8185328185328185" table:formula="of:=[.H47]/[.G47]" table:style-name="ce4">
            <text:p>1,818532819</text:p>
          </table:table-cell>
          <table:table-cell table:number-columns-repeated="16375" table:style-name="ce4"/>
        </table:table-row>
        <table:table-row table:style-name="ro1">
          <table:table-cell office:value-type="string" table:style-name="ce4">
            <text:p>Battle Potion of Stamina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60" table:formula="of:=10*[Craft.B$66]+8*[Craft.B$68]" table:style-name="ce19">
            <text:p>60</text:p>
          </table:table-cell>
          <table:table-cell office:value-type="float" office:value="45" table:formula="of:=[.E24]" table:style-name="ce4">
            <text:p>45</text:p>
          </table:table-cell>
          <table:table-cell office:value-type="float" office:value="0" table:formula="of:=[.E48]*[.I48]-[.D48]" table:style-name="ce19">
            <text:p>#DIV/0!</text:p>
          </table:table-cell>
          <table:table-cell table:number-columns-repeated="2" table:style-name="ce4"/>
          <table:table-cell office:value-type="float" office:value="0" table:formula="of:=[.H48]/[.G48]" table:style-name="ce4">
            <text:p>#DIV/0!</text:p>
          </table:table-cell>
          <table:table-cell table:number-columns-repeated="16375" table:style-name="ce4"/>
        </table:table-row>
        <table:table-row table:style-name="ro1">
          <table:table-cell table:number-columns-repeated="3" table:style-name="ce4"/>
          <table:table-cell table:style-name="ce19"/>
          <table:table-cell table:style-name="ce4"/>
          <table:table-cell table:style-name="ce19"/>
          <table:table-cell table:number-columns-repeated="16378" table:style-name="ce4"/>
        </table:table-row>
        <table:table-row table:style-name="ro1">
          <table:table-cell office:value-type="string" table:style-name="ce4">
            <text:p>Potion of Replenishment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8.8" table:formula="of:=8*[Craft.B$67]+6*[Craft.B$68]" table:style-name="ce19">
            <text:p>49</text:p>
          </table:table-cell>
          <table:table-cell office:value-type="float" office:value="400" table:formula="of:=[.E26]" table:style-name="ce4">
            <text:p>400</text:p>
          </table:table-cell>
          <table:table-cell office:value-type="float" office:value="623.92727272727279" table:formula="of:=[.E50]*[.I50]-[.D50]" table:style-name="ce19">
            <text:p>624</text:p>
          </table:table-cell>
          <table:table-cell office:value-type="float" office:value="22" table:style-name="ce4">
            <text:p>22</text:p>
          </table:table-cell>
          <table:table-cell office:value-type="float" office:value="37" table:style-name="ce4">
            <text:p>37</text:p>
          </table:table-cell>
          <table:table-cell office:value-type="float" office:value="1.6818181818181819" table:formula="of:=[.H50]/[.G50]" table:style-name="ce4">
            <text:p>1,681818182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tion of Rising Death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45.6" table:formula="of:=8*[Craft.B$66]+6*[Craft.B$68]" table:style-name="ce19">
            <text:p>46</text:p>
          </table:table-cell>
          <table:table-cell office:value-type="float" office:value="150" table:formula="of:=[.E27]" table:style-name="ce4">
            <text:p>150</text:p>
          </table:table-cell>
          <table:table-cell office:value-type="float" office:value="0" table:formula="of:=[.E51]*[.I51]-[.D51]" table:style-name="ce19">
            <text:p>#DIV/0!</text:p>
          </table:table-cell>
          <table:table-cell table:number-columns-repeated="2" table:style-name="ce4"/>
          <table:table-cell office:value-type="float" office:value="0" table:formula="of:=[.H51]/[.G51]" table:style-name="ce4">
            <text:p>#DIV/0!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Potion of Bursting Blood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36" table:formula="of:=10*[Craft.B$67]+8*[Craft.B$65]" table:style-name="ce19">
            <text:p>36</text:p>
          </table:table-cell>
          <table:table-cell office:value-type="float" office:value="200" table:formula="of:=[.E28]" table:style-name="ce4">
            <text:p>200</text:p>
          </table:table-cell>
          <table:table-cell office:value-type="float" office:value="0" table:formula="of:=[.E52]*[.I52]-[.D52]" table:style-name="ce19">
            <text:p>#DIV/0!</text:p>
          </table:table-cell>
          <table:table-cell table:number-columns-repeated="2" table:style-name="ce4"/>
          <table:table-cell office:value-type="float" office:value="0" table:formula="of:=[.H52]/[.G52]" table:style-name="ce4">
            <text:p>#DIV/0!</text:p>
          </table:table-cell>
          <table:table-cell table:number-columns-repeated="16375"/>
        </table:table-row>
        <table:table-row table:style-name="ro1">
          <table:table-cell table:number-columns-repeated="16384" table:style-name="ce4"/>
        </table:table-row>
        <table:table-row table:style-name="ro1">
          <table:table-cell office:value-type="string" table:style-name="ce2">
            <text:p>Inscription Scrolls</text:p>
          </table:table-cell>
          <table:table-cell table:style-name="ce4"/>
          <table:table-cell office:value-type="string" table:style-name="ce2">
            <text:p>Rank</text:p>
          </table:table-cell>
          <table:table-cell office:value-type="string" table:style-name="ce2">
            <text:p>Craft price</text:p>
          </table:table-cell>
          <table:table-cell office:value-type="string" table:style-name="ce2">
            <text:p>Sell price</text:p>
          </table:table-cell>
          <table:table-cell office:value-type="string" table:style-name="ce2">
            <text:p>Sell profit</text:p>
          </table:table-cell>
          <table:table-cell office:value-type="string" table:style-name="ce2">
            <text:p># of craft</text:p>
          </table:table-cell>
          <table:table-cell office:value-type="string" table:style-name="ce2">
            <text:p># of items</text:p>
          </table:table-cell>
          <table:table-cell office:value-type="string" table:style-name="ce2">
            <text:p>Proc ratio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Shout</text:p>
          </table:table-cell>
          <table:table-cell table:style-name="ce4"/>
          <table:table-cell office:value-type="string" table:style-name="ce14">
            <text:p>X</text:p>
          </table:table-cell>
          <table:table-cell office:value-type="float" office:value="12.357019064124783" table:formula="of:=8*MIN([Destroying.M$13:.M$16])" table:style-name="ce19">
            <text:p>12</text:p>
          </table:table-cell>
          <table:table-cell office:value-type="float" office:value="40" table:style-name="ce4">
            <text:p>40</text:p>
          </table:table-cell>
          <table:table-cell office:value-type="float" office:value="27.642980935875215" table:formula="of:=[.E55]-[.D55]" table:style-name="ce19">
            <text:p>28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Fortitude</text:p>
          </table:table-cell>
          <table:table-cell table:style-name="ce4"/>
          <table:table-cell office:value-type="string" table:style-name="ce14">
            <text:p>X</text:p>
          </table:table-cell>
          <table:table-cell office:value-type="float" office:value="12.357019064124783" table:formula="of:=8*MIN([Destroying.M$13:.M$16])" table:style-name="ce19">
            <text:p>12</text:p>
          </table:table-cell>
          <table:table-cell office:value-type="float" office:value="40" table:style-name="ce4">
            <text:p>40</text:p>
          </table:table-cell>
          <table:table-cell office:value-type="float" office:value="27.642980935875215" table:formula="of:=[.E56]-[.D56]" table:style-name="ce19">
            <text:p>28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Intellect</text:p>
          </table:table-cell>
          <table:table-cell table:style-name="ce4"/>
          <table:table-cell office:value-type="string" table:style-name="ce14">
            <text:p>X</text:p>
          </table:table-cell>
          <table:table-cell office:value-type="float" office:value="12.357019064124783" table:formula="of:=8*MIN([Destroying.M$13:.M$16])" table:style-name="ce19">
            <text:p>12</text:p>
          </table:table-cell>
          <table:table-cell office:value-type="float" office:value="40" table:style-name="ce4">
            <text:p>40</text:p>
          </table:table-cell>
          <table:table-cell office:value-type="float" office:value="27.642980935875215" table:formula="of:=[.E57]-[.D57]" table:style-name="ce19">
            <text:p>28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4">
            <text:p>Tome of the Quiet Mind</text:p>
          </table:table-cell>
          <table:table-cell table:style-name="ce4"/>
          <table:table-cell office:value-type="float" office:value="3" table:style-name="ce4">
            <text:p>3</text:p>
          </table:table-cell>
          <table:table-cell office:value-type="float" office:value="7.7231369150779896" table:formula="of:=5*MIN([Destroying.M$13:.M$16])" table:style-name="ce19">
            <text:p>8</text:p>
          </table:table-cell>
          <table:table-cell office:value-type="float" office:value="52" table:style-name="ce4">
            <text:p>52</text:p>
          </table:table-cell>
          <table:table-cell office:value-type="float" office:value="44.276863084922013" table:formula="of:=[.E58]-[.D58]" table:style-name="ce19">
            <text:p>44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number-columns-repeated="16375"/>
        </table:table-row>
        <table:table-row table:number-rows-repeated="1048518" table:style-name="ro2">
          <table:table-cell table:number-columns-repeated="16384"/>
        </table:table-row>
      </table:table>
      <table:table table:name="Destroying" table:style-name="ta1">
        <table:table-column table:style-name="co56" table:default-cell-style-name="ce4"/>
        <table:table-column table:style-name="co57" table:default-cell-style-name="ce4"/>
        <table:table-column table:style-name="co6" table:default-cell-style-name="ce4"/>
        <table:table-column table:style-name="co58" table:default-cell-style-name="ce4"/>
        <table:table-column table:style-name="co59" table:default-cell-style-name="ce4"/>
        <table:table-column table:style-name="co60" table:default-cell-style-name="ce4"/>
        <table:table-column table:style-name="co61" table:default-cell-style-name="ce4"/>
        <table:table-column table:style-name="co24" table:default-cell-style-name="ce4"/>
        <table:table-column table:style-name="co62" table:default-cell-style-name="ce4"/>
        <table:table-column table:style-name="co63" table:default-cell-style-name="ce4"/>
        <table:table-column table:style-name="co64" table:default-cell-style-name="ce4"/>
        <table:table-column table:style-name="co63" table:default-cell-style-name="ce4"/>
        <table:table-column table:style-name="co28" table:default-cell-style-name="ce4"/>
        <table:table-column table:style-name="co65" table:default-cell-style-name="ce4"/>
        <table:table-column table:style-name="co66" table:default-cell-style-name="ce4"/>
        <table:table-column table:style-name="co67" table:default-cell-style-name="ce4"/>
        <table:table-column table:style-name="co23" table:default-cell-style-name="ce4"/>
        <table:table-column table:style-name="co25" table:default-cell-style-name="ce4"/>
        <table:table-column table:style-name="co68" table:default-cell-style-name="ce4"/>
        <table:table-column table:style-name="co35" table:number-columns-repeated="16365" table:default-cell-style-name="ce4"/>
        <table:table-row table:style-name="ro1">
          <table:table-cell office:value-type="string" table:style-name="ce2">
            <text:p>Prospecting</text:p>
          </table:table-cell>
          <table:table-cell table:style-name="ce4"/>
          <table:table-cell office:value-type="string" table:style-name="ce2">
            <text:p>Amount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Profit</text:p>
          </table:table-cell>
          <table:table-cell table:style-name="ce4"/>
          <table:table-cell office:value-type="string" table:style-name="ce5">
            <text:p>Kyanite [stack]</text:p>
          </table:table-cell>
          <table:table-cell office:value-type="string" table:style-name="ce5">
            <text:p>Viridium [stack]</text:p>
          </table:table-cell>
          <table:table-cell office:value-type="string" table:style-name="ce5">
            <text:p>Solstone [stack]</text:p>
          </table:table-cell>
          <table:table-cell office:value-type="string" table:style-name="ce5">
            <text:p>Kubiline [stack]</text:p>
          </table:table-cell>
          <table:table-cell office:value-type="string" table:style-name="ce5">
            <text:p>Rubellite [stack]</text:p>
          </table:table-cell>
          <table:table-cell office:value-type="string" table:style-name="ce5">
            <text:p>Golden Beryl [stack]</text:p>
          </table:table-cell>
          <table:table-cell office:value-type="string" table:style-name="ce3">
            <text:p>Owlseye [stack]</text:p>
          </table:table-cell>
          <table:table-cell office:value-type="string" table:style-name="ce3">
            <text:p>Scarlet Diamond [stack]</text:p>
          </table:table-cell>
          <table:table-cell office:value-type="string" table:style-name="ce3">
            <text:p>Tidal Amethyst [stack]</text:p>
          </table:table-cell>
          <table:table-cell office:value-type="string" table:style-name="ce3">
            <text:p>Amberblaze [stack]</text:p>
          </table:table-cell>
          <table:table-cell office:value-type="string" table:style-name="ce3">
            <text:p>Laribole [stack]</text:p>
          </table:table-cell>
          <table:table-cell office:value-type="string" table:style-name="ce3">
            <text:p>Royal Quartz [stack]</text:p>
          </table:table-cell>
          <table:table-cell office:value-type="string" table:style-name="ce7">
            <text:p>Kraken's Eye [stack]</text:p>
          </table:table-cell>
          <table:table-cell table:number-columns-repeated="16365" table:style-name="ce4"/>
        </table:table-row>
        <table:table-row table:style-name="ro1">
          <table:table-cell office:value-type="string" table:style-name="ce4">
            <text:p>Monelite Ore</text:p>
          </table:table-cell>
          <table:table-cell table:style-name="ce4"/>
          <table:table-cell office:value-type="float" office:value="35460" table:style-name="ce4">
            <text:p>35460</text:p>
          </table:table-cell>
          <table:table-cell office:value-type="float" office:value="14" table:style-name="ce4">
            <text:p>14</text:p>
          </table:table-cell>
          <table:table-cell office:value-type="float" office:value="-58.753525098702767" table:formula="of:=[.M2]*[Craft.B49]+[.S2]*[Craft.B54]-(5*[.D2])" table:style-name="ce10">
            <text:p>-58,75</text:p>
          </table:table-cell>
          <table:table-cell table:style-name="ce4"/>
          <table:table-cell office:value-type="percentage" office:value="5.3722504230118442E-2" table:formula="of:=[.G7]/[.$C$2]" table:style-name="ce9">
            <text:p>5,37%</text:p>
          </table:table-cell>
          <table:table-cell office:value-type="percentage" office:value="5.5076142131979693E-2" table:formula="of:=[.H7]/[.$C$2]" table:style-name="ce9">
            <text:p>5,51%</text:p>
          </table:table-cell>
          <table:table-cell office:value-type="percentage" office:value="5.3440496333897351E-2" table:formula="of:=[.I7]/[.$C$2]" table:style-name="ce9">
            <text:p>5,34%</text:p>
          </table:table-cell>
          <table:table-cell office:value-type="percentage" office:value="5.403271291596165E-2" table:formula="of:=[.J7]/[.$C$2]" table:style-name="ce9">
            <text:p>5,40%</text:p>
          </table:table-cell>
          <table:table-cell office:value-type="percentage" office:value="5.5555555555555552E-2" table:formula="of:=[.K7]/[.$C$2]" table:style-name="ce9">
            <text:p>5,56%</text:p>
          </table:table-cell>
          <table:table-cell office:value-type="percentage" office:value="5.637337845459673E-2" table:formula="of:=[.L7]/[.$C$2]" table:style-name="ce9">
            <text:p>5,64%</text:p>
          </table:table-cell>
          <table:table-cell office:value-type="percentage" office:value="8.7704455724760301E-3" table:formula="of:=[.M7]/[.$C$2]" table:style-name="ce9">
            <text:p>0,88%</text:p>
          </table:table-cell>
          <table:table-cell office:value-type="percentage" office:value="8.7422447828539203E-3" table:formula="of:=[.N7]/[.$C$2]" table:style-name="ce9">
            <text:p>0,87%</text:p>
          </table:table-cell>
          <table:table-cell office:value-type="percentage" office:value="8.6576424139875909E-3" table:formula="of:=[.O7]/[.$C$2]" table:style-name="ce9">
            <text:p>0,87%</text:p>
          </table:table-cell>
          <table:table-cell office:value-type="percentage" office:value="7.9244218838127461E-3" table:formula="of:=[.P7]/[.$C$2]" table:style-name="ce9">
            <text:p>0,79%</text:p>
          </table:table-cell>
          <table:table-cell office:value-type="percentage" office:value="8.4038353073886077E-3" table:formula="of:=[.Q7]/[.$C$2]" table:style-name="ce9">
            <text:p>0,84%</text:p>
          </table:table-cell>
          <table:table-cell office:value-type="percentage" office:value="7.5860124083474336E-3" table:formula="of:=[.R7]/[.$C$2]" table:style-name="ce9">
            <text:p>0,76%</text:p>
          </table:table-cell>
          <table:table-cell office:value-type="percentage" office:value="3.6097010716300056E-3" table:formula="of:=[.S7]/[.$C$2]" table:style-name="ce9">
            <text:p>0,36%</text:p>
          </table:table-cell>
          <table:table-cell table:number-columns-repeated="16365" table:style-name="ce4"/>
        </table:table-row>
        <table:table-row table:style-name="ro1">
          <table:table-cell office:value-type="string" table:style-name="ce4">
            <text:p>Storm Silver Ore</text:p>
          </table:table-cell>
          <table:table-cell table:style-name="ce4"/>
          <table:table-cell office:value-type="float" office:value="29160" table:style-name="ce4">
            <text:p>29160</text:p>
          </table:table-cell>
          <table:table-cell office:value-type="float" office:value="30" table:style-name="ce4">
            <text:p>30</text:p>
          </table:table-cell>
          <table:table-cell office:value-type="float" office:value="-130.97393689986282" table:formula="of:=[.M3]*[Craft.B49]+[.S3]*[Craft.B54]-(5*[.D3])" table:style-name="ce10">
            <text:p>-130,97</text:p>
          </table:table-cell>
          <table:table-cell table:style-name="ce4"/>
          <table:table-cell office:value-type="percentage" office:value="5.5281207133058986E-2" table:formula="of:=[.G8]/[.$C$3]" table:style-name="ce9">
            <text:p>5,53%</text:p>
          </table:table-cell>
          <table:table-cell office:value-type="percentage" office:value="5.7133058984910834E-2" table:formula="of:=[.H8]/[.$C$3]" table:style-name="ce9">
            <text:p>5,71%</text:p>
          </table:table-cell>
          <table:table-cell office:value-type="percentage" office:value="5.4355281207133059E-2" table:formula="of:=[.I8]/[.$C$3]" table:style-name="ce9">
            <text:p>5,44%</text:p>
          </table:table-cell>
          <table:table-cell office:value-type="percentage" office:value="5.7990397805212618E-2" table:formula="of:=[.J8]/[.$C$3]" table:style-name="ce9">
            <text:p>5,80%</text:p>
          </table:table-cell>
          <table:table-cell office:value-type="percentage" office:value="5.9670781893004114E-2" table:formula="of:=[.K8]/[.$C$3]" table:style-name="ce9">
            <text:p>5,97%</text:p>
          </table:table-cell>
          <table:table-cell office:value-type="percentage" office:value="5.5727023319615911E-2" table:formula="of:=[.L8]/[.$C$3]" table:style-name="ce9">
            <text:p>5,57%</text:p>
          </table:table-cell>
          <table:table-cell office:value-type="percentage" office:value="1.4814814814814815E-2" table:formula="of:=[.M8]/[.$C$3]" table:style-name="ce9">
            <text:p>1,48%</text:p>
          </table:table-cell>
          <table:table-cell office:value-type="percentage" office:value="1.4986282578875172E-2" table:formula="of:=[.N8]/[.$C$3]" table:style-name="ce9">
            <text:p>1,50%</text:p>
          </table:table-cell>
          <table:table-cell office:value-type="percentage" office:value="1.4026063100137175E-2" table:formula="of:=[.O8]/[.$C$3]" table:style-name="ce9">
            <text:p>1,40%</text:p>
          </table:table-cell>
          <table:table-cell office:value-type="percentage" office:value="1.5226337448559672E-2" table:formula="of:=[.P8]/[.$C$3]" table:style-name="ce9">
            <text:p>1,52%</text:p>
          </table:table-cell>
          <table:table-cell office:value-type="percentage" office:value="1.4814814814814815E-2" table:formula="of:=[.Q8]/[.$C$3]" table:style-name="ce9">
            <text:p>1,48%</text:p>
          </table:table-cell>
          <table:table-cell office:value-type="percentage" office:value="1.4060356652949246E-2" table:formula="of:=[.R8]/[.$C$3]" table:style-name="ce9">
            <text:p>1,41%</text:p>
          </table:table-cell>
          <table:table-cell office:value-type="percentage" office:value="6.2414266117969824E-3" table:formula="of:=[.S8]/[.$C$3]" table:style-name="ce9">
            <text:p>0,62%</text:p>
          </table:table-cell>
          <table:table-cell table:number-columns-repeated="16365" table:style-name="ce4"/>
        </table:table-row>
        <table:table-row table:style-name="ro1">
          <table:table-cell office:value-type="string" table:style-name="ce4">
            <text:p>Platinum Ore</text:p>
          </table:table-cell>
          <table:table-cell table:style-name="ce4"/>
          <table:table-cell office:value-type="float" office:value="25870" table:style-name="ce4">
            <text:p>25870</text:p>
          </table:table-cell>
          <table:table-cell office:value-type="float" office:value="45" table:style-name="ce4">
            <text:p>45</text:p>
          </table:table-cell>
          <table:table-cell office:value-type="float" office:value="-209.99420177812138" table:formula="of:=[.M4]*[Craft.B49]+[.S4]*[Craft.B54]-(5*[.D4])" table:style-name="ce10">
            <text:p>-209,99</text:p>
          </table:table-cell>
          <table:table-cell table:style-name="ce4"/>
          <table:table-cell office:value-type="percentage" office:value="4.7158871279474296E-2" table:formula="of:=[.G9]/[.$C$4]" table:style-name="ce9">
            <text:p>4,72%</text:p>
          </table:table-cell>
          <table:table-cell office:value-type="percentage" office:value="4.7313490529570928E-2" table:formula="of:=[.H9]/[.$C$4]" table:style-name="ce9">
            <text:p>4,73%</text:p>
          </table:table-cell>
          <table:table-cell office:value-type="percentage" office:value="4.379590258987244E-2" table:formula="of:=[.I9]/[.$C$4]" table:style-name="ce9">
            <text:p>4,38%</text:p>
          </table:table-cell>
          <table:table-cell office:value-type="percentage" office:value="4.8395825280247391E-2" table:formula="of:=[.J9]/[.$C$4]" table:style-name="ce9">
            <text:p>4,84%</text:p>
          </table:table-cell>
          <table:table-cell office:value-type="percentage" office:value="5.0599149594124468E-2" table:formula="of:=[.K9]/[.$C$4]" table:style-name="ce9">
            <text:p>5,06%</text:p>
          </table:table-cell>
          <table:table-cell office:value-type="percentage" office:value="4.5999226903749517E-2" table:formula="of:=[.L9]/[.$C$4]" table:style-name="ce9">
            <text:p>4,60%</text:p>
          </table:table-cell>
          <table:table-cell office:value-type="percentage" office:value="1.1635098569771936E-2" table:formula="of:=[.M9]/[.$C$4]" table:style-name="ce9">
            <text:p>1,16%</text:p>
          </table:table-cell>
          <table:table-cell office:value-type="percentage" office:value="1.2717433320448395E-2" table:formula="of:=[.N9]/[.$C$4]" table:style-name="ce9">
            <text:p>1,27%</text:p>
          </table:table-cell>
          <table:table-cell office:value-type="percentage" office:value="1.2292230382682644E-2" table:formula="of:=[.O9]/[.$C$4]" table:style-name="ce9">
            <text:p>1,23%</text:p>
          </table:table-cell>
          <table:table-cell office:value-type="percentage" office:value="1.2330885195206804E-2" table:formula="of:=[.P9]/[.$C$4]" table:style-name="ce9">
            <text:p>1,23%</text:p>
          </table:table-cell>
          <table:table-cell office:value-type="percentage" office:value="1.2253575570158486E-2" table:formula="of:=[.Q9]/[.$C$4]" table:style-name="ce9">
            <text:p>1,23%</text:p>
          </table:table-cell>
          <table:table-cell office:value-type="percentage" office:value="1.0977966756861229E-2" table:formula="of:=[.R9]/[.$C$4]" table:style-name="ce9">
            <text:p>1,10%</text:p>
          </table:table-cell>
          <table:table-cell office:value-type="percentage" office:value="5.2183996907614995E-3" table:formula="of:=[.S9]/[.$C$4]" table:style-name="ce9">
            <text:p>0,52%</text:p>
          </table:table-cell>
          <table:table-cell table:number-columns-repeated="16365" table:style-name="ce4"/>
        </table:table-row>
        <table:table-row table:style-name="ro1">
          <table:table-cell table:number-columns-repeated="16384" table:style-name="ce4"/>
        </table:table-row>
        <table:table-row table:style-name="ro1">
          <table:table-cell table:number-columns-repeated="6" table:style-name="ce4"/>
          <table:table-cell office:value-type="string" table:style-name="ce5">
            <text:p>Kyanite</text:p>
          </table:table-cell>
          <table:table-cell office:value-type="string" table:style-name="ce5">
            <text:p>Viridium</text:p>
          </table:table-cell>
          <table:table-cell office:value-type="string" table:style-name="ce5">
            <text:p>Solstone</text:p>
          </table:table-cell>
          <table:table-cell office:value-type="string" table:style-name="ce5">
            <text:p>Kubiline</text:p>
          </table:table-cell>
          <table:table-cell office:value-type="string" table:style-name="ce5">
            <text:p>Rubellite</text:p>
          </table:table-cell>
          <table:table-cell office:value-type="string" table:style-name="ce5">
            <text:p>Golden Beryl</text:p>
          </table:table-cell>
          <table:table-cell office:value-type="string" table:style-name="ce3">
            <text:p>Owlseye</text:p>
          </table:table-cell>
          <table:table-cell office:value-type="string" table:style-name="ce3">
            <text:p>Scarlet Diamond</text:p>
          </table:table-cell>
          <table:table-cell office:value-type="string" table:style-name="ce3">
            <text:p>Tidal Amethyst</text:p>
          </table:table-cell>
          <table:table-cell office:value-type="string" table:style-name="ce3">
            <text:p>Amberblaze</text:p>
          </table:table-cell>
          <table:table-cell office:value-type="string" table:style-name="ce3">
            <text:p>Laribole</text:p>
          </table:table-cell>
          <table:table-cell office:value-type="string" table:style-name="ce3">
            <text:p>Royal Quartz</text:p>
          </table:table-cell>
          <table:table-cell office:value-type="string" table:style-name="ce7">
            <text:p>Kraken's Eye</text:p>
          </table:table-cell>
          <table:table-cell table:number-columns-repeated="16365" table:style-name="ce4"/>
        </table:table-row>
        <table:table-row table:style-name="ro1">
          <table:table-cell table:number-columns-repeated="6" table:style-name="ce4"/>
          <table:table-cell office:value-type="float" office:value="1905" table:style-name="ce4">
            <text:p>1905</text:p>
          </table:table-cell>
          <table:table-cell office:value-type="float" office:value="1953" table:style-name="ce4">
            <text:p>1953</text:p>
          </table:table-cell>
          <table:table-cell office:value-type="float" office:value="1895" table:style-name="ce4">
            <text:p>1895</text:p>
          </table:table-cell>
          <table:table-cell office:value-type="float" office:value="1916" table:style-name="ce4">
            <text:p>1916</text:p>
          </table:table-cell>
          <table:table-cell office:value-type="float" office:value="1970" table:style-name="ce4">
            <text:p>1970</text:p>
          </table:table-cell>
          <table:table-cell office:value-type="float" office:value="1999" table:style-name="ce4">
            <text:p>1999</text:p>
          </table:table-cell>
          <table:table-cell office:value-type="float" office:value="311" table:style-name="ce4">
            <text:p>311</text:p>
          </table:table-cell>
          <table:table-cell office:value-type="float" office:value="310" table:style-name="ce4">
            <text:p>310</text:p>
          </table:table-cell>
          <table:table-cell office:value-type="float" office:value="307" table:style-name="ce4">
            <text:p>307</text:p>
          </table:table-cell>
          <table:table-cell office:value-type="float" office:value="281" table:style-name="ce4">
            <text:p>281</text:p>
          </table:table-cell>
          <table:table-cell office:value-type="float" office:value="298" table:style-name="ce4">
            <text:p>298</text:p>
          </table:table-cell>
          <table:table-cell office:value-type="float" office:value="269" table:style-name="ce4">
            <text:p>269</text:p>
          </table:table-cell>
          <table:table-cell office:value-type="float" office:value="128" table:style-name="ce4">
            <text:p>128</text:p>
          </table:table-cell>
          <table:table-cell table:number-columns-repeated="16365" table:style-name="ce4"/>
        </table:table-row>
        <table:table-row table:style-name="ro1">
          <table:table-cell table:number-columns-repeated="6" table:style-name="ce4"/>
          <table:table-cell office:value-type="float" office:value="1612" table:style-name="ce4">
            <text:p>1612</text:p>
          </table:table-cell>
          <table:table-cell office:value-type="float" office:value="1666" table:style-name="ce4">
            <text:p>1666</text:p>
          </table:table-cell>
          <table:table-cell office:value-type="float" office:value="1585" table:style-name="ce4">
            <text:p>1585</text:p>
          </table:table-cell>
          <table:table-cell office:value-type="float" office:value="1691" table:style-name="ce4">
            <text:p>1691</text:p>
          </table:table-cell>
          <table:table-cell office:value-type="float" office:value="1740" table:style-name="ce4">
            <text:p>1740</text:p>
          </table:table-cell>
          <table:table-cell office:value-type="float" office:value="1625" table:style-name="ce4">
            <text:p>1625</text:p>
          </table:table-cell>
          <table:table-cell office:value-type="float" office:value="432" table:style-name="ce4">
            <text:p>432</text:p>
          </table:table-cell>
          <table:table-cell office:value-type="float" office:value="437" table:style-name="ce4">
            <text:p>437</text:p>
          </table:table-cell>
          <table:table-cell office:value-type="float" office:value="409" table:style-name="ce4">
            <text:p>409</text:p>
          </table:table-cell>
          <table:table-cell office:value-type="float" office:value="444" table:style-name="ce4">
            <text:p>444</text:p>
          </table:table-cell>
          <table:table-cell office:value-type="float" office:value="432" table:style-name="ce4">
            <text:p>432</text:p>
          </table:table-cell>
          <table:table-cell office:value-type="float" office:value="410" table:style-name="ce4">
            <text:p>410</text:p>
          </table:table-cell>
          <table:table-cell office:value-type="float" office:value="182" table:style-name="ce4">
            <text:p>182</text:p>
          </table:table-cell>
          <table:table-cell table:number-columns-repeated="16365" table:style-name="ce4"/>
        </table:table-row>
        <table:table-row table:style-name="ro1">
          <table:table-cell table:number-columns-repeated="6" table:style-name="ce4"/>
          <table:table-cell office:value-type="float" office:value="1220" table:style-name="ce4">
            <text:p>1220</text:p>
          </table:table-cell>
          <table:table-cell office:value-type="float" office:value="1224" table:style-name="ce4">
            <text:p>1224</text:p>
          </table:table-cell>
          <table:table-cell office:value-type="float" office:value="1133" table:style-name="ce4">
            <text:p>1133</text:p>
          </table:table-cell>
          <table:table-cell office:value-type="float" office:value="1252" table:style-name="ce4">
            <text:p>1252</text:p>
          </table:table-cell>
          <table:table-cell office:value-type="float" office:value="1309" table:style-name="ce4">
            <text:p>1309</text:p>
          </table:table-cell>
          <table:table-cell office:value-type="float" office:value="1190" table:style-name="ce4">
            <text:p>1190</text:p>
          </table:table-cell>
          <table:table-cell office:value-type="float" office:value="301" table:style-name="ce4">
            <text:p>301</text:p>
          </table:table-cell>
          <table:table-cell office:value-type="float" office:value="329" table:style-name="ce4">
            <text:p>329</text:p>
          </table:table-cell>
          <table:table-cell office:value-type="float" office:value="318" table:style-name="ce4">
            <text:p>318</text:p>
          </table:table-cell>
          <table:table-cell office:value-type="float" office:value="319" table:style-name="ce4">
            <text:p>319</text:p>
          </table:table-cell>
          <table:table-cell office:value-type="float" office:value="317" table:style-name="ce4">
            <text:p>317</text:p>
          </table:table-cell>
          <table:table-cell office:value-type="float" office:value="284" table:style-name="ce4">
            <text:p>284</text:p>
          </table:table-cell>
          <table:table-cell office:value-type="float" office:value="135" table:style-name="ce4">
            <text:p>135</text:p>
          </table:table-cell>
          <table:table-cell table:number-columns-repeated="16365" table:style-name="ce4"/>
        </table:table-row>
        <table:table-row table:number-rows-repeated="2" table:style-name="ro1">
          <table:table-cell table:number-columns-repeated="16384" table:style-name="ce4"/>
        </table:table-row>
        <table:table-row table:style-name="ro1">
          <table:table-cell office:value-type="string" table:style-name="ce2">
            <text:p>Milling</text:p>
          </table:table-cell>
          <table:table-cell table:style-name="ce4"/>
          <table:table-cell office:value-type="string" table:style-name="ce2">
            <text:p>Amount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Profit [stack]</text:p>
          </table:table-cell>
          <table:table-cell table:style-name="ce4"/>
          <table:table-cell office:value-type="string" table:style-name="ce2">
            <text:p>Ultramarine Pig.</text:p>
          </table:table-cell>
          <table:table-cell office:value-type="string" table:style-name="ce2">
            <text:p>Crimson Pig.</text:p>
          </table:table-cell>
          <table:table-cell office:value-type="string" table:style-name="ce2">
            <text:p>Viridescent Pig.</text:p>
          </table:table-cell>
          <table:table-cell office:value-type="string" table:style-name="ce2">
            <text:p>Ultramarine Pig. [%]</text:p>
          </table:table-cell>
          <table:table-cell office:value-type="string" table:style-name="ce2">
            <text:p>Crimson Pig. [%]</text:p>
          </table:table-cell>
          <table:table-cell office:value-type="string" table:style-name="ce2">
            <text:p>Viridescent Pig. [%]</text:p>
          </table:table-cell>
          <table:table-cell office:value-type="string" table:style-name="ce2">
            <text:p>Crimson Pig. [craft price]</text:p>
          </table:table-cell>
          <table:table-cell office:value-type="string" table:style-name="ce2">
            <text:p>Viridescent Pig. [craft price]</text:p>
          </table:table-cell>
          <table:table-cell table:style-name="ce4"/>
          <table:table-cell table:style-name="ce2"/>
          <table:table-cell table:number-columns-repeated="16368" table:style-name="ce4"/>
        </table:table-row>
        <table:table-row table:style-name="ro1">
          <table:table-cell office:value-type="string" table:style-name="ce4">
            <text:p>Winter's kiss</text:p>
          </table:table-cell>
          <table:table-cell table:style-name="ce4"/>
          <table:table-cell office:value-type="float" office:value="34620" table:style-name="ce4">
            <text:p>34620</text:p>
          </table:table-cell>
          <table:table-cell office:value-type="float" office:value="1" table:formula="of:=[Craft.B63]" table:style-name="ce4">
            <text:p>1</text:p>
          </table:table-cell>
          <table:table-cell office:value-type="float" office:value="1643.2409012131716" table:formula="of:=200*[.K13]*[Craft.B$32]+200*[.L13]*[Craft.B$34]-200*[.D13]" table:style-name="ce10">
            <text:p>1643,24</text:p>
          </table:table-cell>
          <table:table-cell table:style-name="ce4"/>
          <table:table-cell office:value-type="float" office:value="28952" table:style-name="ce4">
            <text:p>28952</text:p>
          </table:table-cell>
          <table:table-cell office:value-type="float" office:value="10695" table:style-name="ce4">
            <text:p>10695</text:p>
          </table:table-cell>
          <table:table-cell office:value-type="float" office:value="4455" table:style-name="ce4">
            <text:p>4455</text:p>
          </table:table-cell>
          <table:table-cell office:value-type="percentage" office:value="0.83627960716348926" table:formula="of:=[.G13]/[.C13]" table:style-name="ce9">
            <text:p>83,63%</text:p>
          </table:table-cell>
          <table:table-cell office:value-type="percentage" office:value="0.30892547660311959" table:formula="of:=[.H13]/[.C13]" table:style-name="ce9">
            <text:p>30,89%</text:p>
          </table:table-cell>
          <table:table-cell office:value-type="percentage" office:value="0.12868284228769497" table:formula="of:=[.I13]/[.C13]" table:style-name="ce9">
            <text:p>12,87%</text:p>
          </table:table-cell>
          <table:table-cell office:value-type="float" office:value="1.5446273830155979" table:formula="of:=5*[.D13]*[.K13]" table:style-name="ce10">
            <text:p>1,54</text:p>
          </table:table-cell>
          <table:table-cell office:value-type="float" office:value="4.3565857885615253" table:formula="of:=5*[.D13]*(100%-[.L13])" table:style-name="ce10">
            <text:p>4,36</text:p>
          </table:table-cell>
          <table:table-cell table:style-name="ce4"/>
          <table:table-cell table:style-name="ce9"/>
          <table:table-cell table:number-columns-repeated="16368" table:style-name="ce4"/>
        </table:table-row>
        <table:table-row table:style-name="ro1">
          <table:table-cell office:value-type="string" table:style-name="ce4">
            <text:p>Riverbud</text:p>
          </table:table-cell>
          <table:table-cell table:style-name="ce4"/>
          <table:table-cell office:value-type="float" office:value="3000" table:style-name="ce4">
            <text:p>3000</text:p>
          </table:table-cell>
          <table:table-cell office:value-type="float" office:value="2.5" table:formula="of:=[Craft.B65]" table:style-name="ce4">
            <text:p>2,5</text:p>
          </table:table-cell>
          <table:table-cell office:value-type="float" office:value="1416.2666666666669" table:formula="of:=200*[.K14]*[Craft.B$32]+200*[.L14]*[Craft.B$34]-200*[.D14]" table:style-name="ce10">
            <text:p>1416,27</text:p>
          </table:table-cell>
          <table:table-cell table:style-name="ce4"/>
          <table:table-cell office:value-type="float" office:value="2473" table:style-name="ce4">
            <text:p>2473</text:p>
          </table:table-cell>
          <table:table-cell office:value-type="float" office:value="966" table:style-name="ce4">
            <text:p>966</text:p>
          </table:table-cell>
          <table:table-cell office:value-type="float" office:value="365" table:style-name="ce4">
            <text:p>365</text:p>
          </table:table-cell>
          <table:table-cell office:value-type="percentage" office:value="0.82433333333333336" table:formula="of:=[.G14]/[.C14]" table:style-name="ce9">
            <text:p>82,43%</text:p>
          </table:table-cell>
          <table:table-cell office:value-type="percentage" office:value="0.32200000000000001" table:formula="of:=[.H14]/[.C14]" table:style-name="ce9">
            <text:p>32,20%</text:p>
          </table:table-cell>
          <table:table-cell office:value-type="percentage" office:value="0.12166666666666667" table:formula="of:=[.I14]/[.C14]" table:style-name="ce9">
            <text:p>12,17%</text:p>
          </table:table-cell>
          <table:table-cell office:value-type="float" office:value="4.0250000000000004" table:formula="of:=5*[.D14]*[.K14]" table:style-name="ce10">
            <text:p>4,03</text:p>
          </table:table-cell>
          <table:table-cell office:value-type="float" office:value="10.979166666666666" table:formula="of:=5*[.D14]*(100%-[.L14])" table:style-name="ce10">
            <text:p>10,98</text:p>
          </table:table-cell>
          <table:table-cell table:number-columns-repeated="16370" table:style-name="ce4"/>
        </table:table-row>
        <table:table-row table:style-name="ro1">
          <table:table-cell office:value-type="string" table:style-name="ce4">
            <text:p>Sea Stalk</text:p>
          </table:table-cell>
          <table:table-cell table:style-name="ce4"/>
          <table:table-cell office:value-type="float" office:value="9000" table:style-name="ce4">
            <text:p>9000</text:p>
          </table:table-cell>
          <table:table-cell office:value-type="float" office:value="1.2" table:formula="of:=[Craft.B66]" table:style-name="ce4">
            <text:p>1,2</text:p>
          </table:table-cell>
          <table:table-cell office:value-type="float" office:value="1672.4888888888888" table:formula="of:=200*[.K15]*[Craft.B$32]+200*[.L15]*[Craft.B$34]-200*[.D15]" table:style-name="ce10">
            <text:p>1672,49</text:p>
          </table:table-cell>
          <table:table-cell table:style-name="ce4"/>
          <table:table-cell office:value-type="float" office:value="7520" table:style-name="ce4">
            <text:p>7520</text:p>
          </table:table-cell>
          <table:table-cell office:value-type="float" office:value="2884" table:style-name="ce4">
            <text:p>2884</text:p>
          </table:table-cell>
          <table:table-cell office:value-type="float" office:value="1213" table:style-name="ce4">
            <text:p>1213</text:p>
          </table:table-cell>
          <table:table-cell office:value-type="percentage" office:value="0.83555555555555561" table:formula="of:=[.G15]/[.C15]" table:style-name="ce9">
            <text:p>83,56%</text:p>
          </table:table-cell>
          <table:table-cell office:value-type="percentage" office:value="0.32044444444444442" table:formula="of:=[.H15]/[.C15]" table:style-name="ce9">
            <text:p>32,04%</text:p>
          </table:table-cell>
          <table:table-cell office:value-type="percentage" office:value="0.13477777777777777" table:formula="of:=[.I15]/[.C15]" table:style-name="ce9">
            <text:p>13,48%</text:p>
          </table:table-cell>
          <table:table-cell office:value-type="float" office:value="1.9226666666666665" table:formula="of:=5*[.D15]*[.K15]" table:style-name="ce10">
            <text:p>1,92</text:p>
          </table:table-cell>
          <table:table-cell office:value-type="float" office:value="5.1913333333333336" table:formula="of:=5*[.D15]*(100%-[.L15])" table:style-name="ce10">
            <text:p>5,19</text:p>
          </table:table-cell>
          <table:table-cell table:number-columns-repeated="2" table:style-name="ce4"/>
          <table:table-cell table:number-columns-repeated="4" table:style-name="ce2"/>
          <table:table-cell table:number-columns-repeated="4" table:style-name="ce4"/>
          <table:table-cell table:style-name="ce5"/>
          <table:table-cell table:style-name="ce3"/>
          <table:table-cell table:number-columns-repeated="16358"/>
        </table:table-row>
        <table:table-row table:style-name="ro1">
          <table:table-cell office:value-type="string" table:style-name="ce4">
            <text:p>Siren's Pollen</text:p>
          </table:table-cell>
          <table:table-cell table:style-name="ce4"/>
          <table:table-cell office:value-type="float" office:value="9400" table:style-name="ce4">
            <text:p>9400</text:p>
          </table:table-cell>
          <table:table-cell office:value-type="float" office:value="1" table:style-name="ce4">
            <text:p>1</text:p>
          </table:table-cell>
          <table:table-cell office:value-type="float" office:value="1658.2765957446809" table:formula="of:=200*[.K16]*[Craft.B$32]+200*[.L16]*[Craft.B$34]-200*[.D16]" table:style-name="ce10">
            <text:p>1658,28</text:p>
          </table:table-cell>
          <table:table-cell table:style-name="ce4"/>
          <table:table-cell office:value-type="float" office:value="7908" table:style-name="ce4">
            <text:p>7908</text:p>
          </table:table-cell>
          <table:table-cell office:value-type="float" office:value="2931" table:style-name="ce4">
            <text:p>2931</text:p>
          </table:table-cell>
          <table:table-cell office:value-type="float" office:value="1170" table:style-name="ce4">
            <text:p>1170</text:p>
          </table:table-cell>
          <table:table-cell office:value-type="percentage" office:value="0.84127659574468083" table:formula="of:=[.G16]/[.C16]" table:style-name="ce9">
            <text:p>84,13%</text:p>
          </table:table-cell>
          <table:table-cell office:value-type="percentage" office:value="0.3118085106382979" table:formula="of:=[.H16]/[.C16]" table:style-name="ce9">
            <text:p>31,18%</text:p>
          </table:table-cell>
          <table:table-cell office:value-type="percentage" office:value="0.12446808510638298" table:formula="of:=[.I16]/[.C16]" table:style-name="ce9">
            <text:p>12,45%</text:p>
          </table:table-cell>
          <table:table-cell office:value-type="float" office:value="1.5590425531914895" table:formula="of:=5*[.D16]*[.K16]" table:style-name="ce10">
            <text:p>1,56</text:p>
          </table:table-cell>
          <table:table-cell office:value-type="float" office:value="4.3776595744680851" table:formula="of:=5*[.D16]*(100%-[.L16])" table:style-name="ce10">
            <text:p>4,38</text:p>
          </table:table-cell>
          <table:table-cell table:number-columns-repeated="3" table:style-name="ce4"/>
          <table:table-cell table:number-columns-repeated="3" table:style-name="ce10"/>
          <table:table-cell table:number-columns-repeated="4" table:style-name="ce4"/>
          <table:table-cell table:number-columns-repeated="2" table:style-name="ce11"/>
          <table:table-cell table:number-columns-repeated="16358"/>
        </table:table-row>
        <table:table-row table:style-name="ro1">
          <table:table-cell table:number-columns-repeated="18" table:style-name="ce4"/>
          <table:table-cell table:number-columns-repeated="3" table:style-name="ce10"/>
          <table:table-cell table:number-columns-repeated="3" table:style-name="ce4"/>
          <table:table-cell table:number-columns-repeated="2" table:style-name="ce11"/>
          <table:table-cell table:number-columns-repeated="16358"/>
        </table:table-row>
        <table:table-row table:style-name="ro1">
          <table:table-cell office:value-type="string" table:style-name="ce2">
            <text:p>Tailoring craft</text:p>
          </table:table-cell>
          <table:table-cell table:style-name="ce2"/>
          <table:table-cell office:value-type="string" table:style-name="ce2">
            <text:p>Craft price</text:p>
          </table:table-cell>
          <table:table-cell office:value-type="string" table:style-name="ce2">
            <text:p># of items</text:p>
          </table:table-cell>
          <table:table-cell table:number-columns-repeated="2" table:style-name="ce4"/>
          <table:table-cell office:value-type="string" table:style-name="ce5">
            <text:p># of common</text:p>
          </table:table-cell>
          <table:table-cell office:value-type="string" table:style-name="ce6">
            <text:p># of blues</text:p>
          </table:table-cell>
          <table:table-cell office:value-type="string" table:style-name="ce2">
            <text:p>Avg Explusom / item</text:p>
          </table:table-cell>
          <table:table-cell office:value-type="string" table:style-name="ce3">
            <text:p>Expulsom</text:p>
          </table:table-cell>
          <table:table-cell office:value-type="string" table:style-name="ce2">
            <text:p>Expulsom Rate</text:p>
          </table:table-cell>
          <table:table-cell office:value-type="string" table:style-name="ce2">
            <text:p>Tidespray Linen</text:p>
          </table:table-cell>
          <table:table-cell office:value-type="string" table:style-name="ce2">
            <text:p>Avg Tidespray Linen</text:p>
          </table:table-cell>
          <table:table-cell office:value-type="string" table:style-name="ce2">
            <text:p>Cost Per Expulsom</text:p>
          </table:table-cell>
          <table:table-cell table:number-columns-repeated="4" table:style-name="ce4"/>
          <table:table-cell table:number-columns-repeated="3" table:style-name="ce10"/>
          <table:table-cell table:number-columns-repeated="3" table:style-name="ce4"/>
          <table:table-cell table:number-columns-repeated="2" table:style-name="ce11"/>
          <table:table-cell table:number-columns-repeated="16358"/>
        </table:table-row>
        <table:table-row table:style-name="ro1">
          <table:table-cell office:value-type="string" table:style-name="ce8">
            <text:p>Tidespray Linen Bracers</text:p>
          </table:table-cell>
          <table:table-cell table:style-name="ce4"/>
          <table:table-cell office:value-type="float" office:value="16.447740112994349" table:formula="of:=10*[Craft.B17]-[.M19]*[Craft.B17]" table:style-name="ce10">
            <text:p>16,45</text:p>
          </table:table-cell>
          <table:table-cell office:value-type="float" office:value="5000" table:style-name="ce10">
            <text:p>5000,00</text:p>
          </table:table-cell>
          <table:table-cell table:number-columns-repeated="2" table:style-name="ce10"/>
          <table:table-cell office:value-type="float" office:value="4248" table:style-name="ce10">
            <text:p>4248,00</text:p>
          </table:table-cell>
          <table:table-cell office:value-type="float" office:value="752" table:style-name="ce10">
            <text:p>752,00</text:p>
          </table:table-cell>
          <table:table-cell office:value-type="float" office:value="5.6489361702127656" table:formula="of:=[.G19]/[.H19]" table:style-name="ce10">
            <text:p>5,65</text:p>
          </table:table-cell>
          <table:table-cell office:value-type="float" office:value="675" table:style-name="ce10">
            <text:p>675,00</text:p>
          </table:table-cell>
          <table:table-cell office:value-type="float" office:value="0.15889830508474576" table:formula="of:=[.J19]/[.G19]" table:style-name="ce10">
            <text:p>0,16</text:p>
          </table:table-cell>
          <table:table-cell office:value-type="float" office:value="7545" table:style-name="ce10">
            <text:p>7545,00</text:p>
          </table:table-cell>
          <table:table-cell office:value-type="float" office:value="1.7761299435028248" table:formula="of:=[.L19]/[.G19]" table:style-name="ce10">
            <text:p>1,78</text:p>
          </table:table-cell>
          <table:table-cell office:value-type="float" office:value="92.91223404255318" table:formula="of:=[.C19]*[.I19]" table:style-name="ce10">
            <text:p>92,91</text:p>
          </table:table-cell>
          <table:table-cell table:number-columns-repeated="4" table:style-name="ce4"/>
          <table:table-cell table:number-columns-repeated="3" table:style-name="ce10"/>
          <table:table-cell table:number-columns-repeated="3" table:style-name="ce4"/>
          <table:table-cell table:number-columns-repeated="2" table:style-name="ce11"/>
          <table:table-cell table:number-columns-repeated="16358"/>
        </table:table-row>
        <table:table-row table:style-name="ro1">
          <table:table-cell table:style-name="ce8"/>
          <table:table-cell table:number-columns-repeated="10" table:style-name="ce4"/>
          <table:table-cell table:number-columns-repeated="3" table:style-name="ce9"/>
          <table:table-cell table:number-columns-repeated="4" table:style-name="ce4"/>
          <table:table-cell table:number-columns-repeated="3" table:style-name="ce10"/>
          <table:table-cell table:number-columns-repeated="3" table:style-name="ce4"/>
          <table:table-cell table:number-columns-repeated="2" table:style-name="ce11"/>
          <table:table-cell table:number-columns-repeated="16358"/>
        </table:table-row>
        <table:table-row table:style-name="ro1">
          <table:table-cell office:value-type="string" table:style-name="ce2">
            <text:p>DE [Tools of the Trade]</text:p>
          </table:table-cell>
          <table:table-cell table:style-name="ce4"/>
          <table:table-cell office:value-type="string" table:style-name="ce2">
            <text:p>Amount</text:p>
          </table:table-cell>
          <table:table-cell office:value-type="string" table:style-name="ce2">
            <text:p>Price</text:p>
          </table:table-cell>
          <table:table-cell office:value-type="string" table:style-name="ce2">
            <text:p>Profit [item]</text:p>
          </table:table-cell>
          <table:table-cell table:style-name="ce4"/>
          <table:table-cell office:value-type="string" table:style-name="ce2">
            <text:p>Dust</text:p>
          </table:table-cell>
          <table:table-cell office:value-type="string" table:style-name="ce2">
            <text:p>Shard</text:p>
          </table:table-cell>
          <table:table-cell office:value-type="string" table:style-name="ce2">
            <text:p>Crystal</text:p>
          </table:table-cell>
          <table:table-cell office:value-type="string" table:style-name="ce2">
            <text:p>Dust [%]</text:p>
          </table:table-cell>
          <table:table-cell office:value-type="string" table:style-name="ce2">
            <text:p>Shard [%]</text:p>
          </table:table-cell>
          <table:table-cell office:value-type="string" table:style-name="ce18">
            <text:p>Crystal [%]</text:p>
          </table:table-cell>
          <table:table-cell table:number-columns-repeated="2" table:style-name="ce9"/>
          <table:table-cell table:number-columns-repeated="4" table:style-name="ce4"/>
          <table:table-cell table:number-columns-repeated="3" table:style-name="ce10"/>
          <table:table-cell table:number-columns-repeated="3" table:style-name="ce4"/>
          <table:table-cell table:number-columns-repeated="2" table:style-name="ce11"/>
          <table:table-cell table:number-columns-repeated="16358"/>
        </table:table-row>
        <table:table-row table:style-name="ro1">
          <table:table-cell office:value-type="string" table:style-name="ce20">
            <text:p>Tidespray Linen Bracers</text:p>
          </table:table-cell>
          <table:table-cell table:style-name="ce4"/>
          <table:table-cell office:value-type="float" office:value="870" table:style-name="ce4">
            <text:p>870</text:p>
          </table:table-cell>
          <table:table-cell office:value-type="float" office:value="92.912234042553195" table:formula="of:=(1/([.H19]/[.G19]))*[.C19]" table:style-name="ce10">
            <text:p>92,91</text:p>
          </table:table-cell>
          <table:table-cell office:value-type="float" office:value="1.8751222792858897" table:formula="of:=([.J22]*[Craft.B37]+[.K22]*[Craft.B38]+[.L22]*[Craft.B39])-[.D22]" table:style-name="ce10">
            <text:p>1,88</text:p>
          </table:table-cell>
          <table:table-cell table:style-name="ce4"/>
          <table:table-cell office:value-type="float" office:value="2125" table:style-name="ce4">
            <text:p>2125</text:p>
          </table:table-cell>
          <table:table-cell office:value-type="float" office:value="2225" table:style-name="ce4">
            <text:p>2225</text:p>
          </table:table-cell>
          <table:table-cell office:value-type="float" office:value="243" table:style-name="ce4">
            <text:p>243</text:p>
          </table:table-cell>
          <table:table-cell office:value-type="float" office:value="2.4425287356321839" table:formula="of:=[.G22]/[.$C$22]" table:style-name="ce10">
            <text:p>2,44</text:p>
          </table:table-cell>
          <table:table-cell office:value-type="float" office:value="2.5574712643678161" table:formula="of:=[.H22]/[.$C$22]" table:style-name="ce10">
            <text:p>2,56</text:p>
          </table:table-cell>
          <table:table-cell office:value-type="float" office:value="0.27931034482758621" table:formula="of:=[.I22]/[.$C$22]" table:style-name="ce10">
            <text:p>0,28</text:p>
          </table:table-cell>
          <table:table-cell table:number-columns-repeated="12" table:style-name="ce4"/>
          <table:table-cell table:number-columns-repeated="2" table:style-name="ce11"/>
          <table:table-cell table:number-columns-repeated="16358"/>
        </table:table-row>
        <table:table-row table:number-rows-repeated="6" table:style-name="ro1">
          <table:table-cell table:number-columns-repeated="16384" table:style-name="ce4"/>
        </table:table-row>
        <table:table-row table:number-rows-repeated="2" table:style-name="ro1">
          <table:table-cell table:number-columns-repeated="7" table:style-name="ce4"/>
          <table:table-cell table:number-columns-repeated="2" table:style-name="ce17"/>
          <table:table-cell table:number-columns-repeated="16375" table:style-name="ce4"/>
        </table:table-row>
        <table:table-row table:style-name="ro1">
          <table:table-cell table:number-columns-repeated="16384" table:style-name="ce4"/>
        </table:table-row>
        <table:table-row table:style-name="ro1">
          <table:table-cell table:number-columns-repeated="7" table:style-name="ce4"/>
          <table:table-cell table:number-columns-repeated="2" table:style-name="ce17"/>
          <table:table-cell table:number-columns-repeated="16375" table:style-name="ce4"/>
        </table:table-row>
        <table:table-row table:style-name="ro1">
          <table:table-cell table:number-columns-repeated="7"/>
          <table:table-cell table:number-columns-repeated="2" table:style-name="ce17"/>
          <table:table-cell table:number-columns-repeated="16375"/>
        </table:table-row>
        <table:table-row table:number-rows-repeated="15" table:style-name="ro1">
          <table:table-cell table:number-columns-repeated="7"/>
          <table:table-cell table:number-columns-repeated="16377" table:style-name="ce4"/>
        </table:table-row>
        <table:table-row table:number-rows-repeated="1048528" table:style-name="ro2">
          <table:table-cell table:number-columns-repeated="16384"/>
        </table:table-row>
      </table:table>
      <table:table table:name="Xmute_&amp;_Procs" table:style-name="ta1">
        <table:table-column table:style-name="co69" table:default-cell-style-name="ce21"/>
        <table:table-column table:style-name="co70" table:default-cell-style-name="ce21"/>
        <table:table-column table:style-name="co71" table:default-cell-style-name="ce21"/>
        <table:table-column table:style-name="co9" table:default-cell-style-name="ce21"/>
        <table:table-column table:style-name="co11" table:default-cell-style-name="ce21"/>
        <table:table-column table:style-name="co8" table:number-columns-repeated="2" table:default-cell-style-name="ce21"/>
        <table:table-column table:style-name="co72" table:default-cell-style-name="ce21"/>
        <table:table-column table:style-name="co12" table:default-cell-style-name="ce21"/>
        <table:table-column table:style-name="co73" table:default-cell-style-name="ce21"/>
        <table:table-column table:style-name="co30" table:default-cell-style-name="ce21"/>
        <table:table-column table:style-name="co47" table:default-cell-style-name="ce21"/>
        <table:table-column table:style-name="co8" table:default-cell-style-name="ce21"/>
        <table:table-column table:style-name="co30" table:default-cell-style-name="ce21"/>
        <table:table-column table:style-name="co74" table:default-cell-style-name="ce21"/>
        <table:table-column table:style-name="co50" table:default-cell-style-name="ce21"/>
        <table:table-column table:style-name="co51" table:default-cell-style-name="ce21"/>
        <table:table-column table:style-name="co75" table:default-cell-style-name="ce21"/>
        <table:table-column table:style-name="co52" table:default-cell-style-name="ce21"/>
        <table:table-column table:style-name="co53" table:default-cell-style-name="ce21"/>
        <table:table-column table:style-name="co54" table:default-cell-style-name="ce21"/>
        <table:table-column table:style-name="co55" table:default-cell-style-name="ce21"/>
        <table:table-column table:style-name="co45" table:default-cell-style-name="ce21"/>
        <table:table-column table:style-name="co35" table:number-columns-repeated="16361" table:default-cell-style-name="ce21"/>
        <table:table-row table:style-name="ro3">
          <table:table-cell table:style-name="ce2"/>
          <table:table-cell table:style-name="ce4"/>
          <table:table-cell office:value-type="string" table:style-name="ce2">
            <text:p>Price</text:p>
          </table:table-cell>
          <table:table-cell office:value-type="string" table:style-name="ce2">
            <text:p># of craft</text:p>
          </table:table-cell>
          <table:table-cell office:value-type="string" table:style-name="ce2">
            <text:p># of items</text:p>
          </table:table-cell>
          <table:table-cell office:value-type="string" table:style-name="ce2">
            <text:p>Proc ratio</text:p>
          </table:table-cell>
          <table:table-cell table:number-columns-repeated="2" table:style-name="ce21"/>
          <table:table-cell table:number-columns-repeated="2" table:style-name="ce4"/>
          <table:table-cell table:number-columns-repeated="16374" table:style-name="ce21"/>
        </table:table-row>
        <table:table-row table:style-name="ro3">
          <table:table-cell office:value-type="string" table:style-name="ce4">
            <text:p>Spirit of Harmony</text:p>
          </table:table-cell>
          <table:table-cell table:style-name="ce4"/>
          <table:table-cell office:value-type="float" office:value="200" table:style-name="ce4">
            <text:p>20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21"/>
          <table:table-cell table:number-columns-repeated="5" table:style-name="ce4"/>
          <table:table-cell table:number-columns-repeated="16371"/>
        </table:table-row>
        <table:table-row table:style-name="ro3">
          <table:table-cell office:value-type="string" table:style-name="ce4">
            <text:p>Ghost Iron Bar</text:p>
          </table:table-cell>
          <table:table-cell table:style-name="ce4"/>
          <table:table-cell office:value-type="float" office:value="20" table:formula="of:=[.C2]/10" table:style-name="ce4">
            <text:p>2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21"/>
          <table:table-cell table:number-columns-repeated="5" table:style-name="ce4"/>
          <table:table-cell table:number-columns-repeated="16371"/>
        </table:table-row>
        <table:table-row table:style-name="ro3">
          <table:table-cell office:value-type="string" table:style-name="ce4">
            <text:p>Trillium Bar [Xmute]</text:p>
          </table:table-cell>
          <table:table-cell table:style-name="ce4"/>
          <table:table-cell office:value-type="float" office:value="157.03703703703704" table:formula="of:=[.C3]*10*(2-[.F4])" table:style-name="ce4">
            <text:p>157,037037</text:p>
          </table:table-cell>
          <table:table-cell office:value-type="float" office:value="405" table:style-name="ce4">
            <text:p>405</text:p>
          </table:table-cell>
          <table:table-cell office:value-type="float" office:value="492" table:style-name="ce4">
            <text:p>492</text:p>
          </table:table-cell>
          <table:table-cell office:value-type="float" office:value="1.2148148148148148" table:formula="of:=[.E4]/[.D4]" table:style-name="ce4">
            <text:p>1,214814815</text:p>
          </table:table-cell>
          <table:table-cell table:number-columns-repeated="2" table:style-name="ce21"/>
          <table:table-cell table:number-columns-repeated="2" table:style-name="ce4"/>
          <table:table-cell table:style-name="ce18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2">
            <text:p>Riddle of Steel</text:p>
          </table:table-cell>
          <table:table-cell table:style-name="ce4"/>
          <table:table-cell office:value-type="float" office:value="1071.1111111111111" table:formula="of:=3*[.C4]+3*[.C2]" table:style-name="ce4">
            <text:p>1071,111111</text:p>
          </table:table-cell>
          <table:table-cell office:value-type="float" office:value="37" table:style-name="ce4">
            <text:p>37</text:p>
          </table:table-cell>
          <table:table-cell office:value-type="float" office:value="45" table:style-name="ce4">
            <text:p>45</text:p>
          </table:table-cell>
          <table:table-cell office:value-type="float" office:value="1.2162162162162162" table:formula="of:=[.E5]/[.D5]" table:style-name="ce4">
            <text:p>1,216216216</text:p>
          </table:table-cell>
          <table:table-cell table:number-columns-repeated="2" table:style-name="ce21"/>
          <table:table-cell table:number-columns-repeated="4" table:style-name="ce4"/>
          <table:table-cell table:style-name="ce14"/>
          <table:table-cell table:number-columns-repeated="16371"/>
        </table:table-row>
        <table:table-row table:style-name="ro3">
          <table:table-cell office:value-type="string" table:style-name="ce2">
            <text:p>Living Steel</text:p>
          </table:table-cell>
          <table:table-cell table:style-name="ce4"/>
          <table:table-cell office:value-type="float" office:value="942.22222222222217" table:formula="of:=6*[.C4]" table:style-name="ce4">
            <text:p>942,2222222</text:p>
          </table:table-cell>
          <table:table-cell office:value-type="float" office:value="16" table:style-name="ce4">
            <text:p>16</text:p>
          </table:table-cell>
          <table:table-cell office:value-type="float" office:value="20" table:style-name="ce4">
            <text:p>20</text:p>
          </table:table-cell>
          <table:table-cell office:value-type="float" office:value="1.25" table:formula="of:=[.E6]/[.D6]" table:style-name="ce4">
            <text:p>1,25</text:p>
          </table:table-cell>
          <table:table-cell table:style-name="ce21"/>
          <table:table-cell table:number-columns-repeated="3" table:style-name="ce4"/>
          <table:table-cell table:style-name="ce21"/>
          <table:table-cell table:style-name="ce4"/>
          <table:table-cell table:style-name="ce14"/>
          <table:table-cell table:number-columns-repeated="16371"/>
        </table:table-row>
        <table:table-row table:style-name="ro3">
          <table:table-cell table:number-columns-repeated="6" table:style-name="ce4"/>
          <table:table-cell table:style-name="ce21"/>
          <table:table-cell table:number-columns-repeated="3"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4">
            <text:p>Saronite Ore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4"/>
          <table:table-cell table:style-name="ce11"/>
          <table:table-cell table:number-columns-repeated="2"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4">
            <text:p>Saronite Bar [Ore]</text:p>
          </table:table-cell>
          <table:table-cell table:style-name="ce4"/>
          <table:table-cell office:value-type="float" office:value="0" table:formula="of:=[.C8]*2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style-name="ce4"/>
          <table:table-cell table:style-name="ce11"/>
          <table:table-cell table:number-columns-repeated="2"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4">
            <text:p>Saronite Bar [AH]</text:p>
          </table:table-cell>
          <table:table-cell table:style-name="ce4"/>
          <table:table-cell office:value-type="float" office:value="0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4"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2">
            <text:p>Titanium Bar [Xmute Ore]</text:p>
          </table:table-cell>
          <table:table-cell table:style-name="ce4"/>
          <table:table-cell office:value-type="float" office:value="0" table:formula="of:=8*[.C9]*[.F11]" table:style-name="ce4">
            <text:p>0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float" office:value="1.1808510638297873" table:formula="of:=[.F12]" table:style-name="ce4">
            <text:p>1,180851064</text:p>
          </table:table-cell>
          <table:table-cell table:number-columns-repeated="4"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2">
            <text:p>Titanium Bar [Xmute AH]</text:p>
          </table:table-cell>
          <table:table-cell table:style-name="ce4"/>
          <table:table-cell office:value-type="float" office:value="0" table:formula="of:=8*[.C10]*[.F12]" table:style-name="ce4">
            <text:p>0</text:p>
          </table:table-cell>
          <table:table-cell office:value-type="float" office:value="188" table:style-name="ce4">
            <text:p>188</text:p>
          </table:table-cell>
          <table:table-cell office:value-type="float" office:value="222" table:style-name="ce4">
            <text:p>222</text:p>
          </table:table-cell>
          <table:table-cell office:value-type="float" office:value="1.1808510638297873" table:formula="of:=[.E12]/[.D12]" table:style-name="ce4">
            <text:p>1,180851064</text:p>
          </table:table-cell>
          <table:table-cell table:number-columns-repeated="4"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2">
            <text:p>Titansteel [Xmute Ore]</text:p>
          </table:table-cell>
          <table:table-cell table:style-name="ce4"/>
          <table:table-cell office:value-type="float" office:value="185" table:formula="of:=75+75+35+3*[.C11]" table:style-name="ce4">
            <text:p>18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4"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2">
            <text:p>Titansteel [Xmute AH]</text:p>
          </table:table-cell>
          <table:table-cell table:style-name="ce4"/>
          <table:table-cell office:value-type="float" office:value="185" table:formula="of:=75+75+35+3*[.C12]" table:style-name="ce4">
            <text:p>185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4"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table:number-columns-repeated="10"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2">
            <text:p>Transmute procs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office:value-type="string" table:style-name="ce11">
            <text:p>X</text:p>
          </table:table-cell>
          <table:table-cell table:number-columns-repeated="2" table:style-name="ce4"/>
          <table:table-cell table:style-name="ce21"/>
          <table:table-cell table:style-name="ce4"/>
          <table:table-cell table:style-name="ce21"/>
          <table:table-cell table:number-columns-repeated="2" table:style-name="ce4"/>
          <table:table-cell table:number-columns-repeated="16371"/>
        </table:table-row>
        <table:table-row table:style-name="ro3">
          <table:table-cell office:value-type="string" table:style-name="ce4">
            <text:p>Imperial Amethyst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156" table:style-name="ce4">
            <text:p>156</text:p>
          </table:table-cell>
          <table:table-cell office:value-type="float" office:value="180" table:style-name="ce4">
            <text:p>180</text:p>
          </table:table-cell>
          <table:table-cell office:value-type="float" office:value="1.1538461538461537" table:formula="of:=[.E17]/[.D17]" table:style-name="ce10">
            <text:p>1,15</text:p>
          </table:table-cell>
          <table:table-cell table:number-columns-repeated="2" table:style-name="ce4"/>
          <table:table-cell table:style-name="ce21"/>
          <table:table-cell table:style-name="ce4"/>
          <table:table-cell table:style-name="ce21"/>
          <table:table-cell table:style-name="ce4"/>
          <table:table-cell table:style-name="ce14"/>
          <table:table-cell table:number-columns-repeated="16371"/>
        </table:table-row>
        <table:table-row table:style-name="ro3">
          <table:table-cell office:value-type="string" table:style-name="ce4">
            <text:p>Wild Jade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259" table:style-name="ce4">
            <text:p>259</text:p>
          </table:table-cell>
          <table:table-cell office:value-type="float" office:value="304" table:style-name="ce4">
            <text:p>304</text:p>
          </table:table-cell>
          <table:table-cell office:value-type="float" office:value="1.1737451737451738" table:formula="of:=[.E18]/[.D18]" table:style-name="ce10">
            <text:p>1,17</text:p>
          </table:table-cell>
          <table:table-cell table:number-columns-repeated="2" table:style-name="ce4"/>
          <table:table-cell table:style-name="ce21"/>
          <table:table-cell table:style-name="ce4"/>
          <table:table-cell table:number-columns-repeated="16374" table:style-name="ce21"/>
        </table:table-row>
        <table:table-row table:style-name="ro3">
          <table:table-cell office:value-type="string" table:style-name="ce4">
            <text:p>River's Heart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99" table:style-name="ce4">
            <text:p>99</text:p>
          </table:table-cell>
          <table:table-cell office:value-type="float" office:value="122" table:style-name="ce4">
            <text:p>122</text:p>
          </table:table-cell>
          <table:table-cell office:value-type="float" office:value="1.2323232323232323" table:formula="of:=[.E19]/[.D19]" table:style-name="ce10">
            <text:p>1,23</text:p>
          </table:table-cell>
          <table:table-cell table:number-columns-repeated="2" table:style-name="ce4"/>
          <table:table-cell table:number-columns-repeated="16376" table:style-name="ce21"/>
        </table:table-row>
        <table:table-row table:style-name="ro3">
          <table:table-cell office:value-type="string" table:style-name="ce4">
            <text:p>Vermilion Onyx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170" table:style-name="ce4">
            <text:p>170</text:p>
          </table:table-cell>
          <table:table-cell office:value-type="float" office:value="211" table:style-name="ce4">
            <text:p>211</text:p>
          </table:table-cell>
          <table:table-cell office:value-type="float" office:value="1.2411764705882353" table:formula="of:=[.E20]/[.D20]" table:style-name="ce10">
            <text:p>1,24</text:p>
          </table:table-cell>
          <table:table-cell table:number-columns-repeated="2" table:style-name="ce4"/>
          <table:table-cell table:number-columns-repeated="16376" table:style-name="ce21"/>
        </table:table-row>
        <table:table-row table:style-name="ro3">
          <table:table-cell office:value-type="string" table:style-name="ce4">
            <text:p>Primordial Ruby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150" table:style-name="ce4">
            <text:p>150</text:p>
          </table:table-cell>
          <table:table-cell office:value-type="float" office:value="183" table:style-name="ce4">
            <text:p>183</text:p>
          </table:table-cell>
          <table:table-cell office:value-type="float" office:value="1.22" table:formula="of:=[.E21]/[.D21]" table:style-name="ce10">
            <text:p>1,22</text:p>
          </table:table-cell>
          <table:table-cell table:number-columns-repeated="2" table:style-name="ce4"/>
          <table:table-cell table:number-columns-repeated="16376" table:style-name="ce21"/>
        </table:table-row>
        <table:table-row table:style-name="ro3">
          <table:table-cell office:value-type="string" table:style-name="ce4">
            <text:p>Sun's Radiance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formula="of:=[.E22]/[.D22]" table:style-name="ce10">
            <text:p>#DIV/0!</text:p>
          </table:table-cell>
          <table:table-cell table:number-columns-repeated="2" table:style-name="ce4"/>
          <table:table-cell table:number-columns-repeated="16376" table:style-name="ce21"/>
        </table:table-row>
        <table:table-row table:style-name="ro3">
          <table:table-cell office:value-type="string" table:style-name="ce4">
            <text:p>Primal Diamond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100" table:style-name="ce4">
            <text:p>100</text:p>
          </table:table-cell>
          <table:table-cell office:value-type="float" office:value="120" table:style-name="ce4">
            <text:p>120</text:p>
          </table:table-cell>
          <table:table-cell office:value-type="float" office:value="1.2" table:formula="of:=[.E23]/[.D23]" table:style-name="ce10">
            <text:p>1,20</text:p>
          </table:table-cell>
          <table:table-cell table:number-columns-repeated="2" table:style-name="ce4"/>
          <table:table-cell table:number-columns-repeated="16376" table:style-name="ce21"/>
        </table:table-row>
        <table:table-row table:style-name="ro3">
          <table:table-cell office:value-type="string" table:style-name="ce4">
            <text:p>Arcanite Bar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610" table:style-name="ce4">
            <text:p>610</text:p>
          </table:table-cell>
          <table:table-cell office:value-type="float" office:value="716" table:style-name="ce4">
            <text:p>716</text:p>
          </table:table-cell>
          <table:table-cell office:value-type="float" office:value="1.1737704918032787" table:formula="of:=[.E24]/[.D24]" table:style-name="ce10">
            <text:p>1,17</text:p>
          </table:table-cell>
          <table:table-cell table:number-columns-repeated="2" table:style-name="ce4"/>
          <table:table-cell table:number-columns-repeated="16376" table:style-name="ce21"/>
        </table:table-row>
        <table:table-row table:style-name="ro3">
          <table:table-cell office:value-type="string" table:style-name="ce4">
            <text:p>Primal Might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100" table:style-name="ce4">
            <text:p>100</text:p>
          </table:table-cell>
          <table:table-cell office:value-type="float" office:value="119" table:style-name="ce4">
            <text:p>119</text:p>
          </table:table-cell>
          <table:table-cell office:value-type="float" office:value="1.19" table:formula="of:=[.E25]/[.D25]" table:style-name="ce10">
            <text:p>1,19</text:p>
          </table:table-cell>
          <table:table-cell table:number-columns-repeated="2" table:style-name="ce4"/>
          <table:table-cell table:number-columns-repeated="16376" table:style-name="ce21"/>
        </table:table-row>
        <table:table-row table:style-name="ro3">
          <table:table-cell office:value-type="string" table:style-name="ce4">
            <text:p>Truegold</text:p>
          </table:table-cell>
          <table:table-cell table:style-name="ce4"/>
          <table:table-cell office:value-type="string" table:style-name="ce11">
            <text:p>X</text:p>
          </table:table-cell>
          <table:table-cell office:value-type="float" office:value="250" table:style-name="ce4">
            <text:p>250</text:p>
          </table:table-cell>
          <table:table-cell office:value-type="float" office:value="307" table:style-name="ce4">
            <text:p>307</text:p>
          </table:table-cell>
          <table:table-cell office:value-type="float" office:value="1.228" table:formula="of:=[.E26]/[.D26]" table:style-name="ce10">
            <text:p>1,23</text:p>
          </table:table-cell>
          <table:table-cell table:number-columns-repeated="2" table:style-name="ce4"/>
          <table:table-cell table:number-columns-repeated="16376" table:style-name="ce21"/>
        </table:table-row>
        <table:table-row table:number-rows-repeated="5" table:style-name="ro3">
          <table:table-cell table:number-columns-repeated="8" table:style-name="ce4"/>
          <table:table-cell table:number-columns-repeated="16376" table:style-name="ce21"/>
        </table:table-row>
        <table:table-row table:number-rows-repeated="1048545" table:style-name="ro3">
          <table:table-cell table:number-columns-repeated="16384"/>
        </table:table-row>
      </table:table>
      <table:database-ranges>
        <table:database-range table:target-range-address="Craft.A8:Craft.A1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ket</meta:initial-creator>
    <dc:creator>ket</dc:creator>
    <meta:creation-date>2018-08-07T23:00:56Z</meta:creation-date>
    <dc:date>2024-07-15T16:03:09Z</dc:date>
  </office:meta>
</office:document-meta>
</file>